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 manifest:full-path="Pictures/TablePreview4.svm"/>
  <manifest:file-entry manifest:media-type="image/png" manifest:full-path="Pictures/10000000000000200000002000309F1C.png"/>
  <manifest:file-entry manifest:media-type="" manifest:full-path="Pictures/TablePreview3.svm"/>
  <manifest:file-entry manifest:media-type="" manifest:full-path="Pictures/TablePreview6.svm"/>
  <manifest:file-entry manifest:media-type="" manifest:full-path="Pictures/TablePreview2.svm"/>
  <manifest:file-entry manifest:media-type="" manifest:full-path="Pictures/TablePreview5.svm"/>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 manifest:full-path="ObjectReplacements/Object 34"/>
  <manifest:file-entry manifest:media-type="application/x-openoffice-gdimetafile;windows_formatname=&quot;GDIMetaFile&quot;" manifest:full-path="ObjectReplacements/Object 35"/>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accelerator/current.xml"/>
  <manifest:file-entry manifest:media-type="" manifest:full-path="Object 34/Configurations2/accelerator/"/>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fo:min-height="2cm"/>
    </style:style>
    <style:style style:name="gr3" style:family="graphic">
      <style:graphic-properties style:protect="size"/>
    </style:style>
    <style:style style:name="gr4" style:family="graphic" style:parent-style-name="standard">
      <style:graphic-properties draw:stroke="none" draw:fill="none" fo:min-height="0.714cm"/>
    </style:style>
    <style:style style:name="gr5" style:family="graphic" style:parent-style-name="text">
      <style:graphic-properties draw:textarea-horizontal-align="left" draw:auto-grow-height="true" draw:auto-grow-width="false" fo:min-height="4.25cm" fo:min-width="35.5cm"/>
    </style:style>
    <style:style style:name="gr6" style:family="graphic" style:parent-style-name="ИсходныйКод">
      <style:graphic-properties svg:stroke-width="0.02cm" draw:marker-start-width="0.33cm" draw:marker-end-width="0.33cm" fo:min-height="2.851cm" fo:padding-top="0.135cm" fo:padding-bottom="0.135cm" fo:padding-left="0.26cm" fo:padding-right="0.26cm"/>
    </style:style>
    <style:style style:name="gr7" style:family="graphic" style:parent-style-name="text">
      <style:graphic-properties draw:textarea-horizontal-align="left" draw:auto-grow-height="true" draw:auto-grow-width="false" fo:min-height="3.15cm" fo:min-width="35.5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fill-color="#e6e6e6" draw:textarea-horizontal-align="justify" draw:textarea-vertical-align="middle" draw:auto-grow-height="false"/>
    </style:style>
    <style:style style:name="gr10" style:family="graphic" style:parent-style-name="standard">
      <style:graphic-properties draw:fill-color="#000000" draw:textarea-horizontal-align="justify" draw:textarea-vertical-align="middle" draw:auto-grow-height="fals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stroke="none" draw:fill="none" fo:min-height="2.051cm"/>
    </style:style>
    <style:style style:name="gr13" style:family="graphic" style:parent-style-name="standard">
      <style:graphic-properties draw:fill-color="#e6e6e6" draw:textarea-horizontal-align="justify" draw:textarea-vertical-align="middle" draw:auto-grow-height="false" fo:min-height="0cm" fo:min-width="0cm" fo:wrap-option="no-wrap"/>
    </style:style>
    <style:style style:name="gr14" style:family="graphic" style:parent-style-name="standard">
      <style:graphic-properties draw:ole-draw-aspect="1" style:protect="size"/>
    </style:style>
    <style:style style:name="gr15" style:family="graphic" style:parent-style-name="standard">
      <style:graphic-properties draw:textarea-horizontal-align="center" draw:textarea-vertical-align="middle"/>
    </style:style>
    <style:style style:name="gr16" style:family="graphic" style:parent-style-name="standard">
      <style:graphic-properties draw:marker-start="Arrow" draw:marker-start-width="0.3cm" draw:marker-end="Arrow" draw:marker-end-width="0.3cm" draw:textarea-horizontal-align="center" draw:textarea-vertical-align="middle"/>
    </style:style>
    <style:style style:name="gr17" style:family="graphic" style:parent-style-name="standard">
      <style:graphic-properties draw:stroke="none" draw:fill="none" fo:min-height="2.135cm"/>
    </style:style>
    <style:style style:name="gr18" style:family="graphic" style:parent-style-name="standard">
      <style:graphic-properties draw:stroke="none" draw:fill="none" fo:min-height="4.268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26.5cm"/>
    </style:style>
    <style:style style:name="gr20" style:family="graphic" style:parent-style-name="ИсходныйКод">
      <style:graphic-properties svg:stroke-width="0.02cm" draw:marker-start-width="0.33cm" draw:marker-end-width="0.33cm" fo:min-height="0.73cm" fo:padding-top="0.135cm" fo:padding-bottom="0.135cm" fo:padding-left="0.26cm" fo:padding-right="0.26cm"/>
    </style:style>
    <style:style style:name="gr21" style:family="graphic" style:parent-style-name="ИсходныйКод">
      <style:graphic-properties svg:stroke-width="0.02cm" draw:marker-start-width="0.33cm" draw:marker-end-width="0.33cm" fo:min-height="3.23cm" fo:padding-top="0.135cm" fo:padding-bottom="0.135cm" fo:padding-left="0.26cm" fo:padding-right="0.26cm"/>
    </style:style>
    <style:style style:name="gr22" style:family="graphic" style:parent-style-name="ИсходныйКод">
      <style:graphic-properties svg:stroke-width="0.02cm" draw:marker-start-width="0.33cm" draw:marker-end-width="0.33cm" fo:min-height="2.93cm" fo:padding-top="0.135cm" fo:padding-bottom="0.135cm" fo:padding-left="0.26cm" fo:padding-right="0.26cm"/>
    </style:style>
    <style:style style:name="gr23" style:family="graphic" style:parent-style-name="ИсходныйКод">
      <style:graphic-properties svg:stroke-width="0.02cm" draw:marker-start-width="0.33cm" draw:marker-end-width="0.33cm" fo:min-height="1.43cm" fo:padding-top="0.135cm" fo:padding-bottom="0.135cm" fo:padding-left="0.26cm" fo:padding-right="0.26cm"/>
    </style:style>
    <style:style style:name="gr24" style:family="graphic" style:parent-style-name="standard">
      <style:graphic-properties draw:stroke="none" svg:stroke-color="#000000" draw:fill="none" draw:fill-color="#ffffff" draw:textarea-horizontal-align="left" draw:auto-grow-height="true" draw:auto-grow-width="false" fo:min-height="0cm" fo:min-width="26.442cm"/>
    </style:style>
    <style:style style:name="gr25" style:family="graphic" style:parent-style-name="ИсходныйКод">
      <style:graphic-properties svg:stroke-width="0.02cm" draw:marker-start-width="0.33cm" draw:marker-end-width="0.33cm" fo:min-height="3.53cm" fo:padding-top="0.135cm" fo:padding-bottom="0.135cm" fo:padding-left="0.26cm" fo:padding-right="0.26cm"/>
    </style:style>
    <style:style style:name="gr26" style:family="graphic" style:parent-style-name="standard">
      <style:graphic-properties draw:stroke="none" svg:stroke-color="#000000" draw:fill="none" draw:fill-color="#ffffff" draw:textarea-horizontal-align="left" draw:auto-grow-height="true" draw:auto-grow-width="false" fo:min-height="0cm" fo:min-width="26.5cm"/>
    </style:style>
    <style:style style:name="gr27" style:family="graphic" style:parent-style-name="ИсходныйКод">
      <style:graphic-properties svg:stroke-width="0.02cm" draw:marker-start-width="0.33cm" draw:marker-end-width="0.33cm" fo:min-height="10.03cm" fo:padding-top="0.135cm" fo:padding-bottom="0.135cm" fo:padding-left="0.26cm" fo:padding-right="0.26cm"/>
    </style:style>
    <style:style style:name="gr28" style:family="graphic" style:parent-style-name="standard">
      <style:graphic-properties draw:stroke="none" svg:stroke-color="#000000" draw:fill="none" draw:fill-color="#ffffff" draw:textarea-horizontal-align="left" draw:auto-grow-height="true" draw:auto-grow-width="false" fo:min-height="0cm" fo:min-width="26.397cm"/>
    </style:style>
    <style:style style:name="gr29" style:family="graphic" style:parent-style-name="ИсходныйКод">
      <style:graphic-properties svg:stroke-width="0.02cm" draw:marker-start-width="0.33cm" draw:marker-end-width="0.33cm" fo:min-height="2.73cm" fo:padding-top="0.135cm" fo:padding-bottom="0.135cm" fo:padding-left="0.26cm" fo:padding-right="0.26cm"/>
    </style:style>
    <style:style style:name="gr30" style:family="graphic" style:parent-style-name="ИсходныйКод">
      <style:graphic-properties svg:stroke-width="0.02cm" draw:marker-start-width="0.33cm" draw:marker-end-width="0.33cm" fo:min-height="1.73cm" fo:padding-top="0.135cm" fo:padding-bottom="0.135cm" fo:padding-left="0.26cm" fo:padding-right="0.26cm"/>
    </style:style>
    <style:style style:name="gr31" style:family="graphic" style:parent-style-name="standard">
      <style:graphic-properties draw:stroke="none" svg:stroke-color="#000000" draw:fill="none" draw:fill-color="#ffffff" draw:textarea-horizontal-align="left" draw:auto-grow-height="true" draw:auto-grow-width="false" fo:min-height="8.637cm" fo:min-width="26.499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25.498cm"/>
    </style:style>
    <style:style style:name="gr33" style:family="graphic" style:parent-style-name="ИсходныйКод">
      <style:graphic-properties svg:stroke-width="0.02cm" draw:marker-start-width="0.33cm" draw:marker-end-width="0.33cm" fo:min-height="2.03cm" fo:padding-top="0.135cm" fo:padding-bottom="0.135cm" fo:padding-left="0.26cm" fo:padding-right="0.26cm"/>
    </style:style>
    <style:style style:name="gr34" style:family="graphic" style:parent-style-name="standard">
      <style:graphic-properties svg:stroke-width="0.05cm" svg:stroke-color="#004b62" draw:marker-start-width="0.38cm" draw:marker-end-width="0.38cm" draw:fill-color="#cfd6e5" draw:fill-image-width="0cm" draw:fill-image-height="0cm" draw:textarea-horizontal-align="justify" draw:textarea-vertical-align="middle" draw:auto-grow-height="false" fo:padding-top="0.15cm" fo:padding-bottom="0.15cm" fo:padding-left="0.275cm" fo:padding-right="0.275cm"/>
    </style:style>
    <style:style style:name="gr35" style:family="graphic" style:parent-style-name="standard">
      <style:graphic-properties svg:stroke-width="0.05cm" svg:stroke-color="#004b62" draw:marker-start-width="0.38cm" draw:marker-end-width="0.38cm" draw:fill-color="#cfd6e5" draw:textarea-horizontal-align="justify" draw:textarea-vertical-align="middle" draw:auto-grow-height="false" fo:padding-top="0.15cm" fo:padding-bottom="0.15cm" fo:padding-left="0.275cm" fo:padding-right="0.275cm"/>
    </style:style>
    <style:style style:name="gr36" style:family="graphic" style:parent-style-name="standard">
      <style:graphic-properties draw:stroke="none" draw:fill="none" fo:min-height="0.806cm"/>
    </style:style>
    <style:style style:name="gr37" style:family="graphic" style:parent-style-name="standard">
      <style:graphic-properties svg:stroke-width="0.01cm" svg:stroke-color="#4c4c4c" draw:marker-start-width="0.32cm" draw:marker-end-width="0.32cm" draw:fill="none" draw:textarea-horizontal-align="left" draw:textarea-vertical-align="top" draw:auto-grow-height="false" fo:padding-top="0.13cm" fo:padding-bottom="0.13cm" fo:padding-left="0.255cm" fo:padding-right="0.255cm"/>
    </style:style>
    <style:style style:name="gr38" style:family="graphic" style:parent-style-name="standard">
      <style:graphic-properties svg:stroke-color="#333333" draw:marker-end="Arrow" draw:marker-end-width="0.3cm" draw:textarea-horizontal-align="center" draw:textarea-vertical-align="middle"/>
    </style:style>
    <style:style style:name="gr39" style:family="graphic" style:parent-style-name="standard">
      <style:graphic-properties draw:stroke="none" draw:fill="none" fo:min-height="0.713cm"/>
    </style:style>
    <style:style style:name="gr40" style:family="graphic" style:parent-style-name="standard" style:list-style-name="L5">
      <style:graphic-properties draw:stroke="none" svg:stroke-color="#000000" draw:fill="none" draw:fill-color="#ffffff" draw:textarea-horizontal-align="left" draw:auto-grow-height="true" draw:auto-grow-width="false" fo:min-height="0cm" fo:min-width="0cm"/>
    </style:style>
    <style:style style:name="gr41" style:family="graphic" style:parent-style-name="standard">
      <style:graphic-properties draw:stroke="none" draw:fill="none" fo:min-height="1.099cm"/>
    </style:style>
    <style:style style:name="gr42" style:family="graphic" style:parent-style-name="standard" style:list-style-name="L6">
      <style:graphic-properties draw:stroke="none" svg:stroke-color="#000000" draw:fill="none" draw:fill-color="#ffffff" draw:textarea-horizontal-align="left" draw:auto-grow-height="true" draw:auto-grow-width="false" fo:min-height="0cm" fo:min-width="26cm"/>
    </style:style>
    <style:style style:name="gr43" style:family="graphic" style:parent-style-name="standard" style:list-style-name="L6">
      <style:graphic-properties draw:stroke="none" svg:stroke-color="#000000" draw:fill="none" draw:fill-color="#ffffff" draw:textarea-horizontal-align="left" draw:auto-grow-height="true" draw:auto-grow-width="false" fo:min-height="0cm" fo:min-width="26cm"/>
    </style:style>
    <style:style style:name="gr44" style:family="graphic" style:parent-style-name="standard">
      <style:graphic-properties svg:stroke-color="#333333" draw:fill-color="#cccccc" draw:textarea-horizontal-align="justify" draw:textarea-vertical-align="middle" draw:auto-grow-height="false"/>
    </style:style>
    <style:style style:name="gr45" style:family="graphic" style:parent-style-name="standard">
      <style:graphic-properties svg:stroke-color="#333333" draw:fill="gradient" draw:fill-color="#cccccc" draw:fill-gradient-name="RGB" draw:textarea-horizontal-align="justify" draw:textarea-vertical-align="middle" draw:auto-grow-height="false"/>
    </style:style>
    <style:style style:name="gr46" style:family="graphic" style:parent-style-name="standard">
      <style:graphic-properties svg:stroke-width="0.01cm" svg:stroke-color="#c0c0c0" draw:marker-start-width="0.32cm" draw:marker-end-width="0.32cm" draw:fill-color="#666666" draw:opacity-name="Transparency_20_6" draw:textarea-horizontal-align="center" draw:textarea-vertical-align="middle" fo:padding-top="0.13cm" fo:padding-bottom="0.13cm" fo:padding-left="0.255cm" fo:padding-right="0.255cm"/>
    </style:style>
    <style:style style:name="gr47" style:family="graphic" style:parent-style-name="standard">
      <style:graphic-properties svg:stroke-width="0.01cm" svg:stroke-color="#666666" draw:marker-start-width="0.32cm" draw:marker-end="Arrow" draw:marker-end-width="0.32cm" draw:textarea-horizontal-align="center" draw:textarea-vertical-align="middle" fo:padding-top="0.13cm" fo:padding-bottom="0.13cm" fo:padding-left="0.255cm" fo:padding-right="0.255cm"/>
    </style:style>
    <style:style style:name="gr48" style:family="graphic" style:parent-style-name="standard">
      <style:graphic-properties svg:stroke-width="0.01cm" svg:stroke-color="#666666" draw:marker-start-width="0.32cm" draw:marker-end-width="0.32cm" draw:fill-color="#e6e6e6" draw:opacity-name="Transparency_20_6" draw:textarea-horizontal-align="center" draw:textarea-vertical-align="middle" fo:padding-top="0.13cm" fo:padding-bottom="0.13cm" fo:padding-left="0.255cm" fo:padding-right="0.255cm"/>
    </style:style>
    <style:style style:name="gr49" style:family="graphic" style:parent-style-name="standard">
      <style:graphic-properties svg:stroke-width="0.05cm" svg:stroke-color="#000080" draw:marker-start-width="0.38cm" draw:marker-end="Square" draw:marker-end-width="0.38cm" draw:textarea-horizontal-align="center" draw:textarea-vertical-align="middle" fo:padding-top="0.15cm" fo:padding-bottom="0.15cm" fo:padding-left="0.275cm" fo:padding-right="0.275cm"/>
    </style:style>
    <style:style style:name="gr50" style:family="graphic" style:parent-style-name="standard">
      <style:graphic-properties draw:stroke="dash" draw:stroke-dash="Ultrafine_20_Dashed" svg:stroke-width="0.05cm" svg:stroke-color="#808080" draw:marker-start-width="0.38cm" draw:marker-end-width="0.38cm" draw:fill="none" draw:fill-color="#ffffff" draw:textarea-horizontal-align="left" draw:auto-grow-height="true" draw:auto-grow-width="true" fo:min-height="0cm" fo:min-width="0cm" fo:padding-top="0.15cm" fo:padding-bottom="0.15cm" fo:padding-left="0.275cm" fo:padding-right="0.275cm"/>
    </style:style>
    <style:style style:name="gr51" style:family="graphic" style:parent-style-name="standard">
      <style:graphic-properties svg:stroke-width="0.05cm" svg:stroke-color="#666666" draw:marker-start-width="0.38cm" draw:marker-end-width="0.38cm" draw:fill="none" draw:textarea-horizontal-align="left" draw:textarea-vertical-align="bottom" fo:padding-top="0.15cm" fo:padding-bottom="0.15cm" fo:padding-left="0.275cm" fo:padding-right="0.275cm"/>
    </style:style>
    <style:style style:name="gr52" style:family="graphic" style:parent-style-name="standard">
      <style:graphic-properties svg:stroke-width="0.05cm" draw:marker-start-width="0.38cm" draw:marker-end="Arrow" draw:marker-end-width="0.38cm" draw:textarea-horizontal-align="center" draw:textarea-vertical-align="middle" fo:padding-top="0.15cm" fo:padding-bottom="0.15cm" fo:padding-left="0.275cm" fo:padding-right="0.275cm"/>
    </style:style>
    <style:style style:name="gr53" style:family="graphic" style:parent-style-name="standard">
      <style:graphic-properties svg:stroke-width="0.05cm" svg:stroke-color="#666666" draw:marker-start-width="0.38cm" draw:marker-end-width="0.38cm" draw:fill="none" draw:textarea-horizontal-align="right" draw:textarea-vertical-align="bottom" fo:padding-top="0.15cm" fo:padding-bottom="0.15cm" fo:padding-left="0.275cm" fo:padding-right="0.275cm"/>
    </style:style>
    <style:style style:name="gr54" style:family="graphic" style:parent-style-name="standard">
      <style:graphic-properties draw:stroke="none" svg:stroke-color="#000000" draw:fill="solid" draw:fill-color="#cccccc" draw:textarea-horizontal-align="left" draw:auto-grow-height="true" draw:auto-grow-width="true" fo:min-height="0cm" fo:min-width="0cm"/>
    </style:style>
    <style:style style:name="gr55" style:family="graphic" style:parent-style-name="standard">
      <style:graphic-properties draw:stroke="none" draw:fill="none" fo:min-height="0.946cm"/>
    </style:style>
    <style:style style:name="gr56" style:family="graphic" style:parent-style-name="standard">
      <style:graphic-properties draw:stroke="none" svg:stroke-color="#000000" draw:fill="none" draw:fill-color="#ffffff" draw:textarea-horizontal-align="left" draw:auto-grow-height="true" draw:auto-grow-width="false" fo:min-height="0cm" fo:min-width="21.599cm"/>
    </style:style>
    <style:style style:name="gr57" style:family="graphic" style:parent-style-name="standard">
      <style:graphic-properties draw:stroke="none" draw:fill="none" fo:min-height="7.566cm"/>
    </style:style>
    <style:style style:name="gr58" style:family="graphic" style:parent-style-name="standard">
      <style:graphic-properties draw:stroke="none" draw:fill="none" fo:min-height="3.515cm"/>
    </style:style>
    <style:style style:name="gr59" style:family="graphic" style:parent-style-name="standard">
      <style:graphic-properties draw:stroke="none" svg:stroke-color="#000000" draw:fill="none" draw:fill-color="#ffffff" draw:textarea-horizontal-align="left" draw:auto-grow-height="true" draw:auto-grow-width="false" fo:min-height="0.533cm" fo:min-width="20cm"/>
    </style:style>
    <style:style style:name="gr60" style:family="graphic" style:parent-style-name="standard">
      <style:graphic-properties svg:stroke-width="0.05cm" svg:stroke-color="#ff0000" draw:marker-start-width="0.38cm" draw:marker-end-width="0.38cm" draw:fill="none" draw:textarea-horizontal-align="justify" draw:textarea-vertical-align="middle" draw:auto-grow-height="false" fo:padding-top="0.15cm" fo:padding-bottom="0.15cm" fo:padding-left="0.275cm" fo:padding-right="0.275cm"/>
    </style:style>
    <style:style style:name="gr61" style:family="graphic" style:parent-style-name="standard">
      <style:graphic-properties svg:stroke-width="0.05cm" svg:stroke-color="#0000ff" draw:marker-start-width="0.38cm" draw:marker-end-width="0.38cm" draw:fill="none" draw:textarea-horizontal-align="justify" draw:textarea-vertical-align="middle" draw:auto-grow-height="false" fo:padding-top="0.15cm" fo:padding-bottom="0.15cm" fo:padding-left="0.275cm" fo:padding-right="0.275cm"/>
    </style:style>
    <style:style style:name="gr62" style:family="graphic" style:parent-style-name="standard">
      <style:graphic-properties svg:stroke-width="0.05cm" svg:stroke-color="#00ff00" draw:marker-start-width="0.38cm" draw:marker-end-width="0.38cm" draw:fill="none" draw:textarea-horizontal-align="justify" draw:textarea-vertical-align="middle" draw:auto-grow-height="false" fo:padding-top="0.15cm" fo:padding-bottom="0.15cm" fo:padding-left="0.275cm" fo:padding-right="0.275cm"/>
    </style:style>
    <style:style style:name="gr63" style:family="graphic" style:parent-style-name="standard">
      <style:graphic-properties svg:stroke-width="0.05cm" svg:stroke-color="#00ff00" draw:marker-start-width="0.38cm" draw:marker-end="Arrow" draw:marker-end-width="0.38cm" draw:textarea-horizontal-align="center" draw:textarea-vertical-align="middle" fo:padding-top="0.15cm" fo:padding-bottom="0.15cm" fo:padding-left="0.275cm" fo:padding-right="0.275cm"/>
    </style:style>
    <style:style style:name="gr64" style:family="graphic" style:parent-style-name="standard">
      <style:graphic-properties draw:stroke="none" svg:stroke-color="#000000" draw:fill="none" draw:fill-color="#ffffff" draw:textarea-horizontal-align="left" draw:auto-grow-height="true" draw:auto-grow-width="false" fo:min-height="2.95cm" fo:min-width="27.3cm"/>
    </style:style>
    <style:style style:name="gr65" style:family="graphic" style:parent-style-name="standard">
      <style:graphic-properties draw:stroke="none" draw:fill="none" fo:min-height="0.789cm"/>
    </style:style>
    <style:style style:name="gr66" style:family="graphic" style:parent-style-name="standard">
      <style:graphic-properties draw:stroke="none" svg:stroke-color="#000000" draw:fill="none" draw:fill-color="#ffffff" draw:textarea-horizontal-align="left" draw:auto-grow-height="true" draw:auto-grow-width="false" fo:min-height="12.75cm" fo:min-width="26.1cm"/>
    </style:style>
    <style:style style:name="gr67" style:family="graphic" style:parent-style-name="standard">
      <style:graphic-properties draw:stroke="none" draw:fill="none" fo:min-height="12.37cm"/>
    </style:style>
    <style:style style:name="gr68" style:family="graphic" style:parent-style-name="standard">
      <style:graphic-properties draw:stroke="none" svg:stroke-color="#000000" draw:fill="none" draw:fill-color="#ffffff" draw:textarea-horizontal-align="left" draw:auto-grow-height="true" draw:auto-grow-width="false" fo:min-height="7.75cm" fo:min-width="25.6cm"/>
    </style:style>
    <style:style style:name="gr69" style:family="graphic" style:parent-style-name="standard">
      <style:graphic-properties draw:stroke="solid" svg:stroke-width="0.05cm" svg:stroke-color="#666666" draw:marker-start-width="0.38cm" draw:marker-end-width="0.38cm" draw:fill="none" draw:fill-color="#ffffff" draw:textarea-horizontal-align="left" draw:auto-grow-height="true" draw:auto-grow-width="true" fo:min-height="0cm" fo:min-width="0cm" fo:padding-top="0.15cm" fo:padding-bottom="0.15cm" fo:padding-left="0.275cm" fo:padding-right="0.275cm"/>
    </style:style>
    <style:style style:name="gr70" style:family="graphic" style:parent-style-name="standard">
      <style:graphic-properties draw:stroke="solid" svg:stroke-width="0.05cm" svg:stroke-color="#666666" draw:marker-start-width="0.38cm" draw:marker-end-width="0.38cm" draw:fill="none" draw:fill-color="#ffffff" draw:textarea-horizontal-align="left" draw:auto-grow-height="true" draw:auto-grow-width="false" fo:min-height="0cm" fo:min-width="8.449cm" fo:padding-top="0.15cm" fo:padding-bottom="0.15cm" fo:padding-left="0.275cm" fo:padding-right="0.275cm"/>
    </style:style>
    <style:style style:name="gr71" style:family="graphic" style:parent-style-name="standard">
      <style:graphic-properties draw:stroke="solid" svg:stroke-color="#000000" draw:fill="solid" draw:fill-color="#c0c0c0" draw:textarea-horizontal-align="left" draw:auto-grow-height="true" draw:auto-grow-width="true" fo:min-height="0cm" fo:min-width="0cm"/>
    </style:style>
    <style:style style:name="gr72" style:family="graphic" style:parent-style-name="standard">
      <style:graphic-properties draw:stroke="none" svg:stroke-color="#000000" draw:fill="solid" draw:fill-color="#c0c0c0" draw:textarea-horizontal-align="left" draw:auto-grow-height="true" draw:auto-grow-width="true" fo:min-height="0cm" fo:min-width="0cm"/>
    </style:style>
    <style:style style:name="gr73" style:family="graphic" style:parent-style-name="standard">
      <style:graphic-properties draw:stroke="none" svg:stroke-color="#000000" draw:fill="solid" draw:fill-color="#c0c0c0" draw:textarea-horizontal-align="left" draw:auto-grow-height="true" draw:auto-grow-width="true" fo:min-height="4.529cm" fo:min-width="0cm"/>
    </style:style>
    <style:style style:name="gr74" style:family="graphic" style:parent-style-name="standard">
      <style:graphic-properties draw:marker-end="Circle" draw:marker-end-width="0.3cm" draw:textarea-horizontal-align="center" draw:textarea-vertical-align="middle"/>
    </style:style>
    <style:style style:name="gr75" style:family="graphic" style:parent-style-name="standard">
      <style:graphic-properties draw:stroke="none" svg:stroke-color="#000000" draw:fill="none" draw:fill-color="#ffffff" draw:textarea-horizontal-align="left" draw:auto-grow-height="true" draw:auto-grow-width="false" fo:min-height="0cm" fo:min-width="25.7cm"/>
    </style:style>
    <style:style style:name="gr76" style:family="graphic" style:parent-style-name="standard">
      <style:graphic-properties draw:stroke="none" draw:fill="none" fo:min-height="1.424cm"/>
    </style:style>
    <style:style style:name="gr77" style:family="graphic" style:parent-style-name="standard">
      <style:graphic-properties draw:fill-color="#cccccc" draw:textarea-horizontal-align="justify" draw:textarea-vertical-align="middle" draw:auto-grow-height="false"/>
    </style:style>
    <style:style style:name="gr78" style:family="graphic" style:parent-style-name="standard">
      <style:graphic-properties draw:fill-color="#999999" draw:textarea-horizontal-align="justify" draw:textarea-vertical-align="middle" draw:auto-grow-height="false"/>
    </style:style>
    <style:style style:name="gr79" style:family="graphic" style:parent-style-name="standard" style:list-style-name="L10">
      <style:graphic-properties draw:stroke="none" svg:stroke-color="#000000" draw:fill="none" draw:fill-color="#ffffff" draw:textarea-horizontal-align="left" draw:auto-grow-height="true" draw:auto-grow-width="false" fo:min-height="0cm" fo:min-width="27.058cm"/>
    </style:style>
    <style:style style:name="gr80" style:family="graphic" style:parent-style-name="standard">
      <style:graphic-properties draw:stroke="none" svg:stroke-color="#000000" draw:fill="none" draw:fill-color="#ffffff" draw:textarea-horizontal-align="left" draw:auto-grow-height="true" draw:auto-grow-width="false" fo:min-height="0cm" fo:min-width="25cm"/>
    </style:style>
    <style:style style:name="gr81" style:family="graphic" style:parent-style-name="standard">
      <style:graphic-properties draw:stroke="dash" draw:stroke-dash="Ultrafine_20_Dashed" svg:stroke-width="0.02cm" svg:stroke-color="#000080" draw:marker-start-width="0.34cm" draw:marker-end-width="0.34cm" draw:fill="none" fo:min-height="6.401cm" fo:padding-top="0.135cm" fo:padding-bottom="0.135cm" fo:padding-left="0.26cm" fo:padding-right="0.26cm"/>
    </style:style>
    <style:style style:name="gr82" style:family="graphic" style:parent-style-name="standard">
      <style:graphic-properties draw:stroke="dash" draw:stroke-dash="Ultrafine_20_Dashed" svg:stroke-width="0.02cm" svg:stroke-color="#000080" draw:marker-start-width="0.33cm" draw:marker-end-width="0.33cm" draw:fill="none" fo:min-height="0.722cm" fo:padding-top="0.135cm" fo:padding-bottom="0.135cm" fo:padding-left="0.26cm" fo:padding-right="0.26cm"/>
    </style:style>
    <style:style style:name="gr83" style:family="graphic" style:parent-style-name="standard">
      <style:graphic-properties draw:stroke="dash" draw:stroke-dash="Ultrafine_20_Dashed" svg:stroke-width="0.02cm" svg:stroke-color="#000080" draw:marker-start-width="0.33cm" draw:marker-end-width="0.33cm" draw:fill="none" fo:min-height="8.176cm" fo:padding-top="0.135cm" fo:padding-bottom="0.135cm" fo:padding-left="0.26cm" fo:padding-right="0.26cm"/>
    </style:style>
    <style:style style:name="gr84" style:family="graphic" style:parent-style-name="standard">
      <style:graphic-properties draw:stroke="dash" draw:stroke-dash="Ultrafine_20_Dashed" svg:stroke-width="0.02cm" svg:stroke-color="#000080" draw:marker-start-width="0.33cm" draw:marker-end-width="0.33cm" draw:fill="none" fo:min-height="5.69cm" fo:padding-top="0.135cm" fo:padding-bottom="0.135cm" fo:padding-left="0.26cm" fo:padding-right="0.26cm"/>
    </style:style>
    <style:style style:name="gr85" style:family="graphic" style:parent-style-name="standard">
      <style:graphic-properties draw:stroke="dash" draw:stroke-dash="Ultrafine_20_Dashed" svg:stroke-width="0.02cm" svg:stroke-color="#000080" draw:marker-start-width="0.33cm" draw:marker-end-width="0.33cm" draw:fill="none" fo:min-height="7.156cm" fo:padding-top="0.135cm" fo:padding-bottom="0.135cm" fo:padding-left="0.26cm" fo:padding-right="0.26cm"/>
    </style:style>
    <style:style style:name="gr86" style:family="graphic" style:parent-style-name="standard">
      <style:graphic-properties draw:stroke="dash" draw:stroke-dash="Ultrafine_20_Dashed" svg:stroke-width="0.02cm" svg:stroke-color="#000080" draw:marker-start-width="0.33cm" draw:marker-end-width="0.33cm" draw:fill="none" fo:min-height="15.55cm" fo:padding-top="0.135cm" fo:padding-bottom="0.135cm" fo:padding-left="0.26cm" fo:padding-right="0.26cm"/>
    </style:style>
    <style:style style:name="gr87" style:family="graphic" style:parent-style-name="standard">
      <style:graphic-properties draw:stroke="dash" draw:stroke-dash="Ultrafine_20_Dashed" svg:stroke-width="0.02cm" svg:stroke-color="#000080" draw:marker-start-width="0.33cm" draw:marker-end-width="0.33cm" draw:fill="none" fo:min-height="10.581cm" fo:padding-top="0.135cm" fo:padding-bottom="0.135cm" fo:padding-left="0.26cm" fo:padding-right="0.26cm"/>
    </style:style>
    <style:style style:name="gr88" style:family="graphic" style:parent-style-name="standard">
      <style:graphic-properties draw:stroke="dash" draw:stroke-dash="Ultrafine_20_Dashed" svg:stroke-width="0.05cm" svg:stroke-color="#000080" draw:marker-start-width="0.38cm" draw:marker-end-width="0.38cm" draw:fill="none" draw:textarea-horizontal-align="justify" draw:textarea-vertical-align="middle" draw:auto-grow-height="false" fo:padding-top="0.15cm" fo:padding-bottom="0.15cm" fo:padding-left="0.275cm" fo:padding-right="0.275cm"/>
    </style:style>
    <style:style style:name="gr89" style:family="graphic" style:parent-style-name="standard">
      <style:graphic-properties draw:stroke="dash" draw:stroke-dash="Ultrafine_20_Dashed" svg:stroke-width="0.02cm" svg:stroke-color="#000080" draw:marker-start-width="0.33cm" draw:marker-end-width="0.33cm" draw:fill="none" fo:min-height="7.823cm" fo:padding-top="0.135cm" fo:padding-bottom="0.135cm" fo:padding-left="0.26cm" fo:padding-right="0.26cm"/>
    </style:style>
    <style:style style:name="gr90" style:family="graphic" style:parent-style-name="standard">
      <style:graphic-properties draw:stroke="dash" draw:stroke-dash="Ultrafine_20_Dashed" svg:stroke-width="0.02cm" svg:stroke-color="#000080" draw:marker-start-width="0.33cm" draw:marker-end-width="0.33cm" draw:fill="none" fo:min-height="2.882cm" fo:padding-top="0.135cm" fo:padding-bottom="0.135cm" fo:padding-left="0.26cm" fo:padding-right="0.26cm"/>
    </style:style>
    <style:style style:name="pr1" style:family="presentation" style:parent-style-name="Обычный-notes">
      <style:graphic-properties draw:fill-color="#ffffff" fo:min-height="13.364cm"/>
    </style:style>
    <style:style style:name="pr2" style:family="presentation" style:parent-style-name="Обычный-title">
      <style:graphic-properties fo:min-height="1.843cm"/>
    </style:style>
    <style:style style:name="pr3" style:family="presentation" style:parent-style-name="Обычный-outline1">
      <style:graphic-properties fo:min-height="13.86cm"/>
    </style:style>
    <style:style style:name="pr4" style:family="presentation" style:parent-style-name="Обычный-title">
      <style:graphic-properties draw:stroke="none" draw:fill="none" draw:textarea-horizontal-align="left" draw:textarea-vertical-align="top" fo:min-height="6.5cm"/>
    </style:style>
    <style:style style:name="pr5" style:family="presentation" style:parent-style-name="Обычный-outline1">
      <style:graphic-properties fo:min-height="13.859cm"/>
    </style:style>
    <style:style style:name="pr6" style:family="presentation" style:parent-style-name="Обычный-title">
      <style:graphic-properties draw:auto-grow-height="true" fo:min-height="1.843cm"/>
    </style:style>
    <style:style style:name="pr7" style:family="presentation" style:parent-style-name="Обычный-outline1">
      <style:graphic-properties draw:auto-grow-height="true" fo:min-height="13.859cm"/>
    </style:style>
    <style:style style:name="pr8" style:family="presentation" style:parent-style-name="Обычный-outline1" style:list-style-name="L4">
      <style:graphic-properties draw:auto-grow-height="true" fo:min-height="13.859cm"/>
    </style:style>
    <style:style style:name="pr9" style:family="presentation" style:parent-style-name="Обычный-outline1">
      <style:graphic-properties draw:stroke="none" draw:fill="none" fo:min-height="13.673cm"/>
    </style:style>
    <style:style style:name="pr10" style:family="presentation" style:parent-style-name="Обычный-outline1">
      <style:graphic-properties draw:stroke="none" draw:fill="none" fo:min-height="13.17cm"/>
    </style:style>
    <style:style style:name="pr11" style:family="presentation" style:parent-style-name="Обычный-outline1">
      <style:graphic-properties draw:stroke="none" draw:fill="none" fo:min-height="0.946cm"/>
    </style:style>
    <style:style style:name="pr12" style:family="presentation" style:parent-style-name="Обычный-outline1">
      <style:graphic-properties fo:min-height="1.859cm"/>
    </style:style>
    <style:style style:name="pr13" style:family="presentation" style:parent-style-name="Обычный-outline2">
      <style:graphic-properties draw:stroke="none" draw:fill="none" fo:min-height="1.103cm"/>
    </style:style>
    <style:style style:name="pr14" style:family="presentation" style:parent-style-name="Обычный-outline1">
      <style:graphic-properties draw:auto-grow-height="true" fo:min-height="14.7cm"/>
    </style:style>
    <style:style style:name="pr15" style:family="presentation" style:parent-style-name="Обычный-outline1">
      <style:graphic-properties fo:min-height="14.001cm"/>
    </style:style>
    <style:style style:name="pr16" style:family="presentation" style:parent-style-name="Обычный-outline1" style:list-style-name="L12">
      <style:graphic-properties fo:min-height="13.86cm"/>
    </style:style>
    <style:style style:name="pr17" style:family="presentation" style:parent-style-name="Обычный-outline1">
      <style:graphic-properties draw:stroke="none" draw:fill="none" fo:min-height="1.268cm"/>
    </style:style>
    <style:style style:name="pr18" style:family="presentation" style:parent-style-name="Обычный-outline1">
      <style:graphic-properties draw:stroke="none" draw:fill="none" fo:min-height="7.1cm"/>
    </style:style>
    <style:style style:name="pr19" style:family="presentation" style:parent-style-name="Обычный-outline1">
      <style:graphic-properties draw:stroke="none" draw:fill="none" fo:min-height="2.284cm"/>
    </style:style>
    <style:style style:name="pr20" style:family="presentation" style:parent-style-name="Обычный-outline1">
      <style:graphic-properties draw:stroke="none" draw:fill="none" fo:min-height="2.246cm"/>
    </style:style>
    <style:style style:name="pr21" style:family="presentation" style:parent-style-name="Обычный-outline1">
      <style:graphic-properties draw:stroke="none" draw:fill="none" fo:min-height="5.5cm"/>
    </style:style>
    <style:style style:name="pr22" style:family="presentation" style:parent-style-name="Обычный-outline1">
      <style:graphic-properties draw:stroke="none" draw:fill="none" fo:min-height="0.866cm"/>
    </style:style>
    <style:style style:name="co1" style:family="table-column">
      <style:table-column-properties style:column-width="2.253cm" style:use-optimal-column-width="false"/>
    </style:style>
    <style:style style:name="co2" style:family="table-column">
      <style:table-column-properties style:column-width="3.388cm" style:use-optimal-column-width="false"/>
    </style:style>
    <style:style style:name="co3" style:family="table-column">
      <style:table-column-properties style:column-width="5.794cm" style:use-optimal-column-width="false"/>
    </style:style>
    <style:style style:name="co4" style:family="table-column">
      <style:table-column-properties style:column-width="2.258cm" style:use-optimal-column-width="false"/>
    </style:style>
    <style:style style:name="co5" style:family="table-column">
      <style:table-column-properties style:column-width="3.496cm" style:use-optimal-column-width="false"/>
    </style:style>
    <style:style style:name="co6" style:family="table-column">
      <style:table-column-properties style:column-width="8.505cm" style:use-optimal-column-width="false"/>
    </style:style>
    <style:style style:name="co7" style:family="table-column">
      <style:table-column-properties style:column-width="1.372cm" style:use-optimal-column-width="false"/>
    </style:style>
    <style:style style:name="co8" style:family="table-column">
      <style:table-column-properties style:column-width="1.378cm" style:use-optimal-column-width="false"/>
    </style:style>
    <style:style style:name="co9" style:family="table-column">
      <style:table-column-properties style:column-width="1.409cm" style:use-optimal-column-width="false"/>
    </style:style>
    <style:style style:name="co10" style:family="table-column">
      <style:table-column-properties style:column-width="1.418cm" style:use-optimal-column-width="false"/>
    </style:style>
    <style:style style:name="co11" style:family="table-column">
      <style:table-column-properties style:column-width="1.038cm" style:use-optimal-column-width="false"/>
    </style:style>
    <style:style style:name="co12" style:family="table-column">
      <style:table-column-properties style:column-width="1.029cm" style:use-optimal-column-width="false"/>
    </style:style>
    <style:style style:name="ro1" style:family="table-row">
      <style:table-row-properties style:row-height="0.973cm"/>
    </style:style>
    <style:style style:name="ro2" style:family="table-row">
      <style:table-row-properties style:row-height="2.631cm"/>
    </style:style>
    <style:style style:name="ro3" style:family="table-row">
      <style:table-row-properties style:row-height="2.157cm"/>
    </style:style>
    <style:style style:name="ro4" style:family="table-row">
      <style:table-row-properties style:row-height="1.209cm"/>
    </style:style>
    <style:style style:name="ro5" style:family="table-row">
      <style:table-row-properties style:row-height="1.468cm"/>
    </style:style>
    <style:style style:name="ro6" style:family="table-row">
      <style:table-row-properties style:row-height="0.937cm"/>
    </style:style>
    <style:style style:name="ro7" style:family="table-row">
      <style:table-row-properties style:row-height="0.9cm"/>
    </style:style>
    <style:style style:name="ce1" style:family="table-cell">
      <style:graphic-properties style:repeat="repeat"/>
    </style:style>
    <style:style style:name="ce2" style:family="table-cell">
      <style:graphic-properties style:repeat="repeat"/>
      <style:text-properties fo:font-size="12pt" style:font-size-asian="12pt" style:font-size-complex="12pt"/>
    </style:style>
    <style:style style:name="ce3" style:family="table-cell">
      <style:graphic-properties style:repeat="repeat"/>
      <style:text-properties fo:font-family="'Courier New'" style:font-family-generic="modern" style:font-pitch="fixed" fo:font-size="30pt" fo:font-weight="bold" style:font-size-asian="30pt" style:font-weight-asian="bold" style:font-size-complex="30pt" style:font-weight-complex="bold"/>
    </style:style>
    <style:style style:name="ce4" style:family="table-cell">
      <style:graphic-properties style:repeat="repeat"/>
      <style:paragraph-properties fo:text-align="center"/>
      <style:text-properties fo:font-family="'Courier New'" style:font-family-generic="modern" style:font-pitch="fixed" fo:font-size="22pt" fo:font-weight="bold" style:font-size-asian="22pt" style:font-weight-asian="bold" style:font-size-complex="22pt" style:font-weight-complex="bold"/>
    </style:style>
    <style:style style:name="ce5" style:family="table-cell">
      <style:graphic-properties style:repeat="repeat"/>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1" style:family="paragraph">
      <style:paragraph-properties fo:text-align="center"/>
    </style:style>
    <style:style style:name="P2" style:family="paragraph">
      <style:paragraph-properties fo:text-align="center"/>
      <style:text-properties fo:font-family="'Courier New'" style:font-family-generic="modern" style:font-pitch="fixed" fo:font-size="96pt" fo:font-weight="bold" style:font-size-asian="96pt" style:font-weight-asian="bold" style:font-size-complex="96pt" style:font-weight-complex="bold"/>
    </style:style>
    <style:style style:name="P3" style:family="paragraph">
      <style:paragraph-properties fo:text-align="end"/>
    </style:style>
    <style:style style:name="P4" style:family="paragraph">
      <style:paragraph-properties fo:text-align="end"/>
      <style:text-properties fo:font-size="20pt" style:font-size-asian="20pt" style:font-size-complex="20pt"/>
    </style:style>
    <style:style style:name="P5" style:family="paragraph">
      <style:text-properties fo:font-size="26pt" style:font-size-asian="18pt" style:font-size-complex="18pt"/>
    </style:style>
    <style:style style:name="P6" style:family="paragraph">
      <style:paragraph-properties fo:margin-left="1cm" fo:margin-right="0cm" fo:text-align="start" fo:text-indent="-1cm">
        <style:tab-stops/>
      </style:paragraph-properties>
    </style:style>
    <style:style style:name="P7" style:family="paragraph">
      <style:paragraph-properties fo:margin-left="1cm" fo:margin-right="0cm" fo:text-indent="-1cm">
        <style:tab-stops/>
      </style:paragraph-properties>
      <style:text-properties fo:font-size="24pt" style:text-underline-style="none" style:font-size-asian="24pt" style:font-size-complex="24pt"/>
    </style:style>
    <style:style style:name="P8" style:family="paragraph">
      <style:text-properties fo:font-family="'Courier New'" style:font-family-generic="modern" style:font-pitch="fixed" fo:font-size="30pt" style:text-underline-style="solid" style:text-underline-width="auto" style:text-underline-color="font-color" fo:font-weight="bold" style:font-size-asian="30pt" style:font-weight-asian="bold" style:font-size-complex="30pt" style:font-weight-complex="bold"/>
    </style:style>
    <style:style style:name="P9" style:family="paragraph">
      <style:text-properties fo:font-size="24pt" style:font-size-asian="24pt" style:font-size-complex="24pt"/>
    </style:style>
    <style:style style:name="P10" style:family="paragraph">
      <style:paragraph-properties fo:margin-top="0cm" fo:margin-bottom="3cm"/>
    </style:style>
    <style:style style:name="P11" style:family="paragraph">
      <style:paragraph-properties fo:text-align="center"/>
      <style:text-properties fo:color="#ffffff" fo:font-size="52pt" style:font-size-asian="52pt" style:font-size-complex="52pt"/>
    </style:style>
    <style:style style:name="P12" style:family="paragraph">
      <style:paragraph-properties fo:text-align="center"/>
      <style:text-properties fo:color="#000000"/>
    </style:style>
    <style:style style:name="P13" style:family="paragraph">
      <style:paragraph-properties fo:text-align="end"/>
      <style:text-properties fo:font-style="italic" style:font-style-asian="italic" style:font-style-complex="italic"/>
    </style:style>
    <style:style style:name="P14" style:family="paragraph">
      <style:paragraph-properties fo:margin-left="1.5cm" fo:margin-right="0cm" fo:text-indent="0cm"/>
    </style:style>
    <style:style style:name="P15" style:family="paragraph">
      <style:text-properties fo:font-size="22pt" style:font-size-asian="22pt" style:font-size-complex="22pt"/>
    </style:style>
    <style:style style:name="P16" style:family="paragraph">
      <style:paragraph-properties fo:text-align="center"/>
      <style:text-properties fo:color="#000080"/>
    </style:style>
    <style:style style:name="P17" style:family="paragraph">
      <style:paragraph-properties fo:margin-left="0cm" fo:margin-right="0cm" fo:margin-top="0.105cm" fo:margin-bottom="0.599cm" fo:line-height="95%" fo:text-align="center" fo:text-indent="0cm"/>
    </style:style>
    <style:style style:name="P18" style:family="paragraph">
      <style:paragraph-properties fo:margin-left="0cm" fo:margin-right="0cm" fo:margin-top="0.105cm" fo:margin-bottom="0.599cm" fo:line-height="95%" fo:text-align="center" fo:text-indent="0cm"/>
      <style:text-properties fo:color="#000080" fo:font-size="14pt" fo:font-style="italic" style:font-size-asian="14pt" style:font-style-asian="italic" style:font-size-complex="14pt" style:font-style-complex="italic"/>
    </style:style>
    <style:style style:name="P19" style:family="paragraph">
      <style:paragraph-properties fo:margin-top="0cm" fo:margin-bottom="0.2cm"/>
    </style:style>
    <style:style style:name="P20" style:family="paragraph">
      <style:paragraph-properties fo:margin-left="1cm" fo:margin-right="0cm" fo:margin-top="0cm" fo:margin-bottom="0.2cm" fo:text-indent="0cm"/>
    </style:style>
    <style:style style:name="P21" style:family="paragraph">
      <style:paragraph-properties fo:margin-top="0cm" fo:margin-bottom="0.2cm"/>
      <style:text-properties fo:font-size="20pt" style:font-size-asian="20pt" style:font-size-complex="20pt"/>
    </style:style>
    <style:style style:name="P22" style:family="paragraph">
      <style:paragraph-properties fo:text-align="start"/>
    </style:style>
    <style:style style:name="P23" style:family="paragraph">
      <style:paragraph-properties fo:text-align="start"/>
      <style:text-properties fo:font-weight="bold" style:font-weight-asian="bold" style:font-weight-complex="bold"/>
    </style:style>
    <style:style style:name="P24" style:family="paragraph">
      <style:paragraph-properties fo:text-align="center"/>
      <style:text-properties fo:color="#333333"/>
    </style:style>
    <style:style style:name="P25" style:family="paragraph">
      <style:paragraph-properties fo:text-align="start"/>
      <style:text-properties fo:color="#333333" fo:font-size="18pt" fo:font-weight="bold" style:font-size-asian="18pt" style:font-weight-asian="bold" style:font-size-complex="18pt" style:font-weight-complex="bold"/>
    </style:style>
    <style:style style:name="P26" style:family="paragraph">
      <style:paragraph-properties fo:margin-left="1cm" fo:margin-right="0cm" fo:text-indent="-1cm"/>
    </style:style>
    <style:style style:name="P27" style:family="paragraph">
      <style:paragraph-properties fo:margin-left="1cm" fo:margin-right="0cm" fo:text-indent="-1cm"/>
      <style:text-properties fo:font-size="28pt" style:font-size-asian="28pt" style:font-size-complex="28pt"/>
    </style:style>
    <style:style style:name="P28" style:family="paragraph">
      <style:paragraph-properties fo:margin-left="0cm" fo:margin-right="0cm" fo:text-indent="0cm"/>
    </style:style>
    <style:style style:name="P29" style:family="paragraph">
      <style:paragraph-properties fo:margin-left="0cm" fo:margin-right="0cm" fo:text-indent="0cm"/>
      <style:text-properties fo:font-size="28pt" style:font-size-asian="28pt" style:font-size-complex="28pt"/>
    </style:style>
    <style:style style:name="P30" style:family="paragraph">
      <style:paragraph-properties fo:margin-top="0cm" fo:margin-bottom="0.5cm"/>
    </style:style>
    <style:style style:name="P31" style:family="paragraph">
      <style:paragraph-properties fo:margin-left="1cm" fo:margin-right="0cm" fo:margin-top="0cm" fo:margin-bottom="0.5cm" fo:text-indent="-1cm"/>
    </style:style>
    <style:style style:name="P32" style:family="paragraph">
      <style:paragraph-properties fo:margin-top="0cm" fo:margin-bottom="0.5cm"/>
      <style:text-properties fo:font-size="22pt" style:font-size-asian="22pt" style:font-size-complex="22pt"/>
    </style:style>
    <style:style style:name="P33" style:family="paragraph">
      <style:text-properties fo:font-size="26pt" style:font-size-asian="26pt" style:font-size-complex="26pt"/>
    </style:style>
    <style:style style:name="P34" style:family="paragraph">
      <style:text-properties fo:font-size="20pt" style:font-size-asian="20pt" style:font-size-complex="20pt"/>
    </style:style>
    <style:style style:name="P35" style:family="paragraph">
      <style:text-properties fo:font-size="18pt" style:font-size-asian="18pt" style:font-size-complex="18pt"/>
    </style:style>
    <style:style style:name="P36" style:family="paragraph">
      <style:paragraph-properties fo:text-align="center"/>
      <style:text-properties fo:color="#ffffff" fo:font-size="20pt" fo:font-style="italic" fo:font-weight="bold" style:font-size-asian="20pt" style:font-style-asian="italic" style:font-weight-asian="bold" style:font-size-complex="20pt" style:font-style-complex="italic" style:font-weight-complex="bold"/>
    </style:style>
    <style:style style:name="P37" style:family="paragraph">
      <style:paragraph-properties fo:text-align="center"/>
      <style:text-properties fo:color="#ffffff" fo:font-weight="bold" style:font-weight-asian="bold" style:font-weight-complex="bold"/>
    </style:style>
    <style:style style:name="P38" style:family="paragraph">
      <style:paragraph-properties fo:text-align="center"/>
      <style:text-properties fo:color="#666666" fo:font-size="20pt" fo:font-style="italic" fo:font-weight="bold" style:font-size-asian="20pt" style:font-style-asian="italic" style:font-weight-asian="bold" style:font-size-complex="20pt" style:font-style-complex="italic" style:font-weight-complex="bold"/>
    </style:style>
    <style:style style:name="P39" style:family="paragraph">
      <style:paragraph-properties fo:text-align="center"/>
      <style:text-properties fo:color="#666666" fo:font-size="18pt" fo:font-style="normal" fo:font-weight="bold" style:font-size-asian="18pt" style:font-style-asian="normal" style:font-weight-asian="bold" style:font-size-complex="18pt" style:font-style-complex="normal" style:font-weight-complex="bold"/>
    </style:style>
    <style:style style:name="P40" style:family="paragraph">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41" style:family="paragraph">
      <style:paragraph-properties fo:margin-top="0cm" fo:margin-bottom="0.4cm"/>
    </style:style>
    <style:style style:name="P42" style:family="paragraph">
      <style:paragraph-properties fo:margin-top="0cm" fo:margin-bottom="0.4cm"/>
      <style:text-properties fo:font-size="20pt" style:font-size-asian="20pt" style:font-size-complex="20pt"/>
    </style:style>
    <style:style style:name="P43" style:family="paragraph">
      <style:paragraph-properties fo:text-align="end"/>
      <style:text-properties fo:font-size="14pt" style:font-size-asian="14pt" style:font-size-complex="14pt"/>
    </style:style>
    <style:style style:name="P44" style:family="paragraph">
      <style:text-properties fo:font-size="16pt" fo:font-weight="bold" style:font-size-asian="16pt" style:font-weight-asian="bold" style:font-size-complex="16pt" style:font-weight-complex="bold"/>
    </style:style>
    <style:style style:name="P45" style:family="paragraph">
      <style:text-properties fo:font-weight="bold" style:font-weight-asian="bold" style:font-weight-complex="bold"/>
    </style:style>
    <style:style style:name="P46" style:family="paragraph">
      <style:text-properties fo:font-size="14pt" fo:font-style="italic" fo:font-weight="bold" style:font-size-asian="14pt" style:font-style-asian="italic" style:font-weight-asian="bold" style:font-size-complex="14pt" style:font-style-complex="italic" style:font-weight-complex="bold"/>
    </style:style>
    <style:style style:name="P47" style:family="paragraph">
      <style:text-properties fo:font-size="30pt" fo:font-weight="bold" style:font-size-asian="30pt" style:font-weight-asian="bold" style:font-size-complex="30pt" style:font-weight-complex="bold"/>
    </style:style>
    <style:style style:name="P48" style:family="paragraph">
      <style:text-properties fo:font-weight="normal" style:font-weight-asian="normal" style:font-weight-complex="normal"/>
    </style:style>
    <style:style style:name="P49" style:family="paragraph">
      <style:text-properties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P50" style:family="paragraph">
      <style:text-properties fo:font-size="28pt" style:font-size-asian="28pt" style:font-size-complex="28pt"/>
    </style:style>
    <style:style style:name="P51" style:family="paragraph">
      <style:text-properties fo:font-size="25pt" style:font-size-asian="25pt" style:font-size-complex="25pt"/>
    </style:style>
    <style:style style:name="P52" style:family="paragraph">
      <style:text-properties fo:font-size="30pt" style:font-size-asian="30pt" style:font-size-complex="30pt"/>
    </style:style>
    <style:style style:name="P53" style:family="paragraph">
      <style:text-properties fo:font-size="24pt" fo:font-style="italic" fo:font-weight="bold" style:font-size-asian="24pt" style:font-style-asian="italic" style:font-weight-asian="bold" style:font-size-complex="24pt" style:font-style-complex="italic" style:font-weight-complex="bold"/>
    </style:style>
    <style:style style:name="P54" style:family="paragraph">
      <style:text-properties fo:font-size="22pt" fo:font-weight="bold" style:font-size-asian="22pt" style:font-weight-asian="bold" style:font-size-complex="22pt" style:font-weight-complex="bold"/>
    </style:style>
    <style:style style:name="P55" style:family="paragraph">
      <style:text-properties fo:color="#000080" fo:font-size="18pt" fo:font-weight="bold" style:font-size-asian="18pt" style:font-weight-asian="bold" style:font-size-complex="18pt" style:font-weight-complex="bold"/>
    </style:style>
    <style:style style:name="P56" style:family="paragraph">
      <style:paragraph-properties fo:margin-top="0cm" fo:margin-bottom="0.4cm"/>
      <style:text-properties fo:font-size="18pt" style:font-size-asian="18pt" style:font-size-complex="18pt"/>
    </style:style>
    <style:style style:name="P57" style:family="paragraph">
      <style:paragraph-properties fo:margin-top="0cm" fo:margin-bottom="0.2cm"/>
      <style:text-properties fo:font-size="18pt" style:font-size-asian="18pt" style:font-size-complex="18pt"/>
    </style:style>
    <style:style style:name="P58" style:family="paragraph">
      <style:text-properties fo:color="#000080" fo:font-family="'Courier New'" style:font-family-generic="modern" style:font-pitch="fixed"/>
    </style:style>
    <style:style style:name="P59" style:family="paragraph">
      <style:text-properties fo:color="#000080" fo:font-family="'Courier New'" style:font-family-generic="modern" style:font-pitch="fixed" fo:font-size="16pt" style:font-size-asian="18pt" style:font-size-complex="18pt"/>
    </style:style>
    <style:style style:name="T1" style:family="text">
      <style:text-properties fo:font-family="'Courier New'" style:font-family-generic="modern" style:font-pitch="fixed" fo:font-size="96pt" fo:font-weight="bold" style:font-size-asian="96pt" style:font-weight-asian="bold" style:font-size-complex="96pt" style:font-weight-complex="bold"/>
    </style:style>
    <style:style style:name="T2" style:family="text">
      <style:text-properties fo:font-family="'Courier New'" style:font-family-generic="modern" style:font-pitch="fixed" fo:font-size="20pt" fo:font-weight="bold" style:font-size-asian="20pt" style:font-weight-asian="bold" style:font-size-complex="20pt" style:font-weight-complex="bold"/>
    </style:style>
    <style:style style:name="T3" style:family="text">
      <style:text-properties fo:font-size="26pt" style:font-size-asian="18pt" style:font-size-complex="18pt"/>
    </style:style>
    <style:style style:name="T4" style:family="text">
      <style:text-properties fo:font-family="Impact" style:font-family-generic="swiss" style:font-pitch="variable" fo:font-size="24pt" style:text-underline-style="none" style:font-size-asian="24pt" style:font-size-complex="24pt"/>
    </style:style>
    <style:style style:name="T5" style:family="text">
      <style:text-properties fo:font-size="24pt" style:text-underline-style="none" style:font-size-asian="24pt" style:font-size-complex="24pt"/>
    </style:style>
    <style:style style:name="T6" style:family="text">
      <style:text-properties fo:font-family="'Courier New'" style:font-family-generic="modern" style:font-pitch="fixed" fo:font-size="30pt" style:text-underline-style="solid" style:text-underline-width="auto" style:text-underline-color="font-color" fo:font-weight="bold" style:font-size-asian="30pt" style:font-weight-asian="bold" style:font-size-complex="30pt" style:font-weight-complex="bold"/>
    </style:style>
    <style:style style:name="T7" style:family="text">
      <style:text-properties fo:font-size="24pt" style:font-size-asian="24pt" style:font-size-complex="24pt"/>
    </style:style>
    <style:style style:name="T8" style:family="text">
      <style:text-properties fo:color="#ffffff" fo:font-size="52pt" style:font-size-asian="52pt" style:font-size-complex="52pt"/>
    </style:style>
    <style:style style:name="T9" style:family="text">
      <style:text-properties fo:color="#000000" fo:font-size="52pt" style:font-size-asian="52pt" style:font-size-complex="52pt"/>
    </style:style>
    <style:style style:name="T10" style:family="text">
      <style:text-properties fo:font-style="italic" style:font-style-asian="italic" style:font-style-complex="italic"/>
    </style:style>
    <style:style style:name="T11" style:family="text">
      <style:text-properties fo:font-size="26pt" style:font-size-asian="26pt" style:font-size-complex="26pt"/>
    </style:style>
    <style:style style:name="T12" style:family="text">
      <style:text-properties fo:font-size="22pt" fo:font-weight="bold" style:font-size-asian="22pt" style:font-weight-asian="bold" style:font-size-complex="22pt" style:font-weight-complex="bold"/>
    </style:style>
    <style:style style:name="T13" style:family="text">
      <style:text-properties fo:font-weight="bold" style:font-weight-asian="bold" style:font-weight-complex="bold"/>
    </style:style>
    <style:style style:name="T14" style:family="text">
      <style:text-properties fo:color="#ff0000" style:text-underline-style="solid" style:text-underline-width="auto" style:text-underline-color="font-color" fo:font-weight="bold" style:font-weight-asian="bold" style:font-weight-complex="bold"/>
    </style:style>
    <style:style style:name="T15" style:family="text">
      <style:text-properties fo:font-size="6pt" style:font-size-asian="6pt" style:font-size-complex="6pt"/>
    </style:style>
    <style:style style:name="T16" style:family="text">
      <style:text-properties fo:font-size="22pt" style:font-size-asian="22pt" style:font-size-complex="22pt"/>
    </style:style>
    <style:style style:name="T17" style:family="text">
      <style:text-properties fo:color="#ff0000"/>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color="#000080" fo:font-size="20pt" fo:language="ru" fo:country="RU" style:font-size-asian="20pt" style:font-size-complex="20pt"/>
    </style:style>
    <style:style style:name="T20" style:family="text">
      <style:text-properties fo:color="#000080" fo:font-family="Arial" style:font-family-generic="roman" style:font-pitch="variable" fo:font-size="18pt" style:letter-kerning="true" style:font-family-asian="'Droid Sans Fallback'" style:font-family-generic-asian="system" style:font-pitch-asian="variable" style:font-size-asian="18pt" style:font-family-complex="FreeSans" style:font-family-generic-complex="system" style:font-pitch-complex="variable" style:font-size-complex="18pt"/>
    </style:style>
    <style:style style:name="T21" style:family="text">
      <style:text-properties fo:color="#000080" fo:font-size="14pt" fo:language="ru" fo:country="RU" fo:font-style="italic" style:font-size-asian="14pt" style:font-style-asian="italic" style:font-size-complex="14pt" style:font-style-complex="italic"/>
    </style:style>
    <style:style style:name="T22" style:family="text">
      <style:text-properties fo:font-size="24pt" fo:font-weight="bold" style:font-size-asian="24pt" style:font-weight-asian="bold" style:font-size-complex="24pt" style:font-weight-complex="bold"/>
    </style:style>
    <style:style style:name="T23" style:family="text">
      <style:text-properties fo:font-family="Arial" style:font-style-name="Normal" style:font-family-generic="swiss" fo:font-size="24pt" style:font-family-asian="Arial" style:font-style-name-asian="Normal" style:font-family-generic-asian="swiss" style:font-size-asian="24pt" style:font-family-complex="Arial" style:font-style-name-complex="Normal" style:font-family-generic-complex="swiss" style:font-size-complex="24pt"/>
    </style:style>
    <style:style style:name="T24" style:family="text">
      <style:text-properties fo:font-family="Arial" style:font-family-generic="roman" style:font-pitch="variable" fo:font-size="24pt" style:font-family-asian="Arial" style:font-style-name-asian="Normal" style:font-family-generic-asian="swiss" style:font-size-asian="24pt" style:font-family-complex="Arial" style:font-style-name-complex="Normal" style:font-family-generic-complex="swiss" style:font-size-complex="24pt"/>
    </style:style>
    <style:style style:name="T25" style:family="text">
      <style:text-properties fo:font-family="Arial" style:font-family-generic="roman" style:font-pitch="variable" fo:font-size="24pt" fo:font-weight="bold" style:font-family-asian="Arial" style:font-style-name-asian="Normal" style:font-family-generic-asian="swiss" style:font-size-asian="24pt" style:font-weight-asian="bold" style:font-family-complex="Arial" style:font-style-name-complex="Normal" style:font-family-generic-complex="swiss" style:font-size-complex="24pt" style:font-weight-complex="bold"/>
    </style:style>
    <style:style style:name="T26" style:family="text">
      <style:text-properties fo:font-size="20pt" style:font-size-asian="20pt" style:font-size-complex="20pt"/>
    </style:style>
    <style:style style:name="T27" style:family="text">
      <style:text-properties fo:color="#333333" fo:font-size="18pt" fo:font-weight="bold" style:font-size-asian="18pt" style:font-weight-asian="bold" style:font-size-complex="18pt" style:font-weight-complex="bold"/>
    </style:style>
    <style:style style:name="T28" style:family="text">
      <style:text-properties fo:font-size="28pt" style:font-size-asian="28pt" style:font-size-complex="28pt"/>
    </style:style>
    <style:style style:name="T29" style:family="text">
      <style:text-properties fo:font-size="28pt" fo:font-weight="bold" style:font-size-asian="28pt" style:font-weight-asian="bold" style:font-size-complex="28pt" style:font-weight-complex="bold"/>
    </style:style>
    <style:style style:name="T30" style:family="text">
      <style:text-properties fo:font-size="12pt" style:font-size-asian="12pt" style:font-size-complex="12pt"/>
    </style:style>
    <style:style style:name="T31" style:family="text">
      <style:text-properties fo:font-size="26pt" fo:font-weight="bold" style:font-size-asian="26pt" style:font-weight-asian="bold" style:font-size-complex="26pt" style:font-weight-complex="bold"/>
    </style:style>
    <style:style style:name="T32" style:family="text">
      <style:text-properties fo:font-size="18pt" fo:font-weight="bold" style:font-size-asian="18pt" style:font-weight-asian="bold" style:font-size-complex="18pt" style:font-weight-complex="bold"/>
    </style:style>
    <style:style style:name="T33" style:family="text">
      <style:text-properties fo:font-size="26pt" fo:font-weight="normal" style:font-size-asian="26pt" style:font-weight-asian="normal" style:font-size-complex="26pt" style:font-weight-complex="normal"/>
    </style:style>
    <style:style style:name="T34" style:family="text">
      <style:text-properties fo:font-size="20pt" fo:font-weight="bold" style:font-size-asian="20pt" style:font-weight-asian="bold" style:font-size-complex="20pt" style:font-weight-complex="bold"/>
    </style:style>
    <style:style style:name="T35" style:family="text">
      <style:text-properties fo:font-size="18pt" style:font-size-asian="18pt" style:font-size-complex="18pt"/>
    </style:style>
    <style:style style:name="T36" style:family="text">
      <style:text-properties fo:color="#ffffff" fo:font-size="20pt" fo:font-style="italic" fo:font-weight="bold" style:font-size-asian="20pt" style:font-style-asian="italic" style:font-weight-asian="bold" style:font-size-complex="20pt" style:font-style-complex="italic" style:font-weight-complex="bold"/>
    </style:style>
    <style:style style:name="T37" style:family="text">
      <style:text-properties fo:color="#ffffff" fo:font-family="Arial" style:font-family-generic="roman" style:font-pitch="variable" fo:font-size="18pt" fo:font-weight="bold" style:letter-kerning="true" style:font-family-asian="'Droid Sans Fallback'" style:font-family-generic-asian="system" style:font-pitch-asian="variable" style:font-size-asian="18pt" style:font-weight-asian="bold" style:font-family-complex="FreeSans" style:font-family-generic-complex="system" style:font-pitch-complex="variable" style:font-size-complex="18pt" style:font-weight-complex="bold"/>
    </style:style>
    <style:style style:name="T38" style:family="text">
      <style:text-properties fo:color="#666666" fo:font-size="20pt" fo:font-style="italic" fo:font-weight="bold" style:font-size-asian="20pt" style:font-style-asian="italic" style:font-weight-asian="bold" style:font-size-complex="20pt" style:font-style-complex="italic" style:font-weight-complex="bold"/>
    </style:style>
    <style:style style:name="T39" style:family="text">
      <style:text-properties fo:color="#666666" fo:font-size="18pt" fo:font-style="normal" fo:font-weight="bold" style:font-size-asian="18pt" style:font-style-asian="normal" style:font-weight-asian="bold" style:font-size-complex="18pt" style:font-style-complex="normal" style:font-weight-complex="bold"/>
    </style:style>
    <style:style style:name="T4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1" style:family="text">
      <style:text-properties fo:font-size="14pt" style:font-size-asian="14pt" style:font-size-complex="14pt"/>
    </style:style>
    <style:style style:name="T42" style:family="text">
      <style:text-properties fo:font-size="14pt" fo:font-weight="bold" style:font-size-asian="14pt" style:font-weight-asian="bold" style:font-size-complex="14pt" style:font-weight-complex="bold"/>
    </style:style>
    <style:style style:name="T43" style:family="text">
      <style:text-properties fo:font-size="16pt" fo:font-weight="bold" style:font-size-asian="16pt" style:font-weight-asian="bold" style:font-size-complex="16pt" style:font-weight-complex="bold"/>
    </style:style>
    <style:style style:name="T44" style:family="text">
      <style:text-properties fo:font-size="24pt" fo:font-style="italic" style:font-size-asian="24pt" style:font-style-asian="italic" style:font-size-complex="24pt" style:font-style-complex="italic"/>
    </style:style>
    <style:style style:name="T45" style:family="text">
      <style:text-properties fo:font-family="'Courier New'" style:font-family-generic="modern" style:font-pitch="fixed" fo:font-size="30pt" fo:font-weight="bold" style:font-size-asian="30pt" style:font-weight-asian="bold" style:font-size-complex="30pt" style:font-weight-complex="bold"/>
    </style:style>
    <style:style style:name="T46" style:family="text">
      <style:text-properties fo:font-family="'Courier New'" style:font-family-generic="modern" style:font-pitch="fixed" fo:font-size="22pt" fo:font-weight="bold" style:font-size-asian="22pt" style:font-weight-asian="bold" style:font-size-complex="22pt" style:font-weight-complex="bold"/>
    </style:style>
    <style:style style:name="T47" style:family="text">
      <style:text-properties fo:font-size="14pt" fo:font-style="italic" fo:font-weight="bold" style:font-size-asian="14pt" style:font-style-asian="italic" style:font-weight-asian="bold" style:font-size-complex="14pt" style:font-style-complex="italic" style:font-weight-complex="bold"/>
    </style:style>
    <style:style style:name="T48" style:family="text">
      <style:text-properties style:text-position="sub 58%" fo:font-size="14pt" fo:font-style="italic" fo:font-weight="bold" style:font-size-asian="14pt" style:font-style-asian="italic" style:font-weight-asian="bold" style:font-size-complex="14pt" style:font-style-complex="italic" style:font-weight-complex="bold"/>
    </style:style>
    <style:style style:name="T49" style:family="text">
      <style:text-properties fo:font-size="30pt" fo:font-weight="bold" style:font-size-asian="30pt" style:font-weight-asian="bold" style:font-size-complex="30pt" style:font-weight-complex="bold"/>
    </style:style>
    <style:style style:name="T50" style:family="text">
      <style:text-properties fo:font-family="'Courier New'" style:font-family-generic="modern" style:font-pitch="fixed" fo:font-size="16pt" fo:font-weight="bold" style:font-size-asian="16pt" style:font-weight-asian="bold" style:font-size-complex="16pt" style:font-weight-complex="bold"/>
    </style:style>
    <style:style style:name="T51" style:family="text">
      <style:text-properties fo:font-weight="normal" style:font-weight-asian="normal" style:font-weight-complex="normal"/>
    </style:style>
    <style:style style:name="T52" style:family="text">
      <style:text-properties fo:font-size="6pt" fo:font-weight="normal" style:font-size-asian="6pt" style:font-weight-asian="normal" style:font-size-complex="6pt" style:font-weight-complex="normal"/>
    </style:style>
    <style:style style:name="T53" style:family="text">
      <style:text-properties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54" style:family="text">
      <style:text-properties fo:font-size="25pt" style:font-size-asian="25pt" style:font-size-complex="25pt"/>
    </style:style>
    <style:style style:name="T55" style:family="text">
      <style:text-properties fo:font-size="22pt" style:text-underline-style="solid" style:text-underline-width="auto" style:text-underline-color="font-color" style:font-size-asian="22pt" style:font-size-complex="22pt"/>
    </style:style>
    <style:style style:name="T56" style:family="text">
      <style:text-properties fo:font-size="30pt" style:font-size-asian="30pt" style:font-size-complex="30pt"/>
    </style:style>
    <style:style style:name="T57" style:family="text">
      <style:text-properties fo:font-size="24pt" fo:font-style="italic" fo:font-weight="bold" style:font-size-asian="24pt" style:font-style-asian="italic" style:font-weight-asian="bold" style:font-size-complex="24pt" style:font-style-complex="italic" style:font-weight-complex="bold"/>
    </style:style>
    <style:style style:name="T58" style:family="text">
      <style:text-properties fo:color="#000080" fo:font-size="18pt" fo:font-weight="bold" style:font-size-asian="18pt" style:font-weight-asian="bold" style:font-size-complex="18pt" style:font-weight-complex="bold"/>
    </style:style>
    <style:style style:name="T59" style:family="text">
      <style:text-properties fo:color="#ff0000" fo:font-size="22pt" fo:font-weight="bold" style:font-size-asian="22pt" style:font-weight-asian="bold" style:font-size-complex="22pt" style:font-weight-complex="bold"/>
    </style:style>
    <style:style style:name="T60" style:family="text">
      <style:text-properties fo:font-size="18pt" fo:font-weight="normal" style:font-size-asian="18pt" style:font-weight-asian="normal" style:font-size-complex="18pt" style:font-weight-complex="normal"/>
    </style:style>
    <style:style style:name="T61" style:family="text">
      <style:text-properties fo:font-size="12pt" fo:font-weight="normal" style:font-size-asian="12pt" style:font-weight-asian="normal" style:font-size-complex="12pt" style:font-weight-complex="normal"/>
    </style:style>
    <style:style style:name="T62" style:family="text">
      <style:text-properties fo:color="#000080" fo:font-family="'Courier New'" style:font-family-generic="modern" style:font-pitch="fixed"/>
    </style:style>
    <style:style style:name="T63" style:family="text">
      <style:text-properties fo:color="#000080" fo:font-family="'Courier New'" style:font-family-generic="modern" style:font-pitch="fixed" fo:font-weight="bold" style:font-weight-asian="bold" style:font-weight-complex="bold"/>
    </style:style>
    <style:style style:name="T64" style:family="text">
      <style:text-properties fo:color="#000080" fo:font-family="'Courier New'" style:font-family-generic="modern" style:font-pitch="fixed" fo:font-weight="normal" style:font-weight-asian="normal" style:font-weight-complex="normal"/>
    </style:style>
    <style:style style:name="T65" style:family="text">
      <style:text-properties fo:color="#000080" fo:font-family="'Courier New'" style:font-family-generic="modern" style:font-pitch="fixed" fo:font-size="24pt" fo:font-weight="bold" style:font-size-asian="24pt" style:font-weight-asian="bold" style:font-size-complex="24pt" style:font-weight-complex="bold"/>
    </style:style>
    <style:style style:name="T66" style:family="text">
      <style:text-properties fo:color="#000080" fo:font-family="'Courier New'" style:font-family-generic="modern" style:font-pitch="fixed" fo:font-size="18pt" style:letter-kerning="true" style:font-family-asian="'Droid Sans Fallback'" style:font-family-generic-asian="system" style:font-pitch-asian="variable" style:font-size-asian="18pt" style:font-family-complex="FreeSans" style:font-family-generic-complex="system" style:font-pitch-complex="variable" style:font-size-complex="18pt"/>
    </style:style>
    <style:style style:name="T67" style:family="text">
      <style:text-properties fo:color="#000080" fo:font-family="'Courier New'" style:font-family-generic="modern" style:font-pitch="fixed" fo:font-size="16pt" style:font-size-asian="18pt" style:font-size-complex="18pt"/>
    </style:style>
    <style:style style:name="T68" style:family="text">
      <style:text-properties fo:font-size="22pt" fo:font-style="italic" style:font-size-asian="22pt" style:font-style-asian="italic" style:font-size-complex="2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105%"/>
      </text:list-level-style-bullet>
      <text:list-level-style-bullet text:level="2" text:bullet-char="➢">
        <style:list-level-properties text:space-before="0.6cm" text:min-label-width="0.6cm"/>
        <style:text-properties fo:font-family="StarSymbol" style:font-charset="x-symbol" style:use-window-font-color="true" fo:font-size="105%"/>
      </text:list-level-style-bullet>
      <text:list-level-style-bullet text:level="3" text:bullet-char="➢">
        <style:list-level-properties text:space-before="1.2cm" text:min-label-width="0.6cm"/>
        <style:text-properties fo:font-family="StarSymbol" style:font-charset="x-symbol" style:use-window-font-color="true" fo:font-size="105%"/>
      </text:list-level-style-bullet>
      <text:list-level-style-bullet text:level="4" text:bullet-char="➢">
        <style:list-level-properties text:space-before="1.8cm" text:min-label-width="0.6cm"/>
        <style:text-properties fo:font-family="StarSymbol" style:font-charset="x-symbol" style:use-window-font-color="true" fo:font-size="105%"/>
      </text:list-level-style-bullet>
      <text:list-level-style-bullet text:level="5" text:bullet-char="➢">
        <style:list-level-properties text:space-before="2.4cm" text:min-label-width="0.6cm"/>
        <style:text-properties fo:font-family="StarSymbol" style:font-charset="x-symbol" style:use-window-font-color="true" fo:font-size="105%"/>
      </text:list-level-style-bullet>
      <text:list-level-style-bullet text:level="6" text:bullet-char="➢">
        <style:list-level-properties text:space-before="3cm" text:min-label-width="0.6cm"/>
        <style:text-properties fo:font-family="StarSymbol" style:font-charset="x-symbol" style:use-window-font-color="true" fo:font-size="105%"/>
      </text:list-level-style-bullet>
      <text:list-level-style-bullet text:level="7" text:bullet-char="➢">
        <style:list-level-properties text:space-before="3.6cm" text:min-label-width="0.6cm"/>
        <style:text-properties fo:font-family="StarSymbol" style:font-charset="x-symbol" style:use-window-font-color="true" fo:font-size="105%"/>
      </text:list-level-style-bullet>
      <text:list-level-style-bullet text:level="8" text:bullet-char="➢">
        <style:list-level-properties text:space-before="4.2cm" text:min-label-width="0.6cm"/>
        <style:text-properties fo:font-family="StarSymbol" style:font-charset="x-symbol" style:use-window-font-color="true" fo:font-size="105%"/>
      </text:list-level-style-bullet>
      <text:list-level-style-bullet text:level="9" text:bullet-char="➢">
        <style:list-level-properties text:space-before="4.8cm" text:min-label-width="0.6cm"/>
        <style:text-properties fo:font-family="StarSymbol" style:font-charset="x-symbol" style:use-window-font-color="true" fo:font-size="105%"/>
      </text:list-level-style-bullet>
      <text:list-level-style-bullet text:level="10" text:bullet-char="➢">
        <style:list-level-properties text:space-before="5.4cm" text:min-label-width="0.6cm"/>
        <style:text-properties fo:font-family="StarSymbol" style:font-charset="x-symbol" style:use-window-font-color="true" fo:font-size="10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7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75%"/>
      </text:list-level-style-bullet>
      <text:list-level-style-bullet text:level="7" text:bullet-char="➔">
        <style:list-level-properties text:space-before="7.8cm" text:min-label-width="0.6cm"/>
        <style:text-properties fo:font-family="StarSymbol" style:font-charset="x-symbol" style:use-window-font-color="true" fo:font-size="75%"/>
      </text:list-level-style-bullet>
      <text:list-level-style-bullet text:level="8" text:bullet-char="➔">
        <style:list-level-properties text:space-before="9cm" text:min-label-width="0.6cm"/>
        <style:text-properties fo:font-family="StarSymbol" style:font-charset="x-symbol" style:use-window-font-color="true" fo:font-size="75%"/>
      </text:list-level-style-bullet>
      <text:list-level-style-bullet text:level="9" text:bullet-char="➔">
        <style:list-level-properties text:space-before="10.2cm" text:min-label-width="0.6cm"/>
        <style:text-properties fo:font-family="StarSymbol" style:font-charset="x-symbol" style:use-window-font-color="true" fo:font-size="75%"/>
      </text:list-level-style-bullet>
      <text:list-level-style-bullet text:level="10" text:bullet-char="➔">
        <style:list-level-properties text:space-before="11.4cm" text:min-label-width="0.6cm"/>
        <style:text-properties fo:font-family="StarSymbol" style:font-charset="x-symbol" style:use-window-font-color="true" fo:font-size="75%"/>
      </text:list-level-style-bullet>
    </text:list-style>
    <text:list-style style:name="L5">
      <text:list-level-style-number text:level="1" style:num-suffix="." style:num-format="I">
        <style:list-level-properties/>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6">
      <text:list-level-style-bullet text:level="1" text:bullet-char="➢">
        <style:list-level-properties/>
        <style:text-properties fo:font-family="StarSymbol" style:font-charset="x-symbol" style:use-window-font-color="true" fo:font-size="100%"/>
      </text:list-level-style-bullet>
      <text:list-level-style-bullet text:level="2" text:bullet-char="➢">
        <style:list-level-properties text:space-before="0.6cm" text:min-label-width="0.6cm"/>
        <style:text-properties fo:font-family="StarSymbol" style:font-charset="x-symbol" style:use-window-font-color="true" fo:font-size="100%"/>
      </text:list-level-style-bullet>
      <text:list-level-style-bullet text:level="3" text:bullet-char="➢">
        <style:list-level-properties text:space-before="1.2cm" text:min-label-width="0.6cm"/>
        <style:text-properties fo:font-family="StarSymbol" style:font-charset="x-symbol" style:use-window-font-color="true" fo:font-size="100%"/>
      </text:list-level-style-bullet>
      <text:list-level-style-bullet text:level="4" text:bullet-char="➢">
        <style:list-level-properties text:space-before="1.8cm" text:min-label-width="0.6cm"/>
        <style:text-properties fo:font-family="StarSymbol" style:font-charset="x-symbol" style:use-window-font-color="true" fo:font-size="100%"/>
      </text:list-level-style-bullet>
      <text:list-level-style-bullet text:level="5" text:bullet-char="➢">
        <style:list-level-properties text:space-before="2.4cm" text:min-label-width="0.6cm"/>
        <style:text-properties fo:font-family="StarSymbol" style:font-charset="x-symbol" style:use-window-font-color="true" fo:font-size="100%"/>
      </text:list-level-style-bullet>
      <text:list-level-style-bullet text:level="6" text:bullet-char="➢">
        <style:list-level-properties text:space-before="3cm" text:min-label-width="0.6cm"/>
        <style:text-properties fo:font-family="StarSymbol" style:font-charset="x-symbol" style:use-window-font-color="true" fo:font-size="100%"/>
      </text:list-level-style-bullet>
      <text:list-level-style-bullet text:level="7" text:bullet-char="➢">
        <style:list-level-properties text:space-before="3.6cm" text:min-label-width="0.6cm"/>
        <style:text-properties fo:font-family="StarSymbol" style:font-charset="x-symbol" style:use-window-font-color="true" fo:font-size="100%"/>
      </text:list-level-style-bullet>
      <text:list-level-style-bullet text:level="8" text:bullet-char="➢">
        <style:list-level-properties text:space-before="4.2cm" text:min-label-width="0.6cm"/>
        <style:text-properties fo:font-family="StarSymbol" style:font-charset="x-symbol" style:use-window-font-color="true" fo:font-size="100%"/>
      </text:list-level-style-bullet>
      <text:list-level-style-bullet text:level="9" text:bullet-char="➢">
        <style:list-level-properties text:space-before="4.8cm" text:min-label-width="0.6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font-charset="x-symbol" style:use-window-font-color="true" fo:font-size="100%"/>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9">
      <text:list-level-style-bullet text:level="1" text:bullet-char="✗">
        <style:list-level-properties/>
        <style:text-properties fo:font-family="StarSymbol" style:font-charset="x-symbol" style:use-window-font-color="true" fo:font-size="100%"/>
      </text:list-level-style-bullet>
      <text:list-level-style-bullet text:level="2" text:bullet-char="✗">
        <style:list-level-properties text:space-before="0.6cm" text:min-label-width="0.6cm"/>
        <style:text-properties fo:font-family="StarSymbol" style:font-charset="x-symbol" style:use-window-font-color="true" fo:font-size="100%"/>
      </text:list-level-style-bullet>
      <text:list-level-style-bullet text:level="3" text:bullet-char="✗">
        <style:list-level-properties text:space-before="1.2cm" text:min-label-width="0.6cm"/>
        <style:text-properties fo:font-family="StarSymbol" style:font-charset="x-symbol" style:use-window-font-color="true" fo:font-size="100%"/>
      </text:list-level-style-bullet>
      <text:list-level-style-bullet text:level="4" text:bullet-char="✗">
        <style:list-level-properties text:space-before="1.8cm" text:min-label-width="0.6cm"/>
        <style:text-properties fo:font-family="StarSymbol" style:font-charset="x-symbol" style:use-window-font-color="true" fo:font-size="100%"/>
      </text:list-level-style-bullet>
      <text:list-level-style-bullet text:level="5" text:bullet-char="✗">
        <style:list-level-properties text:space-before="2.4cm" text:min-label-width="0.6cm"/>
        <style:text-properties fo:font-family="StarSymbol" style:font-charset="x-symbol" style:use-window-font-color="true" fo:font-size="100%"/>
      </text:list-level-style-bullet>
      <text:list-level-style-bullet text:level="6" text:bullet-char="✗">
        <style:list-level-properties text:space-before="3cm" text:min-label-width="0.6cm"/>
        <style:text-properties fo:font-family="StarSymbol" style:font-charset="x-symbol" style:use-window-font-color="true" fo:font-size="100%"/>
      </text:list-level-style-bullet>
      <text:list-level-style-bullet text:level="7" text:bullet-char="✗">
        <style:list-level-properties text:space-before="3.6cm" text:min-label-width="0.6cm"/>
        <style:text-properties fo:font-family="StarSymbol" style:font-charset="x-symbol" style:use-window-font-color="true" fo:font-size="100%"/>
      </text:list-level-style-bullet>
      <text:list-level-style-bullet text:level="8" text:bullet-char="✗">
        <style:list-level-properties text:space-before="4.2cm" text:min-label-width="0.6cm"/>
        <style:text-properties fo:font-family="StarSymbol" style:font-charset="x-symbol" style:use-window-font-color="true" fo:font-size="100%"/>
      </text:list-level-style-bullet>
      <text:list-level-style-bullet text:level="9" text:bullet-char="✗">
        <style:list-level-properties text:space-before="4.8cm" text:min-label-width="0.6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font-charset="x-symbol" style:use-window-font-color="true" fo:font-size="100%"/>
      </text:list-level-style-bullet>
    </text:list-style>
    <text:list-style style:name="L10">
      <text:list-level-style-bullet text:level="1" text:bullet-char="●">
        <style:list-level-properties text:min-label-width="1.05cm"/>
        <style:text-properties fo:font-family="StarSymbol" style:use-window-font-color="true" fo:font-size="100%"/>
      </text:list-level-style-bullet>
      <text:list-level-style-bullet text:level="2" text:bullet-char="●">
        <style:list-level-properties text:space-before="0.6cm" text:min-label-width="1.05cm"/>
        <style:text-properties fo:font-family="StarSymbol" style:use-window-font-color="true" fo:font-size="100%"/>
      </text:list-level-style-bullet>
      <text:list-level-style-bullet text:level="3" text:bullet-char="●">
        <style:list-level-properties text:space-before="1.2cm" text:min-label-width="1.05cm"/>
        <style:text-properties fo:font-family="StarSymbol" style:use-window-font-color="true" fo:font-size="100%"/>
      </text:list-level-style-bullet>
      <text:list-level-style-bullet text:level="4" text:bullet-char="●">
        <style:list-level-properties text:space-before="1.8cm" text:min-label-width="1.05cm"/>
        <style:text-properties fo:font-family="StarSymbol" style:use-window-font-color="true" fo:font-size="100%"/>
      </text:list-level-style-bullet>
      <text:list-level-style-bullet text:level="5" text:bullet-char="●">
        <style:list-level-properties text:space-before="2.4cm" text:min-label-width="1.05cm"/>
        <style:text-properties fo:font-family="StarSymbol" style:use-window-font-color="true" fo:font-size="100%"/>
      </text:list-level-style-bullet>
      <text:list-level-style-bullet text:level="6" text:bullet-char="●">
        <style:list-level-properties text:space-before="3cm" text:min-label-width="1.05cm"/>
        <style:text-properties fo:font-family="StarSymbol" style:use-window-font-color="true" fo:font-size="100%"/>
      </text:list-level-style-bullet>
      <text:list-level-style-bullet text:level="7" text:bullet-char="●">
        <style:list-level-properties text:space-before="3.6cm" text:min-label-width="1.05cm"/>
        <style:text-properties fo:font-family="StarSymbol" style:use-window-font-color="true" fo:font-size="100%"/>
      </text:list-level-style-bullet>
      <text:list-level-style-bullet text:level="8" text:bullet-char="●">
        <style:list-level-properties text:space-before="4.2cm" text:min-label-width="1.05cm"/>
        <style:text-properties fo:font-family="StarSymbol" style:use-window-font-color="true" fo:font-size="100%"/>
      </text:list-level-style-bullet>
      <text:list-level-style-bullet text:level="9" text:bullet-char="●">
        <style:list-level-properties text:space-before="4.8cm" text:min-label-width="1.05cm"/>
        <style:text-properties fo:font-family="StarSymbol" style:use-window-font-color="true" fo:font-size="100%"/>
      </text:list-level-style-bullet>
      <text:list-level-style-bullet text:level="10" text:bullet-char="●">
        <style:list-level-properties text:space-before="5.4cm" text:min-label-width="1.05cm"/>
        <style:text-properties fo:font-family="StarSymbol" style:use-window-font-color="true" fo:font-size="100%"/>
      </text:list-level-style-bullet>
    </text:list-style>
    <text:list-style style:name="L11">
      <text:list-level-style-bullet text:level="1" text:bullet-char="●">
        <style:list-level-properties text:min-label-width="1cm"/>
        <style:text-properties fo:font-family="StarSymbol" style:use-window-font-color="true" fo:font-size="100%"/>
      </text:list-level-style-bullet>
      <text:list-level-style-bullet text:level="2" text:bullet-char="●">
        <style:list-level-properties text:space-before="0.6cm" text:min-label-width="1cm"/>
        <style:text-properties fo:font-family="StarSymbol" style:use-window-font-color="true" fo:font-size="100%"/>
      </text:list-level-style-bullet>
      <text:list-level-style-bullet text:level="3" text:bullet-char="●">
        <style:list-level-properties text:space-before="1.2cm" text:min-label-width="1cm"/>
        <style:text-properties fo:font-family="StarSymbol" style:use-window-font-color="true" fo:font-size="100%"/>
      </text:list-level-style-bullet>
      <text:list-level-style-bullet text:level="4" text:bullet-char="●">
        <style:list-level-properties text:space-before="1.8cm" text:min-label-width="1cm"/>
        <style:text-properties fo:font-family="StarSymbol" style:use-window-font-color="true" fo:font-size="100%"/>
      </text:list-level-style-bullet>
      <text:list-level-style-bullet text:level="5" text:bullet-char="●">
        <style:list-level-properties text:space-before="2.4cm" text:min-label-width="1cm"/>
        <style:text-properties fo:font-family="StarSymbol" style:use-window-font-color="true" fo:font-size="100%"/>
      </text:list-level-style-bullet>
      <text:list-level-style-bullet text:level="6" text:bullet-char="●">
        <style:list-level-properties text:space-before="3cm" text:min-label-width="1cm"/>
        <style:text-properties fo:font-family="StarSymbol" style:use-window-font-color="true" fo:font-size="100%"/>
      </text:list-level-style-bullet>
      <text:list-level-style-bullet text:level="7" text:bullet-char="●">
        <style:list-level-properties text:space-before="3.6cm" text:min-label-width="1cm"/>
        <style:text-properties fo:font-family="StarSymbol" style:use-window-font-color="true" fo:font-size="100%"/>
      </text:list-level-style-bullet>
      <text:list-level-style-bullet text:level="8" text:bullet-char="●">
        <style:list-level-properties text:space-before="4.2cm" text:min-label-width="1cm"/>
        <style:text-properties fo:font-family="StarSymbol" style:use-window-font-color="true" fo:font-size="100%"/>
      </text:list-level-style-bullet>
      <text:list-level-style-bullet text:level="9" text:bullet-char="●">
        <style:list-level-properties text:space-before="4.8cm" text:min-label-width="1cm"/>
        <style:text-properties fo:font-family="StarSymbol" style:use-window-font-color="true" fo:font-size="100%"/>
      </text:list-level-style-bullet>
      <text:list-level-style-bullet text:level="10" text:bullet-char="●">
        <style:list-level-properties text:space-before="5.4cm" text:min-label-width="1cm"/>
        <style:text-properties fo:font-family="StarSymbol" style:use-window-font-color="true" fo:font-size="100%"/>
      </text:list-level-style-bullet>
    </text:list-style>
    <text:list-style style:name="L1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3">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office:automatic-styles>
  <office:body>
    <office:presentation>
      <draw:page draw:name="Титул" draw:style-name="dp1" draw:master-page-name="Обычный" presentation:presentation-page-layout-name="AL1T1">
        <office:forms form:automatic-focus="false" form:apply-design-mode="false"/>
        <draw:frame draw:style-name="gr1" draw:text-style-name="P2" draw:layer="layout" svg:width="18.79cm" svg:height="7.921cm" svg:x="4.9cm" svg:y="5.4cm">
          <draw:text-box>
            <text:p text:style-name="P1"><text:span text:style-name="T1">СТРУКТУРА</text:span><text:span text:style-name="T1"><text:line-break/></text:span><text:span text:style-name="T1">OpenFOAM</text:span></text:p>
          </draw:text-box>
        </draw:frame>
        <draw:frame draw:style-name="gr2" draw:text-style-name="P4" draw:layer="layout" svg:width="27.749cm" svg:height="2.651cm" svg:x="0.2cm" svg:y="15.367cm">
          <draw:text-box>
            <text:p text:style-name="P3"><text:span text:style-name="T2">М.В. Крапошин (НИЦ Курчатовский Институт)</text:span></text:p>
            <text:p text:style-name="P3"><text:span text:style-name="T2">О.И. Самоваров (Институт Системного Программирования РАН)</text:span></text:p>
            <text:p text:style-name="P3"><text:span text:style-name="T2">С.В. Стрижак (ГОУ ВПО МГТУ им. Баумана)</text:span></text:p>
          </draw:text-box>
        </draw:fram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Терминология-1"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Терминология</text:p>
          </draw:text-box>
        </draw:frame>
        <draw:frame presentation:style-name="pr3" draw:layer="layout" svg:width="28cm" svg:height="13.86cm" svg:x="0cm" svg:y="4.641cm" presentation:class="outline">
          <draw:text-box>
            <text:list text:style-name="L2">
              <text:list-item>
                <text:p>Патч (patch), внешняя граница</text:p>
              </text:list-item>
              <text:list-item>
                <text:p>Расчетная область, пространство, расчетная сетка</text:p>
              </text:list-item>
              <text:list-item>
                <text:p>Внутренняя (объёмная) расчетная область</text:p>
              </text:list-item>
              <text:list-item>
                <text:p>Практически во всех случаях имя класса соответствует имени заголовочного файла. Если имя класса className, то его объявление содержится в файле className.H. Иначе, даются .H файлы с объявлением</text:p>
              </text:list-item>
            </text:list>
          </draw:text-box>
        </draw:frame>
        <presentation:notes draw:style-name="dp2">
          <draw:page-thumbnail draw:style-name="gr3"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Источники знания"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ИСТОЧНИКИ ЗНАНИЯ</text:p>
          </draw:text-box>
        </draw:frame>
        <draw:frame presentation:style-name="pr3" draw:layer="layout" svg:width="28cm" svg:height="13.86cm" svg:x="0cm" svg:y="4.641cm" presentation:class="outline">
          <draw:text-box>
            <text:list text:style-name="L2">
              <text:list-item>
                <text:p><text:a xlink:href="http://www.openfoam.com/">www.openfoam.com</text:a> </text:p>
              </text:list-item>
            </text:list>
          </draw:text-box>
        </draw:frame>
        <draw:frame draw:style-name="gr4" draw:text-style-name="P5" draw:layer="layout" svg:width="8.507cm" svg:height="2.301cm" svg:x="0.5cm" svg:y="6.5cm">
          <draw:text-box>
            <text:p><text:span text:style-name="T3"><text:a xlink:href="http://valera.asf.ru/cpp/book/">http://valera.asf.ru/cpp/book/</text:a></text:span><text:span text:style-name="T3"> </text:span></text:p>
          </draw:text-box>
        </draw:frame>
        <presentation:notes draw:style-name="dp2">
          <draw:page-thumbnail draw:style-name="gr3"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Содержание курса" draw:style-name="dp1" draw:master-page-name="Обычный" presentation:presentation-page-layout-name="AL1T1">
        <office:forms form:automatic-focus="false" form:apply-design-mode="false"/>
        <draw:frame presentation:style-name="pr2" draw:layer="layout" svg:width="28cm" svg:height="1.843cm" svg:x="0cm" svg:y="2.5cm" presentation:class="title" presentation:user-transformed="true">
          <draw:text-box>
            <text:p>СОДЕРЖАНИЕ КУРСА</text:p>
          </draw:text-box>
        </draw:frame>
        <draw:frame presentation:style-name="pr4" draw:text-style-name="P7" draw:layer="layout" svg:width="27cm" svg:height="11.677cm" svg:x="0.5cm" svg:y="4.5cm">
          <draw:text-box>
            <text:p text:style-name="P6"><text:span text:style-name="T4">ДЕНЬ ПЕРВЫЙ — ГЛАДИ ВОДНОЙ СТОПОЙ НЕ КАСАЯСЬ</text:span></text:p>
            <text:p text:style-name="P6"><text:span text:style-name="T5">1.ВВЕДЕНИЕ</text:span></text:p>
            <text:p text:style-name="P6"><text:span text:style-name="T5">2.ИСПОЛЬЗОВАНИЕ C++ ДЛЯ РЕШЕНИЯ ЗАДАЧ МСС В OPENFOAM</text:span></text:p>
            <text:p text:style-name="P6"><text:span text:style-name="T5">3.РАЗРАБОТКА ПРИЛОЖЕНИЙ НА ЯЗЫКЕ C++ В СРЕДЕ UNIHUB</text:span></text:p>
            <text:p text:style-name="P6"><text:span text:style-name="T5">4.СТРУКТУРА OPENFOAM</text:span></text:p>
            <text:p text:style-name="P6"><text:span text:style-name="T5">5.ОБЗОР ИСХОДНОГО КОДА НЕКОТОРЫХ ОСНОВНЫХ РЕШАТЕЛЕЙ — ЛАБОРАТОРНЫЕ РАБОТЫ</text:span></text:p>
            <text:p text:style-name="P6"><text:span text:style-name="T4">ДЕНЬ ВТОРОЙ — В НЕПТУНА, ЗЕВСА И АИДА ОБИТЕЛЬ ВТОРГАЯСЬ</text:span></text:p>
            <text:p text:style-name="P6"><text:span text:style-name="T5">6.ОСНОВНЫЕ СТРУКТУРНЫЕ ЕДИНИЦЫ ИСХОДНОГО КОДА OPENFOAM</text:span></text:p>
            <text:p text:style-name="P6"><text:span text:style-name="T5">7.ЛАБОРАТОРНЫЕ РАБОТЫ: РЕШЕНИЕ ПРОСТЕЙШИХ ЗАДАЧ МСС СРЕДСТВАМИ OPENFOAM</text:span></text:p>
          </draw:text-box>
        </draw:frame>
        <presentation:notes draw:style-name="dp2">
          <draw:page-thumbnail draw:style-name="gr3"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Парадигмы программирования"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ПАРАДИГМЫ ПРОГРАММИРОВАНИЯ</text:p>
          </draw:text-box>
        </draw:frame>
        <draw:frame presentation:style-name="pr3" draw:layer="layout" svg:width="28cm" svg:height="13.86cm" svg:x="0cm" svg:y="4.641cm" presentation:class="outline">
          <draw:text-box>
            <text:list text:style-name="L2">
              <text:list-item>
                <text:p>ПРОЦЕДУРНОЕ — предполагает понимание как всей задачи в целом, так и каждой её части</text:p>
              </text:list-item>
              <text:list-item>
                <text:p>ОБЪЕКТНО-ОРИЕНТИРОВАННОЕ — намечаются цели, которые далее можно решать некоторым (абстрактным) способом. Стратегия отделена от тактики</text:p>
              </text:list-item>
            </text:list>
          </draw:text-box>
        </draw:frame>
        <presentation:notes draw:style-name="dp2">
          <draw:page-thumbnail draw:style-name="gr3"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Отличия ОО от П" draw:style-name="dp1" draw:master-page-name="Обычный" presentation:presentation-page-layout-name="AL1T1">
        <office:forms form:automatic-focus="false" form:apply-design-mode="false"/>
        <draw:frame presentation:style-name="pr2" draw:text-style-name="P8" draw:layer="layout" svg:width="28cm" svg:height="2.399cm" svg:x="0cm" svg:y="2.522cm" presentation:class="title" presentation:user-transformed="true">
          <draw:text-box>
            <text:p><text:span text:style-name="T6">Отличие объектно-ориентированного от процедурного стиля программирования</text:span></text:p>
          </draw:text-box>
        </draw:frame>
        <draw:frame draw:style-name="gr5" draw:text-style-name="P9" draw:layer="layout" svg:width="26.5cm" svg:height="4.5cm" svg:x="1cm" svg:y="5.2cm">
          <draw:text-box>
            <text:p><text:span text:style-name="T7">Процедурное Программирование. Базовые единицы — переменная и функция. Стратегия программы определяется до написания исходного в виде блок-схем или псевдокода. Пример: Fortran, C, Pascal</text:span></text:p>
          </draw:text-box>
        </draw:frame>
        <draw:frame draw:style-name="gr6" draw:layer="layout" svg:width="12.609cm" svg:height="3.151cm" svg:x="8.9cm" svg:y="8.5cm">
          <draw:text-box>
            <text:p>subroutine sum (a,b,c)</text:p>
            <text:p><text:s text:c="2"/>real*4 a, b, c</text:p>
            <text:p><text:s text:c="2"/>c = a + b</text:p>
            <text:p>end subroutine</text:p>
          </draw:text-box>
        </draw:frame>
        <draw:frame draw:style-name="gr7" draw:text-style-name="P9" draw:layer="layout" svg:width="26.5cm" svg:height="3.4cm" svg:x="1cm" svg:y="12cm">
          <draw:text-box>
            <text:p><text:span text:style-name="T7">Объектно-ориентированное программирование. Базовая единица — класс, содержащий в себе и данные (атрибуты) класса и методы</text:span></text:p>
          </draw:text-box>
        </draw:frame>
        <draw:frame draw:style-name="gr6" draw:layer="layout" svg:width="15.499cm" svg:height="5.311cm" svg:x="9.001cm" svg:y="14.301cm">
          <draw:text-box>
            <text:p>class A{</text:p>
            <text:p><text:s text:c="2"/>float val;</text:p>
            <text:p><text:s text:c="2"/>const A&amp; sum(const A&amp; a, const A&amp; b){</text:p>
            <text:p><text:s text:c="4"/>val = a.val + b.val;</text:p>
            <text:p><text:s text:c="4"/>return *this;</text:p>
            <text:p><text:s text:c="2"/>}</text:p>
            <text:p>};</text:p>
          </draw:text-box>
        </draw:frame>
        <presentation:notes draw:style-name="dp2">
          <draw:page-thumbnail draw:style-name="gr3"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Три кита" draw:style-name="dp1" draw:master-page-name="Обычный" presentation:presentation-page-layout-name="AL1T1">
        <office:forms form:automatic-focus="false" form:apply-design-mode="false"/>
        <draw:custom-shape draw:style-name="gr8" draw:text-style-name="P1" draw:layer="layout" svg:width="3cm" svg:height="3cm" svg:x="2cm" svg:y="16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9" draw:text-style-name="P1" draw:layer="layout" svg:width="3cm" svg:height="3cm" svg:x="2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2" draw:layer="layout" svg:width="28.5cm" svg:height="2.399cm" svg:x="0cm" svg:y="2.222cm" presentation:class="title" presentation:user-transformed="true">
          <draw:text-box>
            <text:p>ТРИ КИТА ОБЪЕКТНО-ОРИЕНТИРОВАННОГО ПРОГРАММИРОВАНИЯ</text:p>
          </draw:text-box>
        </draw:frame>
        <draw:frame presentation:style-name="pr5" draw:text-style-name="P10" draw:layer="layout" svg:width="28cm" svg:height="13.859cm" svg:x="0cm" svg:y="5.341cm" presentation:class="outline" presentation:user-transformed="true">
          <draw:text-box>
            <text:list text:style-name="L2">
              <text:list-item>
                <text:p text:style-name="P10">Инкапсуляция (сокрытие данных)</text:p>
              </text:list-item>
              <text:list-item>
                <text:p text:style-name="P10">Наследование (сохранение базовых принципов)</text:p>
              </text:list-item>
              <text:list-item>
                <text:p text:style-name="P10">Полиморфизм (плюрализм методов решения)</text:p>
              </text:list-item>
            </text:list>
          </draw:text-box>
        </draw:frame>
        <draw:custom-shape draw:style-name="gr10" draw:text-style-name="P11" draw:layer="layout" svg:width="5.5cm" svg:height="2.5cm" svg:x="11.546cm" svg:y="7cm">
          <text:p text:style-name="P1"><text:span text:style-name="T8">?</text:span></text:p>
          <draw:enhanced-geometry svg:viewBox="0 0 21600 21600" draw:type="rectangle" draw:enhanced-path="M 0 0 L 21600 0 21600 21600 0 21600 0 0 Z N"/>
        </draw:custom-shape>
        <draw:line draw:style-name="gr11" draw:text-style-name="P1" draw:layer="layout" svg:x1="7.9cm" svg:y1="8.3cm" svg:x2="10.9cm" svg:y2="8.3cm">
          <text:p/>
        </draw:line>
        <draw:frame draw:style-name="gr12" draw:text-style-name="P12" draw:layer="layout" svg:width="1.522cm" svg:height="2.301cm" svg:x="5.678cm" svg:y="7.2cm">
          <draw:text-box>
            <text:p text:style-name="P1"><text:span text:style-name="T9">X</text:span></text:p>
          </draw:text-box>
        </draw:frame>
        <draw:line draw:style-name="gr11" draw:text-style-name="P1" draw:layer="layout" svg:x1="17.5cm" svg:y1="8.4cm" svg:x2="20.5cm" svg:y2="8.4cm">
          <text:p/>
        </draw:line>
        <draw:frame draw:style-name="gr12" draw:text-style-name="P12" draw:layer="layout" svg:width="1.522cm" svg:height="2.301cm" svg:x="20.678cm" svg:y="7.201cm">
          <draw:text-box>
            <text:p text:style-name="P1"><text:span text:style-name="T9">Y</text:span></text:p>
          </draw:text-box>
        </draw:frame>
        <draw:custom-shape draw:style-name="gr9" draw:text-style-name="P1" xml:id="id2" draw:id="id2" draw:layer="layout" svg:width="3cm" svg:height="3cm" svg:x="9.2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3" draw:id="id3" draw:layer="layout" svg:width="3.5cm" svg:height="1.5cm" svg:x="14.5cm" svg:y="11.6cm">
          <text:p/>
          <draw:enhanced-geometry svg:viewBox="0 0 21600 21600" draw:type="rectangle" draw:enhanced-path="M 0 0 L 21600 0 21600 21600 0 21600 0 0 Z N"/>
        </draw:custom-shape>
        <draw:custom-shape draw:style-name="gr9" draw:text-style-name="P1" xml:id="id4" draw:id="id4" draw:layer="layout" svg:width="3cm" svg:height="2.5cm" svg:x="20.6cm" svg:y="11.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3" draw:text-style-name="P1" xml:id="id1" draw:id="id1" draw:layer="layout" svg:width="3.5cm" svg:height="2cm" svg:x="3.4cm" svg:y="1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1" draw:text-style-name="P1" draw:layer="layout" svg:x1="6.9cm" svg:y1="12.4cm" svg:x2="9.2cm" svg:y2="12.4cm" draw:start-shape="id1" draw:start-glue-point="1" draw:end-shape="id2" draw:end-glue-point="6" svg:d="m6900 12400h2300">
          <text:p/>
        </draw:connector>
        <draw:connector draw:style-name="gr11" draw:text-style-name="P1" draw:layer="layout" svg:x1="12.2cm" svg:y1="12.4cm" svg:x2="14.5cm" svg:y2="12.35cm" draw:start-shape="id2" draw:start-glue-point="10" draw:end-shape="id3" draw:end-glue-point="3" svg:d="m12200 12400h1150v-50h1150">
          <text:p/>
        </draw:connector>
        <draw:connector draw:style-name="gr11" draw:text-style-name="P1" draw:layer="layout" svg:x1="18cm" svg:y1="12.35cm" svg:x2="20.6cm" svg:y2="12.156cm" draw:start-shape="id3" draw:start-glue-point="1" draw:end-shape="id4" draw:end-glue-point="5" svg:d="m18000 12350h1300v-194h1300">
          <text:p/>
        </draw:connector>
        <draw:frame draw:style-name="gr14" draw:layer="layout" svg:width="11.588cm" svg:height="2.131cm" svg:x="10.428cm" svg:y="16.366cm">
          <draw:object xlink:href="./Object 35" xlink:type="simple" xlink:show="embed" xlink:actuate="onLoad"/>
          <draw:image xlink:href="./ObjectReplacements/Object 35" xlink:type="simple" xlink:show="embed" xlink:actuate="onLoad"/>
        </draw:frame>
        <draw:line draw:style-name="gr11" draw:text-style-name="P1" draw:layer="layout" svg:x1="3.5cm" svg:y1="17.5cm" svg:x2="4.5cm" svg:y2="16.5cm">
          <text:p/>
        </draw:line>
        <draw:frame draw:style-name="gr1" draw:text-style-name="P13" draw:layer="layout" svg:width="0.959cm" svg:height="0.962cm" svg:x="3.141cm" svg:y="16.342cm">
          <draw:text-box>
            <text:p text:style-name="P3"><text:span text:style-name="T10">R</text:span></text:p>
          </draw:text-box>
        </draw:frame>
        <draw:line draw:style-name="gr15" draw:text-style-name="P1" xml:id="id5" draw:id="id5" draw:layer="layout" svg:x1="5cm" svg:y1="16.7cm" svg:x2="7cm" svg:y2="16.7cm">
          <text:p/>
        </draw:line>
        <draw:line draw:style-name="gr15" draw:text-style-name="P1" xml:id="id6" draw:id="id6" draw:layer="layout" svg:x1="5cm" svg:y1="18.3cm" svg:x2="7cm" svg:y2="18.3cm">
          <text:p/>
        </draw:line>
        <draw:connector draw:style-name="gr16" draw:text-style-name="P1" draw:layer="layout" svg:x1="6cm" svg:y1="16.7cm" svg:x2="6cm" svg:y2="18.3cm" draw:start-shape="id5" draw:start-glue-point="0" draw:end-shape="id6" draw:end-glue-point="0" svg:d="m6000 16700v1600">
          <text:p/>
        </draw:connector>
        <draw:frame draw:style-name="gr1" draw:text-style-name="P13" draw:layer="layout" svg:width="0.853cm" svg:height="0.962cm" svg:x="6.041cm" svg:y="16.9cm">
          <draw:text-box>
            <text:p text:style-name="P3"><text:span text:style-name="T10">a</text:span></text:p>
          </draw:text-box>
        </draw:frame>
        <presentation:notes draw:style-name="dp2">
          <draw:page-thumbnail draw:style-name="gr3"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Процесс компиляции" draw:style-name="dp1" draw:master-page-name="Обычный" presentation:presentation-page-layout-name="AL1T1">
        <office:forms form:automatic-focus="false" form:apply-design-mode="false"/>
        <draw:frame presentation:style-name="pr6" draw:layer="layout" svg:width="28cm" svg:height="1.843cm" svg:x="0cm" svg:y="2.5cm" presentation:class="title">
          <draw:text-box>
            <text:p>ПРОЦЕСС КОМПИЛЯЦИИ</text:p>
          </draw:text-box>
        </draw:frame>
        <draw:frame presentation:style-name="pr7" draw:layer="layout" svg:width="28cm" svg:height="13.859cm" svg:x="0cm" svg:y="4.641cm" presentation:class="outline">
          <draw:text-box>
            <text:list text:style-name="L2">
              <text:list-item>
                <text:p>Препроцессор gcc — осуществляет синтаксический анализ исходного кода, условную компиляцию</text:p>
              </text:list-item>
              <text:list-item>
                <text:p>Транслятор gcc — транслирует исходный код в объектные файлы</text:p>
              </text:list-item>
              <text:list-item>
                <text:p>Сборщик gcc — собирает объектные файлы в исполняемый либо в динамическую библиотеку</text:p>
              </text:list-item>
            </text:list>
          </draw:text-box>
        </draw:frame>
        <presentation:notes draw:style-name="dp2">
          <draw:page-thumbnail draw:style-name="gr3"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Системы сборки" draw:style-name="dp1" draw:master-page-name="Обычный" presentation:presentation-page-layout-name="AL1T1">
        <office:forms form:automatic-focus="false" form:apply-design-mode="false"/>
        <draw:frame presentation:style-name="pr6" draw:layer="layout" svg:width="28cm" svg:height="1.843cm" svg:x="0cm" svg:y="2.5cm" presentation:class="title">
          <draw:text-box>
            <text:p>СИСТЕМЫ СБОРКИ</text:p>
          </draw:text-box>
        </draw:frame>
        <draw:frame draw:style-name="gr1" draw:layer="layout" svg:width="9.4cm" svg:height="2.384cm" svg:x="-3.9cm" svg:y="21.616cm">
          <draw:text-box>
            <text:p>Make, cmake, autoconf, wmake</text:p>
            <text:p/>
            <text:p/>
          </draw:text-box>
        </draw:frame>
        <draw:frame presentation:style-name="pr7" draw:layer="layout" svg:width="28cm" svg:height="14.52cm" svg:x="0cm" svg:y="4.642cm" presentation:class="outline" presentation:user-transformed="true">
          <draw:text-box>
            <text:list text:style-name="L2">
              <text:list-item>
                <text:p>Система сборки make — makefile — устанавливает зависимости между исходными файлами — как и в какой последовательности выполнять компиляцию и сборку. Сложный и неоднозначный синтаксис.</text:p>
              </text:list-item>
              <text:list-item>
                <text:p>Надстройки над make:</text:p>
                <text:list>
                  <text:list-item>
                    <text:p><text:span text:style-name="T11">autoconf — построение makefile по имеющемуся скрипту</text:span></text:p>
                  </text:list-item>
                  <text:list-item>
                    <text:p><text:span text:style-name="T11">cmake — построение makefile по имеющемуся файлу настроек CMakeLists</text:span></text:p>
                  </text:list-item>
                  <text:list-item>
                    <text:p><text:span text:style-name="T11">wmake — построение makefile в соответствии с файлами Make/files и Make/options</text:span></text:p>
                  </text:list-item>
                </text:list>
              </text:list-item>
            </text:list>
          </draw:text-box>
        </draw:frame>
        <presentation:notes draw:style-name="dp2">
          <draw:page-thumbnail draw:style-name="gr3"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Система сборки wmake"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СИСТЕМА СБОРКИ WMAKE</text:p>
          </draw:text-box>
        </draw:frame>
        <draw:frame presentation:style-name="pr5" draw:layer="layout" svg:width="28cm" svg:height="13.859cm" svg:x="0cm" svg:y="4.641cm" presentation:class="outline">
          <draw:text-box>
            <text:list text:style-name="L2">
              <text:list-item>
                <text:p>Файлы исходного кода имеют имя .H или .C</text:p>
              </text:list-item>
              <text:list-item>
                <text:p>Список компилируемых файлов: Make/files</text:p>
              </text:list-item>
              <text:list-item>
                <text:p>Опции компиляции Make/options</text:p>
              </text:list-item>
            </text:list>
          </draw:text-box>
        </draw:frame>
        <draw:frame draw:style-name="gr17" draw:layer="layout" svg:width="12.072cm" svg:height="2.385cm" svg:x="0.5cm" svg:y="12.7cm">
          <draw:text-box>
            <text:p>laplacianFoam.C</text:p>
            <text:p/>
            <text:p>EXE = $(FOAM_APPBIN)/laplacianFoam</text:p>
          </draw:text-box>
        </draw:frame>
        <draw:frame draw:style-name="gr18" draw:layer="layout" svg:width="11.356cm" svg:height="4.518cm" svg:x="16cm" svg:y="11.482cm">
          <draw:text-box>
            <text:p>EXE_INC = \</text:p>
            <text:p><text:s text:c="4"/>-I$(LIB_SRC)/finiteVolume/lnInclude</text:p>
            <text:p/>
            <text:p>EXE_LIBS = \</text:p>
            <text:p><text:s text:c="4"/>-lfiniteVolume \</text:p>
            <text:p><text:s text:c="4"/>-llduSolvers</text:p>
          </draw:text-box>
        </draw:frame>
        <presentation:notes draw:style-name="dp2">
          <draw:page-thumbnail draw:style-name="gr3"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C++ за 8 шагов, шаг I" draw:style-name="dp1" draw:master-page-name="Обычный" presentation:presentation-page-layout-name="AL1T1">
        <office:forms form:automatic-focus="false" form:apply-design-mode="false"/>
        <draw:frame draw:style-name="gr19" draw:layer="layout" svg:width="27.096cm" svg:height="11.311cm" svg:x="0.5cm" svg:y="4.477cm">
          <draw:text-box>
            <text:p><text:span text:style-name="T12">Шаг 1. Базовые типы переменных, присваивание, ветвление, циклы</text:span></text:p>
            <text:p>1) Переменные всегда объявляются явно. Поддерживаются следующие базовые типы:<text:line-break/><text:span text:style-name="T13">short, int, long, float, double, char, bool, </text:span><text:span text:style-name="T14">void</text:span></text:p>
            <text:p/>
            <text:p/>
            <text:p>2) Присваивание, присваивание с инкрементом и декрементом: <text:span text:style-name="T13">=, +=, -=, *=, /=, ++, - -</text:span></text:p>
            <text:p/>
            <text:p/>
            <text:p>3) Ветвление: конструкции<text:span text:style-name="T13"> if-else if, switch</text:span></text:p>
            <text:p/>
            <text:p/>
            <text:p/>
            <text:p/>
            <text:p/>
            <text:p><text:span text:style-name="T15"/></text:p>
            <text:p>4) Циклы: while, for</text:p>
          </draw:text-box>
        </draw:frame>
        <draw:frame presentation:style-name="pr6" draw:layer="layout" svg:width="28cm" svg:height="1.843cm" svg:x="0cm" svg:y="2.5cm" presentation:class="title">
          <draw:text-box>
            <text:p>C++ за 8 шагов (I)</text:p>
          </draw:text-box>
        </draw:frame>
        <draw:frame draw:style-name="gr20" draw:layer="layout" svg:width="22.2cm" svg:height="1cm" svg:x="0.8cm" svg:y="7.2cm">
          <draw:text-box>
            <text:p>double a=0.0,b; int l=1,k; bool c; const float pi=3.14;</text:p>
          </draw:text-box>
        </draw:frame>
        <draw:frame draw:style-name="gr20" draw:layer="layout" svg:width="19.599cm" svg:height="1cm" svg:x="0.801cm" svg:y="9.3cm">
          <draw:text-box>
            <text:p>s=0; s=s+1; s+=1; s++; a=b=s++; a=b=++s; a+=b;</text:p>
          </draw:text-box>
        </draw:frame>
        <draw:frame draw:style-name="gr21" draw:layer="layout" svg:width="13.099cm" svg:height="3.871cm" svg:x="0.801cm" svg:y="11.259cm">
          <draw:text-box>
            <text:p>if (a&gt;=0 &amp;&amp; a&lt;=1)</text:p>
            <text:p>{ // если а в диапазоне[0,1]</text:p>
            <text:p>}</text:p>
            <text:p>else if (a&lt;0){} //если a &lt; 0</text:p>
            <text:p>else{} //все остальные случаи</text:p>
          </draw:text-box>
        </draw:frame>
        <draw:frame draw:style-name="gr21" draw:layer="layout" svg:width="13.899cm" svg:height="4.591cm" svg:x="14.401cm" svg:y="10.8cm">
          <draw:text-box>
            <text:p>switch (j)</text:p>
            <text:p>{</text:p>
            <text:p><text:s/>case 0: {break;}// если j = 0</text:p>
            <text:p><text:s/>case 1: {break;}// если j = 1</text:p>
            <text:p><text:s/>default: {break;}// другие случаи</text:p>
            <text:p>}</text:p>
          </draw:text-box>
        </draw:frame>
        <draw:frame draw:style-name="gr22" draw:layer="layout" svg:width="8.599cm" svg:height="3.2cm" svg:x="0.901cm" svg:y="15.9cm">
          <draw:text-box>
            <text:p>while (i &lt; 10)</text:p>
            <text:p>{i++;}</text:p>
            <text:p>do</text:p>
            <text:p>{j++;} while (j&lt;10);</text:p>
          </draw:text-box>
        </draw:frame>
        <draw:frame draw:style-name="gr22" draw:layer="layout" svg:width="10.099cm" svg:height="3.2cm" svg:x="9.901cm" svg:y="15.9cm">
          <draw:text-box>
            <text:p>for (int j=0; j&lt;10; j++)</text:p>
            <text:p>{</text:p>
            <text:p><text:s text:c="2"/>cout &lt;&lt; j &lt;&lt; endl;</text:p>
            <text:p>}</text:p>
          </draw:text-box>
        </draw:frame>
        <draw:frame draw:style-name="gr23" draw:layer="layout" svg:width="7cm" svg:height="1.711cm" svg:x="20.5cm" svg:y="15.9cm">
          <draw:text-box>
            <text:p>while(1){}</text:p>
            <text:p>for(;;){}</text:p>
          </draw:text-box>
        </draw:frame>
        <presentation:notes draw:style-name="dp2">
          <draw:page-thumbnail draw:style-name="gr3"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C++ за 8 шагов, шаг II" draw:style-name="dp1" draw:master-page-name="Обычный" presentation:presentation-page-layout-name="AL1T1">
        <office:forms form:automatic-focus="false" form:apply-design-mode="false"/>
        <draw:frame presentation:style-name="pr6" draw:layer="layout" svg:width="28cm" svg:height="1.843cm" svg:x="0cm" svg:y="2.5cm" presentation:class="title">
          <draw:text-box>
            <text:p>C++ за 8 шагов (II)</text:p>
          </draw:text-box>
        </draw:frame>
        <draw:frame draw:style-name="gr24" draw:layer="layout" svg:width="27.066cm" svg:height="11.309cm" svg:x="0.558cm" svg:y="4.5cm">
          <draw:text-box>
            <text:p><text:span text:style-name="T13">Шаг 2. Специальные типы переменных. Указатели, массивы , ссылки, функции</text:span></text:p>
            <text:p>1) Указатель <text:span text:style-name="T12">*</text:span> <text:s/>— переменная, хранящая адрес некоторой области памяти заданной длины, которая определяется типом указателя либо вручную (при типе указателя void или в случае массива). К указателям применимы операции =, +, -, ++, - -, +=, -= и прочие</text:p>
            <text:p/>
            <text:p/>
            <text:p>2) Массив <text:span text:style-name="T16">[]</text:span> — статический эквивалент указателя — хранит указатель на первый элемент и длину массива (число элементов)</text:p>
            <text:p/>
            <text:p><text:span text:style-name="T15"/></text:p>
            <text:p>3) Ссылка <text:span text:style-name="T12">&amp;</text:span> - символическая ссылка на переменную, с которой можно работать как с самой переменной. Безопасный аналог указателя.</text:p>
            <text:p/>
            <text:p><text:span text:style-name="T15"/></text:p>
            <text:p>4) <text:span text:style-name="T17">Функция</text:span> <text:span text:style-name="T12">()</text:span> - поименованный поток инструкций, в который передаются данные и из которого возвращаются данные.</text:p>
          </draw:text-box>
        </draw:frame>
        <draw:frame draw:style-name="gr20" draw:layer="layout" svg:width="22.2cm" svg:height="1cm" svg:x="0.8cm" svg:y="7.9cm">
          <draw:text-box>
            <text:p>double a=0.0; double *pa = &amp;a; *pa+=10;</text:p>
          </draw:text-box>
        </draw:frame>
        <draw:frame draw:style-name="gr20" draw:layer="layout" svg:width="22.2cm" svg:height="1cm" svg:x="0.8cm" svg:y="10.7cm">
          <draw:text-box>
            <text:p>double a[2]; a[0] = 1.0; *(a+1) = a[0]*2.0;</text:p>
          </draw:text-box>
        </draw:frame>
        <draw:frame draw:style-name="gr20" draw:layer="layout" svg:width="22.2cm" svg:height="1cm" svg:x="0.8cm" svg:y="13.3cm">
          <draw:text-box>
            <text:p>double a=0.0; double &amp;la = a; la+=10;</text:p>
          </draw:text-box>
        </draw:frame>
        <draw:frame draw:style-name="gr25" draw:layer="layout" svg:width="22.2cm" svg:height="3.871cm" svg:x="0.8cm" svg:y="15.8cm">
          <draw:text-box>
            <text:p>double power (double&amp; val, int f){</text:p>
            <text:p><text:s text:c="2"/>double v = 1.0;</text:p>
            <text:p><text:s text:c="2"/>for (int i=0; i&lt;f; i++)</text:p>
            <text:p><text:s text:c="4"/>v*=val;</text:p>
            <text:p><text:s text:c="2"/>val = v; return v;}</text:p>
          </draw:text-box>
        </draw:frame>
        <presentation:notes draw:style-name="dp2">
          <draw:page-thumbnail draw:style-name="gr3"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C++ за 8 шагов, шаг III" draw:style-name="dp1" draw:master-page-name="Обычный" presentation:presentation-page-layout-name="AL1T1">
        <office:forms form:automatic-focus="false" form:apply-design-mode="false"/>
        <draw:frame presentation:style-name="pr6" draw:layer="layout" svg:width="28cm" svg:height="1.843cm" svg:x="0cm" svg:y="2.5cm" presentation:class="title">
          <draw:text-box>
            <text:p>C++ за 8 шагов (III)</text:p>
          </draw:text-box>
        </draw:frame>
        <draw:frame draw:style-name="gr26" draw:layer="layout" svg:width="27cm" svg:height="3.647cm" svg:x="0.5cm" svg:y="4.613cm">
          <draw:text-box>
            <text:p><text:span text:style-name="T12">Шаг 3. Класс — новый тип данных, содержащий в себе как данные, так и методы их обработки</text:span></text:p>
            <text:p><text:span text:style-name="T15"/></text:p>
            <text:p>Ключевые составляющие: член, метод, область видимости (<text:span text:style-name="T13">private, protected, public</text:span>), конструктор, деструктор, оператор, виртуальные методы и друзья, статические единицы</text:p>
          </draw:text-box>
        </draw:frame>
        <draw:frame draw:style-name="gr27" draw:layer="layout" svg:width="22.2cm" svg:height="11.791cm" svg:x="0.8cm" svg:y="8.7cm">
          <draw:text-box>
            <text:p>class Shape{<text:line-break/> <text:s/>private:<text:line-break/> <text:s text:c="3"/>int id_;<text:line-break/> <text:s/>protected:<text:line-break/> <text:s text:c="3"/>double surface_;<text:line-break/> <text:s text:c="3"/>double center_;<text:line-break/> <text:s/>public:<text:line-break/> <text:s text:c="3"/>Shape();</text:p>
            <text:p><text:s text:c="4"/>Shape(const Shape&amp;);<text:line-break/> <text:s text:c="3"/>~Shape();<text:line-break/> <text:s text:c="3"/>virtual double surface();<text:line-break/> <text:s text:c="3"/>virtual double center();<text:line-break/> <text:s text:c="3"/>virtual const Shape&amp; operator = (const Shape&amp; s);<text:line-break/> <text:s text:c="3"/>static double Pi();<text:line-break/> <text:s text:c="3"/>friend double anyFunc();</text:p>
            <text:p>};</text:p>
          </draw:text-box>
        </draw:frame>
        <presentation:notes draw:style-name="dp2">
          <draw:page-thumbnail draw:style-name="gr3"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C++ за 8 шагов, шаг IV" draw:style-name="dp1" draw:master-page-name="Обычный" presentation:presentation-page-layout-name="AL1T1">
        <office:forms form:automatic-focus="false" form:apply-design-mode="false"/>
        <draw:frame presentation:style-name="pr6" draw:layer="layout" svg:width="28cm" svg:height="1.843cm" svg:x="0cm" svg:y="2.5cm" presentation:class="title">
          <draw:text-box>
            <text:p>C++ за 8 шагов (IV)</text:p>
          </draw:text-box>
        </draw:frame>
        <draw:frame draw:style-name="gr28" draw:layer="layout" svg:width="27.697cm" svg:height="14.785cm" svg:x="0.203cm" svg:y="4.413cm">
          <draw:text-box>
            <text:p><text:span text:style-name="T12">Шаг 4. Область видимости — время жизни объекта, пространства имен, доступ к членам и методам класса</text:span></text:p>
            <text:p/>
            <text:p>В зависимости от целей локализации данных могут быть следующие способы классификации области видимости:</text:p>
            <text:list text:style-name="L3">
              <text:list-item>
                <text:p><text:s/>По времени жизни<text:line-break/><text:line-break/><text:line-break/><text:line-break/></text:p>
              </text:list-item>
              <text:list-item>
                <text:p><text:s/>По пространству имен<text:line-break/><text:line-break/><text:line-break/></text:p>
              </text:list-item>
              <text:list-item>
                <text:p><text:s/>По уровню доступа к структурным единицам класса:</text:p>
              </text:list-item>
            </text:list>
            <text:p text:style-name="P14"><text:span text:style-name="T13">private</text:span> — доступ только из методов данного класса, либо класса, либо наследующего со спецификатором private</text:p>
            <text:p text:style-name="P14"><text:span text:style-name="T13">protected</text:span> — доступ из методов данного класса и всех наследующих</text:p>
            <text:p text:style-name="P14"><text:span text:style-name="T13">public</text:span> — доступ из тела программы и любых методов класса</text:p>
            <text:p text:style-name="P14"><text:span text:style-name="T13">friend</text:span> — позволяет получить доступ к private и protected без наследования</text:p>
          </draw:text-box>
        </draw:frame>
        <draw:frame draw:style-name="gr29" draw:layer="layout" svg:width="19.5cm" svg:height="3.871cm" svg:x="8cm" svg:y="8.6cm">
          <draw:text-box>
            <text:p>int a, b;</text:p>
            <text:p>{</text:p>
            <text:p><text:s text:c="2"/>int c, d; {int e,f;} for (int j=0; j&lt;10; j++) {}</text:p>
            <text:p>}</text:p>
          </draw:text-box>
        </draw:frame>
        <draw:frame draw:style-name="gr30" draw:layer="layout" svg:width="6cm" svg:height="2.431cm" svg:x="13.5cm" svg:y="12.507cm">
          <draw:text-box>
            <text:p>namespace ns1{</text:p>
            <text:p><text:s/>class A{};<text:line-break/>}</text:p>
          </draw:text-box>
        </draw:frame>
        <presentation:notes draw:style-name="dp2">
          <draw:page-thumbnail draw:style-name="gr3"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C++ за 8 шагов, шаг V" draw:style-name="dp1" draw:master-page-name="Обычный" presentation:presentation-page-layout-name="AL1T1">
        <office:forms form:automatic-focus="false" form:apply-design-mode="false"/>
        <draw:frame presentation:style-name="pr6" draw:layer="layout" svg:width="28cm" svg:height="1.843cm" svg:x="0cm" svg:y="2.5cm" presentation:class="title">
          <draw:text-box>
            <text:p>C++ за 8 шагов (V)</text:p>
          </draw:text-box>
        </draw:frame>
        <draw:frame draw:style-name="gr26" draw:layer="layout" svg:width="27cm" svg:height="4.12cm" svg:x="0.5cm" svg:y="4.5cm">
          <draw:text-box>
            <text:p><text:span text:style-name="T12">Шаг 5. Шаблоны — обобщение классов на препроцессорном уровне (до трансляции в машинный код)</text:span></text:p>
            <text:p/>
            <text:p><text:span text:style-name="T18">Шаблоны используются при обобщении операций с различными типами данных, в которых класс объекта может варьироваться на стадии написания программы</text:span></text:p>
          </draw:text-box>
        </draw:frame>
        <draw:frame draw:style-name="gr27" draw:layer="layout" svg:width="22.2cm" svg:height="10.3cm" svg:x="0.8cm" svg:y="8.701cm">
          <draw:text-box>
            <text:p>template &lt;class T&gt; class vector<text:line-break/>{<text:line-break/> <text:s/>private:<text:line-break/> <text:s text:c="3"/>T * data_;<text:line-break/> <text:s text:c="3"/>int size_;<text:line-break/> <text:s/>public:<text:line-break/> <text:s text:c="3"/>vector (int size);<text:line-break/> <text:s text:c="3"/>const T&amp; operator [] (int idx);<text:line-break/> <text:s text:c="3"/>T&amp; operator (int idx);<text:line-break/> <text:s text:c="3"/>const vector&lt;T&gt;&amp; operator = (const vector&lt;T&gt;&amp; v);<text:line-break/>}</text:p>
          </draw:text-box>
        </draw:frame>
        <presentation:notes draw:style-name="dp2">
          <draw:page-thumbnail draw:style-name="gr3"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C++ за 8 шагов, шаг VI"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C++ за 8 шагов (VI)</text:p>
          </draw:text-box>
        </draw:frame>
        <draw:frame draw:style-name="gr31" draw:layer="layout" svg:width="26.999cm" svg:height="13.206cm" svg:x="0.501cm" svg:y="4.613cm">
          <draw:text-box>
            <text:p><text:span text:style-name="T12">Шаг 6. Преобразование типов</text:span></text:p>
            <text:p/>
            <text:p><text:span text:style-name="T13">Язык C++ обладает средствами контроля типа переменной:</text:span></text:p>
            <text:list text:style-name="L1">
              <text:list-item>
                <text:p><text:s/>const_cast&lt;T&gt; (…) - отказ от константности объекта<text:line-break/><text:line-break/></text:p>
              </text:list-item>
              <text:list-item>
                <text:p><text:s/>static_cast&lt;T&gt; (…) - Преобразует выражение к указанному типу, без каких-либо проверок во время выполнения программы<text:line-break/><text:line-break/></text:p>
              </text:list-item>
              <text:list-item>
                <text:p><text:s/>dynamic_cast&lt;T&gt; (…) - Преобразует выражение (ссылку на объект класса или указатель) к указанному типу, с проверкой во время выполнения программы, является ли выражение <text:s/>ссылкой или указателем на объект класса, эквивалентного или производного от того, что указан <text:line-break/><text:line-break/></text:p>
              </text:list-item>
              <text:list-item>
                <text:p><text:s/>reinterpret_cast&lt;T&gt; (…) - Позволяет преобразовать выражение, являющееся указателем любого типа, к указанному типу</text:p>
              </text:list-item>
            </text:list>
          </draw:text-box>
        </draw:frame>
        <presentation:notes draw:style-name="dp2">
          <draw:page-thumbnail draw:style-name="gr3"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C++ за 8 шагов, шаг VII" draw:style-name="dp1" draw:master-page-name="Обычный" presentation:presentation-page-layout-name="AL1T1">
        <office:forms form:automatic-focus="false" form:apply-design-mode="false"/>
        <draw:frame presentation:style-name="pr2" draw:layer="layout" svg:width="28cm" svg:height="1.843cm" svg:x="0cm" svg:y="2.5cm" presentation:class="title" presentation:user-transformed="true">
          <draw:text-box>
            <text:p>C++ за 8 шагов (VII)</text:p>
          </draw:text-box>
        </draw:frame>
        <draw:frame draw:style-name="gr32" draw:layer="layout" svg:width="25.998cm" svg:height="11.037cm" svg:x="1.002cm" svg:y="4.252cm">
          <draw:text-box>
            <text:p><text:span text:style-name="T12">Шаг 7. Язык препроцессора (условная компиляция)</text:span></text:p>
            <text:p/>
            <text:p><text:span text:style-name="T7">1) Условие #ifdef (Если переменная объявлена)</text:span></text:p>
            <text:p><text:span text:style-name="T7">2) Условие #ifndef (Если переменная не объявлена)</text:span></text:p>
            <text:p><text:span text:style-name="T7">3) Условие #else (Прочие значения)</text:span></text:p>
            <text:p><text:span text:style-name="T7">4) Завершение ветвления #endif</text:span></text:p>
            <text:p><text:span text:style-name="T7">5) Объявление #define или -D</text:span></text:p>
            <text:p><text:span text:style-name="T7">6) Макрообъявление #define MACROS (PARAM1,PARAM2)</text:span></text:p>
            <text:p><text:span text:style-name="T7">8) Предупреждение #warning</text:span></text:p>
            <text:p><text:span text:style-name="T7">9) Ошибка #error</text:span></text:p>
            <text:p><text:span text:style-name="T7"/></text:p>
            <text:p/>
          </draw:text-box>
        </draw:frame>
        <draw:frame draw:style-name="gr33" draw:layer="layout" svg:width="22.2cm" svg:height="2.431cm" svg:x="1cm" svg:y="15.3cm">
          <draw:text-box>
            <text:p>#ifndef VAR1</text:p>
            <text:p>#define VAR1</text:p>
            <text:p>#endif</text:p>
          </draw:text-box>
        </draw:frame>
        <presentation:notes draw:style-name="dp2">
          <draw:page-thumbnail draw:style-name="gr3" draw:layer="layout" svg:width="14.848cm" svg:height="11.136cm" svg:x="3.075cm" svg:y="2.257cm" draw:page-number="17" presentation:class="page"/>
          <draw:frame presentation:style-name="pr1" draw:layer="layout" svg:width="16.799cm" svg:height="13.364cm" svg:x="2.1cm" svg:y="14.107cm" presentation:class="notes" presentation:placeholder="true">
            <draw:text-box/>
          </draw:frame>
        </presentation:notes>
      </draw:page>
      <draw:page draw:name="C++ за 8 шагов, шаг VIII"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C++ за 8 шагов (VIII)</text:p>
          </draw:text-box>
        </draw:frame>
        <draw:frame presentation:style-name="pr3" draw:layer="layout" svg:width="28cm" svg:height="13.86cm" svg:x="0cm" svg:y="4.641cm" presentation:class="outline">
          <draw:text-box>
            <text:list text:style-name="L2">
              <text:list-item>
                <text:p>Обработка исключительных ситуаций</text:p>
              </text:list-item>
            </text:list>
          </draw:text-box>
        </draw:frame>
        <draw:frame draw:style-name="gr33" draw:layer="layout" svg:width="22.2cm" svg:height="6.751cm" svg:x="1.8cm" svg:y="12.749cm">
          <draw:text-box>
            <text:p>try</text:p>
            <text:p>{</text:p>
            <text:p><text:s text:c="2"/>C = div (A, B);</text:p>
            <text:p>}</text:p>
            <text:p>catch(double v)</text:p>
            <text:p>{</text:p>
            <text:p><text:s text:c="2"/>//обработать деление на 0</text:p>
            <text:p><text:s text:c="2"/>return;</text:p>
            <text:p>}</text:p>
          </draw:text-box>
        </draw:frame>
        <draw:frame draw:style-name="gr33" draw:layer="layout" svg:width="22.2cm" svg:height="6.031cm" svg:x="1.3cm" svg:y="6.5cm">
          <draw:text-box>
            <text:p>double div (double a, double b)</text:p>
            <text:p>{</text:p>
            <text:p><text:tab/>if (b == 0.0)</text:p>
            <text:p><text:tab/>{</text:p>
            <text:p><text:tab/><text:tab/>throw 0.0;</text:p>
            <text:p><text:tab/>}</text:p>
            <text:p><text:tab/>return a / b;</text:p>
            <text:p>}</text:p>
          </draw:text-box>
        </draw:frame>
        <presentation:notes draw:style-name="dp2">
          <draw:page-thumbnail draw:style-name="gr3"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Структура каталогов OpenFOAM" draw:style-name="dp1" draw:master-page-name="Обычный" presentation:presentation-page-layout-name="AL1T1">
        <office:forms form:automatic-focus="false" form:apply-design-mode="false"/>
        <draw:frame presentation:style-name="pr6" draw:layer="layout" svg:width="28cm" svg:height="1.843cm" svg:x="0cm" svg:y="2.5cm" presentation:class="title">
          <draw:text-box>
            <text:p>СТРУКТУРА КАТАЛОГОВ ИСХОДНОГО КОДА OPENFOAM</text:p>
          </draw:text-box>
        </draw:frame>
        <draw:frame presentation:style-name="pr8" draw:text-style-name="P15" draw:layer="layout" svg:width="28cm" svg:height="14.283cm" svg:x="0cm" svg:y="4.641cm" presentation:class="outline" presentation:user-transformed="true">
          <draw:text-box>
            <text:list text:style-name="L4">
              <text:list-item>
                <text:p><text:span text:style-name="T12">applications</text:span><text:span text:style-name="T16"> — исходный код приложений OpenFOAM</text:span></text:p>
                <text:list>
                  <text:list-item>
                    <text:p><text:span text:style-name="T12">solvers</text:span><text:span text:style-name="T16"> — решатели OpenFOAM</text:span></text:p>
                  </text:list-item>
                  <text:list-item>
                    <text:p><text:span text:style-name="T12">utilities</text:span><text:span text:style-name="T16"> — утилиты для пре- и постпроцессинга</text:span></text:p>
                  </text:list-item>
                </text:list>
              </text:list-item>
              <text:list-item>
                <text:p><text:span text:style-name="T12">src</text:span><text:span text:style-name="T16"> — исходный код библиотек OpenFOAM</text:span></text:p>
                <text:list>
                  <text:list-item>
                    <text:p><text:span text:style-name="T12">OSspecific</text:span><text:span text:style-name="T16"> — взаимодействие с системой (файлы, потоки выполнения, системное время и пр.)</text:span></text:p>
                  </text:list-item>
                  <text:list-item>
                    <text:p><text:span text:style-name="T12">OpenFOAM</text:span><text:span text:style-name="T16"> — базовая библиотека (примитивы величин (скаляр, вектор, тензор и др.), матрицы, поля, работа с памятью, размерность величин, база данных объектов и т. д.)</text:span></text:p>
                  </text:list-item>
                  <text:list-item>
                    <text:p><text:span text:style-name="T12">Pstream</text:span><text:span text:style-name="T16"> — работа с параллельными процессами (MPI)</text:span></text:p>
                  </text:list-item>
                  <text:list-item>
                    <text:p><text:span text:style-name="T12">finiteVolume</text:span><text:span text:style-name="T16"> — метод конечного объёма (дискретизация полей методом К.О., конечно-объёмная сетка и матрица, поверхностная сетка, объемные и поверхностные поля)</text:span></text:p>
                  </text:list-item>
                </text:list>
              </text:list-item>
            </text:list>
          </draw:text-box>
        </draw:frame>
        <presentation:notes draw:style-name="dp2">
          <draw:page-thumbnail draw:style-name="gr3"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Приложения для пре- и пост- процессинга"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ПРИЛОЖЕНИЯ ДЛЯ ПРЕ- И ПОСТ- ПРОЦЕССИНГА</text:p>
          </draw:text-box>
        </draw:frame>
        <draw:frame presentation:style-name="pr9" draw:text-style-name="P15" draw:layer="layout" svg:width="8.7cm" svg:height="13.673cm" svg:x="18.3cm" svg:y="5.227cm">
          <draw:text-box>
            <text:p><text:span text:style-name="T16">Все вспомогательные приложения OpenFOAM имеют такую же структуру построения, как и решатели, но при этом отсутствует блок, связанный с решением СЛАУ. Утилиты предназначены для подготовки исходных данных и обработки результатов</text:span></text:p>
          </draw:text-box>
        </draw:frame>
        <draw:custom-shape draw:style-name="gr34" draw:text-style-name="P16" draw:layer="layout" svg:width="8cm" svg:height="1.2cm" svg:x="5.4cm" svg:y="5cm">
          <text:list text:style-name="L1">
            <text:list-header>
              <text:p text:style-name="P1"><text:span text:style-name="T19">$FOAM_APP/utilities</text:span></text:p>
            </text:list-header>
          </text:list>
          <draw:enhanced-geometry svg:viewBox="0 0 21600 21600" draw:type="rectangle" draw:enhanced-path="M 0 0 L 21600 0 21600 21600 0 21600 0 0 Z N"/>
        </draw:custom-shape>
        <draw:custom-shape draw:style-name="gr35" draw:text-style-name="P16" draw:layer="layout" svg:width="8cm" svg:height="1.2cm" svg:x="0.3cm" svg:y="6.7cm">
          <text:list text:style-name="L1">
            <text:list-header>
              <text:p text:style-name="P1"><text:span text:style-name="T20">errorEstimation</text:span></text:p>
            </text:list-header>
          </text:list>
          <draw:enhanced-geometry svg:viewBox="0 0 21600 21600" draw:type="rectangle" draw:enhanced-path="M 0 0 L 21600 0 21600 21600 0 21600 0 0 Z N"/>
        </draw:custom-shape>
        <draw:frame draw:style-name="gr36" draw:text-style-name="P18" draw:layer="layout" svg:width="8.124cm" svg:height="1.333cm" svg:x="0.276cm" svg:y="8.021cm">
          <draw:text-box>
            <text:p text:style-name="P17"><text:span text:style-name="T21">Оценка погрешности численного решения уравнений</text:span></text:p>
          </draw:text-box>
        </draw:frame>
        <draw:custom-shape draw:style-name="gr35" draw:text-style-name="P16" draw:layer="layout" svg:width="8cm" svg:height="1.2cm" svg:x="0.3cm" svg:y="9.5cm">
          <text:list text:style-name="L1">
            <text:list-header>
              <text:p text:style-name="P1"><text:span text:style-name="T20">mesh</text:span></text:p>
            </text:list-header>
          </text:list>
          <draw:enhanced-geometry svg:viewBox="0 0 21600 21600" draw:type="rectangle" draw:enhanced-path="M 0 0 L 21600 0 21600 21600 0 21600 0 0 Z N"/>
        </draw:custom-shape>
        <draw:frame draw:style-name="gr36" draw:text-style-name="P18" draw:layer="layout" svg:width="8.124cm" svg:height="1.056cm" svg:x="0.276cm" svg:y="10.821cm">
          <draw:text-box>
            <text:p text:style-name="P17"><text:span text:style-name="T21">Утилиты для работы с сеткой</text:span></text:p>
          </draw:text-box>
        </draw:frame>
        <draw:custom-shape draw:style-name="gr35" draw:text-style-name="P16" draw:layer="layout" svg:width="8cm" svg:height="1.2cm" svg:x="0.3cm" svg:y="12cm">
          <text:list text:style-name="L1">
            <text:list-header>
              <text:p text:style-name="P1"><text:span text:style-name="T20">miscellaneous</text:span></text:p>
            </text:list-header>
          </text:list>
          <draw:enhanced-geometry svg:viewBox="0 0 21600 21600" draw:type="rectangle" draw:enhanced-path="M 0 0 L 21600 0 21600 21600 0 21600 0 0 Z N"/>
        </draw:custom-shape>
        <draw:frame draw:style-name="gr36" draw:text-style-name="P18" draw:layer="layout" svg:width="8.124cm" svg:height="1.333cm" svg:x="0.276cm" svg:y="13.321cm">
          <draw:text-box>
            <text:p text:style-name="P17"><text:span text:style-name="T21">Разнообразные утилиты, не отнесенные к другим группам</text:span></text:p>
          </draw:text-box>
        </draw:frame>
        <draw:custom-shape draw:style-name="gr35" draw:text-style-name="P16" draw:layer="layout" svg:width="8cm" svg:height="1.2cm" svg:x="0.3cm" svg:y="15.6cm">
          <text:list text:style-name="L1">
            <text:list-header>
              <text:p text:style-name="P1"><text:span text:style-name="T20">parallelProccesing</text:span></text:p>
            </text:list-header>
          </text:list>
          <draw:enhanced-geometry svg:viewBox="0 0 21600 21600" draw:type="rectangle" draw:enhanced-path="M 0 0 L 21600 0 21600 21600 0 21600 0 0 Z N"/>
        </draw:custom-shape>
        <draw:frame draw:style-name="gr36" draw:text-style-name="P18" draw:layer="layout" svg:width="8.124cm" svg:height="1.86cm" svg:x="0.276cm" svg:y="16.921cm">
          <draw:text-box>
            <text:p text:style-name="P17"><text:span text:style-name="T21">Декомпозиция и сбор расчетной области при параллельных вычислениях</text:span></text:p>
          </draw:text-box>
        </draw:frame>
        <draw:custom-shape draw:style-name="gr35" draw:text-style-name="P16" draw:layer="layout" svg:width="8cm" svg:height="1.2cm" svg:x="9.424cm" svg:y="7.7cm">
          <text:list text:style-name="L1">
            <text:list-header>
              <text:p text:style-name="P1"><text:span text:style-name="T20">postProcessing</text:span></text:p>
            </text:list-header>
          </text:list>
          <draw:enhanced-geometry svg:viewBox="0 0 21600 21600" draw:type="rectangle" draw:enhanced-path="M 0 0 L 21600 0 21600 21600 0 21600 0 0 Z N"/>
        </draw:custom-shape>
        <draw:frame draw:style-name="gr36" draw:text-style-name="P18" draw:layer="layout" svg:width="8.124cm" svg:height="1.333cm" svg:x="9.4cm" svg:y="9.021cm">
          <draw:text-box>
            <text:p text:style-name="P17"><text:span text:style-name="T21">Обработка результатов расчетов</text:span></text:p>
          </draw:text-box>
        </draw:frame>
        <draw:custom-shape draw:style-name="gr35" draw:text-style-name="P16" draw:layer="layout" svg:width="8cm" svg:height="1.2cm" svg:x="9.4cm" svg:y="10.696cm">
          <text:list text:style-name="L1">
            <text:list-header>
              <text:p text:style-name="P1"><text:span text:style-name="T20">preProcessing</text:span></text:p>
            </text:list-header>
          </text:list>
          <draw:enhanced-geometry svg:viewBox="0 0 21600 21600" draw:type="rectangle" draw:enhanced-path="M 0 0 L 21600 0 21600 21600 0 21600 0 0 Z N"/>
        </draw:custom-shape>
        <draw:frame draw:style-name="gr36" draw:text-style-name="P18" draw:layer="layout" svg:width="8.124cm" svg:height="1.056cm" svg:x="9.376cm" svg:y="12.017cm">
          <draw:text-box>
            <text:p text:style-name="P17"><text:span text:style-name="T21">Подготовка исходных данных</text:span></text:p>
          </draw:text-box>
        </draw:frame>
        <draw:custom-shape draw:style-name="gr35" draw:text-style-name="P16" draw:layer="layout" svg:width="8cm" svg:height="1.2cm" svg:x="9.4cm" svg:y="13.8cm">
          <text:list text:style-name="L1">
            <text:list-header>
              <text:p text:style-name="P1"><text:span text:style-name="T20">surface</text:span></text:p>
            </text:list-header>
          </text:list>
          <draw:enhanced-geometry svg:viewBox="0 0 21600 21600" draw:type="rectangle" draw:enhanced-path="M 0 0 L 21600 0 21600 21600 0 21600 0 0 Z N"/>
        </draw:custom-shape>
        <draw:frame draw:style-name="gr36" draw:text-style-name="P18" draw:layer="layout" svg:width="8.124cm" svg:height="1.056cm" svg:x="9.376cm" svg:y="15.121cm">
          <draw:text-box>
            <text:p text:style-name="P17"><text:span text:style-name="T21">Работа с поверхностями сеток</text:span></text:p>
          </draw:text-box>
        </draw:frame>
        <draw:custom-shape draw:style-name="gr35" draw:text-style-name="P16" draw:layer="layout" svg:width="8cm" svg:height="1.2cm" svg:x="9.4cm" svg:y="16.8cm">
          <text:list text:style-name="L1">
            <text:list-header>
              <text:p text:style-name="P1"><text:span text:style-name="T20">thermophysical</text:span></text:p>
            </text:list-header>
          </text:list>
          <draw:enhanced-geometry svg:viewBox="0 0 21600 21600" draw:type="rectangle" draw:enhanced-path="M 0 0 L 21600 0 21600 21600 0 21600 0 0 Z N"/>
        </draw:custom-shape>
        <draw:frame draw:style-name="gr36" draw:text-style-name="P18" draw:layer="layout" svg:width="8.124cm" svg:height="1.333cm" svg:x="9.376cm" svg:y="18.121cm">
          <draw:text-box>
            <text:p text:style-name="P17"><text:span text:style-name="T21">Расчет термодинамических параметров</text:span></text:p>
          </draw:text-box>
        </draw:frame>
        <presentation:notes draw:style-name="dp2">
          <draw:page-thumbnail draw:style-name="gr3"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C++ в OpenFOAM" draw:style-name="dp1" draw:master-page-name="Обычный" presentation:presentation-page-layout-name="AL1T1">
        <office:forms form:automatic-focus="false" form:apply-design-mode="false"/>
        <draw:frame presentation:style-name="pr6" draw:layer="layout" svg:width="28cm" svg:height="1.843cm" svg:x="0cm" svg:y="2.5cm" presentation:class="title">
          <draw:text-box>
            <text:p>ИСПОЛЬЗОВАНИЕ ТЕХНОЛОГИИ C++ В OpenFOAM</text:p>
          </draw:text-box>
        </draw:frame>
        <draw:frame presentation:style-name="pr10" draw:text-style-name="P9" draw:layer="layout" svg:width="25.986cm" svg:height="13.271cm" svg:x="1.014cm" svg:y="4.83cm">
          <draw:text-box>
            <text:p><text:span text:style-name="T22">Инкапсуляция</text:span><text:span text:style-name="T7"> — разработаны классы тензоров 0-го, 1-го и 2-го порядков в 3-х мерном пространстве, определены понятия сетки (пространства), времени, полей величин, схем дискретизации и решения систем линейных алгебраических уравнений. Работа с ними осуществляется как с отдельными объектами («чёрными ящиками»).</text:span></text:p>
            <text:p><text:span text:style-name="T22">Наследование</text:span><text:span text:style-name="T7"> — за счет гибкого, эволюционного подхода наследования исключено дублирование кода, построена естественная иерархия объектов (пример: модель турбулентности → RAS модель → k-</text:span><text:span text:style-name="T23">ε</text:span><text:span text:style-name="T24"> модель).</text:span></text:p>
            <text:p><text:span text:style-name="T25">Полиморфизм</text:span><text:span text:style-name="T24"> — одни и те же методы используются для математических операций с полями тензоров, векторов и скаляров, матриц и массивов.</text:span></text:p>
          </draw:text-box>
        </draw:frame>
        <presentation:notes draw:style-name="dp2">
          <draw:page-thumbnail draw:style-name="gr3" draw:layer="layout" svg:width="14.848cm" svg:height="11.136cm" svg:x="3.075cm" svg:y="2.257cm" draw:page-number="21" presentation:class="page"/>
          <draw:frame presentation:style-name="pr1" draw:layer="layout" svg:width="16.799cm" svg:height="13.364cm" svg:x="2.1cm" svg:y="14.107cm" presentation:class="notes" presentation:placeholder="true">
            <draw:text-box/>
          </draw:frame>
        </presentation:notes>
      </draw:page>
      <draw:page draw:name="Уровни абстракции в OpenFOAM" draw:style-name="dp1" draw:master-page-name="Обычный" presentation:presentation-page-layout-name="AL1T1">
        <office:forms form:automatic-focus="false" form:apply-design-mode="false"/>
        <draw:frame presentation:style-name="pr6" draw:layer="layout" svg:width="28cm" svg:height="1.843cm" svg:x="0cm" svg:y="2.3cm" presentation:class="title" presentation:user-transformed="true">
          <draw:text-box>
            <text:p>УРОВНИ АБСТРАКЦИИ OpenFOAM</text:p>
          </draw:text-box>
        </draw:frame>
        <draw:frame presentation:style-name="pr11" draw:text-style-name="P21" draw:layer="layout" svg:width="19.1cm" svg:height="15.423cm" svg:x="6.9cm" svg:y="4.054cm">
          <draw:text-box>
            <text:p text:style-name="P19"><text:span text:style-name="T16">Платформа OpenFOAM включает в себя следующие уровни (могут находиться <text:s/>в различных библиотеках):</text:span></text:p>
            <text:p text:style-name="P20"><text:span text:style-name="T26">1) Системный: файлы, потоки, системные команды, динамические библиотеки</text:span></text:p>
            <text:p text:style-name="P20"><text:span text:style-name="T26">2) Примитивы программирования: массивы, списки, программные указатели, хэш-списки, контейнеры</text:span></text:p>
            <text:p text:style-name="P20"><text:span text:style-name="T26">3) Математические примитивы: тензоры, вектора, скаляры, поля тензоров, размерности физических величин</text:span></text:p>
            <text:p text:style-name="P20"><text:span text:style-name="T26">4) Физическое время</text:span></text:p>
            <text:p text:style-name="P20"><text:span text:style-name="T26">5) Пространство (сетка)</text:span></text:p>
            <text:p text:style-name="P20"><text:span text:style-name="T26">6) Средства дискретизации уравнений, матрица СЛАУ</text:span></text:p>
            <text:p text:style-name="P20"><text:span text:style-name="T26">7) Методы решения систем линейных алгебраических уравнений</text:span></text:p>
            <text:p text:style-name="P20"><text:span text:style-name="T26">8) Алгоритмы интегрирования ДУ в ЧП</text:span></text:p>
            <text:p text:style-name="P20"><text:span text:style-name="T26">9) Решатели и утилиты (приложения)</text:span></text:p>
          </draw:text-box>
        </draw:frame>
        <draw:custom-shape draw:style-name="gr37" draw:text-style-name="P23" draw:layer="layout" svg:width="22cm" svg:height="2cm" svg:x="0.3cm" svg:y="17.6cm">
          <text:p text:style-name="P22"><text:span text:style-name="T13">III. Приложения, </text:span></text:p>
          <text:p text:style-name="P22"><text:span text:style-name="T13">Уровень пользователя</text:span></text:p>
          <draw:enhanced-geometry svg:viewBox="0 0 21600 21600" draw:type="rectangle" draw:enhanced-path="M 0 0 L 21600 0 21600 21600 0 21600 0 0 Z N"/>
        </draw:custom-shape>
        <draw:custom-shape draw:style-name="gr37" draw:text-style-name="P23" draw:layer="layout" svg:width="25.5cm" svg:height="3.7cm" svg:x="0.3cm" svg:y="6.6cm">
          <text:p text:style-name="P22"><text:span text:style-name="T13">I. Библиотека,</text:span><text:span text:style-name="T13"><text:line-break/></text:span><text:span text:style-name="T13">системный уровень</text:span></text:p>
          <draw:enhanced-geometry svg:viewBox="0 0 21600 21600" draw:type="rectangle" draw:enhanced-path="M 0 0 L 21600 0 21600 21600 0 21600 0 0 Z N"/>
        </draw:custom-shape>
        <draw:custom-shape draw:style-name="gr37" draw:text-style-name="P23" draw:layer="layout" svg:width="25.5cm" svg:height="7cm" svg:x="0.3cm" svg:y="10.4cm">
          <text:p text:style-name="P22"><text:span text:style-name="T13">II. Библиотека,</text:span><text:span text:style-name="T13"><text:line-break/></text:span><text:span text:style-name="T13">Уровень </text:span><text:span text:style-name="T13"><text:line-break/></text:span><text:span text:style-name="T13">разработчика</text:span></text:p>
          <draw:enhanced-geometry svg:viewBox="0 0 21600 21600" draw:type="rectangle" draw:enhanced-path="M 0 0 L 21600 0 21600 21600 0 21600 0 0 Z N"/>
        </draw:custom-shape>
        <draw:line draw:style-name="gr38" draw:text-style-name="P24" draw:layer="layout" svg:x1="27cm" svg:y1="17cm" svg:x2="27cm" svg:y2="6.1cm">
          <text:p/>
        </draw:line>
        <draw:frame draw:style-name="gr39" draw:text-style-name="P25" draw:layer="layout" svg:width="4.21cm" svg:height="0.963cm" draw:transform="rotate (1.5707963267946) translate (26.02cm 13.69cm)">
          <draw:text-box>
            <text:p text:style-name="P22"><text:span text:style-name="T27">Сложность</text:span></text:p>
          </draw:text-box>
        </draw:frame>
        <presentation:notes draw:style-name="dp2">
          <draw:page-thumbnail draw:style-name="gr3" draw:layer="layout" svg:width="14.848cm" svg:height="11.136cm" svg:x="3.075cm" svg:y="2.257cm" draw:page-number="22" presentation:class="page"/>
          <draw:frame presentation:style-name="pr1" draw:layer="layout" svg:width="16.799cm" svg:height="13.364cm" svg:x="2.1cm" svg:y="14.107cm" presentation:class="notes" presentation:placeholder="true">
            <draw:text-box/>
          </draw:frame>
        </presentation:notes>
      </draw:page>
      <draw:page draw:name="Уровни абстрации согласно Hrv Jasak"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УРОВНИ OPENFOAM СОГЛАСНО HRVOJE JASAK</text:p>
          </draw:text-box>
        </draw:frame>
        <draw:frame draw:style-name="gr40" draw:text-style-name="P27" draw:layer="layout" svg:width="26.087cm" svg:height="10.16cm" svg:x="1.013cm" svg:y="4.8cm">
          <draw:text-box>
            <text:list text:style-name="L5">
              <text:list-item>
                <text:p text:style-name="P26"><text:span text:style-name="T28"><text:s/></text:span><text:span text:style-name="T28">Пространство и время: </text:span><text:span text:style-name="T29">polyMesh</text:span><text:span text:style-name="T28">, </text:span><text:span text:style-name="T29">fvMesh</text:span><text:span text:style-name="T28">, </text:span><text:span text:style-name="T29">Time</text:span></text:p>
              </text:list-item>
              <text:list-item>
                <text:p text:style-name="P26"><text:span text:style-name="T28"><text:s/></text:span><text:span text:style-name="T28">Алгебраические преобразования над полями: </text:span><text:span text:style-name="T29">Field</text:span><text:span text:style-name="T28">, </text:span><text:span text:style-name="T29">DimensionedField</text:span><text:span text:style-name="T28">, </text:span><text:span text:style-name="T29">GeometricField</text:span></text:p>
              </text:list-item>
              <text:list-item>
                <text:p text:style-name="P26"><text:span text:style-name="T28"><text:s/></text:span><text:span text:style-name="T28">Граничные условия: </text:span><text:span text:style-name="T29">fvPatchField</text:span><text:span text:style-name="T28"> и наследуемые классы</text:span></text:p>
              </text:list-item>
              <text:list-item>
                <text:p text:style-name="P26"><text:span text:style-name="T28"><text:s/></text:span><text:span text:style-name="T28">Разреженные матрицы: </text:span><text:span text:style-name="T29">lduMatrix</text:span><text:span text:style-name="T28">, </text:span><text:span text:style-name="T29">fvMatrix</text:span><text:span text:style-name="T28"> и линейные решатели</text:span></text:p>
              </text:list-item>
              <text:list-item>
                <text:p text:style-name="P26"><text:span text:style-name="T28"><text:s/></text:span><text:span text:style-name="T28">Конечно-Объёмная дискретизация: пространства имён </text:span><text:span text:style-name="T29">fvc::</text:span><text:span text:style-name="T28"> и </text:span><text:span text:style-name="T29">fvm::</text:span></text:p>
              </text:list-item>
            </text:list>
          </draw:text-box>
        </draw:frame>
        <draw:frame draw:style-name="gr41" draw:text-style-name="P29" draw:layer="layout" svg:width="27cm" svg:height="3.554cm" svg:x="0.5cm" svg:y="15.7cm">
          <draw:text-box>
            <text:p text:style-name="P28"><text:span text:style-name="T28">Все эти классы соответствует 2-ому уровню абстракции. Часть из них являются общими, часть предназначена только для МКО</text:span></text:p>
          </draw:text-box>
        </draw:frame>
        <presentation:notes draw:style-name="dp2">
          <draw:page-thumbnail draw:style-name="gr3" draw:layer="layout" svg:width="14.848cm" svg:height="11.136cm" svg:x="3.075cm" svg:y="2.257cm" draw:page-number="23" presentation:class="page"/>
          <draw:frame presentation:style-name="pr1" draw:layer="layout" svg:width="16.799cm" svg:height="13.364cm" svg:x="2.1cm" svg:y="14.107cm" presentation:class="notes" presentation:placeholder="true">
            <draw:text-box/>
          </draw:frame>
        </presentation:notes>
      </draw:page>
      <draw:page draw:name="Примитивы системного уровня"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ПРИМИТИВЫ СИСТЕМНОГО УРОВНЯ (POSIX)</text:p>
          </draw:text-box>
        </draw:frame>
        <draw:frame presentation:style-name="pr5" draw:text-style-name="P15" draw:layer="layout" svg:width="28cm" svg:height="14.908cm" svg:x="0cm" svg:y="4.341cm" presentation:class="outline" presentation:user-transformed="true">
          <draw:text-box>
            <text:list text:style-name="L2">
              <text:list-item>
                <text:p><text:span text:style-name="T12">regExp</text:span><text:span text:style-name="T16"> — работа со строками, поиск выражений</text:span></text:p>
              </text:list-item>
              <text:list-item>
                <text:p><text:span text:style-name="T12">fileStat</text:span><text:span text:style-name="T16"> — статус файла (чтение и запись)</text:span></text:p>
              </text:list-item>
              <text:list-item>
                <text:p><text:span text:style-name="T12">sigFpe</text:span><text:span text:style-name="T16"> — обработка ошибки при вычислениях с плавающей точкой (SIGFPE)</text:span></text:p>
              </text:list-item>
              <text:list-item>
                <text:p><text:span text:style-name="T12">sigInt</text:span><text:span text:style-name="T16"> — обработка ошибки при прерывании с клавиатуры (SIGINT)</text:span></text:p>
              </text:list-item>
              <text:list-item>
                <text:p><text:span text:style-name="T12">sigQuit</text:span><text:span text:style-name="T16"> — обработка при выходе с клавиатуры (SIGQUIT)</text:span></text:p>
              </text:list-item>
              <text:list-item>
                <text:p><text:span text:style-name="T12">sigSegv</text:span><text:span text:style-name="T16"> — обработка ошибки при обращении к запретной области памяти (SIGSEGV)</text:span></text:p>
              </text:list-item>
              <text:list-item>
                <text:p><text:span text:style-name="T12">cpuTime</text:span><text:span text:style-name="T16"> — счет времени, затрачиваемого ЦП (CPU)</text:span></text:p>
              </text:list-item>
              <text:list-item>
                <text:p><text:span text:style-name="T12">clockTime</text:span><text:span text:style-name="T16"> — счет общего времени, затрачиваемого на выполнение</text:span></text:p>
              </text:list-item>
              <text:list-item>
                <text:p><text:span text:style-name="T12">Mutex</text:span><text:span text:style-name="T16"> — определение одноместного семафора</text:span></text:p>
              </text:list-item>
              <text:list-item>
                <text:p><text:span text:style-name="T16">И другие классы</text:span></text:p>
              </text:list-item>
            </text:list>
          </draw:text-box>
        </draw:frame>
        <presentation:notes draw:style-name="dp2">
          <draw:page-thumbnail draw:style-name="gr3"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Примитивы системного уровня, память"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ПРИМИТИВЫ СИСТЕМНОГО УРОВНЯ, ПАМЯТЬ</text:p>
          </draw:text-box>
        </draw:frame>
        <draw:frame draw:style-name="gr42" draw:text-style-name="P32" draw:layer="layout" svg:width="26.5cm" svg:height="11.299cm" svg:x="1cm" svg:y="4.9cm">
          <draw:text-box>
            <text:list text:style-name="L6">
              <text:list-header>
                <text:p text:style-name="P30"><text:span text:style-name="T16">Хранение объектов в памяти</text:span></text:p>
              </text:list-header>
              <text:list-item>
                <text:p text:style-name="P31"><text:span text:style-name="T16"><text:s text:c="2"/></text:span><text:span text:style-name="T12">template &lt;class T&gt; Xfer&lt;T&gt;</text:span><text:span text:style-name="T16"> - простейший класс для хранения объекта, у инкапсулируемого объекта должны быть реализованы методы </text:span><text:span text:style-name="T12">transfer()</text:span><text:span text:style-name="T16"> и </text:span><text:span text:style-name="T12">copy()</text:span></text:p>
              </text:list-item>
              <text:list-item>
                <text:p text:style-name="P31"><text:span text:style-name="T16"><text:s/></text:span><text:span text:style-name="T12"><text:s/></text:span><text:span text:style-name="T12">template &lt;class T&gt; autoPtr&lt;T&gt;</text:span><text:span text:style-name="T16"> - программный указатель, уничтожает объект при вызове метода </text:span><text:span text:style-name="T12">clear()</text:span><text:span text:style-name="T16">, обнуляет хранящийся адрес при вызове метода </text:span><text:span text:style-name="T12">ptr()</text:span></text:p>
              </text:list-item>
              <text:list-item>
                <text:p text:style-name="P31"><text:span text:style-name="T16"><text:s text:c="2"/></text:span><text:span text:style-name="T12">template &lt;class T&gt; tmp&lt;T&gt;</text:span><text:span text:style-name="T16"> - программный указатель с учетом числа ссылок (инкапсулированный объект должен содержать методы </text:span><text:span text:style-name="T12">count()</text:span><text:span text:style-name="T16">, </text:span><text:span text:style-name="T12">okToDelete()</text:span><text:span text:style-name="T16">,</text:span><text:span text:style-name="T12"> resetRefCount()</text:span><text:span text:style-name="T16"> и операторы </text:span><text:span text:style-name="T12">++()</text:span><text:span text:style-name="T16">, </text:span><text:span text:style-name="T16"><text:line-break/></text:span><text:span text:style-name="T16">и </text:span><text:span text:style-name="T12">--()</text:span></text:p>
              </text:list-item>
            </text:list>
          </draw:text-box>
        </draw:frame>
        <presentation:notes draw:style-name="dp2">
          <draw:page-thumbnail draw:style-name="gr3" draw:layer="layout" svg:width="14.848cm" svg:height="11.136cm" svg:x="3.075cm" svg:y="2.257cm" draw:page-number="25" presentation:class="page"/>
          <draw:frame presentation:style-name="pr1" draw:layer="layout" svg:width="16.799cm" svg:height="13.364cm" svg:x="2.1cm" svg:y="14.107cm" presentation:class="notes" presentation:placeholder="true">
            <draw:text-box/>
          </draw:frame>
        </presentation:notes>
      </draw:page>
      <draw:page draw:name="Примитивы системного уровня, массивы"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ПРИМИТИВЫ СИСТЕМНОГО УРОВНЯ, МАССИВЫ</text:p>
          </draw:text-box>
        </draw:frame>
        <draw:frame draw:style-name="gr43" draw:text-style-name="P32" draw:layer="layout" svg:width="26.5cm" svg:height="14.035cm" svg:x="1cm" svg:y="4.901cm">
          <draw:text-box>
            <text:list text:style-name="L6">
              <text:list-header>
                <text:p text:style-name="P30"><text:span text:style-name="T16">Хранение объектов в памяти</text:span></text:p>
              </text:list-header>
              <text:list-item>
                <text:p text:style-name="P31"><text:span text:style-name="T12"><text:s text:c="2"/></text:span><text:span text:style-name="T12">template &lt;class T&gt; UList&lt;T&gt;</text:span><text:span text:style-name="T16"> - одномерный массив данных с известным размером, использованием конструктора по умолчанию для вновь создаваемых элементов, итераторами, проверкой границ и вводом/выводом</text:span></text:p>
              </text:list-item>
              <text:list-item>
                <text:p text:style-name="P31"><text:span text:style-name="T16"><text:s text:c="2"/></text:span><text:span text:style-name="T12">template &lt;class T&gt; List&lt;T&gt;</text:span><text:span text:style-name="T16"> - подкласс UList&lt;T&gt;, с известным размером и возможностью сохранения данных при изменении размера, операциями копирования и удаления</text:span></text:p>
              </text:list-item>
              <text:list-item>
                <text:p text:style-name="P31"><text:span text:style-name="T16"><text:s text:c="2"/></text:span><text:span text:style-name="T12">template &lt;class T&gt; DynamicList&lt;T&gt;</text:span><text:span text:style-name="T16"> - подкласс List&lt;T&gt; с поддержкой переменного размера</text:span></text:p>
              </text:list-item>
              <text:list-item>
                <text:p text:style-name="P31"><text:span text:style-name="T16"><text:s text:c="2"/></text:span><text:span text:style-name="T12">template &lt;class T, Key, class Hash&gt; HashTable &lt;T, Key, Hash&gt;</text:span><text:span text:style-name="T16"> - хэш-таблица, построенная в соответствии со стандартами STL</text:span></text:p>
              </text:list-item>
              <text:list-item>
                <text:p text:style-name="P31"><text:span text:style-name="T16"><text:s text:c="2"/></text:span><text:span text:style-name="T16">Другие классы</text:span></text:p>
              </text:list-item>
            </text:list>
          </draw:text-box>
        </draw:frame>
        <presentation:notes draw:style-name="dp2">
          <draw:page-thumbnail draw:style-name="gr3" draw:layer="layout" svg:width="14.848cm" svg:height="11.136cm" svg:x="3.075cm" svg:y="2.257cm" draw:page-number="26" presentation:class="page"/>
          <draw:frame presentation:style-name="pr1" draw:layer="layout" svg:width="16.799cm" svg:height="13.364cm" svg:x="2.1cm" svg:y="14.107cm" presentation:class="notes" presentation:placeholder="true">
            <draw:text-box/>
          </draw:frame>
        </presentation:notes>
      </draw:page>
      <draw:page draw:name="Тензорные примитивы"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ТЕНЗОРНЫЕ ПРИМИТИВЫ</text:p>
          </draw:text-box>
        </draw:frame>
        <draw:frame presentation:style-name="pr5" draw:layer="layout" svg:width="28cm" svg:height="13.859cm" svg:x="0cm" svg:y="4.641cm" presentation:class="outline">
          <draw:text-box>
            <text:list text:style-name="L2">
              <text:list-item>
                <text:p>Скаляр: <text:span text:style-name="T13">scalar</text:span> — действительное число с плавающей точкой (одинарной или двойной точности</text:p>
              </text:list-item>
              <text:list-item>
                <text:p>Вектор: <text:span text:style-name="T13">template &lt;class C&gt; Vector&lt;C&gt;</text:span> - вектор размерности N чисел с плавающей точкой и определением соответствующих операций</text:p>
              </text:list-item>
              <text:list-item>
                <text:p>Тензор: <text:span text:style-name="T13">template &lt;class C&gt; Tensor&lt;C&gt;</text:span>- тензор 3D пространства для чисел с плавающей точкой и определением операций скалярного, тензорного и прочих типов</text:p>
              </text:list-item>
            </text:list>
          </draw:text-box>
        </draw:frame>
        <presentation:notes draw:style-name="dp2">
          <draw:page-thumbnail draw:style-name="gr3" draw:layer="layout" svg:width="14.848cm" svg:height="11.136cm" svg:x="3.075cm" svg:y="2.257cm" draw:page-number="27" presentation:class="page"/>
          <draw:frame presentation:style-name="pr1" draw:layer="layout" svg:width="16.799cm" svg:height="13.364cm" svg:x="2.1cm" svg:y="14.107cm" presentation:class="notes" presentation:placeholder="true">
            <draw:text-box/>
          </draw:frame>
        </presentation:notes>
      </draw:page>
      <draw:page draw:name="Операции с тензорными примитивами"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ОПЕРАЦИИ С ТЕНЗОРНЫМИ ПРИМИТИВАМИ</text:p>
          </draw:text-box>
        </draw:frame>
        <draw:frame presentation:style-name="pr12" draw:text-style-name="P9" draw:layer="layout" svg:width="27.5cm" svg:height="1.889cm" svg:x="0.4cm" svg:y="4.641cm" presentation:class="outline" presentation:user-transformed="true">
          <draw:text-box>
            <text:p><text:span text:style-name="T7">Для выполнения алгебраических преобразований над тензорами в OpenFOAM переопределены основные операторы:</text:span></text:p>
          </draw:text-box>
        </draw:frame>
        <draw:frame draw:style-name="standard" draw:layer="layout" svg:width="25.693cm" svg:height="10.596cm" svg:x="1.337cm" svg:y="7.188cm">
          <table:table table:template-name="gray"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text:p>
              </table:table-cell>
              <table:table-cell>
                <text:p>Оператор</text:p>
              </table:table-cell>
              <table:table-cell>
                <text:p>Описание</text:p>
              </table:table-cell>
              <table:table-cell>
                <text:p>№№</text:p>
              </table:table-cell>
              <table:table-cell>
                <text:p>Оператор</text:p>
              </table:table-cell>
              <table:table-cell>
                <text:p>Описание</text:p>
              </table:table-cell>
            </table:table-row>
            <table:table-row table:style-name="ro2" table:default-cell-style-name="ce1">
              <table:table-cell>
                <text:p>1</text:p>
              </table:table-cell>
              <table:table-cell>
                <text:p>=</text:p>
              </table:table-cell>
              <table:table-cell table:style-name="ce2">
                <text:p><text:span text:style-name="T30">Покомпонетное присваивание значения одного тензора другому. Ранг тензоров должен совпадать</text:span></text:p>
              </table:table-cell>
              <table:table-cell>
                <text:p>11</text:p>
              </table:table-cell>
              <table:table-cell>
                <text:p>T.T()</text:p>
              </table:table-cell>
              <table:table-cell table:style-name="ce2">
                <text:p><text:span text:style-name="T30">Операция транспонирования тензора</text:span></text:p>
              </table:table-cell>
            </table:table-row>
            <table:table-row table:style-name="ro3" table:default-cell-style-name="ce1">
              <table:table-cell>
                <text:p>2</text:p>
              </table:table-cell>
              <table:table-cell>
                <text:p>+, -, *,/</text:p>
              </table:table-cell>
              <table:table-cell table:style-name="ce2">
                <text:p><text:span text:style-name="T30">Покомпонетные операции сложения, вычитания и умножения и деления на скаляр</text:span></text:p>
              </table:table-cell>
              <table:table-cell>
                <text:p>12</text:p>
              </table:table-cell>
              <table:table-cell>
                <text:p>tr(T)</text:p>
              </table:table-cell>
              <table:table-cell table:style-name="ce2">
                <text:p><text:span text:style-name="T30">След тензора</text:span></text:p>
              </table:table-cell>
            </table:table-row>
            <table:table-row table:style-name="ro4" table:default-cell-style-name="ce1">
              <table:table-cell>
                <text:p>3</text:p>
              </table:table-cell>
              <table:table-cell>
                <text:p>*</text:p>
              </table:table-cell>
              <table:table-cell table:style-name="ce2">
                <text:p><text:span text:style-name="T30">Произведение векторов или тензоров</text:span></text:p>
              </table:table-cell>
              <table:table-cell>
                <text:p>13</text:p>
              </table:table-cell>
              <table:table-cell>
                <text:p>symm(T)</text:p>
              </table:table-cell>
              <table:table-cell table:style-name="ce2">
                <text:p><text:span text:style-name="T30">Симметричная составляющая тензора</text:span></text:p>
              </table:table-cell>
            </table:table-row>
            <table:table-row table:style-name="ro4" table:default-cell-style-name="ce1">
              <table:table-cell>
                <text:p>4</text:p>
              </table:table-cell>
              <table:table-cell>
                <text:p>&amp;</text:p>
              </table:table-cell>
              <table:table-cell table:style-name="ce2">
                <text:p><text:span text:style-name="T30">Скалярное произведение</text:span></text:p>
              </table:table-cell>
              <table:table-cell>
                <text:p>14</text:p>
              </table:table-cell>
              <table:table-cell>
                <text:p>dev(T)</text:p>
              </table:table-cell>
              <table:table-cell table:style-name="ce2">
                <text:p><text:span text:style-name="T30">Антисимметричная составляющая тензора</text:span></text:p>
              </table:table-cell>
            </table:table-row>
            <table:table-row table:style-name="ro4" table:default-cell-style-name="ce1">
              <table:table-cell>
                <text:p>5</text:p>
              </table:table-cell>
              <table:table-cell>
                <text:p>&amp;&amp;</text:p>
              </table:table-cell>
              <table:table-cell table:style-name="ce2">
                <text:p><text:span text:style-name="T30">Двойное скалярное произведение</text:span></text:p>
              </table:table-cell>
              <table:table-cell>
                <text:p>15</text:p>
              </table:table-cell>
              <table:table-cell>
                <text:p>mag(T)</text:p>
              </table:table-cell>
              <table:table-cell table:style-name="ce2">
                <text:p><text:span text:style-name="T30">Нормал (модуль) тензора</text:span></text:p>
              </table:table-cell>
            </table:table-row>
            <table:table-row table:style-name="ro4" table:default-cell-style-name="ce1">
              <table:table-cell>
                <text:p>6</text:p>
              </table:table-cell>
              <table:table-cell>
                <text:p>^</text:p>
              </table:table-cell>
              <table:table-cell table:style-name="ce2">
                <text:p><text:span text:style-name="T30">Векторное произведение двух векторов</text:span></text:p>
              </table:table-cell>
              <table:table-cell>
                <text:p>16</text:p>
              </table:table-cell>
              <table:table-cell>
                <text:p>pow(T,n)</text:p>
              </table:table-cell>
              <table:table-cell table:style-name="ce2">
                <text:p><text:span text:style-name="T30">Возведение тензора в степень</text:span></text:p>
              </table: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28" presentation:class="page"/>
          <draw:frame presentation:style-name="pr1" draw:layer="layout" svg:width="16.799cm" svg:height="13.364cm" svg:x="2.1cm" svg:y="14.107cm" presentation:class="notes" presentation:placeholder="true">
            <draw:text-box/>
          </draw:frame>
        </presentation:notes>
      </draw:page>
      <draw:page draw:name="Размерность физ. величин в OpenFOAM" draw:style-name="dp1" draw:master-page-name="Обычный" presentation:presentation-page-layout-name="AL1T1">
        <office:forms form:automatic-focus="false" form:apply-design-mode="false"/>
        <draw:frame presentation:style-name="pr5" draw:layer="layout" svg:width="28cm" svg:height="14.87cm" svg:x="0.6cm" svg:y="4.441cm" presentation:class="outline" presentation:user-transformed="true">
          <draw:text-box>
            <text:list text:style-name="L8">
              <text:list-item>
                <text:p><text:span text:style-name="T31">dimensionSet:</text:span></text:p>
              </text:list-item>
            </text:list>
            <text:list text:style-name="L2">
              <text:list-item>
                <text:list>
                  <text:list-item>
                    <text:p><text:span text:style-name="T32">Масса, кг</text:span></text:p>
                  </text:list-item>
                  <text:list-item>
                    <text:p><text:span text:style-name="T32">Длина, м</text:span></text:p>
                  </text:list-item>
                  <text:list-item>
                    <text:p><text:span text:style-name="T32">Время, с</text:span></text:p>
                  </text:list-item>
                  <text:list-item>
                    <text:p><text:span text:style-name="T32">Температура, К</text:span></text:p>
                  </text:list-item>
                  <text:list-item>
                    <text:p><text:span text:style-name="T32">Количество вещества (моли), моль</text:span></text:p>
                  </text:list-item>
                  <text:list-item>
                    <text:p><text:span text:style-name="T32">Сила тока, А</text:span></text:p>
                  </text:list-item>
                  <text:list-item>
                    <text:p><text:span text:style-name="T32">Интенсивность освещения, Кд</text:span></text:p>
                  </text:list-item>
                </text:list>
              </text:list-item>
            </text:list>
            <text:list text:style-name="L8">
              <text:list-item>
                <text:p><text:span text:style-name="T31">dimensioned&lt;T&gt;</text:span><text:span text:style-name="T33">:</text:span></text:p>
                <text:list>
                  <text:list-item>
                    <text:p><text:span text:style-name="T32">Имя string name_</text:span></text:p>
                  </text:list-item>
                  <text:list-item>
                    <text:p><text:span text:style-name="T32">Размерность dimensionSet dimensions_</text:span></text:p>
                  </text:list-item>
                  <text:list-item>
                    <text:p><text:span text:style-name="T32">Значение T value_</text:span></text:p>
                  </text:list-item>
                  <text:list-item>
                    <text:p><text:span text:style-name="T32">dimensionedScalar, dimensionedVector, dimensionedTensor...</text:span></text:p>
                  </text:list-item>
                </text:list>
              </text:list-item>
            </text:list>
          </draw:text-box>
        </draw:frame>
        <draw:frame presentation:style-name="pr2" draw:layer="layout" svg:width="28cm" svg:height="1.843cm" svg:x="0cm" svg:y="2.5cm" presentation:class="title">
          <draw:text-box>
            <text:p>РАЗМЕРНОСТЬ ФИЗИЧЕСКИХ ВЕЛИЧИН В OPENFOAM</text:p>
          </draw:text-box>
        </draw:frame>
        <draw:custom-shape draw:style-name="gr44" draw:text-style-name="P1" draw:layer="layout" svg:width="12cm" svg:height="0.5cm" svg:x="15.5cm" svg:y="5.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13" draw:layer="layout" svg:width="5.827cm" svg:height="1.103cm" svg:x="19.494cm" svg:y="6.324cm">
          <draw:text-box>
            <text:p>Масса, кг</text:p>
          </draw:text-box>
        </draw:frame>
        <draw:custom-shape draw:style-name="gr44" draw:text-style-name="P1" draw:layer="layout" svg:width="12cm" svg:height="0.5cm" draw:transform="rotate (1.5707963267946) translate (24cm 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13" draw:layer="layout" svg:width="5.827cm" svg:height="1.103cm" draw:transform="rotate (1.5707963267946) translate (22.9cm 14.727cm)">
          <draw:text-box>
            <text:p>Длина, м</text:p>
          </draw:text-box>
        </draw:frame>
        <draw:custom-shape draw:style-name="gr44" draw:text-style-name="P1" draw:layer="layout" svg:width="12cm" svg:height="0.5cm" svg:x="12.5cm" svg:y="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3" draw:layer="layout" svg:width="5.827cm" svg:height="1.103cm" svg:x="14.795cm" svg:y="9.225cm">
          <draw:text-box>
            <text:p>Время, с</text:p>
          </draw:text-box>
        </draw:frame>
        <draw:custom-shape draw:style-name="gr45" draw:text-style-name="P1" draw:layer="layout" svg:width="5.5cm" svg:height="0.5cm" draw:transform="rotate (1.5707963267946) translate (26.7cm 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13" draw:layer="layout" svg:width="7.328cm" svg:height="1.103cm" draw:transform="rotate (1.5707963267946) translate (25.201cm 14.228cm)">
          <draw:text-box>
            <text:p>Температура, К</text:p>
          </draw:text-box>
        </draw:frame>
        <presentation:notes draw:style-name="dp2">
          <draw:page-thumbnail draw:style-name="gr3" draw:layer="layout" svg:width="14.848cm" svg:height="11.136cm" svg:x="3.075cm" svg:y="2.257cm" draw:page-number="29" presentation:class="page"/>
          <draw:frame presentation:style-name="pr1" draw:layer="layout" svg:width="16.799cm" svg:height="13.364cm" svg:x="2.1cm" svg:y="14.107cm" presentation:class="notes" presentation:placeholder="true">
            <draw:text-box/>
          </draw:frame>
        </presentation:notes>
      </draw:page>
      <draw:page draw:name="Время в OpenFOAM" draw:style-name="dp1" draw:master-page-name="Обычный" presentation:presentation-page-layout-name="AL1T1">
        <office:forms form:automatic-focus="false" form:apply-design-mode="false"/>
        <draw:frame presentation:style-name="pr6" draw:layer="layout" svg:width="28cm" svg:height="1.843cm" svg:x="0cm" svg:y="2.5cm" presentation:class="title">
          <draw:text-box>
            <text:p>ВРЕМЯ в OpenFOAM</text:p>
          </draw:text-box>
        </draw:frame>
        <draw:frame presentation:style-name="pr7" draw:text-style-name="P15" draw:layer="layout" svg:width="28cm" svg:height="13.859cm" svg:x="0cm" svg:y="4.641cm" presentation:class="outline" presentation:user-transformed="true">
          <draw:text-box>
            <text:list text:style-name="L2">
              <text:list-item>
                <text:p><text:span text:style-name="T16">Управление временем модели (моделируемого процесса) — класс </text:span><text:span text:style-name="T12">Time</text:span></text:p>
              </text:list-item>
              <text:list-item>
                <text:p><text:span text:style-name="T16">Наследует от:</text:span></text:p>
                <text:list>
                  <text:list-item>
                    <text:p><text:span text:style-name="T34">clock</text:span><text:span text:style-name="T26"> — счетчик системного времени</text:span></text:p>
                  </text:list-item>
                  <text:list-item>
                    <text:p><text:span text:style-name="T34">cpuTime</text:span><text:span text:style-name="T26"> — счетчик процессорного времени</text:span></text:p>
                  </text:list-item>
                  <text:list-item>
                    <text:p><text:span text:style-name="T34">TimePaths</text:span><text:span text:style-name="T26"> — пути расположения основных файлов и каталогов случая (задачи OpenFOAM)</text:span></text:p>
                  </text:list-item>
                  <text:list-item>
                    <text:p><text:span text:style-name="T34">objectRegistry</text:span><text:span text:style-name="T26"> — регистр объектов случая OpenFOAM</text:span></text:p>
                  </text:list-item>
                  <text:list-item>
                    <text:p><text:span text:style-name="T34">TimeState</text:span><text:span text:style-name="T26"> — состояние времени (шаг-приращение по времени), номер шага по времени, определение момента времени для записи данных на диск</text:span></text:p>
                  </text:list-item>
                </text:list>
              </text:list-item>
              <text:list-item>
                <text:p><text:span text:style-name="T16">Операции ввода/вывода в определенные моменты времени</text:span></text:p>
              </text:list-item>
              <text:list-item>
                <text:p><text:span text:style-name="T16">Операции перехода к новому шагу и критерии окончания цикла</text:span></text:p>
              </text:list-item>
              <text:list-item>
                <text:p><text:span text:style-name="T16">Поиск зарегистрированных объектов случая OpenFOAM</text:span></text:p>
              </text:list-item>
            </text:list>
          </draw:text-box>
        </draw:frame>
        <presentation:notes draw:style-name="dp2">
          <draw:page-thumbnail draw:style-name="gr3" draw:layer="layout" svg:width="14.848cm" svg:height="11.136cm" svg:x="3.075cm" svg:y="2.257cm" draw:page-number="30" presentation:class="page"/>
          <draw:frame presentation:style-name="pr1" draw:layer="layout" svg:width="16.799cm" svg:height="13.364cm" svg:x="2.1cm" svg:y="14.107cm" presentation:class="notes" presentation:placeholder="true">
            <draw:text-box/>
          </draw:frame>
        </presentation:notes>
      </draw:page>
      <draw:page draw:name="Реестр объектов"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РЕЕСТР ОБЪЕКТОВ objectRegistry</text:p>
          </draw:text-box>
        </draw:frame>
        <draw:frame presentation:style-name="pr3" draw:text-style-name="P33" draw:layer="layout" svg:width="28cm" svg:height="14.029cm" svg:x="0cm" svg:y="4.641cm" presentation:class="outline" presentation:user-transformed="true">
          <draw:text-box>
            <text:list text:style-name="L2">
              <text:list-item>
                <text:p><text:span text:style-name="T11">Разветвленное хранилище ссылок на все зарегистрированные объекты и физическое время </text:span><text:span text:style-name="T31">Time</text:span></text:p>
              </text:list-item>
              <text:list-item>
                <text:p><text:span text:style-name="T11">Физическое время является корневым регистром. Каждый регистр может содержать под-регистры.</text:span></text:p>
              </text:list-item>
              <text:list-item>
                <text:p><text:span text:style-name="T11">Наследует от </text:span><text:span text:style-name="T31">regIOobject</text:span><text:span text:style-name="T11">, </text:span><text:span text:style-name="T31">HashTable&lt;regIOobject*&gt;</text:span></text:p>
              </text:list-item>
              <text:list-item>
                <text:p><text:span text:style-name="T11">Операции работы с деревом: </text:span><text:span text:style-name="T31">parent()</text:span><text:span text:style-name="T11">, </text:span><text:span text:style-name="T31">subRegistry()</text:span><text:span text:style-name="T11">, </text:span><text:span text:style-name="T31">names()</text:span></text:p>
              </text:list-item>
              <text:list-item>
                <text:p><text:span text:style-name="T11">Операции поиска объектов:</text:span></text:p>
                <text:list>
                  <text:list-item>
                    <text:p><text:span text:style-name="T32">template&lt;class T&gt; HashTable&lt;T*&gt; lookupClass();</text:span></text:p>
                  </text:list-item>
                  <text:list-item>
                    <text:p><text:span text:style-name="T32">template&lt;class T&gt; bool foundObject (const word&amp; name);</text:span></text:p>
                  </text:list-item>
                  <text:list-item>
                    <text:p><text:span text:style-name="T32">template&lt;class T&gt; const T&amp; lookupObject (const word&amp; name);</text:span></text:p>
                  </text:list-item>
                </text:list>
              </text:list-item>
              <text:list-item>
                <text:p><text:span text:style-name="T11">Добавление/удаление объектов </text:span><text:span text:style-name="T31">checkIn(), checkOut()</text:span></text:p>
              </text:list-item>
            </text:list>
          </draw:text-box>
        </draw:frame>
        <presentation:notes draw:style-name="dp2">
          <draw:page-thumbnail draw:style-name="gr3" draw:layer="layout" svg:width="14.848cm" svg:height="11.136cm" svg:x="3.075cm" svg:y="2.257cm" draw:page-number="31" presentation:class="page"/>
          <draw:frame presentation:style-name="pr1" draw:layer="layout" svg:width="16.799cm" svg:height="13.364cm" svg:x="2.1cm" svg:y="14.107cm" presentation:class="notes" presentation:placeholder="true">
            <draw:text-box/>
          </draw:frame>
        </presentation:notes>
      </draw:page>
      <draw:page draw:name="Дискретизация пространства" draw:style-name="dp1" draw:master-page-name="Обычный" presentation:presentation-page-layout-name="AL1T1">
        <office:forms form:automatic-focus="false" form:apply-design-mode="false"/>
        <draw:frame presentation:style-name="pr6" draw:layer="layout" svg:width="28cm" svg:height="1.843cm" svg:x="0cm" svg:y="2.5cm" presentation:class="title">
          <draw:text-box>
            <text:p>ДИСКРЕТИЗАЦИЯ ПРОСТРАНСТВА в OpenFOAM</text:p>
          </draw:text-box>
        </draw:frame>
        <draw:frame presentation:style-name="pr14" draw:text-style-name="P33" draw:layer="layout" svg:width="28cm" svg:height="14.7cm" svg:x="0cm" svg:y="4.5cm" presentation:class="outline" presentation:user-transformed="true">
          <draw:text-box>
            <text:list text:style-name="L2">
              <text:list-item>
                <text:p><text:span text:style-name="T11">В терминах OpenFOAM пространство — это сетка (внутренняя — </text:span><text:span text:style-name="T31">internal</text:span><text:span text:style-name="T11"> и пограничная — </text:span><text:span text:style-name="T31">boundary</text:span><text:span text:style-name="T11">)</text:span></text:p>
              </text:list-item>
              <text:list-item>
                <text:p><text:span text:style-name="T31">fvMesh</text:span><text:span text:style-name="T11"> (наследует </text:span><text:span text:style-name="T31">polyMesh</text:span><text:span text:style-name="T11">, </text:span><text:span text:style-name="T31">lduMesh</text:span><text:span text:style-name="T11">, </text:span><text:span text:style-name="T31">surfaceInterpolation</text:span><text:span text:style-name="T11">) — конечно-объёмная сетка, содержит все необходимые методы и данные для к.о. дискретизации</text:span></text:p>
              </text:list-item>
              <text:list-item>
                <text:p><text:span text:style-name="T31">polyMesh</text:span><text:span text:style-name="T11"> (наследует </text:span><text:span text:style-name="T31">primitiveMesh</text:span><text:span text:style-name="T11">, </text:span><text:span text:style-name="T31">objectRegistry</text:span><text:span text:style-name="T11">) — неструктурированная сетка с поддержкой контрольных объёмов произвольной формы, содержит топологию сетки и методы работы с топологией</text:span></text:p>
              </text:list-item>
              <text:list-item>
                <text:p><text:span text:style-name="T31">primitiveMesh</text:span><text:span text:style-name="T11"> — класс для установления связей между ячейками, гранями, рёбрами и точками</text:span></text:p>
              </text:list-item>
            </text:list>
          </draw:text-box>
        </draw:frame>
        <presentation:notes draw:style-name="dp2">
          <draw:page-thumbnail draw:style-name="gr3" draw:layer="layout" svg:width="14.848cm" svg:height="11.136cm" svg:x="3.075cm" svg:y="2.257cm" draw:page-number="32" presentation:class="page"/>
          <draw:frame presentation:style-name="pr1" draw:layer="layout" svg:width="16.799cm" svg:height="13.364cm" svg:x="2.1cm" svg:y="14.107cm" presentation:class="notes" presentation:placeholder="true">
            <draw:text-box/>
          </draw:frame>
        </presentation:notes>
      </draw:page>
      <draw:page draw:name="Классификация сеток"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КЛАССИФИКАЦИЯ СЕТОК ПО ТИПУ РАСЧЕТНЫХ УЗЛОВ</text:p>
          </draw:text-box>
        </draw:frame>
        <draw:frame presentation:style-name="pr3" draw:text-style-name="P34" draw:layer="layout" svg:width="28cm" svg:height="13.86cm" svg:x="0cm" svg:y="4.641cm" presentation:class="outline" presentation:user-transformed="true">
          <draw:text-box>
            <text:list text:style-name="L2">
              <text:list-item>
                <text:p><text:span text:style-name="T26">Дискретизация возможна в следующих типах расчетных узлов: а) центрах контрольных объёмов; б) центрах граней, ограничивающих к.о.; в) вершинах контрольных объёмов</text:span></text:p>
              </text:list-item>
              <text:list-item>
                <text:p><text:span text:style-name="T34">template &lt;class M&gt; GeoMesh&lt;M&gt;</text:span><text:span text:style-name="T26"> <text:s/>— базовый <text:s/>класс для всех типов сеток</text:span></text:p>
              </text:list-item>
              <text:list-item>
                <text:p><text:span text:style-name="T34">volMesh</text:span><text:span text:style-name="T26"> — наследует от </text:span><text:span text:style-name="T34">GeoMesh&lt;fvMesh&gt;</text:span><text:span text:style-name="T26"> и содержит данные для выполнения конечно-объёмной дискретизации с расчетными точками в центрах ячеек (контрольных объёмов).</text:span></text:p>
              </text:list-item>
              <text:list-item>
                <text:p><text:span text:style-name="T34">surfaceMesh</text:span><text:span text:style-name="T26"> — наследует от </text:span><text:span text:style-name="T34">GeoMesh&lt;fvMesh&gt;</text:span><text:span text:style-name="T26"> и содержит данные для выполнения конечно-объёмной дискретизации с расчетными точками в центрах граней контрольных объёмов.</text:span></text:p>
              </text:list-item>
            </text:list>
          </draw:text-box>
        </draw:frame>
        <presentation:notes draw:style-name="dp2">
          <draw:page-thumbnail draw:style-name="gr3" draw:layer="layout" svg:width="14.848cm" svg:height="11.136cm" svg:x="3.075cm" svg:y="2.257cm" draw:page-number="33" presentation:class="page"/>
          <draw:frame presentation:style-name="pr1" draw:layer="layout" svg:width="16.799cm" svg:height="13.364cm" svg:x="2.1cm" svg:y="14.107cm" presentation:class="notes" presentation:placeholder="true">
            <draw:text-box/>
          </draw:frame>
        </presentation:notes>
      </draw:page>
      <draw:page draw:name="Дискретизация физических границ"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ДИСКРЕТИЗАЦИЯ ФИЗИЧЕСКИХ ГРАНИЦ В OpenFOAM</text:p>
          </draw:text-box>
        </draw:frame>
        <draw:frame presentation:style-name="pr3" draw:text-style-name="P35" draw:layer="layout" svg:width="28cm" svg:height="13.872cm" svg:x="0cm" svg:y="4.441cm" presentation:class="outline" presentation:user-transformed="true">
          <draw:text-box>
            <text:list text:style-name="L2">
              <text:list-item>
                <text:p><text:span text:style-name="T35">Доступ к границам:</text:span><text:span text:style-name="T32"> const fvBoundaryMesh&amp; fvMesh::boundary()</text:span><text:span text:style-name="T35"> const</text:span></text:p>
              </text:list-item>
              <text:list-item>
                <text:p><text:span text:style-name="T32">fvBoundaryMesh</text:span><text:span text:style-name="T35"> наследует от </text:span><text:span text:style-name="T32">fvPatchList</text:span><text:span text:style-name="T35"> (</text:span><text:span text:style-name="T32">List&lt;fvPatch&gt;</text:span><text:span text:style-name="T35">) - список внешних границ (патчей) расчетной области, на которых задаются граничные условия для каждого из полей задачи</text:span></text:p>
              </text:list-item>
              <text:list-item>
                <text:p><text:span text:style-name="T32">fvPatch</text:span><text:span text:style-name="T35"> содержит информацию о геометрии границы — центры граней </text:span><text:span text:style-name="T32">Cf()</text:span><text:span text:style-name="T35"> и прилегающих к ним ячеек </text:span><text:span text:style-name="T32">Cn()</text:span><text:span text:style-name="T35">, их площади </text:span><text:span text:style-name="T32">magSf()</text:span><text:span text:style-name="T35">, </text:span><text:span text:style-name="T32">Sf()</text:span><text:span text:style-name="T35"> и нормали </text:span><text:span text:style-name="T32">nf()</text:span><text:span text:style-name="T35">, вектора расстояний </text:span><text:span text:style-name="T32">delta()</text:span><text:span text:style-name="T35"> от центров граней до центров прилегающих ячеек, ссылку на объект с топологией границы </text:span><text:span text:style-name="T32">patch()</text:span></text:p>
              </text:list-item>
              <text:list-item>
                <text:p><text:span text:style-name="T32">polyPatch</text:span><text:span text:style-name="T35"> — наследует от </text:span><text:span text:style-name="T32">patchIdentifier</text:span><text:span text:style-name="T35">, </text:span><text:span text:style-name="T32">primitivePatch</text:span><text:span text:style-name="T35">, содержит в себе топологию границы и методы для работы с ней (центры граней, связи между гранями, связи между гранями и прилегающими ячейками, адресацию между номерами граней на данной внешней границе (локальными номерами) и глобальными (во всей расчетной области)</text:span></text:p>
              </text:list-item>
              <text:list-item>
                <text:p><text:span text:style-name="T32">patchIdentifier</text:span><text:span text:style-name="T35"> — идентификатор внешней границы (её номер в общем списке, имя и тип в виде строковой константы)</text:span></text:p>
              </text:list-item>
              <text:list-item>
                <text:p><text:span text:style-name="T32">primitivePatch</text:span><text:span text:style-name="T35"> — устанавливает адресацию между узлами и натянутыми на них гранями данной внешней границы</text:span></text:p>
              </text:list-item>
            </text:list>
          </draw:text-box>
        </draw:frame>
        <presentation:notes draw:style-name="dp2">
          <draw:page-thumbnail draw:style-name="gr3" draw:layer="layout" svg:width="14.848cm" svg:height="11.136cm" svg:x="3.075cm" svg:y="2.257cm" draw:page-number="34" presentation:class="page"/>
          <draw:frame presentation:style-name="pr1" draw:layer="layout" svg:width="16.799cm" svg:height="13.364cm" svg:x="2.1cm" svg:y="14.107cm" presentation:class="notes" presentation:placeholder="true">
            <draw:text-box/>
          </draw:frame>
        </presentation:notes>
      </draw:page>
      <draw:page draw:name="Типы физических границ"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ТИПЫ ФИЗИЧЕСКИХ ГРАНИЦ OpenFOAM</text:p>
          </draw:text-box>
        </draw:frame>
        <draw:rect draw:style-name="gr46" draw:text-style-name="P36" xml:id="id8" draw:id="id8" draw:layer="layout" svg:width="4.5cm" svg:height="1cm" svg:x="1.5cm" svg:y="4.4cm">
          <text:p text:style-name="P1"><text:span text:style-name="T36">fvPatch</text:span></text:p>
        </draw:rect>
        <draw:rect draw:style-name="gr46" draw:text-style-name="P37" xml:id="id7" draw:id="id7" draw:layer="layout" svg:width="5cm" svg:height="0.9cm" svg:x="10cm" svg:y="6.6cm">
          <text:p text:style-name="P1"><text:span text:style-name="T37">genericFvPatch</text:span></text:p>
        </draw:rect>
        <draw:connector draw:style-name="gr47" draw:text-style-name="P1" draw:layer="layout" draw:type="lines" svg:x1="12.5cm" svg:y1="6.6cm" svg:x2="6cm" svg:y2="4.9cm" draw:start-shape="id7" draw:start-glue-point="0" draw:end-shape="id8" draw:end-glue-point="1" svg:d="m12500 6600v-505l-5995-1195h-505">
          <text:p/>
        </draw:connector>
        <draw:rect draw:style-name="gr46" draw:text-style-name="P37" xml:id="id9" draw:id="id9" draw:layer="layout" svg:width="5.1cm" svg:height="0.9cm" svg:x="6.9cm" svg:y="8.2cm">
          <text:p text:style-name="P1"><text:span text:style-name="T37">coupledFvPatch</text:span></text:p>
        </draw:rect>
        <draw:connector draw:style-name="gr47" draw:text-style-name="P1" draw:layer="layout" draw:type="lines" draw:line-skew="0cm -0.005cm" svg:x1="9.45cm" svg:y1="8.2cm" svg:x2="6cm" svg:y2="4.9cm" draw:start-shape="id9" draw:start-glue-point="0" draw:end-shape="id8" draw:end-glue-point="1" svg:d="m9450 8200v-505l-2950-2795h-500">
          <text:p/>
        </draw:connector>
        <draw:rect draw:style-name="gr46" draw:text-style-name="P37" xml:id="id11" draw:id="id11" draw:layer="layout" svg:width="5cm" svg:height="0.9cm" svg:x="3.4cm" svg:y="9.3cm">
          <text:p text:style-name="P1"><text:span text:style-name="T37">wallFvPatch</text:span></text:p>
        </draw:rect>
        <draw:rect draw:style-name="gr46" draw:text-style-name="P37" xml:id="id14" draw:id="id14" draw:layer="layout" svg:width="6.8cm" svg:height="0.9cm" svg:x="1.5cm" svg:y="10.5cm">
          <text:p text:style-name="P1"><text:span text:style-name="T37">directMappedFvPatch</text:span></text:p>
        </draw:rect>
        <draw:rect draw:style-name="gr46" draw:text-style-name="P37" xml:id="id10" draw:id="id10" draw:layer="layout" svg:width="8.3cm" svg:height="0.9cm" svg:x="1.5cm" svg:y="11.8cm">
          <text:p text:style-name="P1"><text:span text:style-name="T37">directMappedWallFvPatch</text:span></text:p>
        </draw:rect>
        <draw:connector draw:style-name="gr47" draw:text-style-name="P1" draw:layer="layout" draw:type="lines" draw:line-skew="0.305cm -1.595cm" svg:x1="1.5cm" svg:y1="12.25cm" svg:x2="3.4cm" svg:y2="9.75cm" draw:start-shape="id10" draw:start-glue-point="3" draw:end-shape="id11" svg:d="m1500 12250h-200v-2500h2100">
          <text:p/>
        </draw:connector>
        <draw:rect draw:style-name="gr46" draw:text-style-name="P37" xml:id="id12" draw:id="id12" draw:layer="layout" svg:width="5.1cm" svg:height="0.9cm" svg:x="11.4cm" svg:y="9.8cm">
          <text:p text:style-name="P1"><text:span text:style-name="T37">cyclicFvPatch</text:span></text:p>
        </draw:rect>
        <draw:connector draw:style-name="gr47" draw:text-style-name="P1" draw:layer="layout" draw:type="lines" svg:x1="13.95cm" svg:y1="9.8cm" svg:x2="12cm" svg:y2="8.65cm" draw:start-shape="id12" draw:end-shape="id9" draw:end-glue-point="1" svg:d="m13950 9800v-505l-1445-645h-505">
          <text:p/>
        </draw:connector>
        <draw:rect draw:style-name="gr46" draw:text-style-name="P37" xml:id="id13" draw:id="id13" draw:layer="layout" svg:width="6cm" svg:height="0.9cm" svg:x="10.5cm" svg:y="11.1cm">
          <text:p text:style-name="P1"><text:span text:style-name="T37">processorFvPatch</text:span></text:p>
        </draw:rect>
        <draw:connector draw:style-name="gr47" draw:text-style-name="P1" draw:layer="layout" draw:type="lines" svg:x1="10.5cm" svg:y1="11.55cm" svg:x2="9.45cm" svg:y2="9.1cm" draw:start-shape="id13" draw:start-glue-point="3" draw:end-shape="id9" draw:end-glue-point="2" svg:d="m10500 11550h-505l-545-1945v-505">
          <text:p/>
        </draw:connector>
        <draw:connector draw:style-name="gr47" draw:text-style-name="P1" draw:layer="layout" draw:type="lines" svg:x1="5.9cm" svg:y1="9.3cm" svg:x2="3.75cm" svg:y2="5.4cm" draw:start-shape="id11" draw:start-glue-point="0" draw:end-shape="id8" draw:end-glue-point="2" svg:d="m5900 9300v-505l-2150-2890v-505">
          <text:p/>
        </draw:connector>
        <draw:connector draw:style-name="gr47" draw:text-style-name="P1" draw:layer="layout" draw:type="curve" svg:x1="1.5cm" svg:y1="10.95cm" svg:x2="1.5cm" svg:y2="4.9cm" draw:start-shape="id14" draw:start-glue-point="3" draw:end-shape="id8" draw:end-glue-point="3" svg:d="m1500 10950c-757 0-757-6050 0-6050">
          <text:p/>
        </draw:connector>
        <draw:rect draw:style-name="gr46" draw:text-style-name="P37" xml:id="id15" draw:id="id15" draw:layer="layout" svg:width="6cm" svg:height="0.9cm" svg:x="15.5cm" svg:y="6.6cm">
          <text:p text:style-name="P1"><text:span text:style-name="T37">symmetryFvPatch</text:span></text:p>
        </draw:rect>
        <draw:connector draw:style-name="gr47" draw:text-style-name="P1" draw:layer="layout" draw:type="lines" svg:x1="18.5cm" svg:y1="6.6cm" svg:x2="6cm" svg:y2="4.9cm" draw:start-shape="id15" draw:start-glue-point="0" draw:end-shape="id8" draw:end-glue-point="1" svg:d="m18500 6600v-505l-11995-1195h-505">
          <text:p/>
        </draw:connector>
        <draw:rect draw:style-name="gr46" draw:text-style-name="P37" xml:id="id16" draw:id="id16" draw:layer="layout" svg:width="4.7cm" svg:height="0.9cm" svg:x="22.1cm" svg:y="6.6cm">
          <text:p text:style-name="P1"><text:span text:style-name="T37">emptyFvPatch</text:span></text:p>
        </draw:rect>
        <draw:connector draw:style-name="gr47" draw:text-style-name="P1" draw:layer="layout" draw:type="lines" svg:x1="24.45cm" svg:y1="6.6cm" svg:x2="6cm" svg:y2="4.9cm" draw:start-shape="id16" draw:start-glue-point="0" draw:end-shape="id8" draw:end-glue-point="1" svg:d="m24450 6600v-505l-17945-1195h-505">
          <text:p/>
        </draw:connector>
        <draw:rect draw:style-name="gr46" draw:text-style-name="P37" xml:id="id17" draw:id="id17" draw:layer="layout" svg:width="4.7cm" svg:height="0.9cm" svg:x="22.1cm" svg:y="4.5cm">
          <text:p text:style-name="P1"><text:span text:style-name="T37">wedgeFvPatch</text:span></text:p>
        </draw:rect>
        <draw:connector draw:style-name="gr47" draw:text-style-name="P1" draw:layer="layout" draw:type="lines" svg:x1="22.1cm" svg:y1="4.95cm" svg:x2="6cm" svg:y2="4.9cm" draw:start-shape="id17" draw:start-glue-point="3" draw:end-shape="id8" draw:end-glue-point="1" svg:d="m22100 4950h-505l-15090-50h-505">
          <text:p/>
        </draw:connector>
        <draw:rect draw:style-name="gr48" draw:text-style-name="P38" xml:id="id19" draw:id="id19" draw:layer="layout" svg:width="4.5cm" svg:height="1cm" svg:x="22.7cm" svg:y="17cm">
          <text:p text:style-name="P1"><text:span text:style-name="T38">polyPatch</text:span></text:p>
        </draw:rect>
        <draw:rect draw:style-name="gr48" draw:text-style-name="P39" xml:id="id18" draw:id="id18" draw:layer="layout" svg:width="5.5cm" svg:height="1cm" svg:x="11cm" svg:y="15cm">
          <text:p text:style-name="P1"><text:span text:style-name="T39">genericPolyPatch</text:span></text:p>
        </draw:rect>
        <draw:connector draw:style-name="gr47" draw:text-style-name="P1" draw:layer="layout" draw:type="lines" svg:x1="16.5cm" svg:y1="15.5cm" svg:x2="22.7cm" svg:y2="17.5cm" draw:start-shape="id18" draw:start-glue-point="1" draw:end-shape="id19" svg:d="m16500 15500h505l5190 2000h505">
          <text:p/>
        </draw:connector>
        <draw:rect draw:style-name="gr48" draw:text-style-name="P39" xml:id="id20" draw:id="id20" draw:layer="layout" svg:width="6cm" svg:height="1cm" svg:x="18cm" svg:y="14.1cm">
          <text:p text:style-name="P1"><text:span text:style-name="T39">coupledPolyPatch</text:span></text:p>
        </draw:rect>
        <draw:connector draw:style-name="gr47" draw:text-style-name="P1" draw:layer="layout" draw:type="lines" svg:x1="21cm" svg:y1="15.1cm" svg:x2="24.95cm" svg:y2="17cm" draw:start-shape="id20" draw:start-glue-point="2" draw:end-shape="id19" draw:end-glue-point="0" svg:d="m21000 15100v505l3950 890v505">
          <text:p/>
        </draw:connector>
        <draw:rect draw:style-name="gr48" draw:text-style-name="P39" xml:id="id21" draw:id="id21" draw:layer="layout" svg:width="5.5cm" svg:height="1cm" svg:x="11cm" svg:y="16.1cm">
          <text:p text:style-name="P1"><text:span text:style-name="T39">wallPolyPatch</text:span></text:p>
        </draw:rect>
        <draw:connector draw:style-name="gr47" draw:text-style-name="P1" draw:layer="layout" draw:type="lines" svg:x1="16.5cm" svg:y1="16.6cm" svg:x2="22.7cm" svg:y2="17.5cm" draw:start-shape="id21" draw:start-glue-point="1" draw:end-shape="id19" draw:end-glue-point="3" svg:d="m16500 16600h505l5190 900h505">
          <text:p/>
        </draw:connector>
        <draw:rect draw:style-name="gr48" draw:text-style-name="P39" xml:id="id22" draw:id="id22" draw:layer="layout" svg:width="6cm" svg:height="1cm" svg:x="18cm" svg:y="9.5cm">
          <text:p text:style-name="P1"><text:span text:style-name="T39">cyclicPolyPatch</text:span></text:p>
        </draw:rect>
        <draw:rect draw:style-name="gr48" draw:text-style-name="P39" xml:id="id23" draw:id="id23" draw:layer="layout" svg:width="7cm" svg:height="1cm" svg:x="18cm" svg:y="11.9cm">
          <text:p text:style-name="P1"><text:span text:style-name="T39">processorPolyPatch</text:span></text:p>
        </draw:rect>
        <draw:connector draw:style-name="gr47" draw:text-style-name="P1" draw:layer="layout" draw:type="lines" draw:line-skew="1.995cm 1.995cm" svg:x1="24cm" svg:y1="10cm" svg:x2="24cm" svg:y2="14.6cm" draw:start-shape="id22" draw:end-shape="id20" draw:end-glue-point="1" svg:d="m24000 10000h2500v4600h-2500">
          <text:p/>
        </draw:connector>
        <draw:connector draw:style-name="gr47" draw:text-style-name="P1" draw:layer="layout" draw:type="lines" draw:line-skew="0cm 0.995cm" svg:x1="25cm" svg:y1="12.4cm" svg:x2="24cm" svg:y2="14.6cm" draw:start-shape="id23" draw:start-glue-point="1" draw:end-shape="id20" draw:end-glue-point="1" svg:d="m25000 12400h505l-5 2200h-1500">
          <text:p/>
        </draw:connector>
        <draw:rect draw:style-name="gr48" draw:text-style-name="P39" xml:id="id24" draw:id="id24" draw:layer="layout" svg:width="5.5cm" svg:height="1cm" svg:x="5.1cm" svg:y="16.1cm">
          <text:p text:style-name="P1"><text:span text:style-name="T39">emptyPolyPatch</text:span></text:p>
        </draw:rect>
        <draw:connector draw:style-name="gr47" draw:text-style-name="P1" draw:layer="layout" draw:type="lines" svg:x1="7.85cm" svg:y1="17.1cm" svg:x2="22.7cm" svg:y2="17.5cm" draw:start-shape="id24" draw:start-glue-point="2" draw:end-shape="id19" svg:d="m7850 17100v505l14345-105h505">
          <text:p/>
        </draw:connector>
        <draw:rect draw:style-name="gr48" draw:text-style-name="P39" xml:id="id25" draw:id="id25" draw:layer="layout" svg:width="6.5cm" svg:height="1cm" svg:x="0.4cm" svg:y="17.8cm">
          <text:p text:style-name="P1"><text:span text:style-name="T39">symmetryPolyPatch</text:span></text:p>
        </draw:rect>
        <draw:connector draw:style-name="gr47" draw:text-style-name="P1" draw:layer="layout" draw:type="lines" svg:x1="6.9cm" svg:y1="18.3cm" svg:x2="22.7cm" svg:y2="17.5cm" draw:start-shape="id25" draw:start-glue-point="1" draw:end-shape="id19" draw:end-glue-point="3" svg:d="m6900 18300h505l14790-800h505">
          <text:p/>
        </draw:connector>
        <draw:rect draw:style-name="gr48" draw:text-style-name="P39" xml:id="id26" draw:id="id26" draw:layer="layout" svg:width="6.5cm" svg:height="1cm" svg:x="9cm" svg:y="18.5cm">
          <text:p text:style-name="P1"><text:span text:style-name="T39">wedgePolyPatch</text:span></text:p>
        </draw:rect>
        <draw:connector draw:style-name="gr47" draw:text-style-name="P1" draw:layer="layout" draw:type="lines" svg:x1="15.5cm" svg:y1="19cm" svg:x2="22.7cm" svg:y2="17.5cm" draw:start-shape="id26" draw:start-glue-point="1" draw:end-shape="id19" draw:end-glue-point="3" svg:d="m15500 19000h505l6190-1500h505">
          <text:p/>
        </draw:connector>
        <draw:connector draw:style-name="gr49" draw:text-style-name="P1" draw:layer="layout" draw:type="curve" svg:x1="13.95cm" svg:y1="9.8cm" svg:x2="21cm" svg:y2="9.5cm" draw:start-shape="id12" draw:start-glue-point="0" draw:end-shape="id22" svg:d="m13950 9800c0-1207 7050-1057 7050-300">
          <text:p/>
        </draw:connector>
        <draw:connector draw:style-name="gr49" draw:text-style-name="P1" draw:layer="layout" draw:type="curve" svg:x1="13.5cm" svg:y1="12cm" svg:x2="18cm" svg:y2="12.4cm" draw:start-shape="id13" draw:start-glue-point="2" draw:end-shape="id23" draw:end-glue-point="3" svg:d="m13500 12000c0 757 1875 631 2719 541s656-141 1781-141">
          <text:p/>
        </draw:connector>
        <draw:frame draw:style-name="gr50" draw:text-style-name="P40" draw:layer="layout" svg:width="8.879cm" svg:height="2.434cm" svg:x="0.9cm" svg:y="13.278cm">
          <draw:text-box>
            <text:p><text:span text:style-name="T40">fvPatch содержит</text:span><text:span text:style-name="T40"><text:line-break/></text:span><text:span text:style-name="T40">ссылку на соотв. polyPatch,</text:span></text:p>
            <text:p><text:span text:style-name="T40">например - cyclicFvPatch</text:span></text:p>
          </draw:text-box>
        </draw:frame>
        <presentation:notes draw:style-name="dp2">
          <draw:page-thumbnail draw:style-name="gr3" draw:layer="layout" svg:width="14.848cm" svg:height="11.136cm" svg:x="3.075cm" svg:y="2.257cm" draw:page-number="35" presentation:class="page"/>
          <draw:frame presentation:style-name="pr1" draw:layer="layout" svg:width="16.799cm" svg:height="13.364cm" svg:x="2.1cm" svg:y="14.107cm" presentation:class="notes" presentation:placeholder="true">
            <draw:text-box/>
          </draw:frame>
        </presentation:notes>
      </draw:page>
      <draw:page draw:name="Представление полей в OpenFOAM" draw:style-name="dp1" draw:master-page-name="Обычный" presentation:presentation-page-layout-name="AL1T1">
        <office:forms form:automatic-focus="false" form:apply-design-mode="false"/>
        <draw:frame presentation:style-name="pr2" draw:layer="layout" svg:width="28cm" svg:height="1.843cm" svg:x="0cm" svg:y="2.5cm" presentation:class="title" presentation:user-transformed="true">
          <draw:text-box>
            <text:p>ПРЕДСТАВЛЕНИЕ ПОЛЕЙ В OpenFOAM</text:p>
          </draw:text-box>
        </draw:frame>
        <draw:frame presentation:style-name="pr7" draw:text-style-name="P42" draw:layer="layout" svg:width="28cm" svg:height="13.859cm" svg:x="0cm" svg:y="4.641cm" presentation:class="outline" presentation:user-transformed="true">
          <draw:text-box>
            <text:list text:style-name="L2">
              <text:list-item>
                <text:p text:style-name="P41"><text:span text:style-name="T26">Поле как список значений в расчетных точках (например, центрах к.о.)</text:span><text:span text:style-name="T34"> Field&lt;T&gt;</text:span><text:span text:style-name="T26"> наследует от </text:span><text:span text:style-name="T34">refCount и List&lt;T&gt;</text:span></text:p>
              </text:list-item>
              <text:list-item>
                <text:p text:style-name="P41"><text:span text:style-name="T26">Поле физической величины определенной размерности</text:span><text:span text:style-name="T34"> DimensionedField &lt;class T, class GeoMesh&gt;</text:span><text:span text:style-name="T26"> наследует от </text:span><text:span text:style-name="T34">Field&lt;T&gt;</text:span><text:span text:style-name="T26"> и </text:span><text:span text:style-name="T34">regIOobject</text:span></text:p>
              </text:list-item>
              <text:list-item>
                <text:p text:style-name="P41"><text:span text:style-name="T26">Геометрическое поле </text:span><text:span text:style-name="T34">GeometricField&lt;class T, template&lt;class&gt; PatchField, class GeoMesh&gt;</text:span><text:span text:style-name="T26"> наследует от </text:span><text:span text:style-name="T34">DimensionedField&lt;T, GeoMesh&gt;</text:span><text:span text:style-name="T26"> определено на всей расчетной области и вычисляется в определенных точках (к.о., гранях, узлах)</text:span></text:p>
              </text:list-item>
              <text:list-item>
                <text:p text:style-name="P41"><text:span text:style-name="T26">Поле, определенное в центрах ячеек (</text:span><text:span text:style-name="T34">volFields.H</text:span><text:span text:style-name="T26">, </text:span><text:span text:style-name="T34">volFieldsFwd.H</text:span><text:span text:style-name="T26">):</text:span><text:span text:style-name="T26"><text:line-break/></text:span><text:span text:style-name="T34">typedef GeometricField&lt;scalar, fvPatchField,volMesh&gt; volScalarField;</text:span><text:span text:style-name="T26"><text:line-break/></text:span><text:span text:style-name="T34">typedef GeometricField&lt;vector, fvPatchField,volMesh&gt; volVectorField;</text:span><text:span text:style-name="T26"><text:line-break/></text:span><text:span text:style-name="T34">typedef GeometricField&lt;tensor, fvPatchField,volMesh&gt; volTensorField;</text:span></text:p>
              </text:list-item>
              <text:list-item>
                <text:p text:style-name="P41"><text:span text:style-name="T26">Поле, определенное в центрах граней (</text:span><text:span text:style-name="T34">surfaceFields.H</text:span><text:span text:style-name="T26">, </text:span><text:span text:style-name="T34">surfaceFieldsFwd.H</text:span><text:span text:style-name="T26">):</text:span><text:span text:style-name="T26"><text:line-break/></text:span><text:span text:style-name="T34">typedef GeometricField&lt;scalar, fvPatchField,surfaceMesh&gt; surfaceScalarField</text:span><text:span text:style-name="T26">;</text:span><text:span text:style-name="T26"><text:line-break/></text:span><text:span text:style-name="T34">typedef GeometricField&lt;vector, fvPatchField,surfaceMesh&gt; surfaceVectorField</text:span></text:p>
              </text:list-item>
            </text:list>
          </draw:text-box>
        </draw:frame>
        <presentation:notes draw:style-name="dp2">
          <draw:page-thumbnail draw:style-name="gr3" draw:layer="layout" svg:width="14.848cm" svg:height="11.136cm" svg:x="3.075cm" svg:y="2.257cm" draw:page-number="36" presentation:class="page"/>
          <draw:frame presentation:style-name="pr1" draw:layer="layout" svg:width="16.799cm" svg:height="13.364cm" svg:x="2.1cm" svg:y="14.107cm" presentation:class="notes" presentation:placeholder="true">
            <draw:text-box/>
          </draw:frame>
        </presentation:notes>
      </draw:page>
      <draw:page draw:name="Дискретизация полей на внешней границе" draw:style-name="dp1" draw:master-page-name="Обычный" presentation:presentation-page-layout-name="AL1T1">
        <office:forms form:automatic-focus="false" form:apply-design-mode="false"/>
        <draw:frame presentation:style-name="pr2" draw:layer="layout" svg:width="28cm" svg:height="2.399cm" svg:x="0cm" svg:y="2.222cm" presentation:class="title" presentation:user-transformed="true">
          <draw:text-box>
            <text:p>ДИСКРЕТИЗАЦИЯ ПОЛЕЙ НА ВНЕШНЕЙ ГРАНИЦЕ РАСЧЕТНОЙ ОБЛАСТИ</text:p>
          </draw:text-box>
        </draw:frame>
        <draw:frame presentation:style-name="pr3" draw:text-style-name="P34" draw:layer="layout" svg:width="28cm" svg:height="15.165cm" svg:x="0cm" svg:y="4.641cm" presentation:class="outline" presentation:user-transformed="true">
          <draw:text-box>
            <text:list text:style-name="L2">
              <text:list-item>
                <text:p><text:span text:style-name="T26">Также, как и расчетная область (сетка), поля физических величин представлены значениями внутри расчетной области и значениями на границе. Последние группируются по именованному множеству граней и выступают как численная реализация граничного условия определенного типа.</text:span></text:p>
              </text:list-item>
              <text:list-item>
                <text:p><text:span text:style-name="T26">Поле, определенное на некоторой границе (</text:span><text:span text:style-name="T34">fvPatch</text:span><text:span text:style-name="T26">) определяется либо в шаблоне</text:span><text:span text:style-name="T34"> fvPatchField&lt;T&gt;</text:span><text:span text:style-name="T26"> (при дискретизации в центрах к.о., соответствует </text:span><text:span text:style-name="T34">vol***Field</text:span><text:span text:style-name="T26">) либо </text:span><text:span text:style-name="T34">fvsPatchField&lt;T&gt;</text:span><text:span text:style-name="T26"> (при дискретизации в центрах граней, соответствует</text:span><text:span text:style-name="T34"> surface***Field</text:span><text:span text:style-name="T26">). Параметр шаблона </text:span><text:span text:style-name="T34">T</text:span><text:span text:style-name="T26"> <text:s/>- это тип поля (вектор, скаляр, тензор и прочее). Три звездочки это не известное </text:span><text:span text:style-name="T34">слово</text:span><text:span text:style-name="T26">, а: Scalar, Vector, Tensor и т.д.</text:span></text:p>
              </text:list-item>
              <text:list-item>
                <text:p><text:span text:style-name="T26">Класс </text:span><text:span text:style-name="T34">fv(s)PatchField</text:span><text:span text:style-name="T26"> обязательно содержит: а) ссылку на сетку данной границы </text:span><text:span text:style-name="T34">patch()</text:span><text:span text:style-name="T26">, б) регистр объектов данного уровня</text:span><text:span text:style-name="T34"> db()</text:span><text:span text:style-name="T26">, в) внутренее поле </text:span><text:span text:style-name="T34">internalField()</text:span><text:span text:style-name="T26">, г) производную по нормали </text:span><text:span text:style-name="T34">snGrad()</text:span><text:span text:style-name="T26">, д) диагональные коэффициенты матрицы </text:span><text:span text:style-name="T34">valueInternalCoeffs()</text:span><text:span text:style-name="T26"> и </text:span><text:span text:style-name="T34">gradientInternalCoeffs()</text:span><text:span text:style-name="T26">, е) коэффициенты правой части уравнений </text:span><text:span text:style-name="T34">valueBoundaryCoeffs()</text:span><text:span text:style-name="T26"> и </text:span><text:span text:style-name="T34">gradientBoundaryCoeffs()</text:span><text:span text:style-name="T26">, ж) операторы присваивания и простейшие арифметические операторы, з) маркер, определяющий является ли это ГУ 1-го рода —</text:span><text:span text:style-name="T34"> fixesValue()</text:span><text:span text:style-name="T26">.</text:span></text:p>
              </text:list-item>
            </text:list>
          </draw:text-box>
        </draw:frame>
        <presentation:notes draw:style-name="dp2">
          <draw:page-thumbnail draw:style-name="gr3" draw:layer="layout" svg:width="14.848cm" svg:height="11.136cm" svg:x="3.075cm" svg:y="2.257cm" draw:page-number="37" presentation:class="page"/>
          <draw:frame presentation:style-name="pr1" draw:layer="layout" svg:width="16.799cm" svg:height="13.364cm" svg:x="2.1cm" svg:y="14.107cm" presentation:class="notes" presentation:placeholder="true">
            <draw:text-box/>
          </draw:frame>
        </presentation:notes>
      </draw:page>
      <draw:page draw:name="Иерархия классов ГУ" draw:style-name="dp1" draw:master-page-name="Обычный" presentation:presentation-page-layout-name="AL1T1">
        <office:forms form:automatic-focus="false" form:apply-design-mode="false"/>
        <draw:frame presentation:style-name="pr6" draw:layer="layout" svg:width="28cm" svg:height="1.843cm" svg:x="0cm" svg:y="2.5cm" presentation:class="title">
          <draw:text-box>
            <text:p>ИЕРАРХИЯ КЛАССОВ ГРАНИЧНЫХ УСЛОВИЙ</text:p>
          </draw:text-box>
        </draw:frame>
        <draw:rect draw:style-name="gr46" draw:text-style-name="P36" xml:id="id28" draw:id="id28" draw:layer="layout" svg:width="4.5cm" svg:height="1cm" svg:x="1.3cm" svg:y="5.4cm">
          <text:p text:style-name="P1"><text:span text:style-name="T36">fvPatchField</text:span></text:p>
        </draw:rect>
        <draw:rect draw:style-name="gr46" draw:text-style-name="P36" xml:id="id27" draw:id="id27" draw:layer="layout" svg:width="4.5cm" svg:height="1cm" svg:x="1.3cm" svg:y="7.8cm">
          <text:p text:style-name="P1"><text:span text:style-name="T36">fixedValue</text:span></text:p>
        </draw:rect>
        <draw:rect draw:style-name="gr46" draw:text-style-name="P36" xml:id="id29" draw:id="id29" draw:layer="layout" svg:width="5cm" svg:height="1cm" svg:x="8.2cm" svg:y="6.5cm">
          <text:p text:style-name="P1"><text:span text:style-name="T36">fixedGradient</text:span></text:p>
        </draw:rect>
        <draw:connector draw:style-name="gr11" draw:text-style-name="P1" draw:layer="layout" draw:type="curve" svg:x1="3.55cm" svg:y1="7.8cm" svg:x2="3.55cm" svg:y2="6.4cm" draw:start-shape="id27" draw:start-glue-point="0" draw:end-shape="id28" draw:end-glue-point="2" svg:d="m3550 7800v-1400">
          <text:p/>
        </draw:connector>
        <draw:connector draw:style-name="gr11" draw:text-style-name="P1" draw:layer="layout" draw:type="curve" svg:x1="8.2cm" svg:y1="7cm" svg:x2="5.8cm" svg:y2="5.9cm" draw:start-shape="id29" draw:start-glue-point="3" draw:end-shape="id28" draw:end-glue-point="1" svg:d="m8200 7000c-1800 0-600-1100-2400-1100">
          <text:p/>
        </draw:connector>
        <draw:rect draw:style-name="gr46" draw:text-style-name="P36" xml:id="id30" draw:id="id30" draw:layer="layout" svg:width="5cm" svg:height="1cm" svg:x="1cm" svg:y="9.1cm">
          <text:p text:style-name="P1"><text:span text:style-name="T36">zeroGradient</text:span></text:p>
        </draw:rect>
        <draw:connector draw:style-name="gr11" draw:text-style-name="P1" draw:layer="layout" draw:type="curve" svg:x1="1cm" svg:y1="9.6cm" svg:x2="1.3cm" svg:y2="5.9cm" draw:start-shape="id30" draw:start-glue-point="3" draw:end-shape="id28" draw:end-glue-point="3" svg:d="m1000 9600c-757 0-907-3700 300-3700">
          <text:p/>
        </draw:connector>
        <draw:rect draw:style-name="gr46" draw:text-style-name="P36" xml:id="id31" draw:id="id31" draw:layer="layout" svg:width="4.5cm" svg:height="1cm" svg:x="8.3cm" svg:y="5.1cm">
          <text:p text:style-name="P1"><text:span text:style-name="T36">mixed</text:span></text:p>
        </draw:rect>
        <draw:connector draw:style-name="gr11" draw:text-style-name="P1" draw:layer="layout" draw:type="curve" svg:x1="8.3cm" svg:y1="5.6cm" svg:x2="5.8cm" svg:y2="5.9cm" draw:start-shape="id31" draw:start-glue-point="3" draw:end-shape="id28" draw:end-glue-point="1" svg:d="m8300 5600c-1875 0-625 300-2500 300">
          <text:p/>
        </draw:connector>
        <draw:rect draw:style-name="gr46" draw:text-style-name="P36" xml:id="id32" draw:id="id32" draw:layer="layout" svg:width="4.5cm" svg:height="1cm" svg:x="6.3cm" svg:y="8.7cm">
          <text:p text:style-name="P1"><text:span text:style-name="T36">calculated</text:span></text:p>
        </draw:rect>
        <draw:connector draw:style-name="gr11" draw:text-style-name="P1" draw:layer="layout" draw:type="curve" svg:x1="8.55cm" svg:y1="8.7cm" svg:x2="3.55cm" svg:y2="6.4cm" draw:start-shape="id32" draw:start-glue-point="0" draw:end-shape="id28" draw:end-glue-point="2" svg:d="m8550 8700c0-1725-5000-575-5000-2300">
          <text:p/>
        </draw:connector>
        <draw:rect draw:style-name="gr46" draw:text-style-name="P36" xml:id="id33" draw:id="id33" draw:layer="layout" svg:width="4.5cm" svg:height="1cm" svg:x="12cm" svg:y="9cm">
          <text:p text:style-name="P1"><text:span text:style-name="T36">coupled</text:span></text:p>
        </draw:rect>
        <draw:connector draw:style-name="gr11" draw:text-style-name="P1" draw:layer="layout" draw:type="curve" svg:x1="14.25cm" svg:y1="9cm" svg:x2="3.55cm" svg:y2="6.4cm" draw:start-shape="id33" draw:start-glue-point="0" draw:end-shape="id28" draw:end-glue-point="2" svg:d="m14250 9000c0-1950-10700-650-10700-2600">
          <text:p/>
        </draw:connector>
        <draw:rect draw:style-name="gr51" draw:text-style-name="P1" draw:layer="layout" svg:width="16.8cm" svg:height="8.2cm" svg:x="0.2cm" svg:y="4.5cm">
          <text:p text:style-name="P1">Базовые классы (basic)</text:p>
        </draw:rect>
        <draw:rect draw:style-name="gr46" draw:text-style-name="P36" xml:id="id36" draw:id="id36" draw:layer="layout" svg:width="4.5cm" svg:height="1cm" svg:x="18.8cm" svg:y="6.9cm">
          <text:p text:style-name="P1"><text:span text:style-name="T36">cyclic</text:span></text:p>
        </draw:rect>
        <draw:rect draw:style-name="gr46" draw:text-style-name="P36" xml:id="id37" draw:id="id37" draw:layer="layout" svg:width="4.5cm" svg:height="1cm" svg:x="18.8cm" svg:y="8.2cm">
          <text:p text:style-name="P1"><text:span text:style-name="T36">processor</text:span></text:p>
        </draw:rect>
        <draw:rect draw:style-name="gr46" draw:text-style-name="P36" xml:id="id34" draw:id="id34" draw:layer="layout" svg:width="4.5cm" svg:height="1cm" svg:x="9.5cm" svg:y="10.2cm">
          <text:p text:style-name="P1"><text:span text:style-name="T36">transform</text:span></text:p>
        </draw:rect>
        <draw:connector draw:style-name="gr11" draw:text-style-name="P1" draw:layer="layout" draw:type="curve" svg:x1="11.75cm" svg:y1="10.2cm" svg:x2="3.55cm" svg:y2="6.4cm" draw:start-shape="id34" draw:start-glue-point="0" draw:end-shape="id28" draw:end-glue-point="2" svg:d="m11750 10200c0-2850-8200-950-8200-3800">
          <text:p/>
        </draw:connector>
        <draw:rect draw:style-name="gr46" draw:text-style-name="P36" xml:id="id35" draw:id="id35" draw:layer="layout" svg:width="5.5cm" svg:height="1cm" svg:x="11.3cm" svg:y="11.5cm">
          <text:p text:style-name="P1"><text:span text:style-name="T36">basicSymmetry</text:span></text:p>
        </draw:rect>
        <draw:connector draw:style-name="gr11" draw:text-style-name="P1" draw:layer="layout" draw:type="curve" svg:x1="11.3cm" svg:y1="12cm" svg:x2="9.5cm" svg:y2="10.7cm" draw:start-shape="id35" draw:start-glue-point="3" draw:end-shape="id34" draw:end-glue-point="3" svg:d="m11300 12000c-3457 0-2557-1300-1800-1300">
          <text:p/>
        </draw:connector>
        <draw:connector draw:style-name="gr11" draw:text-style-name="P1" draw:layer="layout" draw:type="curve" svg:x1="18.8cm" svg:y1="7.4cm" svg:x2="16.5cm" svg:y2="9.5cm" draw:start-shape="id36" draw:start-glue-point="3" draw:end-shape="id33" svg:d="m18800 7400c-1725 0-575 2100-2300 2100">
          <text:p/>
        </draw:connector>
        <draw:connector draw:style-name="gr11" draw:text-style-name="P1" draw:layer="layout" draw:type="curve" svg:x1="18.8cm" svg:y1="8.7cm" svg:x2="16.5cm" svg:y2="9.5cm" draw:start-shape="id37" draw:end-shape="id33" draw:end-glue-point="1" svg:d="m18800 8700c-1725 0-575 800-2300 800">
          <text:p/>
        </draw:connector>
        <draw:rect draw:style-name="gr46" draw:text-style-name="P36" xml:id="id38" draw:id="id38" draw:layer="layout" svg:width="4.5cm" svg:height="1cm" svg:x="18.8cm" svg:y="5.6cm">
          <text:p text:style-name="P1"><text:span text:style-name="T36">jumpCyclic</text:span></text:p>
        </draw:rect>
        <draw:connector draw:style-name="gr11" draw:text-style-name="P1" draw:layer="layout" draw:type="curve" svg:x1="18.8cm" svg:y1="6.1cm" svg:x2="16.5cm" svg:y2="9.5cm" draw:start-shape="id38" draw:start-glue-point="3" draw:end-shape="id33" draw:end-glue-point="1" svg:d="m18800 6100c-1725 0-575 3400-2300 3400">
          <text:p/>
        </draw:connector>
        <draw:rect draw:style-name="gr46" draw:text-style-name="P36" xml:id="id39" draw:id="id39" draw:layer="layout" svg:width="4.5cm" svg:height="1cm" svg:x="18.8cm" svg:y="10.8cm">
          <text:p text:style-name="P1"><text:span text:style-name="T36">symmetry</text:span></text:p>
        </draw:rect>
        <draw:connector draw:style-name="gr11" draw:text-style-name="P1" draw:layer="layout" draw:type="curve" svg:x1="18.8cm" svg:y1="11.3cm" svg:x2="16.8cm" svg:y2="12cm" draw:start-shape="id39" draw:end-shape="id35" draw:end-glue-point="1" svg:d="m18800 11300c-1500 0-500 700-2000 700">
          <text:p/>
        </draw:connector>
        <draw:rect draw:style-name="gr46" draw:text-style-name="P36" xml:id="id40" draw:id="id40" draw:layer="layout" svg:width="4.5cm" svg:height="1cm" svg:x="18.8cm" svg:y="9.5cm">
          <text:p text:style-name="P1"><text:span text:style-name="T36">wedge</text:span></text:p>
        </draw:rect>
        <draw:connector draw:style-name="gr11" draw:text-style-name="P1" draw:layer="layout" draw:type="curve" svg:x1="18.8cm" svg:y1="10cm" svg:x2="14cm" svg:y2="10.7cm" draw:start-shape="id40" draw:start-glue-point="3" draw:end-shape="id34" svg:d="m18800 10000c-3600 0-1200 700-4800 700">
          <text:p/>
        </draw:connector>
        <draw:rect draw:style-name="gr46" draw:text-style-name="P36" xml:id="id41" draw:id="id41" draw:layer="layout" svg:width="4.5cm" svg:height="1cm" svg:x="18.8cm" svg:y="4.3cm">
          <text:p text:style-name="P1"><text:span text:style-name="T36">empty</text:span></text:p>
        </draw:rect>
        <draw:connector draw:style-name="gr52" draw:text-style-name="P1" draw:layer="layout" draw:type="curve" svg:x1="18.8cm" svg:y1="4.8cm" svg:x2="3.55cm" svg:y2="5.4cm" draw:start-shape="id41" draw:start-glue-point="3" draw:end-shape="id28" draw:end-glue-point="0" svg:d="m18800 4800c-10167 0-15250 200-15250 600">
          <text:p/>
        </draw:connector>
        <draw:rect draw:style-name="gr53" draw:text-style-name="P3" draw:layer="layout" svg:width="10cm" svg:height="9.4cm" svg:x="17.5cm" svg:y="4.1cm">
          <text:p text:style-name="P3">Специальные типы<text:line-break/>(constraint)</text:p>
        </draw:rect>
        <draw:rect draw:style-name="gr46" draw:text-style-name="P36" xml:id="id42" draw:id="id42" draw:layer="layout" svg:width="4.5cm" svg:height="1cm" svg:x="1cm" svg:y="16cm">
          <text:p text:style-name="P1"><text:span text:style-name="T36">advective</text:span></text:p>
        </draw:rect>
        <draw:rect draw:style-name="gr46" draw:text-style-name="P36" xml:id="id43" draw:id="id43" draw:layer="layout" svg:width="4.5cm" svg:height="1cm" svg:x="1.8cm" svg:y="13.1cm">
          <text:p text:style-name="P1"><text:span text:style-name="T36">mixed</text:span></text:p>
        </draw:rect>
        <draw:connector draw:style-name="gr11" draw:text-style-name="P1" draw:layer="layout" draw:type="curve" svg:x1="1cm" svg:y1="16.5cm" svg:x2="1.8cm" svg:y2="13.6cm" draw:start-shape="id42" draw:start-glue-point="3" draw:end-shape="id43" draw:end-glue-point="3" svg:d="m1000 16500c-757 0-1157-2900 800-2900">
          <text:p/>
        </draw:connector>
        <draw:rect draw:style-name="gr46" draw:text-style-name="P36" xml:id="id44" draw:id="id44" draw:layer="layout" svg:width="6.5cm" svg:height="1cm" svg:x="8.2cm" svg:y="14.4cm">
          <text:p text:style-name="P1"><text:span text:style-name="T36">buoyantPressure</text:span></text:p>
        </draw:rect>
        <draw:rect draw:style-name="gr46" draw:text-style-name="P36" xml:id="id45" draw:id="id45" draw:layer="layout" svg:width="5cm" svg:height="1cm" svg:x="9.1cm" svg:y="13.1cm">
          <text:p text:style-name="P1"><text:span text:style-name="T36">fixedGradient</text:span></text:p>
        </draw:rect>
        <draw:connector draw:style-name="gr11" draw:text-style-name="P1" draw:layer="layout" draw:type="curve" svg:x1="14.7cm" svg:y1="14.9cm" svg:x2="14.1cm" svg:y2="13.6cm" draw:start-shape="id44" draw:start-glue-point="1" draw:end-shape="id45" svg:d="m14700 14900c757 0 1057-1300-600-1300">
          <text:p/>
        </draw:connector>
        <draw:rect draw:style-name="gr46" draw:text-style-name="P36" xml:id="id46" draw:id="id46" draw:layer="layout" svg:width="4.5cm" svg:height="1cm" svg:x="1.6cm" svg:y="14.5cm">
          <text:p text:style-name="P1"><text:span text:style-name="T36">inletOutlet</text:span></text:p>
        </draw:rect>
        <draw:connector draw:style-name="gr11" draw:text-style-name="P1" draw:layer="layout" draw:type="curve" svg:x1="6.1cm" svg:y1="15cm" svg:x2="6.3cm" svg:y2="13.6cm" draw:start-shape="id46" draw:start-glue-point="1" draw:end-shape="id43" draw:end-glue-point="1" svg:d="m6100 15000c1057 0 957-1400 200-1400">
          <text:p/>
        </draw:connector>
        <draw:rect draw:style-name="gr46" draw:text-style-name="P36" xml:id="id47" draw:id="id47" draw:layer="layout" svg:width="4.5cm" svg:height="1cm" svg:x="5.8cm" svg:y="15.8cm">
          <text:p text:style-name="P1"><text:span text:style-name="T36">outletInlet</text:span></text:p>
        </draw:rect>
        <draw:connector draw:style-name="gr11" draw:text-style-name="P1" draw:layer="layout" draw:type="curve" svg:x1="8.05cm" svg:y1="15.8cm" svg:x2="6.3cm" svg:y2="13.6cm" draw:start-shape="id47" draw:end-shape="id43" draw:end-glue-point="1" svg:d="m8050 15800c0-1467-583-2200-1750-2200">
          <text:p/>
        </draw:connector>
        <draw:rect draw:style-name="gr46" draw:text-style-name="P36" xml:id="id48" draw:id="id48" draw:layer="layout" svg:width="6.8cm" svg:height="1cm" svg:x="1cm" svg:y="18.6cm">
          <text:p text:style-name="P1"><text:span text:style-name="T36">waveTransmissive</text:span></text:p>
        </draw:rect>
        <draw:connector draw:style-name="gr11" draw:text-style-name="P1" draw:layer="layout" draw:type="curve" svg:x1="1cm" svg:y1="19.1cm" svg:x2="1cm" svg:y2="16.5cm" draw:start-shape="id48" draw:end-shape="id42" draw:end-glue-point="3" svg:d="m1000 19100c-757 0-757-2600 0-2600">
          <text:p/>
        </draw:connector>
        <draw:rect draw:style-name="gr46" draw:text-style-name="P36" xml:id="id49" draw:id="id49" draw:layer="layout" svg:width="11cm" svg:height="1cm" svg:x="5.1cm" svg:y="17.3cm">
          <text:p text:style-name="P1"><text:span text:style-name="T36">timeVaryingUniformFixedValue</text:span></text:p>
        </draw:rect>
        <draw:rect draw:style-name="gr46" draw:text-style-name="P36" xml:id="id50" draw:id="id50" draw:layer="layout" svg:width="4.5cm" svg:height="1cm" svg:x="10.5cm" svg:y="15.8cm">
          <text:p text:style-name="P1"><text:span text:style-name="T36">fixedValue</text:span></text:p>
        </draw:rect>
        <draw:connector draw:style-name="gr11" draw:text-style-name="P1" draw:layer="layout" draw:type="curve" svg:x1="16.1cm" svg:y1="17.8cm" svg:x2="15cm" svg:y2="16.3cm" draw:start-shape="id49" draw:start-glue-point="1" draw:end-shape="id50" draw:end-glue-point="1" svg:d="m16100 17800c757 0 1307-1500-1100-1500">
          <text:p/>
        </draw:connector>
        <draw:rect draw:style-name="gr53" draw:text-style-name="P43" draw:layer="layout" svg:width="20.3cm" svg:height="6.7cm" svg:x="0.2cm" svg:y="13cm">
          <text:p text:style-name="P3"><text:span text:style-name="T41">Производные типы</text:span><text:span text:style-name="T41"><text:line-break/></text:span><text:span text:style-name="T41">(derived)</text:span></text:p>
        </draw:rect>
        <draw:frame draw:style-name="gr54" draw:text-style-name="P44" draw:layer="layout" svg:width="10.497cm" svg:height="3.33cm" svg:x="17.244cm" svg:y="14.7cm">
          <draw:text-box>
            <text:p><text:span text:style-name="T42">Имя исходника: &lt;имя_ГУ&gt;FvPatchField.H</text:span></text:p>
            <text:p><text:span text:style-name="T42">Пример:</text:span></text:p>
            <text:p><text:span text:style-name="T42">fixedValue — fixedValueFvPatchField.H</text:span></text:p>
            <text:p><text:span text:style-name="T43"/></text:p>
            <text:p><text:span text:style-name="T34">::updateCoeffs()</text:span></text:p>
          </draw:text-box>
        </draw:frame>
        <presentation:notes draw:style-name="dp2">
          <draw:page-thumbnail draw:style-name="gr3" draw:layer="layout" svg:width="14.848cm" svg:height="11.136cm" svg:x="3.075cm" svg:y="2.257cm" draw:page-number="38" presentation:class="page"/>
          <draw:frame presentation:style-name="pr1" draw:layer="layout" svg:width="16.799cm" svg:height="13.364cm" svg:x="2.1cm" svg:y="14.107cm" presentation:class="notes" presentation:placeholder="true">
            <draw:text-box/>
          </draw:frame>
        </presentation:notes>
      </draw:page>
      <draw:page draw:name="Представление разреженных матриц" draw:style-name="dp1" draw:master-page-name="Обычный" presentation:presentation-page-layout-name="AL1T1">
        <office:forms form:automatic-focus="false" form:apply-design-mode="false"/>
        <draw:frame presentation:style-name="pr6" draw:text-style-name="P33" draw:layer="layout" svg:width="28cm" svg:height="1.843cm" svg:x="0cm" svg:y="2.5cm" presentation:class="title" presentation:user-transformed="true">
          <draw:text-box>
            <text:p><text:span text:style-name="T11">ПРЕДСТАВЛЕНИЕ РАЗРЕЖЕННЫХ МАТРИЦ. ИСХОДНАЯ МАТРИЦА</text:span></text:p>
          </draw:text-box>
        </draw:frame>
        <draw:frame draw:style-name="gr14" draw:layer="layout" svg:width="3.441cm" svg:height="1.4cm" svg:x="1.059cm" svg:y="4.7cm">
          <draw:object xlink:href="./Object 5" xlink:type="simple" xlink:show="embed" xlink:actuate="onLoad"/>
          <draw:image xlink:href="./ObjectReplacements/Object 5" xlink:type="simple" xlink:show="embed" xlink:actuate="onLoad"/>
        </draw:frame>
        <draw:frame draw:style-name="gr1" draw:text-style-name="P9" draw:layer="layout" svg:width="15.149cm" svg:height="1.195cm" svg:x="5.9cm" svg:y="4.731cm">
          <draw:text-box>
            <text:p><text:span text:style-name="T7">Или, разворачивая запись, получаем</text:span></text:p>
          </draw:text-box>
        </draw:frame>
        <draw:frame draw:style-name="gr14" draw:layer="layout" svg:width="11.541cm" svg:height="2.58cm" svg:x="7.259cm" svg:y="6.02cm">
          <draw:object xlink:href="./Object 6" xlink:type="simple" xlink:show="embed" xlink:actuate="onLoad"/>
          <draw:image xlink:href="./ObjectReplacements/Object 6" xlink:type="simple" xlink:show="embed" xlink:actuate="onLoad"/>
        </draw:frame>
        <draw:frame draw:style-name="gr14" draw:layer="layout" svg:width="1.526cm" svg:height="1.588cm" svg:x="1.453cm" svg:y="8.204cm">
          <draw:object xlink:href="./Object 7" xlink:type="simple" xlink:show="embed" xlink:actuate="onLoad"/>
          <draw:image xlink:href="./ObjectReplacements/Object 7" xlink:type="simple" xlink:show="embed" xlink:actuate="onLoad"/>
        </draw:frame>
        <draw:frame draw:style-name="gr14" draw:layer="layout" svg:width="1.5cm" svg:height="1.588cm" svg:x="1.5cm" svg:y="10.112cm">
          <draw:object xlink:href="./Object 8" xlink:type="simple" xlink:show="embed" xlink:actuate="onLoad"/>
          <draw:image xlink:href="./ObjectReplacements/Object 8" xlink:type="simple" xlink:show="embed" xlink:actuate="onLoad"/>
        </draw:frame>
        <draw:frame draw:style-name="gr14" draw:layer="layout" svg:width="4.694cm" svg:height="2.58cm" svg:x="1.4cm" svg:y="12.6cm">
          <draw:object xlink:href="./Object 9" xlink:type="simple" xlink:show="embed" xlink:actuate="onLoad"/>
          <draw:image xlink:href="./ObjectReplacements/Object 9" xlink:type="simple" xlink:show="embed" xlink:actuate="onLoad"/>
        </draw:frame>
        <draw:frame draw:style-name="gr14" draw:layer="layout" svg:width="1.222cm" svg:height="1.588cm" svg:x="1.5cm" svg:y="15.612cm">
          <draw:object xlink:href="./Object 10" xlink:type="simple" xlink:show="embed" xlink:actuate="onLoad"/>
          <draw:image xlink:href="./ObjectReplacements/Object 10" xlink:type="simple" xlink:show="embed" xlink:actuate="onLoad"/>
        </draw:frame>
        <draw:frame draw:style-name="gr55" draw:text-style-name="P9" draw:layer="layout" svg:width="19.716cm" svg:height="1.196cm" svg:x="6.284cm" svg:y="8.606cm">
          <draw:text-box>
            <text:p><text:span text:style-name="T7">Диагональные элементы матрицы </text:span><text:span text:style-name="T44">A</text:span></text:p>
          </draw:text-box>
        </draw:frame>
        <draw:frame draw:style-name="gr55" draw:text-style-name="P9" draw:layer="layout" svg:width="20.216cm" svg:height="1.196cm" svg:x="6.284cm" svg:y="10.506cm">
          <draw:text-box>
            <text:p><text:span text:style-name="T7">Искомое поле, определенное в расчетных точках</text:span></text:p>
          </draw:text-box>
        </draw:frame>
        <draw:frame draw:style-name="gr55" draw:text-style-name="P9" draw:layer="layout" svg:width="20.216cm" svg:height="1.196cm" svg:x="6.384cm" svg:y="12.806cm">
          <draw:text-box>
            <text:p><text:span text:style-name="T7">Сумма недиагональных элементов в строке </text:span><text:span text:style-name="T44">i</text:span></text:p>
          </draw:text-box>
        </draw:frame>
        <draw:frame draw:style-name="gr55" draw:text-style-name="P9" draw:layer="layout" svg:width="20.216cm" svg:height="1.196cm" svg:x="6.384cm" svg:y="15.706cm">
          <draw:text-box>
            <text:p><text:span text:style-name="T7">Правая часть уравнения (источник)</text:span></text:p>
          </draw:text-box>
        </draw:frame>
        <draw:frame draw:style-name="gr56" draw:text-style-name="P9" draw:layer="layout" svg:width="22.099cm" svg:height="2.139cm" svg:x="1.401cm" svg:y="17.432cm">
          <draw:text-box>
            <text:p><text:span text:style-name="T7">Имеем матрицу </text:span><text:span text:style-name="T44">N</text:span><text:span text:style-name="T7">x</text:span><text:span text:style-name="T44">N</text:span><text:span text:style-name="T7">, где </text:span><text:span text:style-name="T44">N</text:span><text:span text:style-name="T7"> — число расчетных точек (</text:span><text:span text:style-name="T7"><text:line-break/></text:span><text:span text:style-name="T7">контрольных объёмов)</text:span></text:p>
          </draw:text-box>
        </draw:frame>
        <presentation:notes draw:style-name="dp2">
          <draw:page-thumbnail draw:style-name="gr3" draw:layer="layout" svg:width="14.848cm" svg:height="11.136cm" svg:x="3.075cm" svg:y="2.257cm" draw:page-number="39" presentation:class="page"/>
          <draw:frame presentation:style-name="pr1" draw:layer="layout" svg:width="16.799cm" svg:height="13.364cm" svg:x="2.1cm" svg:y="14.107cm" presentation:class="notes" presentation:placeholder="true">
            <draw:text-box/>
          </draw:frame>
        </presentation:notes>
      </draw:page>
      <draw:page draw:name="Представление разр. матр. в памяти"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text:span text:style-name="T11">ПРЕДСТАВЛЕНИЕ РАЗРЕЖЕННЫХ МАТРИЦ В ПАМЯТИ</text:span></text:p>
          </draw:text-box>
        </draw:frame>
        <draw:frame draw:style-name="standard" xml:id="id51" draw:id="id51" draw:layer="layout" svg:width="4.121cm" svg:height="4.403cm" svg:x="1.078cm" svg:y="4.686cm">
          <table:table table:template-name="gray">
            <table:table-column table:style-name="co7"/>
            <table:table-column table:style-name="co7"/>
            <table:table-column table:style-name="co8"/>
            <table:table-row table:style-name="ro5" table:default-cell-style-name="ce3">
              <table:table-cell>
                <text:p><text:span text:style-name="T45">1</text:span></text:p>
              </table:table-cell>
              <table:table-cell>
                <text:p><text:span text:style-name="T45">2</text:span></text:p>
              </table:table-cell>
              <table:table-cell>
                <text:p><text:span text:style-name="T45">3</text:span></text:p>
              </table:table-cell>
            </table:table-row>
            <table:table-row table:style-name="ro5" table:default-cell-style-name="ce3">
              <table:table-cell>
                <text:p><text:span text:style-name="T45">6</text:span></text:p>
              </table:table-cell>
              <table:table-cell>
                <text:p><text:span text:style-name="T45">5</text:span></text:p>
              </table:table-cell>
              <table:table-cell>
                <text:p><text:span text:style-name="T45">4</text:span></text:p>
              </table:table-cell>
            </table:table-row>
            <table:table-row table:style-name="ro5" table:default-cell-style-name="ce3">
              <table:table-cell>
                <text:p><text:span text:style-name="T45">7</text:span></text:p>
              </table:table-cell>
              <table:table-cell>
                <text:p><text:span text:style-name="T45">8</text:span></text:p>
              </table:table-cell>
              <table:table-cell>
                <text:p><text:span text:style-name="T45">9</text:span></text:p>
              </table:table-cell>
            </table:table-row>
          </table:table>
          <draw:image xlink:href="Pictures/TablePreview2.svm" xlink:type="simple" xlink:show="embed" xlink:actuate="onLoad"/>
        </draw:frame>
        <draw:frame draw:style-name="standard" xml:id="id52" draw:id="id52" draw:layer="layout" svg:width="14.098cm" svg:height="11.369cm" svg:x="5.629cm" svg:y="8.21cm">
          <table:table table:template-name="gray" table:use-first-row-styles="true" table:use-first-column-styles="true" table:use-banding-rows-styles="true">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10"/>
            <table:table-row table:style-name="ro6" table:default-cell-style-name="ce4">
              <table:table-cell>
                <text:p text:style-name="P1"><text:span text:style-name="T46">i</text:span></text:p>
              </table:table-cell>
              <table:table-cell>
                <text:p text:style-name="P1"><text:span text:style-name="T46">1</text:span></text:p>
              </table:table-cell>
              <table:table-cell>
                <text:p text:style-name="P1"><text:span text:style-name="T46">2</text:span></text:p>
              </table:table-cell>
              <table:table-cell>
                <text:p text:style-name="P1"><text:span text:style-name="T46">3</text:span></text:p>
              </table:table-cell>
              <table:table-cell>
                <text:p text:style-name="P1"><text:span text:style-name="T46">4</text:span></text:p>
              </table:table-cell>
              <table:table-cell>
                <text:p text:style-name="P1"><text:span text:style-name="T46">5</text:span></text:p>
              </table:table-cell>
              <table:table-cell>
                <text:p text:style-name="P1"><text:span text:style-name="T46">6</text:span></text:p>
              </table:table-cell>
              <table:table-cell>
                <text:p text:style-name="P1"><text:span text:style-name="T46">7</text:span></text:p>
              </table:table-cell>
              <table:table-cell>
                <text:p text:style-name="P1"><text:span text:style-name="T46">8</text:span></text:p>
              </table:table-cell>
              <table:table-cell>
                <text:p text:style-name="P1"><text:span text:style-name="T46">9</text:span></text:p>
              </table:table-cell>
            </table:table-row>
            <table:table-row table:style-name="ro6" table:default-cell-style-name="ce4">
              <table:table-cell>
                <text:p text:style-name="P1"><text:span text:style-name="T46">1</text:span></text:p>
              </table:table-cell>
              <table:table-cell>
                <text:p text:style-name="P1"><text:span text:style-name="T46">D</text:span></text:p>
              </table:table-cell>
              <table:table-cell>
                <text:p text:style-name="P1"><text:span text:style-name="T46">U</text:span></text:p>
              </table:table-cell>
              <table:table-cell/>
              <table:table-cell/>
              <table:table-cell/>
              <table:table-cell>
                <text:p text:style-name="P1"><text:span text:style-name="T46">U</text:span></text:p>
              </table:table-cell>
              <table:table-cell/>
              <table:table-cell/>
              <table:table-cell/>
            </table:table-row>
            <table:table-row table:style-name="ro6" table:default-cell-style-name="ce4">
              <table:table-cell>
                <text:p text:style-name="P1"><text:span text:style-name="T46">2</text:span></text:p>
              </table:table-cell>
              <table:table-cell>
                <text:p text:style-name="P1"><text:span text:style-name="T46">L</text:span></text:p>
              </table:table-cell>
              <table:table-cell>
                <text:p text:style-name="P1"><text:span text:style-name="T46">D</text:span></text:p>
              </table:table-cell>
              <table:table-cell>
                <text:p text:style-name="P1"><text:span text:style-name="T46">U</text:span></text:p>
              </table:table-cell>
              <table:table-cell/>
              <table:table-cell>
                <text:p text:style-name="P1"><text:span text:style-name="T46">U</text:span></text:p>
              </table:table-cell>
              <table:table-cell/>
              <table:table-cell/>
              <table:table-cell/>
              <table:table-cell/>
            </table:table-row>
            <table:table-row table:style-name="ro6" table:default-cell-style-name="ce4">
              <table:table-cell>
                <text:p text:style-name="P1"><text:span text:style-name="T46">3</text:span></text:p>
              </table:table-cell>
              <table:table-cell/>
              <table:table-cell>
                <text:p text:style-name="P1"><text:span text:style-name="T46">L</text:span></text:p>
              </table:table-cell>
              <table:table-cell>
                <text:p text:style-name="P1"><text:span text:style-name="T46">D</text:span></text:p>
              </table:table-cell>
              <table:table-cell>
                <text:p text:style-name="P1"><text:span text:style-name="T46">U</text:span></text:p>
              </table:table-cell>
              <table:table-cell/>
              <table:table-cell/>
              <table:table-cell/>
              <table:table-cell/>
              <table:table-cell/>
            </table:table-row>
            <table:table-row table:style-name="ro6" table:default-cell-style-name="ce4">
              <table:table-cell>
                <text:p text:style-name="P1"><text:span text:style-name="T46">4</text:span></text:p>
              </table:table-cell>
              <table:table-cell/>
              <table:table-cell/>
              <table:table-cell>
                <text:p text:style-name="P1"><text:span text:style-name="T46">L</text:span></text:p>
              </table:table-cell>
              <table:table-cell>
                <text:p text:style-name="P1"><text:span text:style-name="T46">D</text:span></text:p>
              </table:table-cell>
              <table:table-cell>
                <text:p text:style-name="P1"><text:span text:style-name="T46">U</text:span></text:p>
              </table:table-cell>
              <table:table-cell/>
              <table:table-cell/>
              <table:table-cell/>
              <table:table-cell>
                <text:p text:style-name="P1"><text:span text:style-name="T46">U</text:span></text:p>
              </table:table-cell>
            </table:table-row>
            <table:table-row table:style-name="ro6" table:default-cell-style-name="ce4">
              <table:table-cell>
                <text:p text:style-name="P1"><text:span text:style-name="T46">5</text:span></text:p>
              </table:table-cell>
              <table:table-cell/>
              <table:table-cell>
                <text:p text:style-name="P1"><text:span text:style-name="T46">L</text:span></text:p>
              </table:table-cell>
              <table:table-cell/>
              <table:table-cell>
                <text:p text:style-name="P1"><text:span text:style-name="T46">L</text:span></text:p>
              </table:table-cell>
              <table:table-cell>
                <text:p text:style-name="P1"><text:span text:style-name="T46">D</text:span></text:p>
              </table:table-cell>
              <table:table-cell>
                <text:p text:style-name="P1"><text:span text:style-name="T46">U</text:span></text:p>
              </table:table-cell>
              <table:table-cell/>
              <table:table-cell>
                <text:p text:style-name="P1"><text:span text:style-name="T46">U</text:span></text:p>
              </table:table-cell>
              <table:table-cell/>
            </table:table-row>
            <table:table-row table:style-name="ro6" table:default-cell-style-name="ce4">
              <table:table-cell>
                <text:p text:style-name="P1"><text:span text:style-name="T46">6</text:span></text:p>
              </table:table-cell>
              <table:table-cell>
                <text:p text:style-name="P1"><text:span text:style-name="T46">L</text:span></text:p>
              </table:table-cell>
              <table:table-cell/>
              <table:table-cell/>
              <table:table-cell/>
              <table:table-cell>
                <text:p text:style-name="P1"><text:span text:style-name="T46">L</text:span></text:p>
              </table:table-cell>
              <table:table-cell>
                <text:p text:style-name="P1"><text:span text:style-name="T46">D</text:span></text:p>
              </table:table-cell>
              <table:table-cell>
                <text:p text:style-name="P1"><text:span text:style-name="T46">U</text:span></text:p>
              </table:table-cell>
              <table:table-cell/>
              <table:table-cell/>
            </table:table-row>
            <table:table-row table:style-name="ro6" table:default-cell-style-name="ce4">
              <table:table-cell>
                <text:p text:style-name="P1"><text:span text:style-name="T46">7</text:span></text:p>
              </table:table-cell>
              <table:table-cell/>
              <table:table-cell/>
              <table:table-cell/>
              <table:table-cell/>
              <table:table-cell/>
              <table:table-cell>
                <text:p text:style-name="P1"><text:span text:style-name="T46">L</text:span></text:p>
              </table:table-cell>
              <table:table-cell>
                <text:p text:style-name="P1"><text:span text:style-name="T46">D</text:span></text:p>
              </table:table-cell>
              <table:table-cell>
                <text:p text:style-name="P1"><text:span text:style-name="T46">U</text:span></text:p>
              </table:table-cell>
              <table:table-cell/>
            </table:table-row>
            <table:table-row table:style-name="ro6" table:default-cell-style-name="ce4">
              <table:table-cell>
                <text:p text:style-name="P1"><text:span text:style-name="T46">8</text:span></text:p>
              </table:table-cell>
              <table:table-cell/>
              <table:table-cell/>
              <table:table-cell/>
              <table:table-cell/>
              <table:table-cell>
                <text:p text:style-name="P1"><text:span text:style-name="T46">L</text:span></text:p>
              </table:table-cell>
              <table:table-cell/>
              <table:table-cell>
                <text:p text:style-name="P1"><text:span text:style-name="T46">L</text:span></text:p>
              </table:table-cell>
              <table:table-cell>
                <text:p text:style-name="P1"><text:span text:style-name="T46">D</text:span></text:p>
              </table:table-cell>
              <table:table-cell>
                <text:p text:style-name="P1"><text:span text:style-name="T46">U</text:span></text:p>
              </table:table-cell>
            </table:table-row>
            <table:table-row table:style-name="ro6" table:default-cell-style-name="ce4">
              <table:table-cell>
                <text:p text:style-name="P1"><text:span text:style-name="T46">9</text:span></text:p>
              </table:table-cell>
              <table:table-cell/>
              <table:table-cell/>
              <table:table-cell/>
              <table:table-cell>
                <text:p text:style-name="P1"><text:span text:style-name="T46">L</text:span></text:p>
              </table:table-cell>
              <table:table-cell/>
              <table:table-cell/>
              <table:table-cell/>
              <table:table-cell>
                <text:p text:style-name="P1"><text:span text:style-name="T46">L</text:span></text:p>
              </table:table-cell>
              <table:table-cell>
                <text:p text:style-name="P1"><text:span text:style-name="T46">D</text:span></text:p>
              </table:table-cell>
            </table:table-row>
          </table:table>
          <draw:image xlink:href="Pictures/TablePreview3.svm" xlink:type="simple" xlink:show="embed" xlink:actuate="onLoad"/>
        </draw:frame>
        <draw:frame draw:style-name="gr1" draw:text-style-name="P45" draw:layer="layout" svg:width="22.697cm" svg:height="3.095cm" svg:x="5.5cm" svg:y="4.6cm">
          <draw:text-box>
            <text:p><text:span text:style-name="T13">L-D-U — матрица по сути описывает соединение контрольных</text:span><text:span text:style-name="T13"><text:line-break/></text:span><text:span text:style-name="T13">объёмов с её соседями. L — соседи с номером меньшим номера к.о.,</text:span></text:p>
            <text:p><text:span text:style-name="T13">D — диагональный элемент (данный к.о.) и U — верхний треугольник,</text:span><text:span text:style-name="T13"><text:line-break/></text:span><text:span text:style-name="T13">элементы с большим номером</text:span></text:p>
          </draw:text-box>
        </draw:frame>
        <draw:connector draw:style-name="gr52" draw:text-style-name="P1" draw:layer="layout" draw:type="curve" svg:x1="3.138cm" svg:y1="9.089cm" svg:x2="5.629cm" svg:y2="13.894cm" draw:start-shape="id51" draw:start-glue-point="2" draw:end-shape="id52" draw:end-glue-point="3" svg:d="m3138 9089c0 3204 830 4805 2491 4805">
          <text:p/>
        </draw:connector>
        <draw:frame draw:style-name="gr14" draw:layer="layout" svg:width="7.748cm" svg:height="1.718cm" svg:x="19.959cm" svg:y="7.62cm">
          <draw:object xlink:href="./Object 11" xlink:type="simple" xlink:show="embed" xlink:actuate="onLoad"/>
          <draw:image xlink:href="./ObjectReplacements/Object 11" xlink:type="simple" xlink:show="embed" xlink:actuate="onLoad"/>
        </draw:frame>
        <draw:frame draw:style-name="gr57" draw:text-style-name="P46" draw:layer="layout" svg:width="7.316cm" svg:height="8.738cm" svg:x="20.184cm" svg:y="9.484cm">
          <draw:text-box>
            <text:p><text:span text:style-name="T47">Отдельно хранятся диагональные элементы, верхний и нижний треугольники (хранятся только не нулевые значения). Получаем, что при S</text:span><text:span text:style-name="T48">i</text:span><text:span text:style-name="T47"> = 0, сумма недиагональных по строке должна <text:s/>иметь знак, обратный к диагональному.</text:span></text:p>
            <text:p><text:span text:style-name="T47"/></text:p>
            <text:p><text:span text:style-name="T47">Должно выполняться условие диагонального преобладания</text:span></text:p>
          </draw:text-box>
        </draw:frame>
        <draw:frame draw:style-name="gr1" draw:text-style-name="P47" draw:layer="layout" svg:width="5.197cm" svg:height="1.432cm" draw:transform="rotate (1.5707963267946) translate (1.57cm 17.47cm)">
          <draw:text-box>
            <text:p><text:span text:style-name="T49">lduMatrix</text:span></text:p>
          </draw:text-box>
        </draw:frame>
        <presentation:notes draw:style-name="dp2">
          <draw:page-thumbnail draw:style-name="gr3" draw:layer="layout" svg:width="14.848cm" svg:height="11.136cm" svg:x="3.075cm" svg:y="2.257cm" draw:page-number="40" presentation:class="page"/>
          <draw:frame presentation:style-name="pr1" draw:layer="layout" svg:width="16.799cm" svg:height="13.364cm" svg:x="2.1cm" svg:y="14.107cm" presentation:class="notes" presentation:placeholder="true">
            <draw:text-box/>
          </draw:frame>
        </presentation:notes>
      </draw:page>
      <draw:page draw:name="Адресация матриц" draw:style-name="dp1" draw:master-page-name="Обычный" presentation:presentation-page-layout-name="AL1T1">
        <office:forms form:automatic-focus="false" form:apply-design-mode="false"/>
        <draw:frame presentation:style-name="pr2" draw:text-style-name="P9" draw:layer="layout" svg:width="28cm" svg:height="1.843cm" svg:x="0cm" svg:y="2.5cm" presentation:class="title" presentation:user-transformed="true">
          <draw:text-box>
            <text:p><text:span text:style-name="T7">ПРЕДСТАВЛЕНИЕ РАЗРЕЖЕННЫХ МАТРИЦ В ПАМЯТИ. АДРЕСАЦИЯ</text:span></text:p>
          </draw:text-box>
        </draw:frame>
        <draw:frame draw:style-name="gr39" draw:text-style-name="P45" draw:layer="layout" svg:width="26.5cm" svg:height="4.517cm" svg:x="1cm" svg:y="4.5cm">
          <draw:text-box>
            <text:p><text:span text:style-name="T13">COO (Coordinate storage) — все непустые значения хранятся в одном массиве (values). Помимо него используются ещё два вектора — номера непустых колонок (cols) и номера непустых рядов (rows)</text:span></text:p>
            <text:p><text:span text:style-name="T13"/></text:p>
            <text:p><text:span text:style-name="T13">OpenFOAM COO — отдельно хранятся диагональные элементы (D), верхние (U) — номера ячеек с индексом U &gt; D, и нижние (L) с индексом L &lt; D</text:span></text:p>
          </draw:text-box>
        </draw:frame>
        <draw:frame draw:style-name="gr39" draw:text-style-name="P45" draw:layer="layout" svg:width="7.987cm" svg:height="0.963cm" svg:x="14.213cm" svg:y="9.2cm">
          <draw:text-box>
            <text:p><text:span text:style-name="T13">D = 1, 2, 3, 4, 5, 6, 7, 8, 9</text:span></text:p>
          </draw:text-box>
        </draw:frame>
        <draw:frame draw:style-name="gr39" draw:text-style-name="P45" draw:layer="layout" svg:width="9.986cm" svg:height="0.963cm" svg:x="14.214cm" svg:y="10.301cm">
          <draw:text-box>
            <text:p><text:span text:style-name="T13">U = 2, 6, 3, 5, 4, 5, 9, 6, 8, 7, 8, 9</text:span></text:p>
          </draw:text-box>
        </draw:frame>
        <draw:frame draw:style-name="gr39" draw:text-style-name="P45" draw:layer="layout" svg:width="9.985cm" svg:height="0.963cm" svg:x="14.315cm" svg:y="11.302cm">
          <draw:text-box>
            <text:p><text:span text:style-name="T13">L = 2, 3, 3, 2, 4, 1, 5, 6, 5, 7, 4, 8</text:span></text:p>
          </draw:text-box>
        </draw:frame>
        <draw:frame draw:style-name="gr39" draw:text-style-name="P45" draw:layer="layout" svg:width="10.486cm" svg:height="0.963cm" svg:x="14.314cm" svg:y="12.301cm">
          <draw:text-box>
            <text:p><text:span text:style-name="T13">R = 1, 1, 2, 2, 3, 4, 4, 5, 5, 6, 7, 8</text:span></text:p>
          </draw:text-box>
        </draw:frame>
        <draw:frame draw:style-name="standard" draw:layer="layout" svg:width="10.37cm" svg:height="8.999cm" svg:x="1.029cm" svg:y="9.611cm">
          <table:table table:template-name="gray" table:use-first-row-styles="true" table:use-first-column-styles="true" table:use-banding-rows-styles="true">
            <table:table-column table:style-name="co11"/>
            <table:table-column table:style-name="co11"/>
            <table:table-column table:style-name="co11"/>
            <table:table-column table:style-name="co11"/>
            <table:table-column table:style-name="co11"/>
            <table:table-column table:style-name="co11"/>
            <table:table-column table:style-name="co11"/>
            <table:table-column table:style-name="co11"/>
            <table:table-column table:style-name="co11"/>
            <table:table-column table:style-name="co12"/>
            <table:table-row table:style-name="ro7" table:default-cell-style-name="ce5">
              <table:table-cell>
                <text:p text:style-name="P1"><text:span text:style-name="T50">i</text:span></text:p>
              </table:table-cell>
              <table:table-cell>
                <text:p text:style-name="P1"><text:span text:style-name="T50">1</text:span></text:p>
              </table:table-cell>
              <table:table-cell>
                <text:p text:style-name="P1"><text:span text:style-name="T50">2</text:span></text:p>
              </table:table-cell>
              <table:table-cell>
                <text:p text:style-name="P1"><text:span text:style-name="T50">3</text:span></text:p>
              </table:table-cell>
              <table:table-cell>
                <text:p text:style-name="P1"><text:span text:style-name="T50">4</text:span></text:p>
              </table:table-cell>
              <table:table-cell>
                <text:p text:style-name="P1"><text:span text:style-name="T50">5</text:span></text:p>
              </table:table-cell>
              <table:table-cell>
                <text:p text:style-name="P1"><text:span text:style-name="T50">6</text:span></text:p>
              </table:table-cell>
              <table:table-cell>
                <text:p text:style-name="P1"><text:span text:style-name="T50">7</text:span></text:p>
              </table:table-cell>
              <table:table-cell>
                <text:p text:style-name="P1"><text:span text:style-name="T50">8</text:span></text:p>
              </table:table-cell>
              <table:table-cell>
                <text:p text:style-name="P1"><text:span text:style-name="T50">9</text:span></text:p>
              </table:table-cell>
            </table:table-row>
            <table:table-row table:style-name="ro7" table:default-cell-style-name="ce5">
              <table:table-cell>
                <text:p text:style-name="P1"><text:span text:style-name="T50">1</text:span></text:p>
              </table:table-cell>
              <table:table-cell>
                <text:p text:style-name="P1"><text:span text:style-name="T50">D</text:span></text:p>
              </table:table-cell>
              <table:table-cell>
                <text:p text:style-name="P1"><text:span text:style-name="T50">U</text:span></text:p>
              </table:table-cell>
              <table:table-cell/>
              <table:table-cell/>
              <table:table-cell/>
              <table:table-cell>
                <text:p text:style-name="P1"><text:span text:style-name="T50">U</text:span></text:p>
              </table:table-cell>
              <table:table-cell/>
              <table:table-cell/>
              <table:table-cell/>
            </table:table-row>
            <table:table-row table:style-name="ro7" table:default-cell-style-name="ce5">
              <table:table-cell>
                <text:p text:style-name="P1"><text:span text:style-name="T50">2</text:span></text:p>
              </table:table-cell>
              <table:table-cell>
                <text:p text:style-name="P1"><text:span text:style-name="T50">L</text:span></text:p>
              </table:table-cell>
              <table:table-cell>
                <text:p text:style-name="P1"><text:span text:style-name="T50">D</text:span></text:p>
              </table:table-cell>
              <table:table-cell>
                <text:p text:style-name="P1"><text:span text:style-name="T50">U</text:span></text:p>
              </table:table-cell>
              <table:table-cell/>
              <table:table-cell>
                <text:p text:style-name="P1"><text:span text:style-name="T50">U</text:span></text:p>
              </table:table-cell>
              <table:table-cell/>
              <table:table-cell/>
              <table:table-cell/>
              <table:table-cell/>
            </table:table-row>
            <table:table-row table:style-name="ro7" table:default-cell-style-name="ce5">
              <table:table-cell>
                <text:p text:style-name="P1"><text:span text:style-name="T50">3</text:span></text:p>
              </table:table-cell>
              <table:table-cell/>
              <table:table-cell>
                <text:p text:style-name="P1"><text:span text:style-name="T50">L</text:span></text:p>
              </table:table-cell>
              <table:table-cell>
                <text:p text:style-name="P1"><text:span text:style-name="T50">D</text:span></text:p>
              </table:table-cell>
              <table:table-cell>
                <text:p text:style-name="P1"><text:span text:style-name="T50">U</text:span></text:p>
              </table:table-cell>
              <table:table-cell/>
              <table:table-cell/>
              <table:table-cell/>
              <table:table-cell/>
              <table:table-cell/>
            </table:table-row>
            <table:table-row table:style-name="ro7" table:default-cell-style-name="ce5">
              <table:table-cell>
                <text:p text:style-name="P1"><text:span text:style-name="T50">4</text:span></text:p>
              </table:table-cell>
              <table:table-cell/>
              <table:table-cell/>
              <table:table-cell>
                <text:p text:style-name="P1"><text:span text:style-name="T50">L</text:span></text:p>
              </table:table-cell>
              <table:table-cell>
                <text:p text:style-name="P1"><text:span text:style-name="T50">D</text:span></text:p>
              </table:table-cell>
              <table:table-cell>
                <text:p text:style-name="P1"><text:span text:style-name="T50">U</text:span></text:p>
              </table:table-cell>
              <table:table-cell/>
              <table:table-cell/>
              <table:table-cell/>
              <table:table-cell>
                <text:p text:style-name="P1"><text:span text:style-name="T50">U</text:span></text:p>
              </table:table-cell>
            </table:table-row>
            <table:table-row table:style-name="ro7" table:default-cell-style-name="ce5">
              <table:table-cell>
                <text:p text:style-name="P1"><text:span text:style-name="T50">5</text:span></text:p>
              </table:table-cell>
              <table:table-cell/>
              <table:table-cell>
                <text:p text:style-name="P1"><text:span text:style-name="T50">L</text:span></text:p>
              </table:table-cell>
              <table:table-cell/>
              <table:table-cell>
                <text:p text:style-name="P1"><text:span text:style-name="T50">L</text:span></text:p>
              </table:table-cell>
              <table:table-cell>
                <text:p text:style-name="P1"><text:span text:style-name="T50">D</text:span></text:p>
              </table:table-cell>
              <table:table-cell>
                <text:p text:style-name="P1"><text:span text:style-name="T50">U</text:span></text:p>
              </table:table-cell>
              <table:table-cell/>
              <table:table-cell>
                <text:p text:style-name="P1"><text:span text:style-name="T50">U</text:span></text:p>
              </table:table-cell>
              <table:table-cell/>
            </table:table-row>
            <table:table-row table:style-name="ro7" table:default-cell-style-name="ce5">
              <table:table-cell>
                <text:p text:style-name="P1"><text:span text:style-name="T50">6</text:span></text:p>
              </table:table-cell>
              <table:table-cell>
                <text:p text:style-name="P1"><text:span text:style-name="T50">L</text:span></text:p>
              </table:table-cell>
              <table:table-cell/>
              <table:table-cell/>
              <table:table-cell/>
              <table:table-cell>
                <text:p text:style-name="P1"><text:span text:style-name="T50">L</text:span></text:p>
              </table:table-cell>
              <table:table-cell>
                <text:p text:style-name="P1"><text:span text:style-name="T50">D</text:span></text:p>
              </table:table-cell>
              <table:table-cell>
                <text:p text:style-name="P1"><text:span text:style-name="T50">U</text:span></text:p>
              </table:table-cell>
              <table:table-cell/>
              <table:table-cell/>
            </table:table-row>
            <table:table-row table:style-name="ro7" table:default-cell-style-name="ce5">
              <table:table-cell>
                <text:p text:style-name="P1"><text:span text:style-name="T50">7</text:span></text:p>
              </table:table-cell>
              <table:table-cell/>
              <table:table-cell/>
              <table:table-cell/>
              <table:table-cell/>
              <table:table-cell/>
              <table:table-cell>
                <text:p text:style-name="P1"><text:span text:style-name="T50">L</text:span></text:p>
              </table:table-cell>
              <table:table-cell>
                <text:p text:style-name="P1"><text:span text:style-name="T50">D</text:span></text:p>
              </table:table-cell>
              <table:table-cell>
                <text:p text:style-name="P1"><text:span text:style-name="T50">U</text:span></text:p>
              </table:table-cell>
              <table:table-cell/>
            </table:table-row>
            <table:table-row table:style-name="ro7" table:default-cell-style-name="ce5">
              <table:table-cell>
                <text:p text:style-name="P1"><text:span text:style-name="T50">8</text:span></text:p>
              </table:table-cell>
              <table:table-cell/>
              <table:table-cell/>
              <table:table-cell/>
              <table:table-cell/>
              <table:table-cell>
                <text:p text:style-name="P1"><text:span text:style-name="T50">L</text:span></text:p>
              </table:table-cell>
              <table:table-cell/>
              <table:table-cell>
                <text:p text:style-name="P1"><text:span text:style-name="T50">L</text:span></text:p>
              </table:table-cell>
              <table:table-cell>
                <text:p text:style-name="P1"><text:span text:style-name="T50">D</text:span></text:p>
              </table:table-cell>
              <table:table-cell>
                <text:p text:style-name="P1"><text:span text:style-name="T50">U</text:span></text:p>
              </table:table-cell>
            </table:table-row>
            <table:table-row table:style-name="ro7" table:default-cell-style-name="ce5">
              <table:table-cell>
                <text:p text:style-name="P1"><text:span text:style-name="T50">9</text:span></text:p>
              </table:table-cell>
              <table:table-cell/>
              <table:table-cell/>
              <table:table-cell/>
              <table:table-cell>
                <text:p text:style-name="P1"><text:span text:style-name="T50">L</text:span></text:p>
              </table:table-cell>
              <table:table-cell/>
              <table:table-cell/>
              <table:table-cell/>
              <table:table-cell>
                <text:p text:style-name="P1"><text:span text:style-name="T50">L</text:span></text:p>
              </table:table-cell>
              <table:table-cell>
                <text:p text:style-name="P1"><text:span text:style-name="T50">D</text:span></text:p>
              </table:table-cell>
            </table:table-row>
          </table:table>
          <draw:image xlink:href="Pictures/TablePreview4.svm" xlink:type="simple" xlink:show="embed" xlink:actuate="onLoad"/>
        </draw:frame>
        <draw:frame draw:style-name="gr39" draw:text-style-name="P45" draw:layer="layout" svg:width="10.486cm" svg:height="0.963cm" svg:x="14.314cm" svg:y="13.402cm">
          <draw:text-box>
            <text:p><text:span text:style-name="T13">С = 1, 1, 2, 2, 3, 4, 4, 5, 5, 6, 7, 8</text:span></text:p>
          </draw:text-box>
        </draw:frame>
        <draw:frame draw:style-name="gr58" draw:text-style-name="P45" draw:layer="layout" svg:width="15.596cm" svg:height="3.806cm" svg:x="12.404cm" svg:y="14.635cm">
          <draw:text-box>
            <text:p><text:span text:style-name="T13">В представлении матрицы OpenFOAM каждой ячейке соответствуют: а) диагональный элемент, б) список элементов верхнего треугольника (по строкам), в) список элементов нижнего треугольника (по рядам)</text:span></text:p>
          </draw:text-box>
        </draw:frame>
        <presentation:notes draw:style-name="dp2">
          <draw:page-thumbnail draw:style-name="gr3" draw:layer="layout" svg:width="14.848cm" svg:height="11.136cm" svg:x="3.075cm" svg:y="2.257cm" draw:page-number="41" presentation:class="page"/>
          <draw:frame presentation:style-name="pr1" draw:layer="layout" svg:width="16.799cm" svg:height="13.364cm" svg:x="2.1cm" svg:y="14.107cm" presentation:class="notes" presentation:placeholder="true">
            <draw:text-box/>
          </draw:frame>
        </presentation:notes>
      </draw:page>
      <draw:page draw:name="Связь адресации с сеткой"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СВЯЗЬ АДРЕСАЦИИ МАТРИЦЫ С РАСЧЕТНОЙ СЕТКОЙ</text:p>
          </draw:text-box>
        </draw:frame>
        <draw:frame draw:style-name="standard" draw:layer="layout" svg:width="10.37cm" svg:height="8.999cm" svg:x="1.029cm" svg:y="9.112cm">
          <table:table table:template-name="gray" table:use-first-row-styles="true" table:use-first-column-styles="true" table:use-banding-rows-styles="true">
            <table:table-column table:style-name="co11"/>
            <table:table-column table:style-name="co11"/>
            <table:table-column table:style-name="co11"/>
            <table:table-column table:style-name="co11"/>
            <table:table-column table:style-name="co11"/>
            <table:table-column table:style-name="co11"/>
            <table:table-column table:style-name="co11"/>
            <table:table-column table:style-name="co11"/>
            <table:table-column table:style-name="co11"/>
            <table:table-column table:style-name="co12"/>
            <table:table-row table:style-name="ro7" table:default-cell-style-name="ce5">
              <table:table-cell>
                <text:p text:style-name="P1"><text:span text:style-name="T50">i</text:span></text:p>
              </table:table-cell>
              <table:table-cell>
                <text:p text:style-name="P1"><text:span text:style-name="T50">1</text:span></text:p>
              </table:table-cell>
              <table:table-cell>
                <text:p text:style-name="P1"><text:span text:style-name="T50">2</text:span></text:p>
              </table:table-cell>
              <table:table-cell>
                <text:p text:style-name="P1"><text:span text:style-name="T50">3</text:span></text:p>
              </table:table-cell>
              <table:table-cell>
                <text:p text:style-name="P1"><text:span text:style-name="T50">4</text:span></text:p>
              </table:table-cell>
              <table:table-cell>
                <text:p text:style-name="P1"><text:span text:style-name="T50">5</text:span></text:p>
              </table:table-cell>
              <table:table-cell>
                <text:p text:style-name="P1"><text:span text:style-name="T50">6</text:span></text:p>
              </table:table-cell>
              <table:table-cell>
                <text:p text:style-name="P1"><text:span text:style-name="T50">7</text:span></text:p>
              </table:table-cell>
              <table:table-cell>
                <text:p text:style-name="P1"><text:span text:style-name="T50">8</text:span></text:p>
              </table:table-cell>
              <table:table-cell>
                <text:p text:style-name="P1"><text:span text:style-name="T50">9</text:span></text:p>
              </table:table-cell>
            </table:table-row>
            <table:table-row table:style-name="ro7" table:default-cell-style-name="ce5">
              <table:table-cell>
                <text:p text:style-name="P1"><text:span text:style-name="T50">1</text:span></text:p>
              </table:table-cell>
              <table:table-cell>
                <text:p text:style-name="P1"><text:span text:style-name="T50">D</text:span></text:p>
              </table:table-cell>
              <table:table-cell>
                <text:p text:style-name="P1"><text:span text:style-name="T50">O</text:span></text:p>
              </table:table-cell>
              <table:table-cell/>
              <table:table-cell/>
              <table:table-cell/>
              <table:table-cell>
                <text:p text:style-name="P1"><text:span text:style-name="T50">O</text:span></text:p>
              </table:table-cell>
              <table:table-cell/>
              <table:table-cell/>
              <table:table-cell/>
            </table:table-row>
            <table:table-row table:style-name="ro7" table:default-cell-style-name="ce5">
              <table:table-cell>
                <text:p text:style-name="P1"><text:span text:style-name="T50">2</text:span></text:p>
              </table:table-cell>
              <table:table-cell>
                <text:p text:style-name="P1"><text:span text:style-name="T50">N</text:span></text:p>
              </table:table-cell>
              <table:table-cell>
                <text:p text:style-name="P1"><text:span text:style-name="T50">D</text:span></text:p>
              </table:table-cell>
              <table:table-cell>
                <text:p text:style-name="P1"><text:span text:style-name="T50">O</text:span></text:p>
              </table:table-cell>
              <table:table-cell/>
              <table:table-cell>
                <text:p text:style-name="P1"><text:span text:style-name="T50">O</text:span></text:p>
              </table:table-cell>
              <table:table-cell/>
              <table:table-cell/>
              <table:table-cell/>
              <table:table-cell/>
            </table:table-row>
            <table:table-row table:style-name="ro7" table:default-cell-style-name="ce5">
              <table:table-cell>
                <text:p text:style-name="P1"><text:span text:style-name="T50">3</text:span></text:p>
              </table:table-cell>
              <table:table-cell/>
              <table:table-cell>
                <text:p text:style-name="P1"><text:span text:style-name="T50">N</text:span></text:p>
              </table:table-cell>
              <table:table-cell>
                <text:p text:style-name="P1"><text:span text:style-name="T50">D</text:span></text:p>
              </table:table-cell>
              <table:table-cell>
                <text:p text:style-name="P1"><text:span text:style-name="T50">O</text:span></text:p>
              </table:table-cell>
              <table:table-cell/>
              <table:table-cell/>
              <table:table-cell/>
              <table:table-cell/>
              <table:table-cell/>
            </table:table-row>
            <table:table-row table:style-name="ro7" table:default-cell-style-name="ce5">
              <table:table-cell>
                <text:p text:style-name="P1"><text:span text:style-name="T50">4</text:span></text:p>
              </table:table-cell>
              <table:table-cell/>
              <table:table-cell/>
              <table:table-cell>
                <text:p text:style-name="P1"><text:span text:style-name="T50">N</text:span></text:p>
              </table:table-cell>
              <table:table-cell>
                <text:p text:style-name="P1"><text:span text:style-name="T50">D</text:span></text:p>
              </table:table-cell>
              <table:table-cell>
                <text:p text:style-name="P1"><text:span text:style-name="T50">O</text:span></text:p>
              </table:table-cell>
              <table:table-cell/>
              <table:table-cell/>
              <table:table-cell/>
              <table:table-cell>
                <text:p text:style-name="P1"><text:span text:style-name="T50">O</text:span></text:p>
              </table:table-cell>
            </table:table-row>
            <table:table-row table:style-name="ro7" table:default-cell-style-name="ce5">
              <table:table-cell>
                <text:p text:style-name="P1"><text:span text:style-name="T50">5</text:span></text:p>
              </table:table-cell>
              <table:table-cell/>
              <table:table-cell>
                <text:p text:style-name="P1"><text:span text:style-name="T50">N</text:span></text:p>
              </table:table-cell>
              <table:table-cell/>
              <table:table-cell>
                <text:p text:style-name="P1"><text:span text:style-name="T50">N</text:span></text:p>
              </table:table-cell>
              <table:table-cell>
                <text:p text:style-name="P1"><text:span text:style-name="T50">D</text:span></text:p>
              </table:table-cell>
              <table:table-cell>
                <text:p text:style-name="P1"><text:span text:style-name="T50">O</text:span></text:p>
              </table:table-cell>
              <table:table-cell/>
              <table:table-cell>
                <text:p text:style-name="P1"><text:span text:style-name="T50">O</text:span></text:p>
              </table:table-cell>
              <table:table-cell/>
            </table:table-row>
            <table:table-row table:style-name="ro7" table:default-cell-style-name="ce5">
              <table:table-cell>
                <text:p text:style-name="P1"><text:span text:style-name="T50">6</text:span></text:p>
              </table:table-cell>
              <table:table-cell>
                <text:p text:style-name="P1"><text:span text:style-name="T50">N</text:span></text:p>
              </table:table-cell>
              <table:table-cell/>
              <table:table-cell/>
              <table:table-cell/>
              <table:table-cell>
                <text:p text:style-name="P1"><text:span text:style-name="T50">N</text:span></text:p>
              </table:table-cell>
              <table:table-cell>
                <text:p text:style-name="P1"><text:span text:style-name="T50">D</text:span></text:p>
              </table:table-cell>
              <table:table-cell>
                <text:p text:style-name="P1"><text:span text:style-name="T50">O</text:span></text:p>
              </table:table-cell>
              <table:table-cell/>
              <table:table-cell/>
            </table:table-row>
            <table:table-row table:style-name="ro7" table:default-cell-style-name="ce5">
              <table:table-cell>
                <text:p text:style-name="P1"><text:span text:style-name="T50">7</text:span></text:p>
              </table:table-cell>
              <table:table-cell/>
              <table:table-cell/>
              <table:table-cell/>
              <table:table-cell/>
              <table:table-cell/>
              <table:table-cell>
                <text:p text:style-name="P1"><text:span text:style-name="T50">N</text:span></text:p>
              </table:table-cell>
              <table:table-cell>
                <text:p text:style-name="P1"><text:span text:style-name="T50">D</text:span></text:p>
              </table:table-cell>
              <table:table-cell>
                <text:p text:style-name="P1"><text:span text:style-name="T50">O</text:span></text:p>
              </table:table-cell>
              <table:table-cell/>
            </table:table-row>
            <table:table-row table:style-name="ro7" table:default-cell-style-name="ce5">
              <table:table-cell>
                <text:p text:style-name="P1"><text:span text:style-name="T50">8</text:span></text:p>
              </table:table-cell>
              <table:table-cell/>
              <table:table-cell/>
              <table:table-cell/>
              <table:table-cell/>
              <table:table-cell>
                <text:p text:style-name="P1"><text:span text:style-name="T50">N</text:span></text:p>
              </table:table-cell>
              <table:table-cell/>
              <table:table-cell>
                <text:p text:style-name="P1"><text:span text:style-name="T50">N</text:span></text:p>
              </table:table-cell>
              <table:table-cell>
                <text:p text:style-name="P1"><text:span text:style-name="T50">D</text:span></text:p>
              </table:table-cell>
              <table:table-cell>
                <text:p text:style-name="P1"><text:span text:style-name="T50">O</text:span></text:p>
              </table:table-cell>
            </table:table-row>
            <table:table-row table:style-name="ro7" table:default-cell-style-name="ce5">
              <table:table-cell>
                <text:p text:style-name="P1"><text:span text:style-name="T50">9</text:span></text:p>
              </table:table-cell>
              <table:table-cell/>
              <table:table-cell/>
              <table:table-cell/>
              <table:table-cell>
                <text:p text:style-name="P1"><text:span text:style-name="T50">N</text:span></text:p>
              </table:table-cell>
              <table:table-cell/>
              <table:table-cell/>
              <table:table-cell/>
              <table:table-cell>
                <text:p text:style-name="P1"><text:span text:style-name="T50">N</text:span></text:p>
              </table:table-cell>
              <table:table-cell>
                <text:p text:style-name="P1"><text:span text:style-name="T50">D</text:span></text:p>
              </table:table-cell>
            </table:table-row>
          </table:table>
          <draw:image xlink:href="Pictures/TablePreview5.svm" xlink:type="simple" xlink:show="embed" xlink:actuate="onLoad"/>
        </draw:frame>
        <draw:frame draw:style-name="standard" draw:layer="layout" svg:width="4.121cm" svg:height="4.403cm" svg:x="1.079cm" svg:y="4.487cm">
          <table:table table:template-name="gray">
            <table:table-column table:style-name="co7"/>
            <table:table-column table:style-name="co7"/>
            <table:table-column table:style-name="co8"/>
            <table:table-row table:style-name="ro5" table:default-cell-style-name="ce3">
              <table:table-cell>
                <text:p><text:span text:style-name="T45">1</text:span></text:p>
              </table:table-cell>
              <table:table-cell>
                <text:p><text:span text:style-name="T45">2</text:span></text:p>
              </table:table-cell>
              <table:table-cell>
                <text:p><text:span text:style-name="T45">3</text:span></text:p>
              </table:table-cell>
            </table:table-row>
            <table:table-row table:style-name="ro5" table:default-cell-style-name="ce3">
              <table:table-cell>
                <text:p><text:span text:style-name="T45">6</text:span></text:p>
              </table:table-cell>
              <table:table-cell>
                <text:p><text:span text:style-name="T45">5</text:span></text:p>
              </table:table-cell>
              <table:table-cell>
                <text:p><text:span text:style-name="T45">4</text:span></text:p>
              </table:table-cell>
            </table:table-row>
            <table:table-row table:style-name="ro5" table:default-cell-style-name="ce3">
              <table:table-cell>
                <text:p><text:span text:style-name="T45">7</text:span></text:p>
              </table:table-cell>
              <table:table-cell>
                <text:p><text:span text:style-name="T45">8</text:span></text:p>
              </table:table-cell>
              <table:table-cell>
                <text:p><text:span text:style-name="T45">9</text:span></text:p>
              </table:table-cell>
            </table:table-row>
          </table:table>
          <draw:image xlink:href="Pictures/TablePreview6.svm" xlink:type="simple" xlink:show="embed" xlink:actuate="onLoad"/>
        </draw:frame>
        <draw:frame draw:style-name="gr59" draw:text-style-name="P48" draw:layer="layout" svg:width="20.5cm" svg:height="14.709cm" svg:x="6.5cm" svg:y="4.017cm">
          <draw:text-box>
            <text:p><text:span text:style-name="T51">Структура представления расчетной сетки OpenFOAM соответствует представлению данных матрицы. Расчетная сетка представляет собой:</text:span></text:p>
            <text:p><text:span text:style-name="T52"/></text:p>
            <text:p><text:span text:style-name="T51">1) Список координат вершин, образующих контрольные объёмы</text:span></text:p>
            <text:p><text:span text:style-name="T51">2) Список граней, образующих контрольные объёмы, каждый</text:span><text:span text:style-name="T51"><text:line-break/></text:span><text:span text:style-name="T51"> <text:s text:c="28"/>элемент такого списка содержит массив номеров</text:span><text:span text:style-name="T51"><text:line-break/></text:span><text:span text:style-name="T51"> <text:s text:c="28"/>узлов из списка вершин пункта 1, сортированный</text:span><text:span text:style-name="T51"><text:line-break/></text:span><text:span text:style-name="T51"> <text:s text:c="28"/>таким образом, что нормаль грани «смотрит»</text:span><text:span text:style-name="T51"><text:line-break/></text:span><text:span text:style-name="T51"> <text:s text:c="28"/>во-вне контрольного объёма</text:span></text:p>
            <text:p><text:span text:style-name="T51"><text:s text:c="29"/></text:span><text:span text:style-name="T51">3) Список граней, принадлежащих контрольным</text:span><text:span text:style-name="T51"><text:line-break/></text:span><text:span text:style-name="T51"> <text:s text:c="28"/>объёмам (соединяющим один объём с другим,</text:span><text:span text:style-name="T51"><text:line-break/></text:span><text:span text:style-name="T51"> <text:s text:c="28"/>чей номер выше данного); нормаль такой грани <text:s text:c="32"/>направлена наружу упомянутого объёма </text:span><text:span text:style-name="T51"><text:line-break/></text:span><text:span text:style-name="T51"> <text:s text:c="30"/>(</text:span><text:span text:style-name="T13">N</text:span><text:span text:style-name="T51">eighbours), Число элементов — кол-во</text:span><text:span text:style-name="T51"><text:line-break/></text:span><text:span text:style-name="T51"> <text:s text:c="29"/>внутренних.</text:span></text:p>
            <text:p><text:span text:style-name="T51"><text:s text:c="29"/></text:span><text:span text:style-name="T51">4) Список граней, принадлежащих соседним</text:span><text:span text:style-name="T51"><text:line-break/></text:span><text:span text:style-name="T51"> <text:s text:c="28"/>контрольным объёмам (с номером, меньшим чем</text:span><text:span text:style-name="T51"><text:line-break/></text:span><text:span text:style-name="T51"> <text:s text:c="28"/>данный) — </text:span><text:span text:style-name="T13">O</text:span><text:span text:style-name="T51">wners. Число элементов - </text:span><text:span text:style-name="T51"><text:line-break/></text:span><text:span text:style-name="T51"> <text:s text:c="28"/>общее количество внутренних граней</text:span><text:span text:style-name="T51"><text:line-break/></text:span><text:span text:style-name="T51"> <text:s text:c="28"/>(внутренние + внешние)</text:span></text:p>
          </draw:text-box>
        </draw:frame>
        <draw:frame draw:style-name="gr4" draw:text-style-name="P49" draw:layer="layout" svg:width="22cm" svg:height="1.119cm" svg:x="1cm" svg:y="18.6cm">
          <draw:text-box>
            <text:p><text:span text:style-name="T53">Owners — верхний треугольник, Neighbours - нижний</text:span></text:p>
          </draw:text-box>
        </draw:frame>
        <draw:custom-shape draw:style-name="gr60" draw:text-style-name="P1" draw:layer="layout" svg:width="3.5cm" svg:height="1cm" svg:x="7.1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 draw:layer="layout" svg:width="3.5cm" svg:height="1cm" svg:x="2.7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 draw:layer="layout" svg:width="1.5cm" svg:height="1.5cm" svg:x="2.2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 draw:text-style-name="P1" draw:layer="layout" svg:x1="3.5cm" svg:y1="7cm" svg:x2="6.5cm" svg:y2="13.5cm">
          <text:p/>
        </draw:line>
        <presentation:notes draw:style-name="dp2">
          <draw:page-thumbnail draw:style-name="gr3" draw:layer="layout" svg:width="14.848cm" svg:height="11.136cm" svg:x="3.075cm" svg:y="2.257cm" draw:page-number="42" presentation:class="page"/>
          <draw:frame presentation:style-name="pr1" draw:layer="layout" svg:width="16.799cm" svg:height="13.364cm" svg:x="2.1cm" svg:y="14.107cm" presentation:class="notes" presentation:placeholder="true">
            <draw:text-box/>
          </draw:frame>
        </presentation:notes>
      </draw:page>
      <draw:page draw:name="класс lduMatrix"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text:span text:style-name="T7">ПРЕДСТАВЛЕНИЕ РАЗРЕЖЕННЫХ МАТРИЦ В ПАМЯТИ</text:span></text:p>
          </draw:text-box>
        </draw:frame>
        <draw:frame presentation:style-name="pr3" draw:layer="layout" svg:width="28cm" svg:height="14.075cm" svg:x="0cm" svg:y="4.641cm" presentation:class="outline" presentation:user-transformed="true">
          <draw:text-box>
            <text:list text:style-name="L2">
              <text:list-item>
                <text:p>Матрица содержится в классе lduMatrix:</text:p>
                <text:list>
                  <text:list-item>
                    <text:p>Коэффициенты матрицы lowerPtr_, diagPtr_, upperPtr_</text:p>
                  </text:list-item>
                  <text:list-item>
                    <text:p>Адресация осуществляется через объект типа lduAddressing - <text:s/>::lduAddr()</text:p>
                  </text:list-item>
                  <text:list-item>
                    <text:p>Доступ к матрице — lower(), diag(), upper()</text:p>
                  </text:list-item>
                  <text:list-item>
                    <text:p>Доступ к операторам H() и A()</text:p>
                  </text:list-item>
                  <text:list-item>
                    <text:p>Операторы сложения и вычитания -=, +=</text:p>
                  </text:list-item>
                  <text:list-item>
                    <text:p>Ссылку на расчетную область mesh()</text:p>
                  </text:list-item>
                  <text:list-item>
                    <text:p>Подклассы: а) solver; б) solverPerfomance; в) smoother; г) preconditioner</text:p>
                  </text:list-item>
                </text:list>
              </text:list-item>
            </text:list>
          </draw:text-box>
        </draw:frame>
        <draw:frame draw:style-name="gr14" draw:layer="layout" svg:width="9.487cm" svg:height="1.588cm" svg:x="17.053cm" svg:y="11.665cm">
          <draw:object xlink:href="./Object 12" xlink:type="simple" xlink:show="embed" xlink:actuate="onLoad"/>
          <draw:image xlink:href="./ObjectReplacements/Object 12" xlink:type="simple" xlink:show="embed" xlink:actuate="onLoad"/>
        </draw:frame>
        <presentation:notes draw:style-name="dp2">
          <draw:page-thumbnail draw:style-name="gr3" draw:layer="layout" svg:width="14.848cm" svg:height="11.136cm" svg:x="3.075cm" svg:y="2.257cm" draw:page-number="43" presentation:class="page"/>
          <draw:frame presentation:style-name="pr1" draw:layer="layout" svg:width="16.799cm" svg:height="13.364cm" svg:x="2.1cm" svg:y="14.107cm" presentation:class="notes" presentation:placeholder="true">
            <draw:text-box/>
          </draw:frame>
        </presentation:notes>
      </draw:page>
      <draw:page draw:name="класс lduMatrix::solver" draw:style-name="dp1" draw:master-page-name="Обычный" presentation:presentation-page-layout-name="AL1T1">
        <office:forms form:automatic-focus="false" form:apply-design-mode="false"/>
        <draw:frame presentation:style-name="pr2" draw:text-style-name="P33" draw:layer="layout" svg:width="28cm" svg:height="1.843cm" svg:x="0cm" svg:y="2.5cm" presentation:class="title" presentation:user-transformed="true">
          <draw:text-box>
            <text:p><text:span text:style-name="T11">РЕШЕНИЕ СИСТЕМЫ ЛИНЕЙНЫХ АЛГЕБРАИЧЕСКИХ УРАВНЕНИЙ</text:span></text:p>
          </draw:text-box>
        </draw:frame>
        <draw:frame presentation:style-name="pr13" draw:layer="layout" svg:width="26.336cm" svg:height="8.607cm" svg:x="0.664cm" svg:y="4.897cm">
          <draw:text-box>
            <text:p>Класс lduMatrix::solver:</text:p>
            <text:list text:style-name="L2">
              <text:list-item>
                <text:p>Имя искомой величины</text:p>
              </text:list-item>
              <text:list-item>
                <text:p>Ссылка на параметры поиска</text:p>
              </text:list-item>
              <text:list-item>
                <text:p>Критерий выхода из итераций</text:p>
              </text:list-item>
              <text:list-item>
                <text:p>Процедура решения — BICCG, ICCG, PCG, PbiCG</text:p>
              </text:list-item>
              <text:list-item>
                <text:p>Для решения используется процедура Matrix::solve()</text:p>
              </text:list-item>
            </text:list>
          </draw:text-box>
        </draw:frame>
        <presentation:notes draw:style-name="dp2">
          <draw:page-thumbnail draw:style-name="gr3" draw:layer="layout" svg:width="14.848cm" svg:height="11.136cm" svg:x="3.075cm" svg:y="2.257cm" draw:page-number="44" presentation:class="page"/>
          <draw:frame presentation:style-name="pr1" draw:layer="layout" svg:width="16.799cm" svg:height="13.364cm" svg:x="2.1cm" svg:y="14.107cm" presentation:class="notes" presentation:placeholder="true">
            <draw:text-box/>
          </draw:frame>
        </presentation:notes>
      </draw:page>
      <draw:page draw:name="класс lduMatrix::solverPerfomance"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СТАТИСТИКА СОЛВЕРА</text:p>
          </draw:text-box>
        </draw:frame>
        <draw:frame presentation:style-name="pr3" draw:text-style-name="P50" draw:layer="layout" svg:width="28cm" svg:height="14.504cm" svg:x="0.5cm" svg:y="4.641cm" presentation:class="outline" presentation:user-transformed="true">
          <draw:text-box>
            <text:p><text:span text:style-name="T28">lduMatrix::solverPerfomance — информация о процессе решения системы линейных алгебраических уравнений (private):</text:span></text:p>
            <text:list text:style-name="L2">
              <text:list-item>
                <text:p><text:span text:style-name="T28">Имя решателя solverName_</text:span></text:p>
              </text:list-item>
              <text:list-item>
                <text:p><text:span text:style-name="T28">Имя поля fieldName_</text:span></text:p>
              </text:list-item>
              <text:list-item>
                <text:p><text:span text:style-name="T28">Начальная невязка initialResidual_</text:span></text:p>
              </text:list-item>
              <text:list-item>
                <text:p><text:span text:style-name="T28">Конечная невязка finalResidual_</text:span></text:p>
              </text:list-item>
              <text:list-item>
                <text:p><text:span text:style-name="T28">Число итераций noIterations_</text:span></text:p>
              </text:list-item>
              <text:list-item>
                <text:p><text:span text:style-name="T28">Сходимость решения converged_</text:span></text:p>
              </text:list-item>
              <text:list-item>
                <text:p><text:span text:style-name="T28">Сингулярность решения singular_</text:span></text:p>
              </text:list-item>
            </text:list>
          </draw:text-box>
        </draw:frame>
        <presentation:notes draw:style-name="dp2">
          <draw:page-thumbnail draw:style-name="gr3" draw:layer="layout" svg:width="14.848cm" svg:height="11.136cm" svg:x="3.075cm" svg:y="2.257cm" draw:page-number="45" presentation:class="page"/>
          <draw:frame presentation:style-name="pr1" draw:layer="layout" svg:width="16.799cm" svg:height="13.364cm" svg:x="2.1cm" svg:y="14.107cm" presentation:class="notes" presentation:placeholder="true">
            <draw:text-box/>
          </draw:frame>
        </presentation:notes>
      </draw:page>
      <draw:page draw:name="Сглаживание решения"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СГЛАЖИВАНИЕ РЕШЕНИЯ</text:p>
          </draw:text-box>
        </draw:frame>
        <draw:frame draw:style-name="gr64" draw:text-style-name="P9" draw:layer="layout" svg:width="27.8cm" svg:height="4.027cm" svg:x="0.2cm" svg:y="4.3cm">
          <draw:text-box>
            <text:p><text:span text:style-name="T7">Сглаживание — процедура подавления высокочастотных составляющих решения (релаксация) при использовании многосеточных методов. Целью сглаживателя (smoother) ставится сглаживание решения для улучшения приближения на грубой сетке</text:span></text:p>
          </draw:text-box>
        </draw:frame>
        <draw:frame draw:style-name="gr65" draw:text-style-name="P9" draw:layer="layout" svg:width="26.828cm" svg:height="9.691cm" svg:x="0.672cm" svg:y="8.857cm">
          <draw:text-box>
            <text:p><text:span text:style-name="T7">Базовый абстрактный класс сглаживателя определен в классе lduMatrix::smoother, его реализации в классах:</text:span></text:p>
            <text:list text:style-name="L6">
              <text:list-item>
                <text:p><text:span text:style-name="T7"><text:s/></text:span><text:span text:style-name="T7">DICSmoother — сглаживание методом неполного разложения Холецкого</text:span></text:p>
              </text:list-item>
              <text:list-item>
                <text:p><text:span text:style-name="T7"><text:s/></text:span><text:span text:style-name="T7">DICGaussSeidelSmoother — сглаживание методом неполного разложения Холецкого и Гаусса-Зейделя</text:span></text:p>
              </text:list-item>
              <text:list-item>
                <text:p><text:span text:style-name="T7"><text:s/></text:span><text:span text:style-name="T7">DILUSmoother — сглаживание методом LU-разложения</text:span></text:p>
              </text:list-item>
              <text:list-item>
                <text:p><text:span text:style-name="T7"><text:s/></text:span><text:span text:style-name="T7">DILUGaussSeidelSmoother — сглаживание методом LU-разложения и Гаусса-Зейделя</text:span></text:p>
              </text:list-item>
              <text:list-item>
                <text:p><text:span text:style-name="T7"><text:s/></text:span><text:span text:style-name="T7">GaussSeidelSmoother — сглаживание методов Гаусса-Зейделя</text:span></text:p>
              </text:list-item>
            </text:list>
          </draw:text-box>
        </draw:frame>
        <presentation:notes draw:style-name="dp2">
          <draw:page-thumbnail draw:style-name="gr3" draw:layer="layout" svg:width="14.848cm" svg:height="11.136cm" svg:x="3.075cm" svg:y="2.257cm" draw:page-number="46" presentation:class="page"/>
          <draw:frame presentation:style-name="pr1" draw:layer="layout" svg:width="16.799cm" svg:height="13.364cm" svg:x="2.1cm" svg:y="14.107cm" presentation:class="notes" presentation:placeholder="true">
            <draw:text-box/>
          </draw:frame>
        </presentation:notes>
      </draw:page>
      <draw:page draw:name="Предобуславливатели"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ПРЕДОБУСЛАВЛИВАТЕЛИ</text:p>
          </draw:text-box>
        </draw:frame>
        <draw:frame presentation:style-name="pr3" draw:text-style-name="P51" draw:layer="layout" svg:width="28cm" svg:height="13.86cm" svg:x="0.3cm" svg:y="4.641cm" presentation:class="outline" presentation:user-transformed="true">
          <draw:text-box>
            <text:p><text:span text:style-name="T54">Базовый класс для всех предобуславливателей — lduMatrix::preconditioner, их реализации содержатся в классах:</text:span></text:p>
            <text:list text:style-name="L2">
              <text:list-item>
                <text:p><text:span text:style-name="T54">noPreconditioner — без предобуславливания</text:span></text:p>
              </text:list-item>
              <text:list-item>
                <text:p><text:span text:style-name="T54">diagonalPreconditioner — диагональный предобуславливатель</text:span></text:p>
              </text:list-item>
              <text:list-item>
                <text:p><text:span text:style-name="T54">GAMGPreconditioner — многосеточный предобуславливатель</text:span></text:p>
              </text:list-item>
              <text:list-item>
                <text:p><text:span text:style-name="T54">DILUPreconditioner — предобусловливание</text:span><text:span text:style-name="T7"> методом LU-разложения</text:span><text:span text:style-name="T54"> </text:span></text:p>
              </text:list-item>
              <text:list-item>
                <text:p><text:span text:style-name="T54">DICPreconditioner — предобусловливание методом неполного разложения Холецкого</text:span></text:p>
              </text:list-item>
              <text:list-item>
                <text:p><text:span text:style-name="T54">FDICPreconditioner — предобусловливание методом быстрого неполного разложения Холецкого</text:span></text:p>
              </text:list-item>
            </text:list>
          </draw:text-box>
        </draw:frame>
        <presentation:notes draw:style-name="dp2">
          <draw:page-thumbnail draw:style-name="gr3" draw:layer="layout" svg:width="14.848cm" svg:height="11.136cm" svg:x="3.075cm" svg:y="2.257cm" draw:page-number="47" presentation:class="page"/>
          <draw:frame presentation:style-name="pr1" draw:layer="layout" svg:width="16.799cm" svg:height="13.364cm" svg:x="2.1cm" svg:y="14.107cm" presentation:class="notes" presentation:placeholder="true">
            <draw:text-box/>
          </draw:frame>
        </presentation:notes>
      </draw:page>
      <draw:page draw:name="Решение СЛАУ" draw:style-name="dp1" draw:master-page-name="Обычный" presentation:presentation-page-layout-name="AL1T1">
        <office:forms form:automatic-focus="false" form:apply-design-mode="false"/>
        <draw:frame presentation:style-name="pr2" draw:text-style-name="P15" draw:layer="layout" svg:width="28cm" svg:height="1.843cm" svg:x="0cm" svg:y="2.5cm" presentation:class="title" presentation:user-transformed="true">
          <draw:text-box>
            <text:p><text:span text:style-name="T16">РЕШЕНИЕ СЛАУ, ПОЛУЧЕННЫХ ПОСЛЕ ДИСКРЕТИЗАЦИИ УРАВНЕНИЙ МЕТОДОМ КОНЕЧНЫХ ОБЪЁМОВ</text:span></text:p>
          </draw:text-box>
        </draw:frame>
        <draw:frame draw:style-name="gr66" draw:text-style-name="P15" draw:layer="layout" svg:width="26.6cm" svg:height="13cm" svg:x="0.7cm" svg:y="5cm">
          <draw:text-box>
            <text:p><text:span text:style-name="T12">fvMatrix</text:span><text:span text:style-name="T16"> — реализация </text:span><text:span text:style-name="T12">lduMatrix</text:span><text:span text:style-name="T16">, предназначенная для решения СЛАУ, полученных МКО, наследует от </text:span><text:span text:style-name="T12">refCount</text:span><text:span text:style-name="T16"> и </text:span><text:span text:style-name="T12">lduMatrix</text:span><text:span text:style-name="T16">, осуществляет выбор решателя (</text:span><text:span text:style-name="T12">fvMatrix::fvSolver</text:span><text:span text:style-name="T16">). Уравнения могут решаться только </text:span><text:span text:style-name="T55">для одной переменной (скаляр)</text:span><text:span text:style-name="T16">, решение уравнений для тензоров и векторов производится последовательно:</text:span></text:p>
            <text:list text:style-name="L9">
              <text:list-item>
                <text:p><text:span text:style-name="T16"><text:s/></text:span><text:span text:style-name="T16">solve() - решение системы СЛАУ, полученных после дискретизации уравнений на сетке</text:span></text:p>
              </text:list-item>
              <text:list-item>
                <text:p><text:span text:style-name="T16"><text:s/></text:span><text:span text:style-name="T16">psi() - искомое поле (скаляр)</text:span></text:p>
              </text:list-item>
              <text:list-item>
                <text:p><text:span text:style-name="T16"><text:s/></text:span><text:span text:style-name="T16">source() - источник</text:span></text:p>
              </text:list-item>
              <text:list-item>
                <text:p><text:span text:style-name="T16"><text:s/></text:span><text:span text:style-name="T16">другие функции связанные lduMatrix</text:span></text:p>
              </text:list-item>
            </text:list>
            <text:p><text:span text:style-name="T16"/></text:p>
            <text:p><text:span text:style-name="T16">Класс fvMatrix обладает свойствами самотождественности, аддитивности и коммутативности через переопределенные операторы:</text:span></text:p>
          </draw:text-box>
        </draw:frame>
        <draw:frame draw:style-name="gr14" draw:layer="layout" svg:width="23.557cm" svg:height="1.617cm" svg:x="1.105cm" svg:y="16.876cm">
          <draw:object xlink:href="./Object 13" xlink:type="simple" xlink:show="embed" xlink:actuate="onLoad"/>
          <draw:image xlink:href="./ObjectReplacements/Object 13" xlink:type="simple" xlink:show="embed" xlink:actuate="onLoad"/>
        </draw:frame>
        <presentation:notes draw:style-name="dp2">
          <draw:page-thumbnail draw:style-name="gr3" draw:layer="layout" svg:width="14.848cm" svg:height="11.136cm" svg:x="3.075cm" svg:y="2.257cm" draw:page-number="48" presentation:class="page"/>
          <draw:frame presentation:style-name="pr1" draw:layer="layout" svg:width="16.799cm" svg:height="13.364cm" svg:x="2.1cm" svg:y="14.107cm" presentation:class="notes" presentation:placeholder="true">
            <draw:text-box/>
          </draw:frame>
        </presentation:notes>
      </draw:page>
      <draw:page draw:name="MULES"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MULES</text:p>
          </draw:text-box>
        </draw:frame>
        <draw:frame draw:style-name="gr67" draw:text-style-name="P9" draw:layer="layout" svg:width="25.5cm" svg:height="14.411cm" svg:x="1cm" svg:y="4.18cm">
          <draw:text-box>
            <text:p><text:span text:style-name="T7">Для решения конвективных задач можно воспользоваться методом MULES — Multidimensional Universal Limiter with Explicit Solution — Многомерный Ограниченный Явный Метод Решения. Метод реализован в виде набора функций пространства имен MULES:</text:span></text:p>
            <text:p><text:span text:style-name="T7"/></text:p>
            <text:list text:style-name="L1">
              <text:list-item>
                <text:p><text:span text:style-name="T7"><text:s/></text:span><text:span text:style-name="T7">MULES::explicitSolve(rho, psi, …) - явное решение с учетом плотности</text:span></text:p>
              </text:list-item>
              <text:list-item>
                <text:p><text:span text:style-name="T7"><text:s/></text:span><text:span text:style-name="T7">MULES::explicitSolve(psi, ...) - явное решение без учета плотности</text:span></text:p>
              </text:list-item>
              <text:list-item>
                <text:p><text:span text:style-name="T7"><text:s/></text:span><text:span text:style-name="T7">MULES::implicitSolve(rho, gamma, ...) - неявное решение с учетом плотности</text:span></text:p>
              </text:list-item>
              <text:list-item>
                <text:p><text:span text:style-name="T7"><text:s/></text:span><text:span text:style-name="T7">MULES::implcitSolve(gamma, …) - неявное решение без учета плотности</text:span></text:p>
              </text:list-item>
              <text:list-item>
                <text:p><text:span text:style-name="T7"><text:s/></text:span><text:span text:style-name="T7">MULES::limiter(...) - ограничение переменной</text:span></text:p>
              </text:list-item>
            </text:list>
          </draw:text-box>
        </draw:frame>
        <presentation:notes draw:style-name="dp2">
          <draw:page-thumbnail draw:style-name="gr3" draw:layer="layout" svg:width="14.848cm" svg:height="11.136cm" svg:x="3.075cm" svg:y="2.257cm" draw:page-number="49" presentation:class="page"/>
          <draw:frame presentation:style-name="pr1" draw:layer="layout" svg:width="16.799cm" svg:height="13.364cm" svg:x="2.1cm" svg:y="14.107cm" presentation:class="notes" presentation:placeholder="true">
            <draw:text-box/>
          </draw:frame>
        </presentation:notes>
      </draw:page>
      <draw:page draw:name="Общий порядок интегрирования" draw:style-name="dp1" draw:master-page-name="Обычный" presentation:presentation-page-layout-name="AL1T1">
        <office:forms form:automatic-focus="false" form:apply-design-mode="false"/>
        <draw:frame presentation:style-name="pr2" draw:text-style-name="P52" draw:layer="layout" svg:width="28cm" svg:height="1.843cm" svg:x="0cm" svg:y="2.5cm" presentation:class="title" presentation:user-transformed="true">
          <draw:text-box>
            <text:p><text:span text:style-name="T56">ОБЩИЙ ПОРЯДОК ИНТЕГРИРОВАНИЯ УРАВНЕНИЙ</text:span></text:p>
          </draw:text-box>
        </draw:frame>
        <draw:frame draw:style-name="gr68" draw:text-style-name="P15" draw:layer="layout" svg:width="27cm" svg:height="8.931cm" svg:x="0.5cm" svg:y="4.4cm">
          <draw:text-box>
            <text:p><text:span text:style-name="T16">Решение задачи проводится на три этапа. Результат выполнения каждого из трех — </text:span><text:span text:style-name="T12">fvMatrix</text:span><text:span text:style-name="T16">. В случае неявной дискретизации (</text:span><text:span text:style-name="T12">fvm::</text:span><text:span text:style-name="T16">) - матрица коэффициентов в левой части, в случае явной (</text:span><text:span text:style-name="T12">fvc::</text:span><text:span text:style-name="T16">) — вектор правой части (поле, определенное в расчетных точках)</text:span></text:p>
            <text:p><text:span text:style-name="T16">1) Неявная дискретизация слагаемых уравнений (</text:span><text:span text:style-name="T12">fvm::</text:span><text:span text:style-name="T16">)</text:span></text:p>
            <text:p><text:span text:style-name="T16">2) Явная дискретизация слагаемых уравнений (</text:span><text:span text:style-name="T12">fvc::</text:span><text:span text:style-name="T16">)</text:span></text:p>
            <text:p><text:span text:style-name="T16">3) Дискретизация по времени (</text:span><text:span text:style-name="T12">fvm::ddt,fvm::d2dt2 </text:span><text:span text:style-name="T16"><text:s/>и </text:span><text:span text:style-name="T12">fvc::dtdt, fvc::d2tdt2</text:span><text:span text:style-name="T16">)</text:span></text:p>
            <text:p><text:span text:style-name="T16">4) Обновление граничных условий (возможно на шагах 1 и 2)</text:span></text:p>
            <text:p><text:span text:style-name="T16">5) Решение системы уравнений</text:span></text:p>
          </draw:text-box>
        </draw:frame>
        <draw:frame draw:style-name="gr14" xml:id="id54" draw:id="id54" draw:layer="layout" svg:width="4.376cm" svg:height="1.439cm" svg:x="11.505cm" svg:y="16.076cm">
          <draw:object xlink:href="./Object 14" xlink:type="simple" xlink:show="embed" xlink:actuate="onLoad"/>
          <draw:image xlink:href="./ObjectReplacements/Object 14" xlink:type="simple" xlink:show="embed" xlink:actuate="onLoad"/>
        </draw:frame>
        <draw:frame draw:style-name="gr69" draw:text-style-name="P33" xml:id="id53" draw:id="id53" draw:layer="layout" svg:width="7.033cm" svg:height="1.326cm" svg:x="18.8cm" svg:y="13.47cm">
          <draw:text-box>
            <text:p><text:span text:style-name="T11">fvc::operator(...)</text:span></text:p>
          </draw:text-box>
        </draw:frame>
        <draw:connector draw:style-name="gr11" draw:text-style-name="P1" draw:layer="layout" draw:type="curve" svg:x1="22.316cm" svg:y1="14.796cm" svg:x2="15.881cm" svg:y2="16.795cm" draw:start-shape="id53" draw:start-glue-point="2" draw:end-shape="id54" draw:end-glue-point="1" svg:d="m22316 14796c0 1333-2145 1999-6435 1999">
          <text:p/>
        </draw:connector>
        <draw:frame draw:style-name="gr69" draw:text-style-name="P33" xml:id="id55" draw:id="id55" draw:layer="layout" svg:width="7.342cm" svg:height="1.326cm" svg:x="1.101cm" svg:y="13.47cm">
          <draw:text-box>
            <text:p><text:span text:style-name="T11">fvm::operator(...)</text:span></text:p>
          </draw:text-box>
        </draw:frame>
        <draw:connector draw:style-name="gr11" draw:text-style-name="P1" draw:layer="layout" draw:type="curve" svg:x1="4.772cm" svg:y1="14.796cm" svg:x2="11.505cm" svg:y2="16.795cm" draw:start-shape="id55" draw:start-glue-point="2" draw:end-shape="id54" draw:end-glue-point="3" svg:d="m4772 14796c0 1333 2244 1999 6733 1999">
          <text:p/>
        </draw:connector>
        <draw:frame draw:style-name="gr69" draw:text-style-name="P33" xml:id="id56" draw:id="id56" draw:layer="layout" svg:width="6.885cm" svg:height="1.326cm" svg:x="10.201cm" svg:y="13.37cm">
          <draw:text-box>
            <text:p><text:span text:style-name="T11">Сетка (fvMesh)</text:span></text:p>
          </draw:text-box>
        </draw:frame>
        <draw:connector draw:style-name="gr11" draw:text-style-name="P1" draw:layer="layout" draw:type="curve" svg:x1="13.643cm" svg:y1="14.696cm" svg:x2="13.693cm" svg:y2="16.076cm" draw:start-shape="id56" draw:start-glue-point="2" draw:end-shape="id54" draw:end-glue-point="0" svg:d="m13643 14696c0 1054 50 365 50 1380">
          <text:p/>
        </draw:connector>
        <draw:connector draw:style-name="gr11" draw:text-style-name="P1" draw:layer="layout" draw:type="curve" svg:x1="13.643cm" svg:y1="14.696cm" svg:x2="8.443cm" svg:y2="14.133cm" draw:start-shape="id56" draw:start-glue-point="2" draw:end-shape="id55" draw:end-glue-point="1" svg:d="m13643 14696c0 787-2161 656-3131 319s-751-882-2069-882">
          <text:p/>
        </draw:connector>
        <draw:connector draw:style-name="gr11" draw:text-style-name="P1" draw:layer="layout" draw:type="curve" svg:x1="13.643cm" svg:y1="14.696cm" svg:x2="18.8cm" svg:y2="14.133cm" draw:start-shape="id56" draw:start-glue-point="2" draw:end-shape="id53" draw:end-glue-point="3" svg:d="m13643 14696c0 787 2150 656 3118 319s754-882 2039-882">
          <text:p/>
        </draw:connector>
        <draw:frame draw:style-name="gr70" draw:text-style-name="P33" xml:id="id57" draw:id="id57" draw:layer="layout" svg:width="7.699cm" svg:height="1.326cm" svg:x="0.801cm" svg:y="18.37cm">
          <draw:text-box>
            <text:p><text:span text:style-name="T11">solve( <text:s text:c="16"/>)</text:span></text:p>
          </draw:text-box>
        </draw:frame>
        <draw:connector draw:style-name="gr11" draw:text-style-name="P1" draw:layer="layout" draw:type="curve" svg:x1="13.693cm" svg:y1="17.515cm" svg:x2="4.65cm" svg:y2="18.37cm" draw:start-shape="id54" draw:start-glue-point="2" draw:end-shape="id57" draw:end-glue-point="0" svg:d="m13693 17515c0 750-3678 500-3678 415s-5365-347-5365 440">
          <text:p/>
        </draw:connector>
        <draw:frame draw:style-name="gr14" draw:layer="layout" svg:width="4.376cm" svg:height="1.439cm" svg:x="3.505cm" svg:y="17.977cm">
          <draw:object xlink:href="./Object 15" xlink:type="simple" xlink:show="embed" xlink:actuate="onLoad"/>
          <draw:image xlink:href="./ObjectReplacements/Object 15" xlink:type="simple" xlink:show="embed" xlink:actuate="onLoad"/>
        </draw:frame>
        <draw:frame draw:style-name="gr14" xml:id="id58" draw:id="id58" draw:layer="layout" svg:width="1.136cm" svg:height="1.443cm" svg:x="14.105cm" svg:y="18.277cm">
          <draw:object xlink:href="./Object 16" xlink:type="simple" xlink:show="embed" xlink:actuate="onLoad"/>
          <draw:image xlink:href="./ObjectReplacements/Object 16" xlink:type="simple" xlink:show="embed" xlink:actuate="onLoad"/>
        </draw:frame>
        <draw:connector draw:style-name="gr11" draw:text-style-name="P1" draw:layer="layout" draw:type="curve" svg:x1="8.5cm" svg:y1="19.033cm" svg:x2="14.105cm" svg:y2="18.998cm" draw:start-shape="id57" draw:start-glue-point="1" draw:end-shape="id58" draw:end-glue-point="3" svg:d="m8500 19033c4222 0 1420-35 5605-35">
          <text:p/>
        </draw:connector>
        <presentation:notes draw:style-name="dp2">
          <draw:page-thumbnail draw:style-name="gr3" draw:layer="layout" svg:width="14.848cm" svg:height="11.136cm" svg:x="3.075cm" svg:y="2.257cm" draw:page-number="50" presentation:class="page"/>
          <draw:frame presentation:style-name="pr1" draw:layer="layout" svg:width="16.799cm" svg:height="13.364cm" svg:x="2.1cm" svg:y="14.107cm" presentation:class="notes" presentation:placeholder="true">
            <draw:text-box/>
          </draw:frame>
        </presentation:notes>
      </draw:page>
      <draw:page draw:name="FVC и FVM"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text:span text:style-name="T13">ПРОСТРАНСТВА ИМЕН FVC и FVM</text:span></text:p>
          </draw:text-box>
        </draw:frame>
        <draw:frame presentation:style-name="pr15" draw:layer="layout" svg:width="28cm" svg:height="14.001cm" svg:x="0cm" svg:y="4.5cm" presentation:class="outline" presentation:user-transformed="true">
          <draw:text-box>
            <text:list text:style-name="L2">
              <text:list-item>
                <text:p>fvc:: — Finite Volume Calculus</text:p>
              </text:list-item>
              <text:list-item>
                <text:p>fvm:: — Finite Volume Method - </text:p>
              </text:list-item>
            </text:list>
          </draw:text-box>
        </draw:frame>
        <draw:frame draw:style-name="gr71" draw:text-style-name="P53" draw:layer="layout" svg:width="10.37cm" svg:height="1.195cm" svg:x="3.7cm" svg:y="8.2cm">
          <draw:text-box>
            <text:p><text:span text:style-name="T57">Общая схема вызовов:</text:span></text:p>
          </draw:text-box>
        </draw:frame>
        <draw:frame draw:style-name="gr72" draw:text-style-name="P54" xml:id="id59" draw:id="id59" draw:layer="layout" svg:width="14.756cm" svg:height="2.855cm" svg:x="2.585cm" svg:y="10cm">
          <draw:text-box>
            <text:p><text:span text:style-name="T12">Шаблоны функций операторов</text:span><text:span text:style-name="T12"><text:line-break/></text:span><text:span text:style-name="T12">численного дифференцирования</text:span><text:span text:style-name="T12"><text:line-break/></text:span><text:span text:style-name="T12">(fvm:: и fvc::) - fvm::div(...), fvc::ddt(...)</text:span></text:p>
          </draw:text-box>
        </draw:frame>
        <draw:frame draw:style-name="gr72" draw:text-style-name="P54" xml:id="id60" draw:id="id60" draw:layer="layout" svg:width="16.288cm" svg:height="4.591cm" svg:x="1.685cm" svg:y="13.501cm">
          <draw:text-box>
            <text:p><text:span text:style-name="T12">Статическая функция создания</text:span><text:span text:style-name="T12"><text:line-break/></text:span><text:span text:style-name="T12">конкретной реализации численного</text:span><text:span text:style-name="T12"><text:line-break/></text:span><text:span text:style-name="T12">оператора определенного класса</text:span><text:span text:style-name="T12"><text:line-break/></text:span><text:span text:style-name="T12">fvc::, fvm:: operatorScheme::New(...)</text:span></text:p>
            <text:p><text:span text:style-name="T12">(divScheme::New(...), ddtScheme::New(...))</text:span></text:p>
          </draw:text-box>
        </draw:frame>
        <draw:frame draw:style-name="gr73" draw:text-style-name="P54" xml:id="id61" draw:id="id61" draw:layer="layout" svg:width="14.667cm" svg:height="4.779cm" draw:transform="rotate (1.5707963267946) translate (20.721cm 19.14cm)">
          <draw:text-box>
            <text:p><text:span text:style-name="T12">Реализация конкретного численного</text:span><text:span text:style-name="T12"><text:line-break/></text:span><text:span text:style-name="T12">оператора дифференцирования</text:span><text:span text:style-name="T12"><text:line-break/></text:span><text:span text:style-name="T12">определенного класса (градиент, </text:span><text:span text:style-name="T12"><text:line-break/></text:span><text:span text:style-name="T12">дивергенция, диффузия,</text:span><text:span text:style-name="T12"><text:line-break/></text:span><text:span text:style-name="T12">производная по времени)</text:span></text:p>
          </draw:text-box>
        </draw:frame>
        <draw:connector draw:style-name="gr74" draw:text-style-name="P1" draw:layer="layout" draw:type="curve" svg:x1="2.585cm" svg:y1="11.427cm" svg:x2="1.685cm" svg:y2="15.796cm" draw:start-shape="id59" draw:start-glue-point="3" draw:end-shape="id60" draw:end-glue-point="3" svg:d="m2585 11427c-2100 0-1650 4369-900 4369">
          <text:p/>
        </draw:connector>
        <draw:frame draw:style-name="gr1" draw:text-style-name="P55" draw:layer="layout" svg:width="18.616cm" svg:height="0.962cm" svg:x="1.3cm" svg:y="18.9cm">
          <draw:text-box>
            <text:p><text:span text:style-name="T58">Линия с кружочком означает вызов, а не наследование!!!</text:span></text:p>
          </draw:text-box>
        </draw:frame>
        <draw:connector draw:style-name="gr74" draw:text-style-name="P1" draw:layer="layout" draw:type="curve" svg:x1="17.973cm" svg:y1="15.796cm" svg:x2="20.721cm" svg:y2="11.807cm" draw:start-shape="id60" draw:end-shape="id61" svg:d="m17973 15796c2061 0 687-3989 2748-3989">
          <text:p/>
        </draw:connector>
        <presentation:notes draw:style-name="dp2">
          <draw:page-thumbnail draw:style-name="gr3" draw:layer="layout" svg:width="14.848cm" svg:height="11.136cm" svg:x="3.075cm" svg:y="2.257cm" draw:page-number="51" presentation:class="page"/>
          <draw:frame presentation:style-name="pr1" draw:layer="layout" svg:width="16.799cm" svg:height="13.364cm" svg:x="2.1cm" svg:y="14.107cm" presentation:class="notes" presentation:placeholder="true">
            <draw:text-box/>
          </draw:frame>
        </presentation:notes>
      </draw:page>
      <draw:page draw:name="Схема вызовов операторов FVC и FVM"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СХЕМА ВЫЗОВОВ (ОТ ОПЕРАТОРА ДО РЕАЛИЗАЦИИ)</text:p>
          </draw:text-box>
        </draw:frame>
        <draw:frame draw:style-name="gr72" draw:text-style-name="P54" xml:id="id62" draw:id="id62" draw:layer="layout" svg:width="10.421cm" svg:height="1.119cm" svg:x="1.585cm" svg:y="5.101cm">
          <draw:text-box>
            <text:p><text:span text:style-name="T12">Оператор fv::operator(psi)</text:span></text:p>
          </draw:text-box>
        </draw:frame>
        <draw:frame draw:style-name="gr72" draw:text-style-name="P54" xml:id="id63" draw:id="id63" draw:layer="layout" svg:width="15.065cm" svg:height="3.723cm" svg:x="1.586cm" svg:y="7.102cm">
          <draw:text-box>
            <text:p><text:span text:style-name="T12">Селектор класса оператора</text:span><text:span text:style-name="T12"><text:line-break/></text:span><text:span text:style-name="T12">(fv::convectionScheme, fv::ddtScheme,</text:span><text:span text:style-name="T12"><text:line-break/></text:span><text:span text:style-name="T12">fv::gradScheme, fv::laplacianScheme,</text:span></text:p>
            <text:p><text:span text:style-name="T12">fv::ddtScheme)</text:span></text:p>
          </draw:text-box>
        </draw:frame>
        <draw:frame draw:style-name="gr72" draw:text-style-name="P54" xml:id="id64" draw:id="id64" draw:layer="layout" svg:width="13.109cm" svg:height="1.987cm" svg:x="1.586cm" svg:y="11.802cm">
          <draw:text-box>
            <text:p><text:span text:style-name="T12">Селектор реализации оператора</text:span><text:span text:style-name="T12"><text:line-break/></text:span><text:span text:style-name="T12">operatorScheme::New</text:span></text:p>
          </draw:text-box>
        </draw:frame>
        <draw:frame draw:style-name="gr72" draw:text-style-name="P54" xml:id="id65" draw:id="id65" draw:layer="layout" svg:width="12.91cm" svg:height="3.723cm" svg:x="1.59cm" svg:y="14.3cm">
          <draw:text-box>
            <text:p><text:span text:style-name="T12">Селектор явного/неявного</text:span><text:span text:style-name="T12"><text:line-break/></text:span><text:span text:style-name="T12">дифференцирования</text:span><text:span text:style-name="T12"><text:line-break/></text:span><text:span text:style-name="T12">(operatorScheme.fvcOperator(...),</text:span><text:span text:style-name="T12"><text:line-break/></text:span><text:span text:style-name="T12">operatorScheme.fvmOperator(...))</text:span></text:p>
          </draw:text-box>
        </draw:frame>
        <draw:connector draw:style-name="gr74" draw:text-style-name="P1" draw:layer="layout" draw:type="curve" svg:x1="1.585cm" svg:y1="5.66cm" svg:x2="1.586cm" svg:y2="8.963cm" draw:start-shape="id62" draw:start-glue-point="3" draw:end-shape="id63" svg:d="m1585 5660c-750 0-750 3303 1 3303">
          <text:p/>
        </draw:connector>
        <draw:connector draw:style-name="gr74" draw:text-style-name="P1" draw:layer="layout" draw:type="curve" svg:x1="16.651cm" svg:y1="8.963cm" svg:x2="14.695cm" svg:y2="12.795cm" draw:start-shape="id63" draw:start-glue-point="1" draw:end-shape="id64" svg:d="m16651 8963c750 0 1728 3832-1956 3832">
          <text:p/>
        </draw:connector>
        <draw:connector draw:style-name="gr74" draw:text-style-name="P1" draw:layer="layout" draw:type="curve" svg:x1="1.586cm" svg:y1="12.795cm" svg:x2="1.59cm" svg:y2="16.161cm" draw:start-shape="id64" draw:end-shape="id65" svg:d="m1586 12795c-750 0-752 3366 4 3366">
          <text:p/>
        </draw:connector>
        <draw:frame draw:style-name="gr72" draw:text-style-name="P54" xml:id="id66" draw:id="id66" draw:layer="layout" svg:width="5.967cm" svg:height="1.119cm" svg:x="19.786cm" svg:y="5.402cm">
          <draw:text-box>
            <text:p><text:span text:style-name="T12">fvm::div(phi,U)</text:span></text:p>
          </draw:text-box>
        </draw:frame>
        <draw:frame draw:style-name="gr72" draw:text-style-name="P54" xml:id="id67" draw:id="id67" draw:layer="layout" svg:width="8.774cm" svg:height="1.119cm" svg:x="18.487cm" svg:y="8.403cm">
          <draw:text-box>
            <text:p><text:span text:style-name="T12">fv::convectionScheme</text:span></text:p>
          </draw:text-box>
        </draw:frame>
        <draw:frame draw:style-name="gr72" draw:text-style-name="P54" xml:id="id68" draw:id="id68" draw:layer="layout" svg:width="8.774cm" svg:height="1.987cm" svg:x="18.487cm" svg:y="11.504cm">
          <draw:text-box>
            <text:p><text:span text:style-name="T12">fv::convectionScheme</text:span><text:span text:style-name="T12"><text:line-break/></text:span><text:span text:style-name="T12">::New(....) - </text:span><text:span text:style-name="T59">static</text:span></text:p>
          </draw:text-box>
        </draw:frame>
        <draw:frame draw:style-name="gr72" draw:text-style-name="P54" xml:id="id69" draw:id="id69" draw:layer="layout" svg:width="8.774cm" svg:height="1.987cm" svg:x="18.487cm" svg:y="15.205cm">
          <draw:text-box>
            <text:p><text:span text:style-name="T12">fv::convectionScheme</text:span><text:span text:style-name="T12"><text:line-break/></text:span><text:span text:style-name="T12">::fvmDiv(phi,U)</text:span></text:p>
          </draw:text-box>
        </draw:frame>
        <draw:connector draw:style-name="gr74" draw:text-style-name="P1" draw:layer="layout" draw:type="curve" svg:x1="22.769cm" svg:y1="6.521cm" svg:x2="22.874cm" svg:y2="8.403cm" draw:start-shape="id66" draw:start-glue-point="2" draw:end-shape="id67" draw:end-glue-point="0" svg:d="m22769 6521c0 1411 105 471 105 1882">
          <text:p/>
        </draw:connector>
        <draw:connector draw:style-name="gr74" draw:text-style-name="P1" draw:layer="layout" draw:type="curve" svg:x1="22.874cm" svg:y1="9.522cm" svg:x2="22.874cm" svg:y2="11.504cm" draw:start-shape="id67" draw:start-glue-point="2" draw:end-shape="id68" svg:d="m22874 9522v1982">
          <text:p/>
        </draw:connector>
        <draw:connector draw:style-name="gr74" draw:text-style-name="P1" draw:layer="layout" draw:type="curve" svg:x1="22.874cm" svg:y1="13.491cm" svg:x2="22.874cm" svg:y2="15.205cm" draw:start-shape="id68" draw:start-glue-point="2" draw:end-shape="id69" draw:end-glue-point="0" svg:d="m22874 13491v1714">
          <text:p/>
        </draw:connector>
        <presentation:notes draw:style-name="dp2">
          <draw:page-thumbnail draw:style-name="gr3" draw:layer="layout" svg:width="14.848cm" svg:height="11.136cm" svg:x="3.075cm" svg:y="2.257cm" draw:page-number="52" presentation:class="page"/>
          <draw:frame presentation:style-name="pr1" draw:layer="layout" svg:width="16.799cm" svg:height="13.364cm" svg:x="2.1cm" svg:y="14.107cm" presentation:class="notes" presentation:placeholder="true">
            <draw:text-box/>
          </draw:frame>
        </presentation:notes>
      </draw:page>
      <draw:page draw:name="Дивергенция"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ДИСКРЕТИЗАЦИЯ ДИВЕРГЕНЦИИ</text:p>
          </draw:text-box>
        </draw:frame>
        <draw:frame draw:style-name="gr75" draw:text-style-name="P35" draw:layer="layout" svg:width="28cm" svg:height="9.494cm" svg:x="0.3cm" svg:y="9.9cm">
          <draw:text-box>
            <text:p><text:span text:style-name="T35">Дискретизация конвективного слагаемого осуществляется с помощью группы функций </text:span><text:span text:style-name="T32">div(...)</text:span><text:span text:style-name="T35"> пространства имён </text:span><text:span text:style-name="T32">fvc::</text:span><text:span text:style-name="T35"> и </text:span><text:span text:style-name="T32">fvm::, </text:span><text:span text:style-name="T60">файлы </text:span><text:span text:style-name="T32">fvmDiv.H, fvcDiv.H</text:span></text:p>
            <text:p><text:span text:style-name="T32"/></text:p>
            <text:p><text:span text:style-name="T32">template&lt;class Type&gt; tmp&lt;fvMatrix&lt;Type&gt; &gt;</text:span></text:p>
            <text:p><text:span text:style-name="T32">fvm::div (const surfaceScalarField&amp; flux, GeometricField&lt;Type, fvPatchField, volMesh&gt;&amp; vf, <text:s text:c="2"/>const word&amp; name);</text:span></text:p>
            <text:p><text:span text:style-name="T32"/></text:p>
            <text:p><text:span text:style-name="T32">template&lt;class Type&gt; tmp &lt;GeometricField&lt;</text:span></text:p>
            <text:p><text:span text:style-name="T32">typename innerProduct&lt;vector, Type&gt;::type, fvPatchField, volMesh&gt; &gt;</text:span></text:p>
            <text:p><text:span text:style-name="T32">div (const GeometricField&lt;Type, fvPatchField, volMesh&gt;&amp; vf, const word&amp; name)</text:span></text:p>
            <text:p><text:span text:style-name="T32"/></text:p>
            <text:p><text:span text:style-name="T60">Классы-реализации операторов:</text:span></text:p>
            <text:p><text:span text:style-name="T32">fv::convectionScheme (fvm::, fvc::), fv::divScheme (fvc)</text:span></text:p>
          </draw:text-box>
        </draw:frame>
        <draw:frame draw:style-name="gr14" draw:layer="layout" svg:width="28.027cm" svg:height="2.673cm" svg:x="-0.248cm" svg:y="4.3cm">
          <draw:object xlink:href="./Object 18" xlink:type="simple" xlink:show="embed" xlink:actuate="onLoad"/>
          <draw:image xlink:href="./ObjectReplacements/Object 18" xlink:type="simple" xlink:show="embed" xlink:actuate="onLoad"/>
        </draw:frame>
        <draw:frame draw:style-name="gr14" draw:layer="layout" svg:width="20.547cm" svg:height="2.673cm" svg:x="3.153cm" svg:y="7.001cm">
          <draw:object xlink:href="./Object 17" xlink:type="simple" xlink:show="embed" xlink:actuate="onLoad"/>
          <draw:image xlink:href="./ObjectReplacements/Object 17" xlink:type="simple" xlink:show="embed" xlink:actuate="onLoad"/>
        </draw:frame>
        <presentation:notes draw:style-name="dp2">
          <draw:page-thumbnail draw:style-name="gr3" draw:layer="layout" svg:width="14.848cm" svg:height="11.136cm" svg:x="3.075cm" svg:y="2.257cm" draw:page-number="53" presentation:class="page"/>
          <draw:frame presentation:style-name="pr1" draw:layer="layout" svg:width="16.799cm" svg:height="13.364cm" svg:x="2.1cm" svg:y="14.107cm" presentation:class="notes" presentation:placeholder="true">
            <draw:text-box/>
          </draw:frame>
        </presentation:notes>
      </draw:page>
      <draw:page draw:name="Градиент"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ДИСКРЕТИЗАЦИЯ ГРАДИЕНТА</text:p>
          </draw:text-box>
        </draw:frame>
        <draw:frame draw:style-name="gr14" draw:layer="layout" svg:width="20.257cm" svg:height="2.66cm" svg:x="3.353cm" svg:y="5.2cm">
          <draw:object xlink:href="./Object 19" xlink:type="simple" xlink:show="embed" xlink:actuate="onLoad"/>
          <draw:image xlink:href="./ObjectReplacements/Object 19" xlink:type="simple" xlink:show="embed" xlink:actuate="onLoad"/>
        </draw:frame>
        <draw:frame draw:style-name="gr76" draw:text-style-name="P35" draw:layer="layout" svg:width="28.201cm" svg:height="8.783cm" svg:x="-0.014cm" svg:y="8.682cm">
          <draw:text-box>
            <text:p><text:span text:style-name="T35">Дискретизация градиента (метод наименьших квадратов, теорема Гаусса и т. д.) осуществляется с помощью группы функций </text:span><text:span text:style-name="T32">grad(...)</text:span><text:span text:style-name="T35"> пространства имён </text:span><text:span text:style-name="T32">fvc::,</text:span><text:span text:style-name="T60"> для дискретизации градиента определенным методом используются</text:span><text:span text:style-name="T32"> fvc::gGrad(...), fvc::lsGrad(...) и т. д. </text:span><text:span text:style-name="T60">Файл </text:span><text:span text:style-name="T32">fvcGrad.H</text:span></text:p>
            <text:p><text:span text:style-name="T32"/></text:p>
            <text:p><text:span text:style-name="T32">template&lt;class Type&gt; tmp &lt;GeometricField&lt;</text:span></text:p>
            <text:p><text:span text:style-name="T32"><text:s text:c="8"/></text:span><text:span text:style-name="T32">typename outerProduct&lt;vector,Type&gt;::type, fvPatchField, volMesh&gt; &gt;</text:span></text:p>
            <text:p><text:span text:style-name="T32">fvc::grad (</text:span></text:p>
            <text:p><text:span text:style-name="T32"><text:s text:c="4"/></text:span><text:span text:style-name="T32">const GeometricField&lt;Type, fvPatchField, volMesh&gt;&amp; vf,</text:span></text:p>
            <text:p><text:span text:style-name="T32"><text:s text:c="4"/></text:span><text:span text:style-name="T32">const word&amp; name)</text:span></text:p>
            <text:p><text:span text:style-name="T32"/></text:p>
            <text:p><text:span text:style-name="T60">Операторы реализуются в классе</text:span><text:span text:style-name="T32"> gradScheme</text:span></text:p>
          </draw:text-box>
        </draw:frame>
        <presentation:notes draw:style-name="dp2">
          <draw:page-thumbnail draw:style-name="gr3" draw:layer="layout" svg:width="14.848cm" svg:height="11.136cm" svg:x="3.075cm" svg:y="2.257cm" draw:page-number="54" presentation:class="page"/>
          <draw:frame presentation:style-name="pr1" draw:layer="layout" svg:width="16.799cm" svg:height="13.364cm" svg:x="2.1cm" svg:y="14.107cm" presentation:class="notes" presentation:placeholder="true">
            <draw:text-box/>
          </draw:frame>
        </presentation:notes>
      </draw:page>
      <draw:page draw:name="Диффузия"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ДИСКРЕТИЗАЦИЯ ДИФФУЗИОННОГО СЛАГАЕМОГО</text:p>
          </draw:text-box>
        </draw:frame>
        <draw:frame draw:style-name="gr14" draw:layer="layout" svg:width="26.167cm" svg:height="2.353cm" svg:x="0.752cm" svg:y="5cm">
          <draw:object xlink:href="./Object 20" xlink:type="simple" xlink:show="embed" xlink:actuate="onLoad"/>
          <draw:image xlink:href="./ObjectReplacements/Object 20" xlink:type="simple" xlink:show="embed" xlink:actuate="onLoad"/>
        </draw:frame>
        <draw:frame draw:style-name="gr76" draw:text-style-name="P35" draw:layer="layout" svg:width="28.201cm" svg:height="9.494cm" svg:x="-0.013cm" svg:y="8.683cm">
          <draw:text-box>
            <text:p><text:span text:style-name="T35">Дискретизация диффузионного слагаемого (лапласиан в OpenFOAM) осуществляется с помощью группы функций </text:span><text:span text:style-name="T32">laplacian(...)</text:span><text:span text:style-name="T35"> пространства имён </text:span><text:span text:style-name="T32">fvc:: </text:span><text:span text:style-name="T60">и</text:span><text:span text:style-name="T32"> fvm::, </text:span><text:span text:style-name="T60">файлы</text:span><text:span text:style-name="T32"> fvmLaplacian.H </text:span><text:span text:style-name="T60">и</text:span><text:span text:style-name="T32"> fvcLaplacian.H</text:span></text:p>
            <text:p><text:span text:style-name="T32"/></text:p>
            <text:p><text:span text:style-name="T32">template&lt;class Type, class GType&gt; tmp&lt;fvMatrix&lt;Type&gt; &gt;</text:span></text:p>
            <text:p><text:span text:style-name="T32">fvm::laplacian (const GeometricField&lt;GType, fvsPatchField, surfaceMesh&gt;&amp; gamma, GeometricField&lt;Type, fvPatchField, volMesh&gt;&amp; vf, const word&amp; name)</text:span></text:p>
            <text:p><text:span text:style-name="T32"/></text:p>
            <text:p><text:span text:style-name="T32">template&lt;class Type, class Gtype&gt; tmp&lt;GeometricField&lt;Type, fvPatchField, volMesh&gt; &gt; fvc::laplacian ( <text:s text:c="3"/>const GeometricField&lt;GType, fvsPatchField, surfaceMesh&gt;&amp; gamma, const GeometricField&lt;Type, fvPatchField, volMesh&gt;&amp; vf, const word&amp; name);</text:span></text:p>
            <text:p><text:span text:style-name="T32"/></text:p>
            <text:p><text:span text:style-name="T60">Операторы реализуются в классе</text:span><text:span text:style-name="T32"> laplacianScheme</text:span></text:p>
          </draw:text-box>
        </draw:frame>
        <presentation:notes draw:style-name="dp2">
          <draw:page-thumbnail draw:style-name="gr3" draw:layer="layout" svg:width="14.848cm" svg:height="11.136cm" svg:x="3.075cm" svg:y="2.257cm" draw:page-number="55" presentation:class="page"/>
          <draw:frame presentation:style-name="pr1" draw:layer="layout" svg:width="16.799cm" svg:height="13.364cm" svg:x="2.1cm" svg:y="14.107cm" presentation:class="notes" presentation:placeholder="true">
            <draw:text-box/>
          </draw:frame>
        </presentation:notes>
      </draw:page>
      <draw:page draw:name="Первая производная по времени"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ПЕРВАЯ ПРОИЗВОДНАЯ ПО ВРЕМЕНИ</text:p>
          </draw:text-box>
        </draw:frame>
        <draw:frame draw:style-name="gr14" draw:layer="layout" svg:width="6.85cm" svg:height="2.613cm" svg:x="10.353cm" svg:y="5.001cm">
          <draw:object xlink:href="./Object 21" xlink:type="simple" xlink:show="embed" xlink:actuate="onLoad"/>
          <draw:image xlink:href="./ObjectReplacements/Object 21" xlink:type="simple" xlink:show="embed" xlink:actuate="onLoad"/>
        </draw:frame>
        <draw:frame draw:style-name="gr76" draw:text-style-name="P35" draw:layer="layout" svg:width="27.134cm" svg:height="8.072cm" svg:x="0.519cm" svg:y="8.99cm">
          <draw:text-box>
            <text:p><text:span text:style-name="T35">Дискретизация первой производной осуществляется с помощью группы функций </text:span><text:span text:style-name="T32">ddt(...)</text:span><text:span text:style-name="T35"> пространства имён </text:span><text:span text:style-name="T32">fvc:: </text:span><text:span text:style-name="T60">и</text:span><text:span text:style-name="T32"> fvm::, </text:span><text:span text:style-name="T60">используются схемы первого порядка (Эйлера) и второго порядка (обратного дифференцирования), файлы </text:span><text:span text:style-name="T32">fvmDdt.H</text:span><text:span text:style-name="T60">, </text:span><text:span text:style-name="T32">fvcDdt.H</text:span></text:p>
            <text:p><text:span text:style-name="T32"/></text:p>
            <text:p><text:span text:style-name="T32">template&lt;class Type&gt; tmp&lt;fvMatrix&lt;Type&gt; &gt;</text:span></text:p>
            <text:p><text:span text:style-name="T32">fvm::ddt ( GeometricField&lt;Type, fvPatchField, volMesh&gt;&amp; vf)</text:span></text:p>
            <text:p><text:span text:style-name="T32"/></text:p>
            <text:p><text:span text:style-name="T32">template&lt;class Type&gt; tmp&lt;GeometricField&lt;Type, fvPatchField, volMesh&gt; &gt;</text:span></text:p>
            <text:p><text:span text:style-name="T32">fvc::ddt (const dimensioned&lt;Type&gt; dt, <text:s/>const fvMesh&amp; mesh)</text:span></text:p>
            <text:p><text:span text:style-name="T32"/></text:p>
            <text:p><text:span text:style-name="T60">Операторы реализуются в классе</text:span><text:span text:style-name="T32"> ddtScheme</text:span></text:p>
          </draw:text-box>
        </draw:frame>
        <presentation:notes draw:style-name="dp2">
          <draw:page-thumbnail draw:style-name="gr3" draw:layer="layout" svg:width="14.848cm" svg:height="11.136cm" svg:x="3.075cm" svg:y="2.257cm" draw:page-number="56" presentation:class="page"/>
          <draw:frame presentation:style-name="pr1" draw:layer="layout" svg:width="16.799cm" svg:height="13.364cm" svg:x="2.1cm" svg:y="14.107cm" presentation:class="notes" presentation:placeholder="true">
            <draw:text-box/>
          </draw:frame>
        </presentation:notes>
      </draw:page>
      <draw:page draw:name="Вторая производная по времени"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ВТОРАЯ ПРОИЗВОДНАЯ ПО ВРЕМЕНИ</text:p>
          </draw:text-box>
        </draw:frame>
        <draw:frame draw:style-name="gr14" draw:layer="layout" svg:width="7.931cm" svg:height="3.027cm" svg:x="9.453cm" svg:y="5.002cm">
          <draw:object xlink:href="./Object 22" xlink:type="simple" xlink:show="embed" xlink:actuate="onLoad"/>
          <draw:image xlink:href="./ObjectReplacements/Object 22" xlink:type="simple" xlink:show="embed" xlink:actuate="onLoad"/>
        </draw:frame>
        <draw:frame draw:style-name="gr76" draw:text-style-name="P35" draw:layer="layout" svg:width="27.134cm" svg:height="8.783cm" svg:x="0.519cm" svg:y="8.99cm">
          <draw:text-box>
            <text:p><text:span text:style-name="T35">Дискретизация первой производной осуществляется с помощью группы функций </text:span><text:span text:style-name="T32">d2dt2(...)</text:span><text:span text:style-name="T35"> пространства имён </text:span><text:span text:style-name="T32">fvc:: </text:span><text:span text:style-name="T60">и</text:span><text:span text:style-name="T32"> fvm::, </text:span><text:span text:style-name="T60">используются схема первого порядка (Эйлера), файлы </text:span><text:span text:style-name="T32">fvmD2dt2.H</text:span><text:span text:style-name="T60">, </text:span><text:span text:style-name="T32">fvcD2dt2.H</text:span></text:p>
            <text:p><text:span text:style-name="T32"/></text:p>
            <text:p><text:span text:style-name="T32">template&lt;class Type&gt; tmp&lt;fvMatrix&lt;Type&gt; &gt; fvm::d2dt2 (GeometricField&lt;Type, fvPatchField, volMesh&gt;&amp; vf)</text:span></text:p>
            <text:p><text:span text:style-name="T32"/></text:p>
            <text:p><text:span text:style-name="T32"/></text:p>
            <text:p><text:span text:style-name="T32">template&lt;class Type&gt; tmp&lt;GeometricField&lt;Type, fvPatchField, volMesh&gt; &gt;</text:span></text:p>
            <text:p><text:span text:style-name="T32">fvc::d2dt2 (const GeometricField&lt;Type, fvPatchField, volMesh&gt;&amp; vf)</text:span></text:p>
            <text:p><text:span text:style-name="T32"/></text:p>
            <text:p><text:span text:style-name="T60">Операторы реализуются в классе</text:span><text:span text:style-name="T32"> d2dt2Scheme</text:span></text:p>
          </draw:text-box>
        </draw:frame>
        <presentation:notes draw:style-name="dp2">
          <draw:page-thumbnail draw:style-name="gr3" draw:layer="layout" svg:width="14.848cm" svg:height="11.136cm" svg:x="3.075cm" svg:y="2.257cm" draw:page-number="57" presentation:class="page"/>
          <draw:frame presentation:style-name="pr1" draw:layer="layout" svg:width="16.799cm" svg:height="13.364cm" svg:x="2.1cm" svg:y="14.107cm" presentation:class="notes" presentation:placeholder="true">
            <draw:text-box/>
          </draw:frame>
        </presentation:notes>
      </draw:page>
      <draw:page draw:name="Производная по нормали"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ПРОИЗВОДНАЯ ПО НОРМАЛИ</text:p>
          </draw:text-box>
        </draw:frame>
        <draw:frame draw:style-name="gr14" draw:layer="layout" svg:width="2.209cm" svg:height="3.028cm" svg:x="11.154cm" svg:y="5.101cm">
          <draw:object xlink:href="./Object 23" xlink:type="simple" xlink:show="embed" xlink:actuate="onLoad"/>
          <draw:image xlink:href="./ObjectReplacements/Object 23" xlink:type="simple" xlink:show="embed" xlink:actuate="onLoad"/>
        </draw:frame>
        <draw:frame draw:style-name="gr76" draw:text-style-name="P35" draw:layer="layout" svg:width="27.134cm" svg:height="9.494cm" svg:x="0.519cm" svg:y="8.991cm">
          <draw:text-box>
            <text:p><text:span text:style-name="T35">Дискретизация производной по нормали осуществляется с помощью группы функций </text:span><text:span text:style-name="T32">snGrad(...)</text:span><text:span text:style-name="T35"> пространства имён </text:span><text:span text:style-name="T32">fvc::, </text:span><text:span text:style-name="T60">множество расчетных значений определено на поверхности (на гранях расчетной сетки), файлы </text:span><text:span text:style-name="T32">fvcSnGrad.H</text:span></text:p>
            <text:p><text:span text:style-name="T32"/></text:p>
            <text:p><text:span text:style-name="T32">template&lt;class Type&gt; tmp&lt;GeometricField&lt;Type, fvsPatchField, surfaceMesh&gt; &gt; fvc::snGrad (const GeometricField&lt;Type, fvPatchField, volMesh&gt;&amp; vf, const word&amp; name)</text:span></text:p>
            <text:p><text:span text:style-name="T32">{</text:span></text:p>
            <text:p><text:span text:style-name="T32"><text:s text:c="4"/></text:span><text:span text:style-name="T32">return fv::snGradScheme&lt;Type&gt;::New</text:span></text:p>
            <text:p><text:span text:style-name="T32"><text:s text:c="4"/></text:span><text:span text:style-name="T32">(vf.mesh(), vf.mesh().snGradScheme(name))().snGrad(vf);</text:span></text:p>
            <text:p><text:span text:style-name="T32">}</text:span></text:p>
            <text:p><text:span text:style-name="T32"/></text:p>
            <text:p><text:span text:style-name="T60">Операторы реализуются в классе</text:span><text:span text:style-name="T32"> snGradScheme</text:span></text:p>
          </draw:text-box>
        </draw:frame>
        <presentation:notes draw:style-name="dp2">
          <draw:page-thumbnail draw:style-name="gr3" draw:layer="layout" svg:width="14.848cm" svg:height="11.136cm" svg:x="3.075cm" svg:y="2.257cm" draw:page-number="58" presentation:class="page"/>
          <draw:frame presentation:style-name="pr1" draw:layer="layout" svg:width="16.799cm" svg:height="13.364cm" svg:x="2.1cm" svg:y="14.107cm" presentation:class="notes" presentation:placeholder="true">
            <draw:text-box/>
          </draw:frame>
        </presentation:notes>
      </draw:page>
      <draw:page draw:name="Интерполяция"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ИНТЕРПОЛЯЦИЯ</text:p>
          </draw:text-box>
        </draw:frame>
        <draw:g xml:id="id70" draw:id="id70">
          <draw:custom-shape draw:style-name="gr77" draw:text-style-name="P1" draw:layer="layout" svg:width="6cm" svg:height="2cm" svg:x="4.9cm" svg:y="5.1cm">
            <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78" draw:text-style-name="P1" draw:layer="layout" svg:width="0.5cm" svg:height="0.5cm" svg:x="7.6cm" svg:y="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6cm" svg:height="2cm" svg:x="4.9cm" svg:y="7.1cm">
            <text:p/>
            <draw:enhanced-geometry svg:viewBox="0 0 21600 21600" draw:mirror-horizontal="true" draw:glue-points="12960 0 10800 0 2160 10800 8600 21600 10800 21600 19400 10800" draw:text-areas="4230 0 17370 21600" draw:type="flowchart-data" draw:enhanced-path="M 4230 0 L 21600 0 17370 21600 0 21600 4230 0 Z N"/>
          </draw:custom-shape>
          <draw:custom-shape draw:style-name="gr78" draw:text-style-name="P1" draw:layer="layout" svg:width="0.5cm" svg:height="0.5cm" svg:x="7.6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1" draw:id="id71">
          <draw:custom-shape draw:style-name="gr77" draw:text-style-name="P1" draw:layer="layout" svg:width="6cm" svg:height="2cm" svg:x="16.3cm" svg:y="5.1cm">
            <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78" draw:text-style-name="P1" draw:layer="layout" svg:width="0.5cm" svg:height="0.5cm" svg:x="16.7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 draw:layer="layout" svg:width="0.5cm" svg:height="0.5cm" svg:x="19.3cm" svg:y="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 draw:layer="layout" svg:width="0.5cm" svg:height="0.5cm" svg:x="21.4cm" svg:y="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6cm" svg:height="2cm" svg:x="16.3cm" svg:y="7.1cm">
            <text:p/>
            <draw:enhanced-geometry svg:viewBox="0 0 21600 21600" draw:mirror-horizontal="true" draw:glue-points="12960 0 10800 0 2160 10800 8600 21600 10800 21600 19400 10800" draw:text-areas="4230 0 17370 21600" draw:type="flowchart-data" draw:enhanced-path="M 4230 0 L 21600 0 17370 21600 0 21600 4230 0 Z N"/>
          </draw:custom-shape>
          <draw:custom-shape draw:style-name="gr78" draw:text-style-name="P1" draw:layer="layout" svg:width="0.5cm" svg:height="0.5cm" svg:x="16.7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 draw:layer="layout" svg:width="0.5cm" svg:height="0.5cm" svg:x="18.5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 draw:layer="layout" svg:width="0.5cm" svg:height="0.5cm" svg:x="19.3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 draw:layer="layout" svg:width="0.5cm" svg:height="0.5cm" svg:x="21.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11" draw:text-style-name="P1" draw:layer="layout" draw:type="line" svg:x1="10.9cm" svg:y1="7.1cm" svg:x2="16.3cm" svg:y2="7.1cm" draw:start-shape="id70" draw:start-glue-point="1" draw:end-shape="id71" draw:end-glue-point="3" svg:d="m10900 7100h5400">
          <text:p/>
        </draw:connector>
        <draw:frame draw:style-name="gr14" draw:layer="layout" svg:width="1.648cm" svg:height="1.585cm" svg:x="7.315cm" svg:y="9cm">
          <draw:object xlink:href="./Object 24" xlink:type="simple" xlink:show="embed" xlink:actuate="onLoad"/>
          <draw:image xlink:href="./ObjectReplacements/Object 24" xlink:type="simple" xlink:show="embed" xlink:actuate="onLoad"/>
        </draw:frame>
        <draw:frame draw:style-name="gr14" draw:layer="layout" svg:width="1.499cm" svg:height="1.585cm" svg:x="18.915cm" svg:y="9.001cm">
          <draw:object xlink:href="./Object 25" xlink:type="simple" xlink:show="embed" xlink:actuate="onLoad"/>
          <draw:image xlink:href="./ObjectReplacements/Object 25" xlink:type="simple" xlink:show="embed" xlink:actuate="onLoad"/>
        </draw:frame>
        <draw:frame draw:style-name="gr79" draw:layer="layout" svg:width="27.558cm" svg:height="7.361cm" svg:x="0cm" svg:y="11cm">
          <draw:text-box>
            <text:list text:style-name="L10">
              <text:list-item>
                <text:p>Интерполяция с узлов ячеек на центры ячеек: <text:span text:style-name="T13">pointVolInterpolation</text:span> (веса обратно пропорциональны расстоянию)</text:p>
              </text:list-item>
              <text:list-item>
                <text:p>Интерполяция с центров ячеек на узлы ячеек <text:span text:style-name="T13">volPointInterpolation</text:span> (веса обратно пропорциональны расстоянию)</text:p>
              </text:list-item>
              <text:list-item>
                <text:p>Интерполяция поля (объёмного или поверхностного) в произвольной точке пространства, классы <text:span text:style-name="T13">interpolationCell</text:span>, <text:span text:style-name="T13">interpolationCellPoint</text:span>, <text:span text:style-name="T13">interpolationCellPointFace</text:span></text:p>
              </text:list-item>
              <text:list-item>
                <text:p>Интерполяция с объёмного поля на поверхностное поле — surfaceInterpolationScheme. Ограниченные схемы интерполяции — папка <text:span text:style-name="T13">limitedSchemes</text:span>, неограниченные — <text:span text:style-name="T13">schemes</text:span>, многомерные схемы интерполяции — папка <text:span text:style-name="T13">multivariateSchemes</text:span></text:p>
              </text:list-item>
            </text:list>
          </draw:text-box>
        </draw:frame>
        <presentation:notes draw:style-name="dp2">
          <draw:page-thumbnail draw:style-name="gr3" draw:layer="layout" svg:width="14.848cm" svg:height="11.136cm" svg:x="3.075cm" svg:y="2.257cm" draw:page-number="59" presentation:class="page"/>
          <draw:frame presentation:style-name="pr1" draw:layer="layout" svg:width="16.799cm" svg:height="13.364cm" svg:x="2.1cm" svg:y="14.107cm" presentation:class="notes" presentation:placeholder="true">
            <draw:text-box/>
          </draw:frame>
        </presentation:notes>
      </draw:page>
      <draw:page draw:name="Управление потоками" draw:style-name="dp1" draw:master-page-name="Обычный" presentation:presentation-page-layout-name="AL1T1">
        <office:forms form:automatic-focus="false" form:apply-design-mode="false"/>
        <draw:frame presentation:style-name="pr2" draw:layer="layout" svg:width="28cm" svg:height="1.843cm" svg:x="0cm" svg:y="2.5cm" presentation:class="title" presentation:user-transformed="true">
          <draw:text-box>
            <text:p>ПАРАЛЛЕЛЬНОЕ ВЫПОЛНЕНИЕ: УПРАВЛЕНИЕ ПОТОКАМИ</text:p>
          </draw:text-box>
        </draw:frame>
        <draw:frame presentation:style-name="pr3" draw:layer="layout" svg:width="28cm" svg:height="13.86cm" svg:x="0cm" svg:y="4.641cm" presentation:class="outline">
          <draw:text-box>
            <text:list text:style-name="L2">
              <text:list-item>
                <text:p>Класс Pstream (почти все члены статические)</text:p>
              </text:list-item>
              <text:list-item>
                <text:p>bool parRun()</text:p>
              </text:list-item>
              <text:list-item>
                <text:p>nProcs()</text:p>
              </text:list-item>
              <text:list-item>
                <text:p>master()</text:p>
              </text:list-item>
              <text:list-item>
                <text:p>masterNo()</text:p>
              </text:list-item>
              <text:list-item>
                <text:p>myProcNo()</text:p>
              </text:list-item>
              <text:list-item>
                <text:p>Классы IPstream (ввод данных, оператор &gt;&gt;), OPstream (вывод данных, оператор &lt;&lt;)</text:p>
              </text:list-item>
            </text:list>
          </draw:text-box>
        </draw:frame>
        <presentation:notes draw:style-name="dp2">
          <draw:page-thumbnail draw:style-name="gr3" draw:layer="layout" svg:width="14.848cm" svg:height="11.136cm" svg:x="3.075cm" svg:y="2.257cm" draw:page-number="60" presentation:class="page"/>
          <draw:frame presentation:style-name="pr1" draw:layer="layout" svg:width="16.799cm" svg:height="13.364cm" svg:x="2.1cm" svg:y="14.107cm" presentation:class="notes" presentation:placeholder="true">
            <draw:text-box/>
          </draw:frame>
        </presentation:notes>
      </draw:page>
      <draw:page draw:name="Поддержка движущихся сеток"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ПОДДЕРЖКА ДВИЖУЩИХСЯ СЕТОК</text:p>
          </draw:text-box>
        </draw:frame>
        <draw:frame presentation:style-name="pr3" draw:layer="layout" svg:width="28cm" svg:height="13.86cm" svg:x="0cm" svg:y="4.641cm" presentation:class="outline">
          <draw:text-box>
            <text:list text:style-name="L2">
              <text:list-item>
                <text:p>dynamicFvMesh наследует от fvMesh</text:p>
              </text:list-item>
              <text:list-item>
                <text:p>fvMotionSolver — движение сетки (наследует от motionSolver) без изменения топологии</text:p>
              </text:list-item>
              <text:list-item>
                <text:p>motionSmoother — контроль за качеством сетки при её деформации</text:p>
              </text:list-item>
              <text:list-item>
                <text:p>topoChangerFvMesh — движение сетки с изменением топологии (остальные классы наследуют от этого, например mixerFvMesh)</text:p>
              </text:list-item>
            </text:list>
          </draw:text-box>
        </draw:frame>
        <presentation:notes draw:style-name="dp2">
          <draw:page-thumbnail draw:style-name="gr3" draw:layer="layout" svg:width="14.848cm" svg:height="11.136cm" svg:x="3.075cm" svg:y="2.257cm" draw:page-number="61" presentation:class="page"/>
          <draw:frame presentation:style-name="pr1" draw:layer="layout" svg:width="16.799cm" svg:height="13.364cm" svg:x="2.1cm" svg:y="14.107cm" presentation:class="notes" presentation:placeholder="true">
            <draw:text-box/>
          </draw:frame>
        </presentation:notes>
      </draw:page>
      <draw:page draw:name="Динамические библиотеки" draw:style-name="dp1" draw:master-page-name="Обычный" presentation:presentation-page-layout-name="AL1T1">
        <office:forms form:automatic-focus="false" form:apply-design-mode="false"/>
        <draw:frame presentation:style-name="pr2" draw:text-style-name="P9" draw:layer="layout" svg:width="28cm" svg:height="1.843cm" svg:x="0cm" svg:y="2.5cm" presentation:class="title" presentation:user-transformed="true">
          <draw:text-box>
            <text:p><text:span text:style-name="T7">ДИНАМИЧЕСКИЕ БИБЛИОТЕКИ: МОДЕЛИ ТУРБУЛЕНТНОСТИ</text:span></text:p>
          </draw:text-box>
        </draw:frame>
        <draw:frame draw:style-name="gr14" draw:layer="layout" svg:width="15.763cm" svg:height="1.877cm" svg:x="6.155cm" svg:y="4.302cm">
          <draw:object xlink:href="./Object 26" xlink:type="simple" xlink:show="embed" xlink:actuate="onLoad"/>
          <draw:image xlink:href="./ObjectReplacements/Object 26" xlink:type="simple" xlink:show="embed" xlink:actuate="onLoad"/>
        </draw:frame>
        <draw:frame draw:style-name="gr80" draw:layer="layout" svg:width="27.4cm" svg:height="13.523cm" svg:x="0.3cm" svg:y="6.4cm">
          <draw:text-box>
            <text:p><text:span text:style-name="T13">(mu + mut) * (fvc::grad(U) + fvc::grad(U).T())</text:span></text:p>
            <text:p><text:span text:style-name="T13"/></text:p>
            <text:p><text:span text:style-name="T51">1) Все RAS-модели опираются на одно и тоже предположение Буссинеска</text:span></text:p>
            <text:p><text:span text:style-name="T51">2) Расчет эффективного тензора Рейнольдса зависит только от параметров конкретной модели</text:span></text:p>
            <text:p><text:span text:style-name="T51">3) Эти особенности выносятся в отдельную библиотеку, например, </text:span><text:span text:style-name="T13">libincompressibleRASModels</text:span></text:p>
            <text:p><text:span text:style-name="T51">4) Множественность вариантов одной и той же функции осуществляется за счет полиморфизма — механизма виртуальных функций</text:span></text:p>
            <text:p><text:span text:style-name="T51">4) Для включения в динамическую библиотеку информации о возможных вариантах виртуальной функции используются макросы:</text:span><text:span text:style-name="T13"><text:line-break/></text:span><text:span text:style-name="T13"/></text:p>
            <text:list text:style-name="L11">
              <text:list-item>
                <text:p><text:span text:style-name="T13">defineTypeNameAndDebug(kEpsilon,0)</text:span><text:span text:style-name="T13"><text:line-break/></text:span><text:span text:style-name="T13">addToRunTimeSelectionTable(RASModel,kEpsilon,dictionary)</text:span></text:p>
              </text:list-item>
              <text:list-item>
                <text:p/>
              </text:list-item>
              <text:list-item>
                <text:p><text:span text:style-name="T13">defineTemplateTypeNameAndDebugWithName(&lt;name&gt;, &lt;debug level&gt;)</text:span></text:p>
              </text:list-item>
            </text:list>
            <text:p><text:span text:style-name="T61"/></text:p>
            <text:p><text:span text:style-name="T51">&lt;debug level&gt; - уровень отладки. 0 — без отладки, 1 — минимальный вывод</text:span><text:span text:style-name="T51"><text:line-break/></text:span><text:span text:style-name="T51">2 — вывод всех сообщений</text:span></text:p>
          </draw:text-box>
        </draw:frame>
        <presentation:notes draw:style-name="dp2">
          <draw:page-thumbnail draw:style-name="gr3" draw:layer="layout" svg:width="14.848cm" svg:height="11.136cm" svg:x="3.075cm" svg:y="2.257cm" draw:page-number="62" presentation:class="page"/>
          <draw:frame presentation:style-name="pr1" draw:layer="layout" svg:width="16.799cm" svg:height="13.364cm" svg:x="2.1cm" svg:y="14.107cm" presentation:class="notes" presentation:placeholder="true">
            <draw:text-box/>
          </draw:frame>
        </presentation:notes>
      </draw:page>
      <draw:page draw:name="обзор библиотек, 1"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ОБЗОР БИБЛИОТЕК (ПОДПАПКИ src), 1</text:p>
          </draw:text-box>
        </draw:frame>
        <draw:frame presentation:style-name="pr3" draw:text-style-name="P56" draw:layer="layout" svg:width="28cm" svg:height="15.155cm" svg:x="0cm" svg:y="4.341cm" presentation:class="outline" presentation:user-transformed="true">
          <draw:text-box>
            <text:list text:style-name="L2">
              <text:list-item>
                <text:p text:style-name="P41"><text:span text:style-name="T32">ODE</text:span><text:span text:style-name="T35"> — методы интегрирования обыкновенных дифференциальных уравнений</text:span></text:p>
              </text:list-item>
              <text:list-item>
                <text:p text:style-name="P41"><text:span text:style-name="T32">OSspecific</text:span><text:span text:style-name="T35"> — системные вызовы и функции</text:span></text:p>
              </text:list-item>
              <text:list-item>
                <text:p text:style-name="P41"><text:span text:style-name="T32">OpenFOAM</text:span><text:span text:style-name="T35"> — ядро программы, её основные классы</text:span></text:p>
              </text:list-item>
              <text:list-item>
                <text:p text:style-name="P41"><text:span text:style-name="T32">Pstream</text:span><text:span text:style-name="T35"> — работа с потоками исполнения</text:span></text:p>
              </text:list-item>
              <text:list-item>
                <text:p text:style-name="P41"><text:span text:style-name="T32">autoMesh</text:span><text:span text:style-name="T35"> — алгоритмы автоматического создания сеток</text:span></text:p>
              </text:list-item>
              <text:list-item>
                <text:p text:style-name="P41"><text:span text:style-name="T32">conversion</text:span><text:span text:style-name="T35"> — алгоритмы конвертации форматов сеток</text:span></text:p>
              </text:list-item>
              <text:list-item>
                <text:p text:style-name="P41"><text:span text:style-name="T32">decompositionMethods</text:span><text:span text:style-name="T35"> — методы декомпозиции задачи по пространству</text:span></text:p>
              </text:list-item>
              <text:list-item>
                <text:p text:style-name="P41"><text:span text:style-name="T32">dummyThirdParty</text:span><text:span text:style-name="T35"> — интерфейсы к сторонним методам декомпозиции по пространству</text:span></text:p>
              </text:list-item>
              <text:list-item>
                <text:p text:style-name="P41"><text:span text:style-name="T32">dynamicFvMesh</text:span><text:span text:style-name="T35"> — конечно-объёмная сетка с поддержкой её деформации</text:span></text:p>
              </text:list-item>
              <text:list-item>
                <text:p text:style-name="P41"><text:span text:style-name="T32">dynamicMesh</text:span><text:span text:style-name="T35"> — методы деформации и изменения сетки</text:span></text:p>
              </text:list-item>
              <text:list-item>
                <text:p text:style-name="P41"><text:span text:style-name="T32">edgeMesh</text:span><text:span text:style-name="T35"> — сетка, состоящая из отрезков (рёбер)</text:span></text:p>
              </text:list-item>
              <text:list-item>
                <text:p text:style-name="P41"><text:span text:style-name="T32">engine</text:span><text:span text:style-name="T35"> — библиотека для решения задач, связанных с горением в двигателе</text:span></text:p>
              </text:list-item>
              <text:list-item>
                <text:p text:style-name="P41"><text:span text:style-name="T32">errorEstimation</text:span><text:span text:style-name="T35"> — оценка погрешностей, ошибок аппроксимации, невязок</text:span></text:p>
              </text:list-item>
              <text:list-item>
                <text:p text:style-name="P41"><text:span text:style-name="T32">finiteVolume</text:span><text:span text:style-name="T35"> — реализация метода конечных объёмов в OpenFOAM</text:span></text:p>
              </text:list-item>
            </text:list>
          </draw:text-box>
        </draw:frame>
        <presentation:notes draw:style-name="dp2">
          <draw:page-thumbnail draw:style-name="gr3" draw:layer="layout" svg:width="14.848cm" svg:height="11.136cm" svg:x="3.075cm" svg:y="2.257cm" draw:page-number="63" presentation:class="page"/>
          <draw:frame presentation:style-name="pr1" draw:layer="layout" svg:width="16.799cm" svg:height="13.364cm" svg:x="2.1cm" svg:y="14.107cm" presentation:class="notes" presentation:placeholder="true">
            <draw:text-box/>
          </draw:frame>
        </presentation:notes>
      </draw:page>
      <draw:page draw:name="обзор библиотек, 2"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ОБЗОР БИБЛИОТЕК (ПОДПАПКИ src), 2</text:p>
          </draw:text-box>
        </draw:frame>
        <draw:frame presentation:style-name="pr3" draw:text-style-name="P57" draw:layer="layout" svg:width="28cm" svg:height="14.688cm" svg:x="0cm" svg:y="4.441cm" presentation:class="outline" presentation:user-transformed="true">
          <draw:text-box>
            <text:list text:style-name="L2">
              <text:list-item>
                <text:p text:style-name="P19"><text:span text:style-name="T32">fvAgglomerationMethods</text:span><text:span text:style-name="T35"> — методы укрупнения сеток при использовании многосеточных алгоритмов решения систем линейных алгебраических уравнений</text:span></text:p>
              </text:list-item>
              <text:list-item>
                <text:p text:style-name="P19"><text:span text:style-name="T32">fvMotionSolver</text:span><text:span text:style-name="T35"> — методы деформации сетки без изменения топологии по заданным перемещениям внешних границ расчетной области</text:span></text:p>
              </text:list-item>
              <text:list-item>
                <text:p text:style-name="P19"><text:span text:style-name="T32">genericPatchFields</text:span><text:span text:style-name="T35"> — описание нетипизированного (абстрактного) граничного условия</text:span></text:p>
              </text:list-item>
              <text:list-item>
                <text:p text:style-name="P19"><text:span text:style-name="T32">lagrangian</text:span><text:span text:style-name="T35"> — решение задач в переменных Лагранжа</text:span></text:p>
              </text:list-item>
              <text:list-item>
                <text:p text:style-name="P19"><text:span text:style-name="T32">meshTools</text:span><text:span text:style-name="T35"> — утилиты для работы с сеткой</text:span></text:p>
              </text:list-item>
              <text:list-item>
                <text:p text:style-name="P19"><text:span text:style-name="T32">postProcessing</text:span><text:span text:style-name="T35"> — анализ расчетных результатов</text:span></text:p>
              </text:list-item>
              <text:list-item>
                <text:p text:style-name="P19"><text:span text:style-name="T32">randomProcesses</text:span><text:span text:style-name="T35"> — анализ случайных процессов (например, БПФ)</text:span></text:p>
              </text:list-item>
              <text:list-item>
                <text:p text:style-name="P19"><text:span text:style-name="T32">sampling</text:span><text:span text:style-name="T35"> — анализ выборки из общих расчетных данных (полей)</text:span></text:p>
              </text:list-item>
              <text:list-item>
                <text:p text:style-name="P19"><text:span text:style-name="T32">surfMesh</text:span><text:span text:style-name="T35"> — поверхностная сетка</text:span></text:p>
              </text:list-item>
              <text:list-item>
                <text:p text:style-name="P19"><text:span text:style-name="T32">thermophysicalModels</text:span><text:span text:style-name="T35"> — термодинамические и теплофизические модели</text:span></text:p>
              </text:list-item>
              <text:list-item>
                <text:p text:style-name="P19"><text:span text:style-name="T32">topoChangerFvMesh</text:span><text:span text:style-name="T35"> — изменение топологии конечно-объёмной сетки</text:span></text:p>
              </text:list-item>
              <text:list-item>
                <text:p text:style-name="P19"><text:span text:style-name="T32">transportModels</text:span><text:span text:style-name="T35"> — модели транспорта (Ньютоновская и не-Ньютоновские)</text:span></text:p>
              </text:list-item>
              <text:list-item>
                <text:p text:style-name="P19"><text:span text:style-name="T32">triSurface</text:span><text:span text:style-name="T35"> — триангулированная поверхность</text:span></text:p>
              </text:list-item>
              <text:list-item>
                <text:p text:style-name="P19"><text:span text:style-name="T32">turbulenceModels</text:span><text:span text:style-name="T35"> — сжимаемые и несжимаемые RAS, LES и DES модели</text:span><text:span text:style-name="T35"><text:line-break/></text:span><text:span text:style-name="T35">турбулентности</text:span></text:p>
              </text:list-item>
            </text:list>
          </draw:text-box>
        </draw:frame>
        <presentation:notes draw:style-name="dp2">
          <draw:page-thumbnail draw:style-name="gr3" draw:layer="layout" svg:width="14.848cm" svg:height="11.136cm" svg:x="3.075cm" svg:y="2.257cm" draw:page-number="64" presentation:class="page"/>
          <draw:frame presentation:style-name="pr1" draw:layer="layout" svg:width="16.799cm" svg:height="13.364cm" svg:x="2.1cm" svg:y="14.107cm" presentation:class="notes" presentation:placeholder="true">
            <draw:text-box/>
          </draw:frame>
        </presentation:notes>
      </draw:page>
      <draw:page draw:name="Приложение OpenFOAM. Основные этапы"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ПРИЛОЖЕНИЕ OpenFOAM. ОСНОВНЫЕ ЭТАПЫ</text:p>
          </draw:text-box>
        </draw:frame>
        <draw:frame presentation:style-name="pr16" draw:layer="layout" svg:width="28cm" svg:height="14.888cm" svg:x="0cm" svg:y="4.641cm" presentation:class="outline" presentation:user-transformed="true">
          <draw:text-box>
            <text:list text:style-name="L12">
              <text:list-item>
                <text:p>Инициализация структуры каталогов рабочей задачи</text:p>
              </text:list-item>
              <text:list-item>
                <text:p>Инициализация потоков выполнения (MPI)</text:p>
              </text:list-item>
              <text:list-item>
                <text:p>Инициализация физического времени</text:p>
              </text:list-item>
              <text:list-item>
                <text:p>Инициализация расчетной сетки</text:p>
              </text:list-item>
              <text:list-item>
                <text:p>Инициализация искомых полей</text:p>
              </text:list-item>
              <text:list-item>
                <text:p>Инициализация цикла интегрирования (время)</text:p>
              </text:list-item>
              <text:list-item>
                <text:p>Интегрирование уравнений и запись результатов</text:p>
              </text:list-item>
              <text:list-item>
                <text:p>Завершение работы</text:p>
              </text:list-item>
            </text:list>
          </draw:text-box>
        </draw:frame>
        <presentation:notes draw:style-name="dp2">
          <draw:page-thumbnail draw:style-name="gr3" draw:layer="layout" svg:width="14.848cm" svg:height="11.136cm" svg:x="3.075cm" svg:y="2.257cm" draw:page-number="65" presentation:class="page"/>
          <draw:frame presentation:style-name="pr1" draw:layer="layout" svg:width="16.799cm" svg:height="13.364cm" svg:x="2.1cm" svg:y="14.107cm" presentation:class="notes" presentation:placeholder="true">
            <draw:text-box/>
          </draw:frame>
        </presentation:notes>
      </draw:page>
      <draw:page draw:name="page66" draw:style-name="dp1" draw:master-page-name="Обычный" presentation:presentation-page-layout-name="AL1T1">
        <office:forms form:automatic-focus="false" form:apply-design-mode="false"/>
        <draw:frame presentation:style-name="pr2" draw:layer="layout" svg:width="28cm" svg:height="1.843cm" svg:x="0cm" svg:y="2.5cm" presentation:class="title" presentation:user-transformed="true">
          <draw:text-box>
            <text:p>ПРИЛОЖЕНИЕ OpenFOAM. ОСНОВНЫЕ ЭТАПЫ. ПРИМЕР</text:p>
          </draw:text-box>
        </draw:frame>
        <draw:frame presentation:style-name="pr17" draw:text-style-name="P9" draw:layer="layout" svg:width="27.5cm" svg:height="1.889cm" svg:x="0.2cm" svg:y="4.714cm">
          <draw:text-box>
            <text:p><text:span text:style-name="T22">laplacianFoam</text:span><text:span text:style-name="T7"> — решение уравнения Лапласа, например, тепловой диффузии в твердом теле</text:span></text:p>
          </draw:text-box>
        </draw:frame>
        <draw:frame draw:style-name="gr81" draw:text-style-name="P58" draw:layer="layout" svg:width="27.554cm" svg:height="10.351cm" svg:x="0.246cm" svg:y="9cm">
          <draw:text-box>
            <text:p><text:span text:style-name="T62">#include "fvCFD.H" </text:span><text:span text:style-name="T63">//Основной заголовочный файл, содержащий</text:span></text:p>
            <text:p><text:span text:style-name="T62"><text:s text:c="19"/></text:span><text:span text:style-name="T63">//практически все необходимы объявления</text:span></text:p>
            <text:p><text:span text:style-name="T62"/></text:p>
            <text:p><text:span text:style-name="T62"/></text:p>
            <text:p><text:span text:style-name="T62">// * * * * * * * * * * * * * * * * * * * * * * * * * * * * * * * * //</text:span></text:p>
            <text:p><text:span text:style-name="T62"/></text:p>
            <text:p><text:span text:style-name="T62">int main(int argc, char *argv[]) </text:span><text:span text:style-name="T63">//Точка входа в программу</text:span></text:p>
            <text:p><text:span text:style-name="T62">{</text:span></text:p>
            <text:p><text:span text:style-name="T62"/></text:p>
            <text:p><text:span text:style-name="T62"># <text:s text:c="2"/>include "setRootCase.H" </text:span><text:span text:style-name="T63">//Инициализация каталога задачи и </text:span></text:p>
            <text:p><text:span text:style-name="T62"><text:s text:c="28"/></text:span><text:span text:style-name="T63">//потоков выполнения</text:span></text:p>
            <text:p><text:span text:style-name="T64"># <text:s text:c="2"/>include "createTime.H" <text:s/></text:span><text:span text:style-name="T63">//Инициализация физического времени</text:span></text:p>
            <text:p><text:span text:style-name="T64"># <text:s text:c="2"/>include "createMesh.H" <text:s/></text:span><text:span text:style-name="T63">//Инициализация расчетной сетки</text:span></text:p>
            <text:p><text:span text:style-name="T64"># <text:s text:c="2"/>include "createFields.H"</text:span><text:span text:style-name="T63">//Инициализация полей</text:span></text:p>
          </draw:text-box>
        </draw:frame>
        <presentation:notes draw:style-name="dp2">
          <draw:page-thumbnail draw:style-name="gr3" draw:layer="layout" svg:width="14.848cm" svg:height="11.136cm" svg:x="3.075cm" svg:y="2.257cm" draw:page-number="66" presentation:class="page"/>
          <draw:frame presentation:style-name="pr1" draw:layer="layout" svg:width="16.799cm" svg:height="13.364cm" svg:x="2.1cm" svg:y="14.107cm" presentation:class="notes" presentation:placeholder="true">
            <draw:text-box/>
          </draw:frame>
        </presentation:notes>
      </draw:page>
      <draw:page draw:name="page67" draw:style-name="dp1" draw:master-page-name="Обычный" presentation:presentation-page-layout-name="AL1T1">
        <office:forms form:automatic-focus="false" form:apply-design-mode="false"/>
        <draw:frame presentation:style-name="pr2" draw:layer="layout" svg:width="28cm" svg:height="1.843cm" svg:x="0cm" svg:y="2.5cm" presentation:class="title" presentation:user-transformed="true">
          <draw:text-box>
            <text:p>ПРИЛОЖЕНИЕ OpenFOAM. ЭТАПЫ 1 и 2.</text:p>
          </draw:text-box>
        </draw:frame>
        <draw:frame draw:style-name="gr82" draw:text-style-name="P58" draw:layer="layout" svg:width="13.929cm" svg:height="5.793cm" svg:x="0.371cm" svg:y="4.487cm">
          <draw:text-box>
            <text:p><text:span text:style-name="T65">setRootCase.H</text:span></text:p>
            <text:p><text:span text:style-name="T65"/></text:p>
            <text:p><text:span text:style-name="T62"><text:s text:c="4"/></text:span><text:span text:style-name="T62">Foam::</text:span><text:span text:style-name="T63">argList</text:span><text:span text:style-name="T62"> args(argc, argv);</text:span></text:p>
            <text:p><text:span text:style-name="T62"><text:s text:c="4"/></text:span><text:span text:style-name="T62">if (!args.checkRootCase())</text:span></text:p>
            <text:p><text:span text:style-name="T62"><text:s text:c="4"/></text:span><text:span text:style-name="T62">{</text:span></text:p>
            <text:p><text:span text:style-name="T62"><text:s text:c="8"/></text:span><text:span text:style-name="T62">Foam::FatalError.exit();</text:span></text:p>
            <text:p><text:span text:style-name="T62"><text:s text:c="4"/></text:span><text:span text:style-name="T62">}</text:span></text:p>
          </draw:text-box>
        </draw:frame>
        <draw:frame presentation:style-name="pr18" draw:text-style-name="P9" draw:layer="layout" svg:width="12.5cm" svg:height="7.1cm" svg:x="15cm" svg:y="4.4cm">
          <draw:text-box>
            <text:p><text:span text:style-name="T7">Инициализация структуры каталога задачи производится в конструкторе класса argList, там же осуществляется и инициализация потоков выполнения MPI</text:span></text:p>
          </draw:text-box>
        </draw:frame>
        <draw:frame draw:style-name="gr83" draw:text-style-name="P58" draw:layer="layout" svg:width="26cm" svg:height="8.446cm" svg:x="1cm" svg:y="10.9cm">
          <draw:text-box>
            <text:p><text:span text:style-name="T62"><text:s text:c="4"/></text:span><text:span text:style-name="T62">for (int argI = 0; argI &lt; argc; argI++)</text:span></text:p>
            <text:p><text:span text:style-name="T62"><text:s text:c="4"/></text:span><text:span text:style-name="T62">{</text:span></text:p>
            <text:p><text:span text:style-name="T62"><text:s text:c="8"/></text:span><text:span text:style-name="T62">if (argv[argI][0] == '-')</text:span></text:p>
            <text:p><text:span text:style-name="T62"><text:s text:c="8"/></text:span><text:span text:style-name="T62">{</text:span></text:p>
            <text:p><text:span text:style-name="T62"><text:s text:c="12"/></text:span><text:span text:style-name="T62">const char *optionName = &amp;argv[argI][1];</text:span></text:p>
            <text:p><text:span text:style-name="T62"/></text:p>
            <text:p><text:span text:style-name="T62"><text:s text:c="12"/></text:span><text:span text:style-name="T62">if (validParOptions.found(optionName))</text:span></text:p>
            <text:p><text:span text:style-name="T62"><text:s text:c="12"/></text:span><text:span text:style-name="T62">{</text:span></text:p>
            <text:p><text:span text:style-name="T62"><text:s text:c="16"/></text:span><text:span text:style-name="T62">parRunControl_.runPar(argc, argv);</text:span></text:p>
            <text:p><text:span text:style-name="T62"><text:s text:c="16"/></text:span><text:span text:style-name="T62">Break;</text:span></text:p>
            <text:p><text:span text:style-name="T62">}}}</text:span></text:p>
          </draw:text-box>
        </draw:frame>
        <presentation:notes draw:style-name="dp2">
          <draw:page-thumbnail draw:style-name="gr3" draw:layer="layout" svg:width="14.848cm" svg:height="11.136cm" svg:x="3.075cm" svg:y="2.257cm" draw:page-number="67" presentation:class="page"/>
          <draw:frame presentation:style-name="pr1" draw:layer="layout" svg:width="16.799cm" svg:height="13.364cm" svg:x="2.1cm" svg:y="14.107cm" presentation:class="notes" presentation:placeholder="true">
            <draw:text-box/>
          </draw:frame>
        </presentation:notes>
      </draw:page>
      <draw:page draw:name="page68"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ПРИЛОЖЕНИЕ OpenFOAM. ЭТАПЫ 3 и 4</text:p>
          </draw:text-box>
        </draw:frame>
        <draw:frame draw:style-name="gr84" draw:text-style-name="P58" draw:layer="layout" svg:width="14.7cm" svg:height="6.751cm" svg:x="12.5cm" svg:y="4.56cm">
          <draw:text-box>
            <text:p><text:span text:style-name="T62"><text:s text:c="4"/></text:span><text:span text:style-name="T62">Foam::Info&lt;&lt; "Create time\n" &lt;&lt; Foam::endl;</text:span></text:p>
            <text:p><text:span text:style-name="T62"/></text:p>
            <text:p><text:span text:style-name="T62"><text:s text:c="4"/></text:span><text:span text:style-name="T62">Foam::Time runTime</text:span></text:p>
            <text:p><text:span text:style-name="T62"><text:s text:c="4"/></text:span><text:span text:style-name="T62">(</text:span></text:p>
            <text:p><text:span text:style-name="T62"><text:s text:c="8"/></text:span><text:span text:style-name="T62">Foam::Time::controlDictName,</text:span></text:p>
            <text:p><text:span text:style-name="T62"><text:s text:c="8"/></text:span><text:span text:style-name="T62">args.rootPath(),</text:span></text:p>
            <text:p><text:span text:style-name="T62"><text:s text:c="8"/></text:span><text:span text:style-name="T62">args.caseName()</text:span></text:p>
            <text:p><text:span text:style-name="T62"><text:s text:c="4"/></text:span><text:span text:style-name="T62">);</text:span></text:p>
          </draw:text-box>
        </draw:frame>
        <draw:frame draw:style-name="gr85" draw:text-style-name="P58" draw:layer="layout" svg:width="16.4cm" svg:height="7.471cm" svg:x="0.6cm" svg:y="12.194cm">
          <draw:text-box>
            <text:p><text:span text:style-name="T66"><text:s text:c="4"/></text:span><text:span text:style-name="T66">Foam::fvMesh mesh</text:span></text:p>
            <text:p><text:span text:style-name="T66"><text:s text:c="4"/></text:span><text:span text:style-name="T66">(</text:span></text:p>
            <text:p><text:span text:style-name="T66"><text:s text:c="8"/></text:span><text:span text:style-name="T66">Foam::IOobject</text:span></text:p>
            <text:p><text:span text:style-name="T66"><text:s text:c="8"/></text:span><text:span text:style-name="T66">(</text:span></text:p>
            <text:p><text:span text:style-name="T66"><text:s text:c="12"/></text:span><text:span text:style-name="T66">Foam::fvMesh::defaultRegion,</text:span></text:p>
            <text:p><text:span text:style-name="T66"><text:s text:c="12"/></text:span><text:span text:style-name="T66">runTime.timeName(),</text:span></text:p>
            <text:p><text:span text:style-name="T66"><text:s text:c="12"/></text:span><text:span text:style-name="T66">runTime,</text:span></text:p>
            <text:p><text:span text:style-name="T66"><text:s text:c="12"/></text:span><text:span text:style-name="T66">Foam::IOobject::MUST_READ</text:span></text:p>
            <text:p><text:span text:style-name="T66"><text:s text:c="8"/></text:span><text:span text:style-name="T66">)</text:span></text:p>
            <text:p><text:span text:style-name="T66"><text:s text:c="4"/></text:span><text:span text:style-name="T66">);</text:span></text:p>
          </draw:text-box>
        </draw:frame>
        <draw:frame presentation:style-name="pr11" draw:text-style-name="P9" draw:layer="layout" svg:width="11.431cm" svg:height="3.777cm" svg:x="0.669cm" svg:y="5.798cm">
          <draw:text-box>
            <text:p><text:span text:style-name="T7">Создание времени — файл createTime.H содержит обращение к конструктору класса Time</text:span></text:p>
          </draw:text-box>
        </draw:frame>
        <draw:frame presentation:style-name="pr11" draw:text-style-name="P9" draw:layer="layout" svg:width="10.501cm" svg:height="4.721cm" svg:x="17.5cm" svg:y="13.499cm">
          <draw:text-box>
            <text:p><text:span text:style-name="T7">Создание расчетной сетки — файл createMesh.H содержит обращение к конструктору класса fvMesh</text:span></text:p>
          </draw:text-box>
        </draw:frame>
        <presentation:notes draw:style-name="dp2">
          <draw:page-thumbnail draw:style-name="gr3" draw:layer="layout" svg:width="14.848cm" svg:height="11.136cm" svg:x="3.075cm" svg:y="2.257cm" draw:page-number="68" presentation:class="page"/>
          <draw:frame presentation:style-name="pr1" draw:layer="layout" svg:width="16.799cm" svg:height="13.364cm" svg:x="2.1cm" svg:y="14.107cm" presentation:class="notes" presentation:placeholder="true">
            <draw:text-box/>
          </draw:frame>
        </presentation:notes>
      </draw:page>
      <draw:page draw:name="page69"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ПРИЛОЖЕНИЕ OpenFOAM. ЭТАП 5</text:p>
          </draw:text-box>
        </draw:frame>
        <draw:frame draw:style-name="gr86" draw:text-style-name="P59" draw:layer="layout" svg:width="14.174cm" svg:height="15.82cm" svg:x="0.326cm" svg:y="4.1cm">
          <draw:text-box>
            <text:p><text:span text:style-name="T67"><text:s text:c="4"/></text:span><text:span text:style-name="T67">volScalarField T</text:span></text:p>
            <text:p><text:span text:style-name="T67"><text:s text:c="4"/></text:span><text:span text:style-name="T67">(</text:span></text:p>
            <text:p><text:span text:style-name="T67"><text:s text:c="8"/></text:span><text:span text:style-name="T67">IOobject</text:span></text:p>
            <text:p><text:span text:style-name="T67"><text:s text:c="8"/></text:span><text:span text:style-name="T67">(</text:span></text:p>
            <text:p><text:span text:style-name="T67"><text:s text:c="12"/></text:span><text:span text:style-name="T67">"T",</text:span></text:p>
            <text:p><text:span text:style-name="T67"><text:s text:c="12"/></text:span><text:span text:style-name="T67">runTime.timeName(),</text:span></text:p>
            <text:p><text:span text:style-name="T67"><text:s text:c="12"/></text:span><text:span text:style-name="T67">mesh,</text:span></text:p>
            <text:p><text:span text:style-name="T67"><text:s text:c="12"/></text:span><text:span text:style-name="T67">IOobject::MUST_READ,</text:span></text:p>
            <text:p><text:span text:style-name="T67"><text:s text:c="12"/></text:span><text:span text:style-name="T67">IOobject::AUTO_WRITE</text:span></text:p>
            <text:p><text:span text:style-name="T67"><text:s text:c="8"/></text:span><text:span text:style-name="T67">),</text:span></text:p>
            <text:p><text:span text:style-name="T67"><text:s text:c="8"/></text:span><text:span text:style-name="T67">mesh</text:span></text:p>
            <text:p><text:span text:style-name="T67"><text:s text:c="4"/></text:span><text:span text:style-name="T67">);</text:span></text:p>
            <text:p><text:span text:style-name="T67"/></text:p>
            <text:p><text:span text:style-name="T67"><text:s text:c="4"/></text:span><text:span text:style-name="T67">IOdictionary transportProperties</text:span></text:p>
            <text:p><text:span text:style-name="T67"><text:s text:c="4"/></text:span><text:span text:style-name="T67">(</text:span></text:p>
            <text:p><text:span text:style-name="T67"><text:s text:c="8"/></text:span><text:span text:style-name="T67">IOobject</text:span></text:p>
            <text:p><text:span text:style-name="T67"><text:s text:c="8"/></text:span><text:span text:style-name="T67">(</text:span></text:p>
            <text:p><text:span text:style-name="T67"><text:s text:c="12"/></text:span><text:span text:style-name="T67">"transportProperties",</text:span></text:p>
            <text:p><text:span text:style-name="T67"><text:s text:c="12"/></text:span><text:span text:style-name="T67">runTime.constant(),</text:span></text:p>
            <text:p><text:span text:style-name="T67"><text:s text:c="12"/></text:span><text:span text:style-name="T67">mesh,</text:span></text:p>
            <text:p><text:span text:style-name="T67"><text:s text:c="12"/></text:span><text:span text:style-name="T67">IOobject::MUST_READ,</text:span></text:p>
            <text:p><text:span text:style-name="T67"><text:s text:c="12"/></text:span><text:span text:style-name="T67">IOobject::NO_WRITE</text:span></text:p>
            <text:p><text:span text:style-name="T67"><text:s text:c="8"/></text:span><text:span text:style-name="T67">)</text:span></text:p>
            <text:p><text:span text:style-name="T67"><text:s text:c="4"/></text:span><text:span text:style-name="T67">);</text:span></text:p>
          </draw:text-box>
        </draw:frame>
        <draw:frame presentation:style-name="pr11" draw:text-style-name="P9" draw:layer="layout" svg:width="10.501cm" svg:height="5.665cm" svg:x="15.701cm" svg:y="4.3cm">
          <draw:text-box>
            <text:p><text:span text:style-name="T7">createMesh.H (представлен не полностью) — инициализация искомых полей, физических констант</text:span></text:p>
          </draw:text-box>
        </draw:frame>
        <presentation:notes draw:style-name="dp2">
          <draw:page-thumbnail draw:style-name="gr3" draw:layer="layout" svg:width="14.848cm" svg:height="11.136cm" svg:x="3.075cm" svg:y="2.257cm" draw:page-number="69" presentation:class="page"/>
          <draw:frame presentation:style-name="pr1" draw:layer="layout" svg:width="16.799cm" svg:height="13.364cm" svg:x="2.1cm" svg:y="14.107cm" presentation:class="notes" presentation:placeholder="true">
            <draw:text-box/>
          </draw:frame>
        </presentation:notes>
      </draw:page>
      <draw:page draw:name="page70"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ПРИЛОЖЕНИЕ OpenFOAM. ЭТАПЫ 6 и 7</text:p>
          </draw:text-box>
        </draw:frame>
        <draw:frame draw:style-name="gr87" draw:text-style-name="P58" draw:layer="layout" svg:width="25.06cm" svg:height="11.791cm" svg:x="2.04cm" svg:y="7.569cm">
          <draw:text-box>
            <text:p><text:span text:style-name="T62"><text:s text:c="4"/></text:span><text:span text:style-name="T62">while (runTime.loop())</text:span></text:p>
            <text:p><text:span text:style-name="T62"><text:s text:c="4"/></text:span><text:span text:style-name="T62">{</text:span></text:p>
            <text:p><text:span text:style-name="T62"><text:s text:c="8"/></text:span><text:span text:style-name="T62">Info&lt;&lt; "Time = " &lt;&lt; runTime.timeName() &lt;&lt; nl &lt;&lt; endl;</text:span></text:p>
            <text:p><text:span text:style-name="T62"/></text:p>
            <text:p><text:span text:style-name="T62"># <text:s text:c="6"/>include "readSIMPLEControls.H"</text:span></text:p>
            <text:p><text:span text:style-name="T62"/></text:p>
            <text:p><text:span text:style-name="T62"><text:s text:c="8"/></text:span><text:span text:style-name="T62">for (int nonOrth=0; nonOrth&lt;=nNonOrthCorr; nonOrth++)</text:span></text:p>
            <text:p><text:span text:style-name="T62"><text:s text:c="8"/></text:span><text:span text:style-name="T62">{</text:span></text:p>
            <text:p><text:span text:style-name="T62"><text:s text:c="12"/></text:span><text:span text:style-name="T62">solve</text:span></text:p>
            <text:p><text:span text:style-name="T62"><text:s text:c="12"/></text:span><text:span text:style-name="T62">(</text:span></text:p>
            <text:p><text:span text:style-name="T62"><text:s text:c="16"/></text:span><text:span text:style-name="T62">fvm::ddt(T) - fvm::laplacian(DT, T)</text:span></text:p>
            <text:p><text:span text:style-name="T62"><text:s text:c="12"/></text:span><text:span text:style-name="T62">);</text:span></text:p>
            <text:p><text:span text:style-name="T62"><text:s text:c="8"/></text:span><text:span text:style-name="T62">}</text:span></text:p>
            <text:p><text:span text:style-name="T62"/></text:p>
            <text:p><text:span text:style-name="T62"># <text:s text:c="6"/>include "write.H" </text:span><text:span text:style-name="T63">//runTime.write()</text:span></text:p>
            <text:p><text:span text:style-name="T62"><text:s text:c="4"/></text:span></text:p>
          </draw:text-box>
        </draw:frame>
        <draw:frame presentation:style-name="pr19" draw:text-style-name="P15" draw:layer="layout" svg:width="25.709cm" svg:height="2.605cm" svg:x="1.591cm" svg:y="4.416cm">
          <draw:text-box>
            <text:p><text:span text:style-name="T16">В основном цикле (</text:span><text:span text:style-name="T12">while</text:span><text:span text:style-name="T16">) содержатся условие выхода из него (</text:span><text:span text:style-name="T12">runTime.loop()</text:span><text:span text:style-name="T16">) и процедура интегрирования уравнений (</text:span><text:span text:style-name="T12">solve(...)</text:span><text:span text:style-name="T16">). Запись результатов производится в подключаемом файле</text:span><text:span text:style-name="T12"> "write.H"</text:span></text:p>
          </draw:text-box>
        </draw:frame>
        <draw:custom-shape draw:style-name="gr88" draw:text-style-name="P1" draw:layer="layout" svg:width="17.5cm" svg:height="2cm" svg:x="1.5cm" svg:y="17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70" presentation:class="page"/>
          <draw:frame presentation:style-name="pr1" draw:layer="layout" svg:width="16.799cm" svg:height="13.364cm" svg:x="2.1cm" svg:y="14.107cm" presentation:class="notes" presentation:placeholder="true">
            <draw:text-box/>
          </draw:frame>
        </presentation:notes>
      </draw:page>
      <draw:page draw:name="page71"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ПРИЛОЖЕНИЕ OpenFOAM. ЭТАП 8</text:p>
          </draw:text-box>
        </draw:frame>
        <draw:frame draw:style-name="gr89" draw:text-style-name="P58" draw:layer="layout" svg:width="27cm" svg:height="8.191cm" svg:x="0.5cm" svg:y="8cm">
          <draw:text-box>
            <text:p><text:span text:style-name="T62"># <text:s text:c="6"/>include "write.H"</text:span></text:p>
            <text:p><text:span text:style-name="T62"/></text:p>
            <text:p><text:span text:style-name="T62"><text:s text:c="8"/></text:span><text:span text:style-name="T62">Info&lt;&lt; "ExecutionTime = " &lt;&lt; runTime.elapsedCpuTime() &lt;&lt; " s"</text:span></text:p>
            <text:p><text:span text:style-name="T62"><text:s text:c="12"/></text:span><text:span text:style-name="T62">&lt;&lt; " <text:s/>ClockTime = " &lt;&lt; runTime.elapsedClockTime() &lt;&lt; " s"</text:span></text:p>
            <text:p><text:span text:style-name="T62"><text:s text:c="12"/></text:span><text:span text:style-name="T62">&lt;&lt; nl &lt;&lt; endl;</text:span></text:p>
            <text:p><text:span text:style-name="T62"><text:s text:c="4"/></text:span><text:span text:style-name="T62">}</text:span></text:p>
            <text:p><text:span text:style-name="T62"/></text:p>
            <text:p><text:span text:style-name="T62"><text:s text:c="4"/></text:span><text:span text:style-name="T62">Info&lt;&lt; "End\n" &lt;&lt; endl;</text:span></text:p>
            <text:p><text:span text:style-name="T62"/></text:p>
            <text:p><text:span text:style-name="T62"><text:s text:c="4"/></text:span><text:span text:style-name="T62">return 0;</text:span></text:p>
            <text:p><text:span text:style-name="T62">}</text:span></text:p>
          </draw:text-box>
        </draw:frame>
        <draw:frame presentation:style-name="pr20" draw:text-style-name="P15" draw:layer="layout" svg:width="26.939cm" svg:height="2.605cm" svg:x="0.561cm" svg:y="4.754cm">
          <draw:text-box>
            <text:p><text:span text:style-name="T16">В конце каждого шага по времени выводится информация об общем затраченном времени на выполнение и использованном процессорном времени</text:span></text:p>
          </draw:text-box>
        </draw:frame>
        <draw:frame presentation:style-name="pr20" draw:text-style-name="P15" draw:layer="layout" svg:width="26.939cm" svg:height="2.605cm" svg:x="0.262cm" svg:y="16.655cm">
          <draw:text-box>
            <text:p><text:span text:style-name="T16">По окончании расчета, вызов оператора </text:span><text:span text:style-name="T12">return 0</text:span><text:span text:style-name="T16"> приводит к уничтожению всех переменных, в т.ч. и </text:span><text:span text:style-name="T12">args</text:span><text:span text:style-name="T16">, класса </text:span><text:span text:style-name="T12">argList</text:span><text:span text:style-name="T16">. В деструкторе последнего содержатся инструкции по корректному завершению программы</text:span></text:p>
          </draw:text-box>
        </draw:frame>
        <presentation:notes draw:style-name="dp2">
          <draw:page-thumbnail draw:style-name="gr3" draw:layer="layout" svg:width="14.848cm" svg:height="11.136cm" svg:x="3.075cm" svg:y="2.257cm" draw:page-number="71" presentation:class="page"/>
          <draw:frame presentation:style-name="pr1" draw:layer="layout" svg:width="16.799cm" svg:height="13.364cm" svg:x="2.1cm" svg:y="14.107cm" presentation:class="notes" presentation:placeholder="true">
            <draw:text-box/>
          </draw:frame>
        </presentation:notes>
      </draw:page>
      <draw:page draw:name="page72"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ПРОЦЕСС РЕШЕНИЯ ДУ В ЧП</text:p>
          </draw:text-box>
        </draw:frame>
        <draw:frame draw:style-name="gr90" draw:text-style-name="P58" xml:id="id73" draw:id="id73" draw:layer="layout" svg:width="15.612cm" svg:height="3.152cm" svg:x="11.888cm" svg:y="4.248cm">
          <draw:text-box>
            <text:p><text:span text:style-name="T62">solve</text:span></text:p>
            <text:p><text:span text:style-name="T62">(</text:span></text:p>
            <text:p><text:span text:style-name="T62"><text:s text:c="4"/></text:span><text:span text:style-name="T62">fvm::ddt(T) - fvm::laplacian(DT, T)</text:span></text:p>
            <text:p><text:span text:style-name="T62">);</text:span></text:p>
          </draw:text-box>
        </draw:frame>
        <draw:frame draw:style-name="gr14" xml:id="id72" draw:id="id72" draw:layer="layout" svg:width="8.828cm" svg:height="2.158cm" svg:x="0.598cm" svg:y="4.7cm">
          <draw:object xlink:href="./Object 27" xlink:type="simple" xlink:show="embed" xlink:actuate="onLoad"/>
          <draw:image xlink:href="./ObjectReplacements/Object 27" xlink:type="simple" xlink:show="embed" xlink:actuate="onLoad"/>
        </draw:frame>
        <draw:connector draw:style-name="gr16" draw:text-style-name="P1" draw:layer="layout" draw:type="line" svg:x1="9.426cm" svg:y1="5.779cm" svg:x2="11.888cm" svg:y2="5.824cm" draw:start-shape="id72" draw:start-glue-point="1" draw:end-shape="id73" draw:end-glue-point="3" svg:d="m9426 5779 2462 45">
          <text:p/>
        </draw:connector>
        <draw:frame presentation:style-name="pr21" draw:text-style-name="P15" draw:layer="layout" svg:width="26.765cm" svg:height="9.939cm" svg:x="0.735cm" svg:y="9cm">
          <draw:text-box>
            <text:p><text:span text:style-name="T16">1) Формируется матрица СЛАУ: операторы пространства имен </text:span><text:span text:style-name="T12">fvm::</text:span></text:p>
            <text:p><text:span text:style-name="T16">2) Формируется правая часть (поле): операторы пространства имен </text:span><text:span text:style-name="T12">fvc::</text:span></text:p>
            <text:p><text:span text:style-name="T16">3) Результаты суммируются для получения общей системы </text:span><text:span text:style-name="T68">Ax=b</text:span></text:p>
            <text:p><text:span text:style-name="T16">4) Вызывается процедура </text:span><text:span text:style-name="T12">solve (….)</text:span><text:span text:style-name="T16">, в которой:</text:span></text:p>
            <text:list text:style-name="L13">
              <text:list-item>
                <text:p><text:span text:style-name="T16">В которой выполняется предобуславливание полученной матрицы</text:span></text:p>
              </text:list-item>
              <text:list-item>
                <text:p><text:span text:style-name="T16">Производится поиск решения заданным пользователем методом</text:span></text:p>
              </text:list-item>
              <text:list-item>
                <text:p><text:span text:style-name="T16">Полученное решение возвращается в виде поля и присваивается искомой переменной (</text:span><text:span text:style-name="T12">T</text:span><text:span text:style-name="T16"> в данном случае)</text:span></text:p>
              </text:list-item>
            </text:list>
          </draw:text-box>
        </draw:frame>
        <presentation:notes draw:style-name="dp2">
          <draw:page-thumbnail draw:style-name="gr3" draw:layer="layout" svg:width="14.848cm" svg:height="11.136cm" svg:x="3.075cm" svg:y="2.257cm" draw:page-number="72" presentation:class="page"/>
          <draw:frame presentation:style-name="pr1" draw:layer="layout" svg:width="16.799cm" svg:height="13.364cm" svg:x="2.1cm" svg:y="14.107cm" presentation:class="notes" presentation:placeholder="true">
            <draw:text-box/>
          </draw:frame>
        </presentation:notes>
      </draw:page>
      <draw:page draw:name="page73"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НЕКОТОРЫЕ ПРИМЕРЫ УРАВНЕНИЙ</text:p>
          </draw:text-box>
        </draw:frame>
        <draw:frame draw:style-name="gr90" draw:text-style-name="P58" xml:id="id75" draw:id="id75" draw:layer="layout" svg:width="15.612cm" svg:height="3.152cm" svg:x="11.888cm" svg:y="4.248cm">
          <draw:text-box>
            <text:p><text:span text:style-name="T62">solve</text:span></text:p>
            <text:p><text:span text:style-name="T62">(</text:span></text:p>
            <text:p><text:span text:style-name="T62"><text:s text:c="4"/></text:span><text:span text:style-name="T62">fvm::ddt(T) - fvm::laplacian(DT, T)</text:span></text:p>
            <text:p><text:span text:style-name="T62">);</text:span></text:p>
          </draw:text-box>
        </draw:frame>
        <draw:frame draw:style-name="gr14" xml:id="id74" draw:id="id74" draw:layer="layout" svg:width="8.828cm" svg:height="2.158cm" svg:x="0.598cm" svg:y="4.7cm">
          <draw:object xlink:href="./Object 28" xlink:type="simple" xlink:show="embed" xlink:actuate="onLoad"/>
          <draw:image xlink:href="./ObjectReplacements/Object 28" xlink:type="simple" xlink:show="embed" xlink:actuate="onLoad"/>
        </draw:frame>
        <draw:connector draw:style-name="gr16" draw:text-style-name="P1" draw:layer="layout" draw:type="line" svg:x1="9.426cm" svg:y1="5.779cm" svg:x2="11.888cm" svg:y2="5.824cm" draw:start-shape="id74" draw:start-glue-point="1" draw:end-shape="id75" draw:end-glue-point="3" svg:d="m9426 5779 2462 45">
          <text:p/>
        </draw:connector>
        <draw:frame draw:style-name="gr90" draw:text-style-name="P58" xml:id="id77" draw:id="id77" draw:layer="layout" svg:width="15.612cm" svg:height="3.152cm" svg:x="11.888cm" svg:y="7.748cm">
          <draw:text-box>
            <text:p><text:span text:style-name="T62">solve</text:span></text:p>
            <text:p><text:span text:style-name="T62">(</text:span></text:p>
            <text:p><text:span text:style-name="T62"><text:s text:c="4"/></text:span><text:span text:style-name="T62">fvm::ddt(rho) + fvm::div(phi, rho)</text:span></text:p>
            <text:p><text:span text:style-name="T62">);</text:span></text:p>
          </draw:text-box>
        </draw:frame>
        <draw:frame draw:style-name="gr14" xml:id="id76" draw:id="id76" draw:layer="layout" svg:width="7.179cm" svg:height="2.195cm" svg:x="0.598cm" svg:y="8.2cm">
          <draw:object xlink:href="./Object 29" xlink:type="simple" xlink:show="embed" xlink:actuate="onLoad"/>
          <draw:image xlink:href="./ObjectReplacements/Object 29" xlink:type="simple" xlink:show="embed" xlink:actuate="onLoad"/>
        </draw:frame>
        <draw:connector draw:style-name="gr16" draw:text-style-name="P1" draw:layer="layout" draw:type="line" svg:x1="7.777cm" svg:y1="9.297cm" svg:x2="11.888cm" svg:y2="9.324cm" draw:start-shape="id76" draw:start-glue-point="1" draw:end-shape="id77" draw:end-glue-point="3" svg:d="m7777 9297 4111 27">
          <text:p/>
        </draw:connector>
        <draw:frame draw:style-name="gr14" xml:id="id78" draw:id="id78" draw:layer="layout" svg:width="14.038cm" svg:height="2.195cm" svg:x="0.599cm" svg:y="11.501cm">
          <draw:object xlink:href="./Object 30" xlink:type="simple" xlink:show="embed" xlink:actuate="onLoad"/>
          <draw:image xlink:href="./ObjectReplacements/Object 30" xlink:type="simple" xlink:show="embed" xlink:actuate="onLoad"/>
        </draw:frame>
        <draw:frame draw:style-name="gr90" draw:text-style-name="P58" xml:id="id79" draw:id="id79" draw:layer="layout" svg:width="27.5cm" svg:height="3.152cm" svg:x="0cm" svg:y="14.848cm">
          <draw:text-box>
            <text:p><text:span text:style-name="T62">solve</text:span></text:p>
            <text:p><text:span text:style-name="T62">(</text:span></text:p>
            <text:p><text:span text:style-name="T62"><text:s text:c="4"/></text:span><text:span text:style-name="T62">fvm::ddt(rho,U) + fvm::div(phi,U) — laplacian(mu,U)==-fvc::grad(p)</text:span></text:p>
            <text:p><text:span text:style-name="T62">);</text:span></text:p>
          </draw:text-box>
        </draw:frame>
        <draw:connector draw:style-name="gr16" draw:text-style-name="P1" draw:layer="layout" draw:type="curve" svg:x1="14.637cm" svg:y1="12.598cm" svg:x2="13.75cm" svg:y2="14.848cm" draw:start-shape="id78" draw:start-glue-point="1" draw:end-shape="id79" draw:end-glue-point="0" svg:d="m14637 12598c750 0 625 835 216 1180s-1103 199-1103 1070">
          <text:p/>
        </draw:connector>
        <presentation:notes draw:style-name="dp2">
          <draw:page-thumbnail draw:style-name="gr3" draw:layer="layout" svg:width="14.848cm" svg:height="11.136cm" svg:x="3.075cm" svg:y="2.257cm" draw:page-number="73" presentation:class="page"/>
          <draw:frame presentation:style-name="pr1" draw:layer="layout" svg:width="16.799cm" svg:height="13.364cm" svg:x="2.1cm" svg:y="14.107cm" presentation:class="notes" presentation:placeholder="true">
            <draw:text-box/>
          </draw:frame>
        </presentation:notes>
      </draw:page>
      <draw:page draw:name="page74" draw:style-name="dp1" draw:master-page-name="Обычный" presentation:presentation-page-layout-name="AL1T1">
        <office:forms form:automatic-focus="false" form:apply-design-mode="false"/>
        <draw:frame presentation:style-name="pr2" draw:layer="layout" svg:width="28cm" svg:height="1.843cm" svg:x="0cm" svg:y="2.5cm" presentation:class="title" presentation:user-transformed="true">
          <draw:text-box>
            <text:p>РЕШЕННИЕ УРАВНЕНИЙ ПАРАБОЛИЧЕСКОГО ТИПА</text:p>
          </draw:text-box>
        </draw:frame>
        <draw:frame draw:style-name="gr14" draw:layer="layout" svg:width="11.719cm" svg:height="2.673cm" svg:x="1cm" svg:y="4.5cm">
          <draw:object xlink:href="./Object 31" xlink:type="simple" xlink:show="embed" xlink:actuate="onLoad"/>
          <draw:image xlink:href="./ObjectReplacements/Object 31" xlink:type="simple" xlink:show="embed" xlink:actuate="onLoad"/>
        </draw:frame>
        <draw:frame presentation:style-name="pr22" draw:layer="layout" svg:width="11.318cm" svg:height="0.869cm" svg:x="14.182cm" svg:y="5.234cm">
          <draw:text-box>
            <text:p><text:span text:style-name="T16">laplacianFoam</text:span></text:p>
          </draw:text-box>
        </draw:frame>
        <draw:frame draw:style-name="gr4" draw:layer="layout" svg:width="13.647cm" svg:height="0.964cm" svg:x="1cm" svg:y="7.5cm">
          <draw:text-box>
            <text:p>http://www.msuee.ru/html2/med_gidr/P2-3.html</text:p>
          </draw:text-box>
        </draw:frame>
        <draw:frame draw:style-name="gr4" draw:layer="layout" svg:width="20.043cm" svg:height="0.964cm" svg:x="1.457cm" svg:y="9cm">
          <draw:text-box>
            <text:p>http://www.exponenta.ru/educat/systemat/semenenko/visual/main.asp</text:p>
          </draw:text-box>
        </draw:frame>
        <draw:frame draw:style-name="gr85" draw:text-style-name="P58" draw:layer="layout" svg:width="25.5cm" svg:height="7.426cm" svg:x="0.5cm" svg:y="11cm">
          <draw:text-box>
            <text:p><text:span text:style-name="T66">solve</text:span></text:p>
            <text:p><text:span text:style-name="T66">(</text:span></text:p>
            <text:p><text:span text:style-name="T66"><text:s/></text:span><text:span text:style-name="T66">C*rho*fvm::ddt(T) — fvm::laplacian(lambda,T)</text:span></text:p>
            <text:p><text:span text:style-name="T66">)</text:span></text:p>
          </draw:text-box>
        </draw:frame>
        <presentation:notes draw:style-name="dp2">
          <draw:page-thumbnail draw:style-name="gr3" draw:layer="layout" svg:width="14.848cm" svg:height="11.136cm" svg:x="3.075cm" svg:y="2.257cm" draw:page-number="74" presentation:class="page"/>
          <draw:frame presentation:style-name="pr1" draw:layer="layout" svg:width="16.799cm" svg:height="13.364cm" svg:x="2.1cm" svg:y="14.107cm" presentation:class="notes" presentation:placeholder="true">
            <draw:text-box/>
          </draw:frame>
        </presentation:notes>
      </draw:page>
      <draw:page draw:name="page75" draw:style-name="dp1" draw:master-page-name="Обычный" presentation:presentation-page-layout-name="AL1T1">
        <office:forms form:automatic-focus="false" form:apply-design-mode="false"/>
        <draw:frame presentation:style-name="pr6" draw:layer="layout" svg:width="28cm" svg:height="1.843cm" svg:x="0cm" svg:y="2.5cm" presentation:class="title">
          <draw:text-box>
            <text:p>РЕШЕННИЕ УРАВНЕНИЙ ГИПЕРБОЛИЧЕСКОГО ТИПА</text:p>
          </draw:text-box>
        </draw:frame>
        <draw:frame draw:style-name="gr14" draw:layer="layout" svg:width="10.514cm" svg:height="3.02cm" svg:x="2.545cm" svg:y="4.98cm">
          <draw:object xlink:href="./Object 4" xlink:type="simple" xlink:show="embed" xlink:actuate="onLoad"/>
          <draw:image xlink:href="./ObjectReplacements/Object 4" xlink:type="simple" xlink:show="embed" xlink:actuate="onLoad"/>
        </draw:frame>
        <draw:frame presentation:style-name="pr22" draw:layer="layout" svg:width="11.318cm" svg:height="0.869cm" svg:x="15cm" svg:y="5.934cm">
          <draw:text-box>
            <text:p><text:span text:style-name="T16">waveFoam</text:span></text:p>
          </draw:text-box>
        </draw:frame>
        <draw:frame draw:style-name="gr85" draw:text-style-name="P58" draw:layer="layout" svg:width="25.5cm" svg:height="7.426cm" svg:x="0.5cm" svg:y="11cm">
          <draw:text-box>
            <text:p><text:span text:style-name="T66">solve</text:span></text:p>
            <text:p><text:span text:style-name="T66">(</text:span></text:p>
            <text:p><text:span text:style-name="T66"><text:s/></text:span><text:span text:style-name="T66">(1/C/C)*fvm::d2dt2(rho) — fvm::laplacian(rho)</text:span></text:p>
            <text:p><text:span text:style-name="T66">)</text:span></text:p>
          </draw:text-box>
        </draw:frame>
        <presentation:notes draw:style-name="dp2">
          <draw:page-thumbnail draw:style-name="gr3" draw:layer="layout" svg:width="14.848cm" svg:height="11.136cm" svg:x="3.075cm" svg:y="2.257cm" draw:page-number="75" presentation:class="page"/>
          <draw:frame presentation:style-name="pr1" draw:layer="layout" svg:width="16.799cm" svg:height="13.364cm" svg:x="2.1cm" svg:y="14.107cm" presentation:class="notes" presentation:placeholder="true">
            <draw:text-box/>
          </draw:frame>
        </presentation:notes>
      </draw:page>
      <draw:page draw:name="page76"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РЕШЕНИЕ УРАВНЕНИЙ ЭЛЛИПТИЧЕСКОГО ВИДА</text:p>
          </draw:text-box>
        </draw:frame>
        <draw:frame draw:style-name="gr14" draw:layer="layout" svg:width="7.98cm" svg:height="1.441cm" svg:x="2.545cm" svg:y="4.98cm">
          <draw:object xlink:href="./Object 32" xlink:type="simple" xlink:show="embed" xlink:actuate="onLoad"/>
          <draw:image xlink:href="./ObjectReplacements/Object 32" xlink:type="simple" xlink:show="embed" xlink:actuate="onLoad"/>
        </draw:frame>
        <draw:frame presentation:style-name="pr22" draw:layer="layout" svg:width="12.818cm" svg:height="0.869cm" svg:x="14.182cm" svg:y="5.234cm">
          <draw:text-box>
            <text:p><text:span text:style-name="T16">potentialFoam</text:span></text:p>
          </draw:text-box>
        </draw:frame>
        <draw:frame presentation:style-name="pr22" draw:layer="layout" svg:width="12.818cm" svg:height="0.869cm" svg:x="14.182cm" svg:y="6.534cm">
          <draw:text-box>
            <text:p><text:span text:style-name="T16">Руководство программиста, 3.1.1</text:span></text:p>
          </draw:text-box>
        </draw:frame>
        <draw:frame draw:style-name="gr14" draw:layer="layout" svg:width="10.95cm" svg:height="2.95cm" svg:x="14.25cm" svg:y="8cm">
          <draw:object xlink:href="./Object 33" xlink:type="simple" xlink:show="embed" xlink:actuate="onLoad"/>
          <draw:image xlink:href="./ObjectReplacements/Object 33" xlink:type="simple" xlink:show="embed" xlink:actuate="onLoad"/>
        </draw:frame>
        <draw:frame draw:style-name="gr14" draw:layer="layout" svg:width="10.804cm" svg:height="2.95cm" svg:x="14.196cm" svg:y="11.45cm">
          <draw:object xlink:href="./Object 34" xlink:type="simple" xlink:show="embed" xlink:actuate="onLoad"/>
          <draw:image xlink:href="./ObjectReplacements/Object 34" xlink:type="simple" xlink:show="embed" xlink:actuate="onLoad"/>
        </draw:frame>
        <draw:frame draw:style-name="gr85" draw:text-style-name="P58" draw:layer="layout" svg:width="10.5cm" svg:height="7.426cm" svg:x="1.5cm" svg:y="8.5cm">
          <draw:text-box>
            <text:p><text:span text:style-name="T66">solve</text:span></text:p>
            <text:p><text:span text:style-name="T66">(</text:span></text:p>
            <text:p><text:span text:style-name="T66"><text:s/></text:span><text:span text:style-name="T66">fvm::laplacian(rho)</text:span></text:p>
            <text:p><text:span text:style-name="T66"><text:s/></text:span><text:span text:style-name="T66">==</text:span></text:p>
            <text:p><text:span text:style-name="T66"><text:s/></text:span><text:span text:style-name="T66">fvc::div(phi)</text:span></text:p>
            <text:p><text:span text:style-name="T66">)</text:span></text:p>
          </draw:text-box>
        </draw:frame>
        <presentation:notes draw:style-name="dp2">
          <draw:page-thumbnail draw:style-name="gr3" draw:layer="layout" svg:width="14.848cm" svg:height="11.136cm" svg:x="3.075cm" svg:y="2.257cm" draw:page-number="76" presentation:class="page"/>
          <draw:frame presentation:style-name="pr1" draw:layer="layout" svg:width="16.799cm" svg:height="13.364cm" svg:x="2.1cm" svg:y="14.107cm" presentation:class="notes" presentation:placeholder="true">
            <draw:text-box/>
          </draw:frame>
        </presentation:notes>
      </draw:page>
      <draw:page draw:name="page77"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СПАСБО ЗА ВНИМАНИЕ!</text:p>
          </draw:text-box>
        </draw:frame>
        <presentation:notes draw:style-name="dp2">
          <draw:page-thumbnail draw:style-name="gr3" draw:layer="layout" svg:width="14.848cm" svg:height="11.136cm" svg:x="3.075cm" svg:y="2.257cm" draw:page-number="77"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RGB" draw:style="linear" draw:start-color="#0000ff" draw:end-color="#ff0000"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6" draw:display-name="Transparency 6" draw:style="linear" draw:start="90%" draw:end="80%" draw:angle="0" draw:border="0%"/>
    <draw:opacity draw:name="Transparency_20_9" draw:display-name="Transparency 9" draw:style="linear" draw:start="92%" draw:end="88%"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quare" svg:viewBox="0 0 10 10" svg:d="m0 0h10v10h-1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style:font-family-generic-asian="system" style:font-pitch-asian="variable" style:font-size-asian="24pt" style:language-asian="zh" style:country-asian="CN" style:font-family-complex="Arial"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ИсходныйКод" style:family="graphic" style:parent-style-name="standard">
      <style:graphic-properties draw:stroke="dash" draw:stroke-dash="Ultrafine_20_Dashed" svg:stroke-color="#000080" draw:fill="none" draw:fill-gradient-name="Gradient_20_7" draw:fill-hatch-name="Hatch_20_1" draw:fill-image-name="Bitmape_20_1" draw:fill-image-width="0cm" draw:fill-image-height="0cm"/>
      <style:text-properties fo:color="#000080" fo:font-family="'Courier New'" style:font-style-name="Normal" style:font-family-generic="modern" style:font-pitch="fixed"/>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shadow="hidden" draw:shadow-offset-x="0.3cm" draw:shadow-offset-y="0.3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cm" fo:text-indent="0cm"/>
      <style:text-properties fo:font-size="28pt" style:font-size-asian="28pt" style:font-size-complex="28pt"/>
    </style:style>
    <style:style style:name="Обычный-outline3" style:family="presentation" style:parent-style-name="Обычный-outline2">
      <style:paragraph-properties fo:margin-left="0cm" fo:margin-right="0cm" fo:margin-top="0cm" fo:margin-bottom="0.3cm" fo:text-indent="0cm"/>
      <style:text-properties fo:font-size="24pt" style:font-size-asian="24pt" style:font-size-complex="24pt"/>
    </style:style>
    <style:style style:name="Обычный-outline4" style:family="presentation" style:parent-style-name="Обычный-outline3">
      <style:paragraph-properties fo:margin-left="0cm" fo:margin-right="0cm" fo:margin-top="0cm" fo:margin-bottom="0.2cm" fo:text-indent="0cm"/>
      <style:text-properties fo:font-size="20pt" style:font-size-asian="20pt" style:font-size-complex="20pt"/>
    </style:style>
    <style:style style:name="Обычный-outline5" style:family="presentation" style:parent-style-name="Обычный-outline4">
      <style:paragraph-properties fo:margin-left="0cm" fo:margin-right="0cm" fo:margin-top="0cm" fo:margin-bottom="0.1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cm" fo:margin-bottom="0.1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cm" fo:margin-bottom="0.1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cm" fo:margin-bottom="0.1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cm" fo:margin-bottom="0.1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urier New'" style:font-style-name="Normal" style:font-family-generic="modern" style:font-pitch="fixed" fo:font-size="30pt" fo:font-style="italic" fo:text-shadow="none" style:text-underline-style="solid" style:text-underline-width="auto" style:text-underline-color="font-color" fo:font-weight="bold"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4" style:family="graphic" style:parent-style-name="standard">
      <style:graphic-properties draw:ole-draw-aspect="1" style:protect="size"/>
    </style:style>
    <style:style style:name="Mgr5" style:family="graphic" style:parent-style-name="standard">
      <style:graphic-properties draw:stroke="none" svg:stroke-color="#000000" draw:fill="solid" draw:fill-color="#ffffff" draw:opacity="100%" draw:textarea-horizontal-align="left" draw:auto-grow-height="true" draw:auto-grow-width="true" fo:min-height="0cm" fo:min-width="0cm" draw:shadow-opacity="100%"/>
    </style:style>
    <style:style style:name="Mgr6" style:family="graphic" style:parent-style-name="standard">
      <style:graphic-properties draw:stroke="none" draw:fill="none" fo:min-height="5.69cm"/>
    </style:style>
    <style:style style:name="Mgr7"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svg:stroke-width="0.05cm" svg:stroke-color="#000000" draw:marker-start-width="0.28cm" draw:marker-end-width="0.28cm" draw:textarea-horizontal-align="center" draw:textarea-vertical-align="middle" fo:padding-top="0.025cm" fo:padding-bottom="0.025cm" fo:padding-left="0.025cm" fo:padding-right="0.025cm"/>
    </style:style>
    <style:style style:name="Mpr3" style:family="presentation" style:parent-style-name="Обычный-backgroundobjects">
      <style:graphic-properties svg:stroke-width="0.05cm" svg:stroke-color="#4c4c4c" draw:marker-start-width="0.28cm" draw:marker-end-width="0.28cm" draw:textarea-horizontal-align="center" draw:textarea-vertical-align="middle" fo:padding-top="0.025cm" fo:padding-bottom="0.025cm" fo:padding-left="0.025cm" fo:padding-right="0.025cm"/>
    </style:style>
    <style:style style:name="Mpr4" style:family="presentation" style:parent-style-name="Обычный-backgroundobjects">
      <style:graphic-properties svg:stroke-width="0.05cm" svg:stroke-color="#999999" draw:marker-start-width="0.28cm" draw:marker-end-width="0.28cm" draw:textarea-horizontal-align="center" draw:textarea-vertical-align="middle" fo:padding-top="0.025cm" fo:padding-bottom="0.025cm" fo:padding-left="0.025cm" fo:padding-right="0.025cm"/>
    </style:style>
    <style:style style:name="Mpr5" style:family="presentation" style:parent-style-name="Обычный-backgroundobjects">
      <style:graphic-properties svg:stroke-width="0.05cm" svg:stroke-color="#b3b3b3" draw:marker-start-width="0.28cm" draw:marker-end-width="0.28cm" draw:textarea-horizontal-align="center" draw:textarea-vertical-align="middle" fo:padding-top="0.025cm" fo:padding-bottom="0.025cm" fo:padding-left="0.025cm" fo:padding-right="0.025cm"/>
    </style:style>
    <style:style style:name="Mpr6" style:family="presentation" style:parent-style-name="Обычный-backgroundobjects">
      <style:graphic-properties svg:stroke-width="0.05cm" svg:stroke-color="#cccccc" draw:marker-start-width="0.28cm" draw:marker-end-width="0.28cm" draw:textarea-horizontal-align="center" draw:textarea-vertical-align="middle" fo:padding-top="0.025cm" fo:padding-bottom="0.025cm" fo:padding-left="0.025cm" fo:padding-right="0.025cm"/>
    </style:style>
    <style:style style:name="Mpr7" style:family="presentation" style:parent-style-name="Обычный-backgroundobjects">
      <style:graphic-properties svg:stroke-width="0.03cm" draw:marker-start-width="0.26cm" draw:marker-end-width="0.26cm" draw:fill-color="#333333" draw:auto-grow-height="false" fo:min-height="0.749cm" fo:min-width="0.499cm" fo:padding-top="0.015cm" fo:padding-bottom="0.015cm" fo:padding-left="0.015cm" fo:padding-right="0.015cm" fo:wrap-option="no-wrap"/>
    </style:style>
    <style:style style:name="Mpr8" style:family="presentation" style:parent-style-name="Обычный-backgroundobjects">
      <style:graphic-properties draw:stroke="none" draw:fill-color="#ffffff" draw:opacity="100%" draw:opacity-name="Transparency_20_9" draw:textarea-horizontal-align="justify" draw:textarea-vertical-align="middle" draw:auto-grow-height="false" draw:shadow-opacity="100%"/>
    </style:style>
    <style:style style:name="Mpr9" style:family="presentation" style:parent-style-name="Обычный-backgroundobjects">
      <style:graphic-properties draw:stroke="none" draw:fill="none" draw:fill-color="#ffffff" draw:auto-grow-height="false" fo:min-height="1.485cm"/>
    </style:style>
    <style:style style:name="Mpr10"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text-properties fo:font-size="44pt" style:font-size-asian="44pt" style:font-size-complex="44pt"/>
    </style:style>
    <style:style style:name="MP5" style:family="paragraph">
      <style:paragraph-properties fo:text-align="center"/>
      <style:text-properties fo:color="#000000"/>
    </style:style>
    <style:style style:name="MP6" style:family="paragraph">
      <style:paragraph-properties fo:text-align="center"/>
    </style:style>
    <style:style style:name="MP7" style:family="paragraph">
      <style:text-properties fo:color="#4c4c4c" fo:font-size="36pt" style:font-size-asian="36pt" style:font-size-complex="36pt"/>
    </style:style>
    <style:style style:name="MP8" style:family="paragraph">
      <style:paragraph-properties fo:text-align="center"/>
      <style:text-properties fo:color="#4c4c4c" fo:font-size="36pt" style:font-size-asian="36pt" style:font-size-complex="36pt"/>
    </style:style>
    <style:style style:name="MP9" style:family="paragraph">
      <style:text-properties fo:color="#333333" fo:font-family="'Arial Black'" style:font-pitch="variable" fo:font-size="24pt" style:font-size-asian="24pt" style:font-size-complex="24pt" style:font-relief="embossed"/>
    </style:style>
    <style:style style:name="MP10" style:family="paragraph">
      <style:text-properties fo:font-family="'Courier New'" style:font-family-generic="modern" style:font-pitch="fixed" fo:font-size="32pt" fo:font-weight="bold" style:font-size-asian="32pt" style:font-weight-asian="bold" style:font-size-complex="32pt" style:font-weight-complex="bold"/>
    </style:style>
    <style:style style:name="MT1" style:family="text">
      <style:text-properties fo:font-size="14pt" style:font-size-asian="14pt" style:font-size-complex="14pt"/>
    </style:style>
    <style:style style:name="MT2" style:family="text">
      <style:text-properties fo:color="#000000" fo:font-size="44pt" style:font-size-asian="44pt" style:font-size-complex="44pt"/>
    </style:style>
    <style:style style:name="MT3" style:family="text">
      <style:text-properties fo:color="#666666" style:text-position="sub 58%" fo:font-size="66pt" style:font-size-asian="66pt" style:font-size-complex="66pt"/>
    </style:style>
    <style:style style:name="MT4" style:family="text">
      <style:text-properties fo:color="#cccccc" fo:font-size="44pt" style:font-size-asian="44pt" style:font-size-complex="44pt"/>
    </style:style>
    <style:style style:name="MT5" style:family="text">
      <style:text-properties fo:color="#4c4c4c" fo:font-size="36pt" style:font-size-asian="36pt" style:font-size-complex="36pt"/>
    </style:style>
    <style:style style:name="MT6" style:family="text">
      <style:text-properties fo:color="#333333" fo:font-family="'Arial Black'" style:font-pitch="variable" fo:font-size="24pt" style:font-size-asian="24pt" style:font-size-complex="24pt" style:font-relief="embossed"/>
    </style:style>
    <style:style style:name="MT7" style:family="text">
      <style:text-properties fo:color="#333333" style:text-outline="true" fo:font-family="'Arial Black'" style:font-pitch="variable" fo:font-size="24pt" fo:text-shadow="none" style:font-size-asian="24pt" style:font-size-complex="24pt" style:font-relief="embossed"/>
    </style:style>
    <style:style style:name="MT8" style:family="text">
      <style:text-properties fo:font-family="'Courier New'" style:font-family-generic="modern" style:font-pitch="fixed" fo:font-size="32pt" fo:font-weight="bold" style:font-size-asian="32pt" style:font-weight-asian="bold" style:font-size-complex="32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Обычный" style:page-layout-name="PM1" draw:style-name="Mdp1">
      <draw:frame presentation:style-name="Обычный-outline1" draw:layer="backgroundobjects" svg:width="28cm" svg:height="13.86cm" svg:x="0cm" svg:y="4.641cm" presentation:class="outline" presentation:placeholder="true">
        <draw:text-box/>
      </draw:frame>
      <draw:frame presentation:style-name="Mpr1" draw:text-style-name="MP1" draw:layer="backgroundobjects" svg:width="6.523cm" svg:height="1.448cm" svg:x="-7.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22.331cm" presentation:class="footer">
        <draw:text-box>
          <text:p text:style-name="MP3"><text:span text:style-name="MT1"><presentation:footer/></text:span></text:p>
        </draw:text-box>
      </draw:frame>
      <draw:frame presentation:style-name="Mpr1" draw:text-style-name="MP2" draw:layer="backgroundobjects" svg:width="6.523cm" svg:height="1.448cm" svg:x="21.376cm" svg:y="22.531cm" presentation:class="page-number">
        <draw:text-box>
          <text:p text:style-name="MP2"><text:span text:style-name="MT1"><text:page-number>&lt;номер&gt;</text:page-number></text:span></text:p>
        </draw:text-box>
      </draw:frame>
      <draw:frame draw:style-name="Mgr3" draw:text-style-name="MP4" draw:layer="backgroundobjects" svg:width="2.979cm" svg:height="3.623cm" svg:x="0.2cm" svg:y="-0.7cm">
        <draw:text-box>
          <text:p><text:span text:style-name="MT2">#</text:span><text:span text:style-name="MT3">#</text:span><text:span text:style-name="MT4">#</text:span></text:p>
        </draw:text-box>
      </draw:frame>
      <draw:line presentation:style-name="Mpr2" draw:text-style-name="MP5" draw:layer="backgroundobjects" svg:x1="2.7cm" svg:y1="2.2cm" svg:x2="11.2cm" svg:y2="2.2cm">
        <text:p/>
      </draw:line>
      <draw:line presentation:style-name="Mpr3" draw:text-style-name="MP6" draw:layer="backgroundobjects" svg:x1="2.7cm" svg:y1="2.1cm" svg:x2="15.2cm" svg:y2="2.1cm">
        <text:p/>
      </draw:line>
      <draw:line presentation:style-name="Mpr4" draw:text-style-name="MP6" draw:layer="backgroundobjects" svg:x1="2.7cm" svg:y1="2cm" svg:x2="19.2cm" svg:y2="2cm">
        <text:p/>
      </draw:line>
      <draw:line presentation:style-name="Mpr5" draw:text-style-name="MP6" draw:layer="backgroundobjects" svg:x1="2.7cm" svg:y1="1.9cm" svg:x2="23.2cm" svg:y2="1.9cm">
        <text:p/>
      </draw:line>
      <draw:line presentation:style-name="Mpr6" draw:text-style-name="MP6" draw:layer="backgroundobjects" svg:x1="2.7cm" svg:y1="1.8cm" svg:x2="26.7cm" svg:y2="1.8cm">
        <text:p/>
      </draw:line>
      <draw:frame draw:style-name="Mgr4" draw:layer="backgroundobjects" svg:width="24.634cm" svg:height="2.957cm" svg:x="1.348cm" svg:y="10.4cm">
        <draw:object xlink:href="./Object 2" xlink:type="simple" xlink:show="embed" xlink:actuate="onLoad"/>
        <draw:image xlink:href="./ObjectReplacements/Object 2" xlink:type="simple" xlink:show="embed" xlink:actuate="onLoad"/>
      </draw:frame>
      <draw:frame draw:style-name="Mgr5" draw:text-style-name="MP7" draw:layer="backgroundobjects" svg:width="17.097cm" svg:height="1.673cm" svg:x="7.4cm" svg:y="8.3cm">
        <draw:text-box>
          <text:p><text:span text:style-name="MT5">fvm::ddt(rho) + fvc::div(phi)=0</text:span></text:p>
        </draw:text-box>
      </draw:frame>
      <draw:frame draw:style-name="Mgr6" draw:text-style-name="MP8" draw:layer="backgroundobjects" svg:width="20.585cm" svg:height="5.94cm" svg:x="3.004cm" svg:y="12.513cm">
        <draw:text-box>
          <text:p text:style-name="MP6"><text:span text:style-name="MT5">fvm::ddt(rho, U) + fvm::div(phi,U) - fvm::laplacian(mu,U)</text:span></text:p>
          <text:p text:style-name="MP6"><text:span text:style-name="MT5">=</text:span></text:p>
          <text:p text:style-name="MP6"><text:span text:style-name="MT5">-fvc::grad(p)</text:span></text:p>
        </draw:text-box>
      </draw:frame>
      <draw:frame draw:style-name="Mgr4" draw:layer="backgroundobjects" svg:width="11.083cm" svg:height="3.872cm" svg:x="17cm" svg:y="4.43cm">
        <draw:object xlink:href="./Object 1" xlink:type="simple" xlink:show="embed" xlink:actuate="onLoad"/>
        <draw:image xlink:href="./ObjectReplacements/Object 1" xlink:type="simple" xlink:show="embed" xlink:actuate="onLoad"/>
      </draw:frame>
      <draw:frame draw:style-name="Mgr4" draw:layer="backgroundobjects" svg:width="7.846cm" svg:height="1.794cm" svg:x="4cm" svg:y="5.53cm">
        <draw:object xlink:href="./Object 3" xlink:type="simple" xlink:show="embed" xlink:actuate="onLoad"/>
        <draw:image xlink:href="./ObjectReplacements/Object 3" xlink:type="simple" xlink:show="embed" xlink:actuate="onLoad"/>
      </draw:frame>
      <draw:frame draw:style-name="Mgr7" draw:text-style-name="MP9" draw:layer="backgroundobjects" svg:width="23cm" svg:height="1.445cm" svg:x="0cm" svg:y="19.5cm">
        <draw:text-box>
          <text:p><text:span text:style-name="MT6">Институт системного программирования РАН</text:span></text:p>
        </draw:text-box>
      </draw:frame>
      <draw:frame draw:style-name="Mgr3" draw:layer="backgroundobjects" svg:width="5.769cm" svg:height="1.445cm" svg:x="24.8cm" svg:y="18.9cm">
        <draw:text-box>
          <text:p><text:span text:style-name="MT7">№</text:span><text:span text:style-name="MT7"><text:page-number>&lt;номер&gt;</text:page-number></text:span></text:p>
        </draw:text-box>
      </draw:frame>
      <draw:custom-shape presentation:style-name="Mpr7" draw:layer="backgroundobjects" svg:width="4cm" svg:height="2.5cm" svg:x="23.9cm" svg:y="18.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presentation:style-name="Mpr2" draw:text-style-name="MP5" draw:layer="backgroundobjects" svg:x1="27.9cm" svg:y1="2.1cm" svg:x2="19.4cm" svg:y2="2.1cm">
        <text:p/>
      </draw:line>
      <draw:line presentation:style-name="Mpr3" draw:text-style-name="MP6" draw:layer="backgroundobjects" svg:x1="27.9cm" svg:y1="2.2cm" svg:x2="15.4cm" svg:y2="2.2cm">
        <text:p/>
      </draw:line>
      <draw:line presentation:style-name="Mpr4" draw:text-style-name="MP6" draw:layer="backgroundobjects" svg:x1="27.9cm" svg:y1="2.3cm" svg:x2="11.4cm" svg:y2="2.3cm">
        <text:p/>
      </draw:line>
      <draw:line presentation:style-name="Mpr5" draw:text-style-name="MP6" draw:layer="backgroundobjects" svg:x1="27.9cm" svg:y1="2.4cm" svg:x2="7.4cm" svg:y2="2.4cm">
        <text:p/>
      </draw:line>
      <draw:line presentation:style-name="Mpr6" draw:text-style-name="MP6" draw:layer="backgroundobjects" svg:x1="27.9cm" svg:y1="2.5cm" svg:x2="3.9cm" svg:y2="2.5cm">
        <text:p/>
      </draw:line>
      <draw:frame draw:style-name="Mgr3" draw:text-style-name="MP10" draw:layer="backgroundobjects" svg:width="12.694cm" svg:height="1.53cm" svg:x="15.1cm" svg:y="0.4cm">
        <draw:text-box>
          <text:p><text:span text:style-name="MT8">СТРУКТУРА OpenFOAM</text:span></text:p>
        </draw:text-box>
      </draw:frame>
      <draw:custom-shape presentation:style-name="Mpr8" draw:text-style-name="MP6" draw:layer="backgroundobjects" svg:width="33cm" svg:height="14cm" svg:x="-3cm" svg:y="4.3cm">
        <text:p/>
        <draw:enhanced-geometry svg:viewBox="0 0 21600 21600" draw:type="rectangle" draw:enhanced-path="M 0 0 L 21600 0 21600 21600 0 21600 0 0 Z N"/>
      </draw:custom-shape>
      <draw:frame presentation:style-name="Обычный-title" draw:layer="backgroundobjects" svg:width="28cm" svg:height="1.843cm" svg:x="0cm" svg:y="2.5cm" presentation:class="title" presentation:placeholder="true">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6-26T19:23:30</meta:creation-date>
    <meta:editing-duration>P2DT11H5M33S</meta:editing-duration>
    <meta:editing-cycles>306</meta:editing-cycles>
    <dc:date>2011-11-23T21:34:18</dc:date>
    <meta:generator>OpenOffice.org/3.3$Unix OpenOffice.org_project/330m20$Build-9567</meta:generator>
    <meta:document-statistic meta:object-count="641"/>
  </office:meta>
</office:document-meta>
</file>

<file path=Object 1/content.xml><?xml version="1.0" encoding="utf-8"?>
<math xmlns="http://www.w3.org/1998/Math/MathML">
  <semantics>
    <mrow>
      <mrow>
        <mfrac>
          <mrow>
            <mo stretchy="false">∂</mo>
            <mo stretchy="false">ρ</mo>
          </mrow>
          <mrow>
            <mo stretchy="false">∂</mo>
            <mi>t</mi>
          </mrow>
        </mfrac>
        <mo stretchy="false">+</mo>
        <mrow>
          <mo stretchy="false">∇</mo>
          <mo stretchy="false">⋅</mo>
          <mo stretchy="false">ρ</mo>
        </mrow>
      </mrow>
      <mstyle mathvariant="bold">
        <mrow>
          <mi>U</mi>
        </mrow>
      </mstyle>
      <mrow>
        <mi/>
        <mo stretchy="false">=</mo>
        <mi/>
      </mrow>
      <mn>0</mn>
    </mrow>
    <annotation encoding="StarMath 5.0">{partial %rho} over {partial t} + nabla cdot %rho bold{U}`=` 0</annotation>
  </semantics>
</math>
</file>

<file path=Object 10/content.xml><?xml version="1.0" encoding="utf-8"?>
<math xmlns="http://www.w3.org/1998/Math/MathML">
  <semantics>
    <msub>
      <mi>S</mi>
      <mi>i</mi>
    </msub>
    <annotation encoding="StarMath 5.0">S_i</annotation>
  </semantics>
</math>
</file>

<file path=Object 11/content.xml><?xml version="1.0" encoding="utf-8"?>
<math xmlns="http://www.w3.org/1998/Math/MathML">
  <semantics>
    <mrow>
      <msub>
        <mi>A</mi>
        <mi mathvariant="italic">ii</mi>
      </msub>
      <msub>
        <mo stretchy="false">ψ</mo>
        <mi>i</mi>
      </msub>
      <mrow>
        <mi/>
        <mo stretchy="false">+</mo>
        <mi/>
      </mrow>
      <mrow>
        <munder>
          <mo stretchy="false">∑</mo>
          <mi>j</mi>
        </munder>
        <mrow>
          <msub>
            <mi>A</mi>
            <mi mathvariant="italic">ij</mi>
          </msub>
          <msub>
            <mo stretchy="false">ψ</mo>
            <mi>j</mi>
          </msub>
        </mrow>
      </mrow>
      <mrow>
        <mi/>
        <mo stretchy="false">=</mo>
        <mi/>
      </mrow>
      <msub>
        <mi>S</mi>
        <mi>i</mi>
      </msub>
    </mrow>
    <annotation encoding="StarMath 5.0">A_{ii} %psi_i`+`sum csub{j} {A_{ij} %psi_j}`=` S_i</annotation>
  </semantics>
</math>
</file>

<file path=Object 12/content.xml><?xml version="1.0" encoding="utf-8"?>
<math xmlns="http://www.w3.org/1998/Math/MathML">
  <semantics>
    <mrow>
      <msub>
        <mi>A</mi>
        <mi>P</mi>
      </msub>
      <msub>
        <mo stretchy="false">ψ</mo>
        <mi>P</mi>
      </msub>
      <mrow>
        <mi/>
        <mo stretchy="false">+</mo>
        <mi/>
      </mrow>
      <msub>
        <mi>H</mi>
        <mi>P</mi>
      </msub>
      <mrow>
        <mi/>
        <mo stretchy="false">=</mo>
        <mi/>
      </mrow>
      <msub>
        <mi>S</mi>
        <mi>P</mi>
      </msub>
    </mrow>
    <annotation encoding="StarMath 5.0">A_P %psi_P`+`H_P`=`S_P</annotation>
  </semantics>
</math>
</file>

<file path=Object 13/content.xml><?xml version="1.0" encoding="utf-8"?>
<math xmlns="http://www.w3.org/1998/Math/MathML">
  <semantics>
    <mrow>
      <mi mathvariant="italic">LA</mi>
      <mrow>
        <mi/>
        <mo stretchy="false">=</mo>
        <mi/>
      </mrow>
      <msub>
        <mi>L</mi>
        <mn>1</mn>
      </msub>
      <mrow>
        <mi>A</mi>
        <mo stretchy="false">+</mo>
        <msub>
          <mi>L</mi>
          <mn>2</mn>
        </msub>
      </mrow>
      <mi>A</mi>
      <mrow>
        <mi/>
        <mo stretchy="false">=</mo>
        <mi/>
      </mrow>
      <msub>
        <mi>L</mi>
        <mn>2</mn>
      </msub>
      <mrow>
        <mi>A</mi>
        <mo stretchy="false">+</mo>
        <msub>
          <mi>L</mi>
          <mn>1</mn>
        </msub>
      </mrow>
      <mi>A</mi>
      <mrow>
        <mi/>
        <mo stretchy="false">=</mo>
        <mi/>
      </mrow>
      <mrow>
        <mo stretchy="false">(</mo>
        <mrow>
          <msub>
            <mi>L</mi>
            <mn>1</mn>
          </msub>
          <mrow>
            <mi/>
            <mo stretchy="false">+</mo>
            <mi/>
          </mrow>
          <msub>
            <mi>L</mi>
            <mn>2</mn>
          </msub>
        </mrow>
        <mo stretchy="false">)</mo>
      </mrow>
      <mi>A</mi>
    </mrow>
    <annotation encoding="StarMath 5.0">LA`=`L_1 A + L_2 A`=` L_2 A + L_1 A`=` (L_1 `+` L_2) A</annotation>
  </semantics>
</math>
</file>

<file path=Object 14/content.xml><?xml version="1.0" encoding="utf-8"?>
<math xmlns="http://www.w3.org/1998/Math/MathML">
  <semantics>
    <mrow>
      <mi>A</mi>
      <mo stretchy="false">ψ</mo>
      <mrow>
        <mi/>
        <mo stretchy="false">=</mo>
        <mi/>
      </mrow>
      <mi>b</mi>
    </mrow>
    <annotation encoding="StarMath 5.0">A %psi`=`b</annotation>
  </semantics>
</math>
</file>

<file path=Object 15/content.xml><?xml version="1.0" encoding="utf-8"?>
<math xmlns="http://www.w3.org/1998/Math/MathML">
  <semantics>
    <mrow>
      <mi>A</mi>
      <mo stretchy="false">ψ</mo>
      <mrow>
        <mi/>
        <mo stretchy="false">=</mo>
        <mi/>
      </mrow>
      <mi>b</mi>
    </mrow>
    <annotation encoding="StarMath 5.0">A %psi`=`b</annotation>
  </semantics>
</math>
</file>

<file path=Object 16/content.xml><?xml version="1.0" encoding="utf-8"?>
<math xmlns="http://www.w3.org/1998/Math/MathML">
  <semantics>
    <mo stretchy="false">ψ</mo>
    <annotation encoding="StarMath 5.0">%psi</annotation>
  </semantics>
</math>
</file>

<file path=Object 17/content.xml><?xml version="1.0" encoding="utf-8"?>
<math xmlns="http://www.w3.org/1998/Math/MathML">
  <semantics>
    <mrow>
      <mrow>
        <mrow>
          <msub>
            <mo stretchy="false">∫</mo>
            <mi>V</mi>
          </msub>
          <mo stretchy="false">∇</mo>
        </mrow>
        <mo stretchy="false">⋅</mo>
        <mo stretchy="false">ψ</mo>
      </mrow>
      <mi mathvariant="italic">dV</mi>
      <mrow>
        <mi/>
        <mo stretchy="false">=</mo>
        <mi/>
      </mrow>
      <mrow>
        <msub>
          <mo stretchy="false">∫</mo>
          <mi>S</mi>
        </msub>
        <mi>d</mi>
      </mrow>
      <mrow>
        <mstyle mathvariant="bold">
          <mrow>
            <mi>S</mi>
          </mrow>
        </mstyle>
        <mo stretchy="false">⋅</mo>
        <mfenced open="(" close=")">
          <mo stretchy="false">ψ</mo>
        </mfenced>
      </mrow>
      <mrow>
        <mi/>
        <mo stretchy="false">=</mo>
        <mi/>
      </mrow>
      <mrow>
        <munder>
          <mo stretchy="false">∑</mo>
          <mi>f</mi>
        </munder>
        <mrow>
          <msub>
            <mi>S</mi>
            <mi>f</mi>
          </msub>
          <mo stretchy="false">⋅</mo>
          <msub>
            <mrow>
              <mo stretchy="false">(</mo>
              <mo stretchy="false">ψ</mo>
              <mo stretchy="false">)</mo>
            </mrow>
            <mi>f</mi>
          </msub>
        </mrow>
      </mrow>
    </mrow>
    <annotation encoding="StarMath 5.0">int_V nabla cdot %psi dV`=`int_S d{bold S} cdot left (%psi right )`=`sum csub f {S_f cdot (%psi)_f}</annotation>
  </semantics>
</math>
</file>

<file path=Object 18/content.xml><?xml version="1.0" encoding="utf-8"?>
<math xmlns="http://www.w3.org/1998/Math/MathML">
  <semantics>
    <mrow>
      <mrow>
        <mrow>
          <msub>
            <mo stretchy="false">∫</mo>
            <mi>V</mi>
          </msub>
          <mo stretchy="false">∇</mo>
        </mrow>
        <mo stretchy="false">⋅</mo>
        <mrow>
          <mo stretchy="false">(</mo>
          <mrow>
            <mo stretchy="false">ρ</mo>
            <mstyle mathvariant="bold">
              <mrow>
                <mi>U</mi>
              </mrow>
            </mstyle>
            <mo stretchy="false">ψ</mo>
          </mrow>
          <mo stretchy="false">)</mo>
        </mrow>
      </mrow>
      <mi mathvariant="italic">dV</mi>
      <mrow>
        <mi/>
        <mo stretchy="false">=</mo>
        <mi/>
      </mrow>
      <mrow>
        <msub>
          <mo stretchy="false">∫</mo>
          <mi>S</mi>
        </msub>
        <mi>d</mi>
      </mrow>
      <mrow>
        <mstyle mathvariant="bold">
          <mrow>
            <mi>S</mi>
          </mrow>
        </mstyle>
        <mo stretchy="false">⋅</mo>
        <mfenced open="(" close=")">
          <mrow>
            <mo stretchy="false">ρ</mo>
            <mstyle mathvariant="bold">
              <mrow>
                <mi>U</mi>
              </mrow>
            </mstyle>
            <mo stretchy="false">ψ</mo>
          </mrow>
        </mfenced>
      </mrow>
      <mrow>
        <mi/>
        <mo stretchy="false">=</mo>
        <mi/>
      </mrow>
      <mrow>
        <munder>
          <mo stretchy="false">∑</mo>
          <mi>f</mi>
        </munder>
        <mrow>
          <mrow>
            <msub>
              <mi>S</mi>
              <mi>f</mi>
            </msub>
            <mo stretchy="false">⋅</mo>
            <msub>
              <mrow>
                <mo stretchy="false">(</mo>
                <mrow>
                  <mo stretchy="false">ρ</mo>
                  <mstyle mathvariant="bold">
                    <mrow>
                      <mi>U</mi>
                    </mrow>
                  </mstyle>
                </mrow>
                <mo stretchy="false">)</mo>
              </mrow>
              <mi>f</mi>
            </msub>
          </mrow>
          <msub>
            <mo stretchy="false">ψ</mo>
            <mi>f</mi>
          </msub>
        </mrow>
      </mrow>
    </mrow>
    <annotation encoding="StarMath 5.0">int_V nabla cdot (%rho bold{U} %psi)dV`=`int_S d{bold S} cdot left ( {%rho bold{U} %psi} right )`=`sum csub f {S_f cdot (%rho bold{U})_f %psi_f}</annotation>
  </semantics>
</math>
</file>

<file path=Object 19/content.xml><?xml version="1.0" encoding="utf-8"?>
<math xmlns="http://www.w3.org/1998/Math/MathML">
  <semantics>
    <mrow>
      <mrow>
        <msub>
          <mo stretchy="false">∫</mo>
          <mi>V</mi>
        </msub>
        <mo stretchy="false">∇</mo>
      </mrow>
      <mrow>
        <mo stretchy="false">(</mo>
        <mo stretchy="false">ψ</mo>
        <mo stretchy="false">)</mo>
      </mrow>
      <mi mathvariant="italic">dV</mi>
      <mrow>
        <mi/>
        <mo stretchy="false">=</mo>
        <mi/>
      </mrow>
      <mrow>
        <msub>
          <mo stretchy="false">∫</mo>
          <mi>S</mi>
        </msub>
        <mrow>
          <mo stretchy="false">(</mo>
          <mrow>
            <mi>d</mi>
            <mstyle mathvariant="bold">
              <mrow>
                <mi>S</mi>
              </mrow>
            </mstyle>
          </mrow>
          <mo stretchy="false">)</mo>
        </mrow>
      </mrow>
      <mi/>
      <mo stretchy="false">ψ</mo>
      <mrow>
        <mi/>
        <mo stretchy="false">=</mo>
        <mi/>
      </mrow>
      <mrow>
        <munder>
          <mo stretchy="false">∑</mo>
          <mi>f</mi>
        </munder>
        <msub>
          <mstyle mathvariant="bold">
            <mrow>
              <mi>S</mi>
            </mrow>
          </mstyle>
          <mi>f</mi>
        </msub>
      </mrow>
      <msub>
        <mo stretchy="false">ψ</mo>
        <mi>f</mi>
      </msub>
    </mrow>
    <annotation encoding="StarMath 5.0">int_V nabla (%psi) dV`=`int_S (d  {bold S}) ` %psi`=`sum csub f {{bold{S}}_f}%psi_f</annotation>
  </semantics>
</math>
</file>

<file path=Object 2/content.xml><?xml version="1.0" encoding="utf-8"?>
<math xmlns="http://www.w3.org/1998/Math/MathML">
  <semantics>
    <mrow>
      <mrow>
        <mfrac>
          <mrow>
            <mo stretchy="false">∂</mo>
            <mo stretchy="false">ρ</mo>
            <mstyle mathvariant="bold">
              <mrow>
                <mi>U</mi>
              </mrow>
            </mstyle>
          </mrow>
          <mrow>
            <mo stretchy="false">∂</mo>
            <mi>t</mi>
          </mrow>
        </mfrac>
        <mo stretchy="false">+</mo>
        <mrow>
          <mo stretchy="false">∇</mo>
          <mo stretchy="false">⋅</mo>
          <mfenced open="(" close=")">
            <mrow>
              <mo stretchy="false">ρ</mo>
              <mstyle mathvariant="bold">
                <mrow>
                  <mi>U</mi>
                </mrow>
              </mstyle>
              <mstyle mathvariant="bold">
                <mrow>
                  <mi>U</mi>
                </mrow>
              </mstyle>
            </mrow>
          </mfenced>
        </mrow>
      </mrow>
      <mrow>
        <mi/>
        <mo stretchy="false">−</mo>
        <mi/>
      </mrow>
      <mrow>
        <mrow>
          <mo stretchy="false">∇</mo>
          <mo stretchy="false">⋅</mo>
          <mfenced open="(" close=")">
            <mrow>
              <mo stretchy="false">μ</mo>
              <mfrac>
                <mn>1</mn>
                <mn>2</mn>
              </mfrac>
              <mfenced open="(" close=")">
                <mrow>
                  <mo stretchy="false">∇</mo>
                  <mrow>
                    <mstyle mathvariant="bold">
                      <mrow>
                        <mi>U</mi>
                      </mrow>
                    </mstyle>
                    <mo stretchy="false">+</mo>
                    <msup>
                      <mfenced open="(" close=")">
                        <mrow>
                          <mo stretchy="false">∇</mo>
                          <mstyle mathvariant="bold">
                            <mrow>
                              <mi>U</mi>
                            </mrow>
                          </mstyle>
                        </mrow>
                      </mfenced>
                      <mi>T</mi>
                    </msup>
                  </mrow>
                </mrow>
              </mfenced>
            </mrow>
          </mfenced>
        </mrow>
        <mo stretchy="false">=</mo>
        <mrow>
          <mi/>
          <mo stretchy="false">−</mo>
          <mo stretchy="false">∇</mo>
        </mrow>
      </mrow>
      <mi>p</mi>
    </mrow>
    <annotation encoding="StarMath 5.0">{partial %rho bold{U}} over {partial t} + nabla cdot left( %rho bold{U} bold{U} right)`-`nabla cdot left (%mu 1 over 2 left( nabla bold{U} + left ( nabla bold{U} right )^T right) right )=` - nabla p</annotation>
  </semantics>
</math>
</file>

<file path=Object 20/content.xml><?xml version="1.0" encoding="utf-8"?>
<math xmlns="http://www.w3.org/1998/Math/MathML">
  <semantics>
    <mrow>
      <mrow>
        <mrow>
          <msub>
            <mo stretchy="false">∫</mo>
            <mi>V</mi>
          </msub>
          <mo stretchy="false">∇</mo>
        </mrow>
        <mo stretchy="false">⋅</mo>
        <mrow>
          <mo stretchy="false">(</mo>
          <mrow>
            <msub>
              <mo stretchy="false">Γ</mo>
              <mo stretchy="false">ψ</mo>
            </msub>
            <mo stretchy="false">∇</mo>
            <mo stretchy="false">ψ</mo>
          </mrow>
          <mo stretchy="false">)</mo>
        </mrow>
      </mrow>
      <mi mathvariant="italic">dV</mi>
      <mrow>
        <mi/>
        <mo stretchy="false">=</mo>
        <mi/>
      </mrow>
      <mrow>
        <msub>
          <mo stretchy="false">∫</mo>
          <mi>S</mi>
        </msub>
        <mi>d</mi>
      </mrow>
      <mrow>
        <mrow>
          <mstyle mathvariant="bold">
            <mrow>
              <mi>S</mi>
            </mrow>
          </mstyle>
          <mo stretchy="false">⋅</mo>
          <mfenced open="(" close=")">
            <mrow>
              <msub>
                <mo stretchy="false">Γ</mo>
                <mo stretchy="false">ψ</mo>
              </msub>
              <mo stretchy="false">∇</mo>
              <mo stretchy="false">ψ</mo>
            </mrow>
          </mfenced>
        </mrow>
        <mo stretchy="false">=</mo>
        <mrow>
          <munder>
            <mo stretchy="false">∑</mo>
            <mi>f</mi>
          </munder>
          <mrow>
            <msub>
              <mstyle mathvariant="bold">
                <mrow>
                  <mi>S</mi>
                </mrow>
              </mstyle>
              <mi>f</mi>
            </msub>
            <mo stretchy="false">⋅</mo>
            <msub>
              <mrow>
                <mo stretchy="false">(</mo>
                <mrow>
                  <msub>
                    <mo stretchy="false">Γ</mo>
                    <mo stretchy="false">ψ</mo>
                  </msub>
                  <mo stretchy="false">∇</mo>
                  <mo stretchy="false">ψ</mo>
                </mrow>
                <mo stretchy="false">)</mo>
              </mrow>
              <mi>f</mi>
            </msub>
          </mrow>
        </mrow>
      </mrow>
    </mrow>
    <annotation encoding="StarMath 5.0">int_V nabla cdot (%GAMMA_%psi nabla %psi)dV`=`int_S d{bold S} cdot left (%GAMMA_%psi nabla %psi right )=sum csub f {{bold{S}}_f cdot (%GAMMA_%psi nabla %psi)_f}</annotation>
  </semantics>
</math>
</file>

<file path=Object 21/content.xml><?xml version="1.0" encoding="utf-8"?>
<math xmlns="http://www.w3.org/1998/Math/MathML">
  <semantics>
    <mrow>
      <mfrac>
        <mo stretchy="false">∂</mo>
        <mrow>
          <mo stretchy="false">∂</mo>
          <mi>t</mi>
        </mrow>
      </mfrac>
      <mrow>
        <msub>
          <mo stretchy="false">∫</mo>
          <mi>V</mi>
        </msub>
        <mo stretchy="false">ρ</mo>
      </mrow>
      <mo stretchy="false">ψ</mo>
      <mi mathvariant="italic">dV</mi>
    </mrow>
    <annotation encoding="StarMath 5.0">partial over {partial t} int_V %rho %psi dV</annotation>
  </semantics>
</math>
</file>

<file path=Object 22/content.xml><?xml version="1.0" encoding="utf-8"?>
<math xmlns="http://www.w3.org/1998/Math/MathML">
  <semantics>
    <mrow>
      <mfrac>
        <mo stretchy="false">∂</mo>
        <mrow>
          <mo stretchy="false">∂</mo>
          <mi>t</mi>
        </mrow>
      </mfrac>
      <mrow>
        <msub>
          <mo stretchy="false">∫</mo>
          <mi>V</mi>
        </msub>
        <mo stretchy="false">ρ</mo>
      </mrow>
      <mfrac>
        <mrow>
          <mo stretchy="false">∂</mo>
          <mo stretchy="false">ψ</mo>
        </mrow>
        <mrow>
          <mo stretchy="false">∂</mo>
          <mi>t</mi>
        </mrow>
      </mfrac>
      <mi mathvariant="italic">dV</mi>
    </mrow>
    <annotation encoding="StarMath 5.0">partial over {partial t} int_V %rho {partial %psi} over {partial t} dV</annotation>
  </semantics>
</math>
</file>

<file path=Object 23/content.xml><?xml version="1.0" encoding="utf-8"?>
<math xmlns="http://www.w3.org/1998/Math/MathML">
  <semantics>
    <mfrac>
      <mrow>
        <mo stretchy="false">∂</mo>
        <mo stretchy="false">ψ</mo>
      </mrow>
      <mrow>
        <mo stretchy="false">∂</mo>
        <mstyle mathvariant="bold">
          <mrow>
            <mi>n</mi>
          </mrow>
        </mstyle>
      </mrow>
    </mfrac>
    <annotation encoding="StarMath 5.0">{{partial %psi} over {partial bold{n}}}</annotation>
  </semantics>
</math>
</file>

<file path=Object 24/content.xml><?xml version="1.0" encoding="utf-8"?>
<math xmlns="http://www.w3.org/1998/Math/MathML">
  <semantics>
    <msub>
      <mo stretchy="false">ψ</mo>
      <mi>P</mi>
    </msub>
    <annotation encoding="StarMath 5.0">%psi_P</annotation>
  </semantics>
</math>
</file>

<file path=Object 25/content.xml><?xml version="1.0" encoding="utf-8"?>
<math xmlns="http://www.w3.org/1998/Math/MathML">
  <semantics>
    <msub>
      <mo stretchy="false">ψ</mo>
      <mi>f</mi>
    </msub>
    <annotation encoding="StarMath 5.0">%psi_f</annotation>
  </semantics>
</math>
</file>

<file path=Object 26/content.xml><?xml version="1.0" encoding="utf-8"?>
<math xmlns="http://www.w3.org/1998/Math/MathML">
  <semantics>
    <mrow>
      <msup>
        <mi>R</mi>
        <mi mathvariant="italic">Eff</mi>
      </msup>
      <mrow>
        <mi/>
        <mo stretchy="false">=</mo>
        <mi/>
      </mrow>
      <mrow>
        <mo stretchy="false">(</mo>
        <mrow>
          <mo stretchy="false">μ</mo>
          <mo stretchy="false">+</mo>
          <msup>
            <mo stretchy="false">μ</mo>
            <mi>t</mi>
          </msup>
        </mrow>
        <mo stretchy="false">)</mo>
      </mrow>
      <mfenced open="[" close="]">
        <mrow>
          <mo stretchy="false">∇</mo>
          <mstyle mathvariant="bold">
            <mrow>
              <mi>U</mi>
            </mrow>
          </mstyle>
          <mrow>
            <mi/>
            <mo stretchy="false">+</mo>
            <mi/>
          </mrow>
          <msup>
            <mfenced open="(" close=")">
              <mrow>
                <mo stretchy="false">∇</mo>
                <mstyle mathvariant="bold">
                  <mrow>
                    <mi>U</mi>
                  </mrow>
                </mstyle>
              </mrow>
            </mfenced>
            <mi>T</mi>
          </msup>
        </mrow>
      </mfenced>
    </mrow>
    <annotation encoding="StarMath 5.0">R^Eff`=` (%mu + %mu^t) left [ nabla bold{U}`+` left({nabla bold{U}}right)^T right ] </annotation>
  </semantics>
</math>
</file>

<file path=Object 27/content.xml><?xml version="1.0" encoding="utf-8"?>
<math xmlns="http://www.w3.org/1998/Math/MathML">
  <semantics>
    <mrow>
      <mfrac>
        <mrow>
          <mo stretchy="false">∂</mo>
          <mi>T</mi>
        </mrow>
        <mrow>
          <mo stretchy="false">∂</mo>
          <mi>t</mi>
        </mrow>
      </mfrac>
      <mrow>
        <mi/>
        <mo stretchy="false">−</mo>
        <mi/>
      </mrow>
      <mrow>
        <mo stretchy="false">∇</mo>
        <mo stretchy="false">⋅</mo>
        <mfenced open="(" close=")">
          <mrow>
            <msub>
              <mi>D</mi>
              <mi>T</mi>
            </msub>
            <mo stretchy="false">∇</mo>
            <mi>T</mi>
          </mrow>
        </mfenced>
      </mrow>
      <mrow>
        <mi/>
        <mo stretchy="false">=</mo>
        <mi/>
      </mrow>
      <mn>0</mn>
    </mrow>
    <annotation encoding="StarMath 5.0">{partial T} over {partial t}`-` nabla cdot left ( D_T nabla T right ) `=` 0</annotation>
  </semantics>
</math>
</file>

<file path=Object 28/content.xml><?xml version="1.0" encoding="utf-8"?>
<math xmlns="http://www.w3.org/1998/Math/MathML">
  <semantics>
    <mrow>
      <mfrac>
        <mrow>
          <mo stretchy="false">∂</mo>
          <mi>T</mi>
        </mrow>
        <mrow>
          <mo stretchy="false">∂</mo>
          <mi>t</mi>
        </mrow>
      </mfrac>
      <mrow>
        <mi/>
        <mo stretchy="false">−</mo>
        <mi/>
      </mrow>
      <mrow>
        <mo stretchy="false">∇</mo>
        <mo stretchy="false">⋅</mo>
        <mfenced open="(" close=")">
          <mrow>
            <msub>
              <mi>D</mi>
              <mi>T</mi>
            </msub>
            <mo stretchy="false">∇</mo>
            <mi>T</mi>
          </mrow>
        </mfenced>
      </mrow>
      <mrow>
        <mi/>
        <mo stretchy="false">=</mo>
        <mi/>
      </mrow>
      <mn>0</mn>
    </mrow>
    <annotation encoding="StarMath 5.0">{partial T} over {partial t}`-` nabla cdot left ( D_T nabla T right ) `=` 0</annotation>
  </semantics>
</math>
</file>

<file path=Object 29/content.xml><?xml version="1.0" encoding="utf-8"?>
<math xmlns="http://www.w3.org/1998/Math/MathML">
  <semantics>
    <mrow>
      <mfrac>
        <mrow>
          <mo stretchy="false">∂</mo>
          <mo stretchy="false">ρ</mo>
        </mrow>
        <mrow>
          <mo stretchy="false">∂</mo>
          <mi>t</mi>
        </mrow>
      </mfrac>
      <mrow>
        <mi/>
        <mo stretchy="false">+</mo>
        <mi/>
      </mrow>
      <mrow>
        <mo stretchy="false">∇</mo>
        <mo stretchy="false">⋅</mo>
        <mfenced open="(" close=")">
          <mrow>
            <mo stretchy="false">ρ</mo>
            <mstyle mathvariant="bold">
              <mrow>
                <mi>U</mi>
              </mrow>
            </mstyle>
          </mrow>
        </mfenced>
      </mrow>
      <mrow>
        <mi/>
        <mo stretchy="false">=</mo>
        <mi/>
      </mrow>
      <mn>0</mn>
    </mrow>
    <annotation encoding="StarMath 5.0">{partial %rho} over {partial t}`+`nabla cdot left (%rho bold{U} right) `=` 0</annotation>
  </semantics>
</math>
</file>

<file path=Object 3/content.xml><?xml version="1.0" encoding="utf-8"?>
<math xmlns="http://www.w3.org/1998/Math/MathML">
  <semantics>
    <mrow>
      <mi mathvariant="italic">pV</mi>
      <mrow>
        <mi/>
        <mo stretchy="false">=</mo>
        <mi/>
      </mrow>
      <mo stretchy="false">ν</mo>
      <mi>R</mi>
      <mi>T</mi>
    </mrow>
    <annotation encoding="StarMath 5.0">pV`=`%nu R T</annotation>
  </semantics>
</math>
</file>

<file path=Object 30/content.xml><?xml version="1.0" encoding="utf-8"?>
<math xmlns="http://www.w3.org/1998/Math/MathML">
  <semantics>
    <mrow>
      <mfrac>
        <mrow>
          <mo stretchy="false">∂</mo>
          <mo stretchy="false">ρ</mo>
          <mstyle mathvariant="bold">
            <mrow>
              <mi>U</mi>
            </mrow>
          </mstyle>
        </mrow>
        <mrow>
          <mo stretchy="false">∂</mo>
          <mi>t</mi>
        </mrow>
      </mfrac>
      <mrow>
        <mi/>
        <mo stretchy="false">+</mo>
        <mi/>
      </mrow>
      <mrow>
        <mo stretchy="false">∇</mo>
        <mo stretchy="false">⋅</mo>
        <mfenced open="(" close=")">
          <mrow>
            <mo stretchy="false">ρ</mo>
            <mstyle mathvariant="bold">
              <mrow>
                <mi>U</mi>
              </mrow>
            </mstyle>
            <mstyle mathvariant="bold">
              <mrow>
                <mi>U</mi>
              </mrow>
            </mstyle>
          </mrow>
        </mfenced>
      </mrow>
      <mrow>
        <mi/>
        <mo stretchy="false">−</mo>
        <mi/>
      </mrow>
      <mo stretchy="false">μ</mo>
      <mo stretchy="false">Δ</mo>
      <mstyle mathvariant="bold">
        <mrow>
          <mi>U</mi>
        </mrow>
      </mstyle>
      <mrow>
        <mi/>
        <mo stretchy="false">=</mo>
        <mrow>
          <mi/>
          <mo stretchy="false">−</mo>
          <mo stretchy="false">∇</mo>
        </mrow>
      </mrow>
      <mi>p</mi>
    </mrow>
    <annotation encoding="StarMath 5.0">{partial %rho bold{U}} over {partial t}`+`nabla cdot left (%rho bold{U} bold{U} right) `-` %mu %DELTA bold{U}  `=` -nabla p</annotation>
  </semantics>
</math>
</file>

<file path=Object 31/content.xml><?xml version="1.0" encoding="utf-8"?>
<math xmlns="http://www.w3.org/1998/Math/MathML">
  <semantics>
    <mrow>
      <mi>C</mi>
      <mo stretchy="false">ρ</mo>
      <mfrac>
        <mrow>
          <mo stretchy="false">∂</mo>
          <mi>T</mi>
        </mrow>
        <mrow>
          <mo stretchy="false">∂</mo>
          <mi>t</mi>
        </mrow>
      </mfrac>
      <mrow>
        <mi/>
        <mo stretchy="false">−</mo>
        <mi/>
      </mrow>
      <mrow>
        <mo stretchy="false">∇</mo>
        <mo stretchy="false">⋅</mo>
        <mfenced open="(" close=")">
          <mrow>
            <mo stretchy="false">λ</mo>
            <mo stretchy="false">∇</mo>
            <mi>T</mi>
          </mrow>
        </mfenced>
      </mrow>
      <mrow>
        <mi/>
        <mo stretchy="false">=</mo>
        <mi/>
      </mrow>
      <mn>0</mn>
    </mrow>
    <annotation encoding="StarMath 5.0">C %rho {partial T} over {partial t}`-`nabla cdot left( {%lambda nabla T}right)`=`0</annotation>
  </semantics>
</math>
</file>

<file path=Object 32/content.xml><?xml version="1.0" encoding="utf-8"?>
<math xmlns="http://www.w3.org/1998/Math/MathML">
  <semantics>
    <mrow>
      <msup>
        <mo stretchy="false">∇</mo>
        <mn>2</mn>
      </msup>
      <mo stretchy="false">ϕ</mo>
      <mrow>
        <mi/>
        <mo stretchy="false">=</mo>
        <mi/>
      </mrow>
      <mn>0</mn>
      <mrow>
        <mi/>
        <mo stretchy="false">=</mo>
        <mi/>
      </mrow>
      <msup>
        <mo stretchy="false">∇</mo>
        <mn>2</mn>
      </msup>
      <mi>p</mi>
    </mrow>
    <annotation encoding="StarMath 5.0">nabla^2 %phi`=`0`=`nabla^2 p</annotation>
  </semantics>
</math>
</file>

<file path=Object 33/content.xml><?xml version="1.0" encoding="utf-8"?>
<math xmlns="http://www.w3.org/1998/Math/MathML">
  <semantics>
    <mrow>
      <msub>
        <mi>U</mi>
        <mi>x</mi>
      </msub>
      <mrow>
        <mi/>
        <mo stretchy="false">=</mo>
        <mi/>
      </mrow>
      <msub>
        <mi>U</mi>
        <mo stretchy="false">∞</mo>
      </msub>
      <mfenced open="[" close="]">
        <mrow>
          <mrow>
            <mn>1</mn>
            <mo stretchy="false">−</mo>
            <mfrac>
              <mi>r</mi>
              <mi>d</mi>
            </mfrac>
          </mrow>
          <mi>cos</mi>
          <mn>2</mn>
          <mo stretchy="false">θ</mo>
        </mrow>
      </mfenced>
    </mrow>
    <annotation encoding="StarMath 5.0">U_x`=`U_infinity left [ 1 - r over d cos 2 %theta right ]</annotation>
  </semantics>
</math>
</file>

<file path=Object 34/content.xml><?xml version="1.0" encoding="utf-8"?>
<math xmlns="http://www.w3.org/1998/Math/MathML">
  <semantics>
    <mrow>
      <msub>
        <mi>U</mi>
        <mi>y</mi>
      </msub>
      <mrow>
        <mi/>
        <mo stretchy="false">=</mo>
        <mi/>
      </mrow>
      <msub>
        <mi>U</mi>
        <mo stretchy="false">∞</mo>
      </msub>
      <mfenced open="[" close="]">
        <mrow>
          <mrow>
            <mn>1</mn>
            <mo stretchy="false">−</mo>
            <mfrac>
              <mi>r</mi>
              <mi>d</mi>
            </mfrac>
          </mrow>
          <mi>sin</mi>
          <mn>2</mn>
          <mo stretchy="false">θ</mo>
        </mrow>
      </mfenced>
    </mrow>
    <annotation encoding="StarMath 5.0">U_y`=`U_infinity left [ 1 - r over d sin 2 %theta right ]</annotation>
  </semantics>
</math>
</file>

<file path=Object 35/content.xml><?xml version="1.0" encoding="utf-8"?>
<math xmlns="http://www.w3.org/1998/Math/MathML">
  <semantics>
    <mrow>
      <mi>S</mi>
      <mrow>
        <mi/>
        <mo stretchy="false">=</mo>
        <mi/>
      </mrow>
      <mo stretchy="false">π</mo>
      <msup>
        <mi>R</mi>
        <mn>2</mn>
      </msup>
      <mrow>
        <mi/>
        <mo stretchy="false">=</mo>
        <mi/>
      </mrow>
      <mo stretchy="false">π</mo>
      <mfrac>
        <msup>
          <mi>D</mi>
          <mn>2</mn>
        </msup>
        <mn>4</mn>
      </mfrac>
      <mrow>
        <mi/>
        <mo stretchy="false">=</mo>
        <mi/>
      </mrow>
      <mfrac>
        <mn>1</mn>
        <mrow>
          <mn>4</mn>
          <mo stretchy="false">π</mo>
        </mrow>
      </mfrac>
      <msup>
        <mi>l</mi>
        <mn>2</mn>
      </msup>
      <mrow>
        <mi/>
        <mo stretchy="false">≈</mo>
        <mi/>
      </mrow>
      <mrow>
        <mi>n</mi>
        <mo stretchy="false">×</mo>
        <mi>a</mi>
      </mrow>
    </mrow>
    <annotation encoding="StarMath 5.0">S`=` %pi R^2`=`  %pi D^2 over 4`=` 1 over {4 %pi} l^2` approx ` n times a</annotation>
  </semantics>
</math>
</file>

<file path=Object 4/content.xml><?xml version="1.0" encoding="utf-8"?>
<math xmlns="http://www.w3.org/1998/Math/MathML">
  <semantics>
    <mrow>
      <mfrac>
        <mn>1</mn>
        <msup>
          <mi>c</mi>
          <mn>2</mn>
        </msup>
      </mfrac>
      <mfrac>
        <mrow>
          <msup>
            <mo stretchy="false">∂</mo>
            <mn>2</mn>
          </msup>
          <mo stretchy="false">ρ</mo>
        </mrow>
        <mrow>
          <mo stretchy="false">∂</mo>
          <msup>
            <mi>t</mi>
            <mn>2</mn>
          </msup>
        </mrow>
      </mfrac>
      <mrow>
        <mi/>
        <mo stretchy="false">−</mo>
        <mi/>
      </mrow>
      <mrow>
        <mo stretchy="false">∇</mo>
        <mo stretchy="false">⋅</mo>
        <mfenced open="(" close=")">
          <mrow>
            <mo stretchy="false">∇</mo>
            <mo stretchy="false">ρ</mo>
          </mrow>
        </mfenced>
      </mrow>
      <mrow>
        <mi/>
        <mo stretchy="false">=</mo>
        <mi/>
      </mrow>
      <mn>0</mn>
    </mrow>
    <annotation encoding="StarMath 5.0">1 over c^2 {partial^2 %rho} over {partial t^2}`-`nabla cdot left( {nabla %rho}right)`=`0</annotation>
  </semantics>
</math>
</file>

<file path=Object 5/content.xml><?xml version="1.0" encoding="utf-8"?>
<math xmlns="http://www.w3.org/1998/Math/MathML">
  <semantics>
    <mrow>
      <mi mathvariant="italic">Ax</mi>
      <mo stretchy="false">=</mo>
      <mi>b</mi>
    </mrow>
    <annotation encoding="StarMath 5.0">Ax=b</annotation>
  </semantics>
</math>
</file>

<file path=Object 6/content.xml><?xml version="1.0" encoding="utf-8"?>
<math xmlns="http://www.w3.org/1998/Math/MathML">
  <semantics>
    <mrow>
      <msub>
        <mi>A</mi>
        <mi mathvariant="italic">ii</mi>
      </msub>
      <msub>
        <mo stretchy="false">ψ</mo>
        <mi>i</mi>
      </msub>
      <mrow>
        <mi/>
        <mo stretchy="false">+</mo>
        <mi/>
      </mrow>
      <mrow>
        <munder>
          <mo stretchy="false">∑</mo>
          <mi>j</mi>
        </munder>
        <mrow>
          <msub>
            <mi>A</mi>
            <mi mathvariant="italic">ij</mi>
          </msub>
          <msub>
            <mo stretchy="false">ψ</mo>
            <mi>j</mi>
          </msub>
        </mrow>
      </mrow>
      <mrow>
        <mi/>
        <mo stretchy="false">=</mo>
        <mi/>
      </mrow>
      <msub>
        <mi>S</mi>
        <mi>i</mi>
      </msub>
    </mrow>
    <annotation encoding="StarMath 5.0">A_{ii} %psi_i`+`sum csub{j} {A_{ij} %psi_j}`=` S_i</annotation>
  </semantics>
</math>
</file>

<file path=Object 7/content.xml><?xml version="1.0" encoding="utf-8"?>
<math xmlns="http://www.w3.org/1998/Math/MathML">
  <semantics>
    <msub>
      <mi>A</mi>
      <mi mathvariant="italic">ii</mi>
    </msub>
    <annotation encoding="StarMath 5.0">A_ii</annotation>
  </semantics>
</math>
</file>

<file path=Object 8/content.xml><?xml version="1.0" encoding="utf-8"?>
<math xmlns="http://www.w3.org/1998/Math/MathML">
  <semantics>
    <msub>
      <mo stretchy="false">ψ</mo>
      <mi>j</mi>
    </msub>
    <annotation encoding="StarMath 5.0">%psi_j</annotation>
  </semantics>
</math>
</file>

<file path=Object 9/content.xml><?xml version="1.0" encoding="utf-8"?>
<math xmlns="http://www.w3.org/1998/Math/MathML">
  <semantics>
    <mrow>
      <munder>
        <mo stretchy="false">∑</mo>
        <mi>j</mi>
      </munder>
      <mrow>
        <msub>
          <mi>A</mi>
          <mi mathvariant="italic">ij</mi>
        </msub>
        <msub>
          <mo stretchy="false">ψ</mo>
          <mi>j</mi>
        </msub>
      </mrow>
    </mrow>
    <annotation encoding="StarMath 5.0">sum csub {j} {A_ij %psi_j}</annotation>
  </semantics>
</math>
</file>